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volaVolumi" style:family="table">
      <style:table-properties style:width="6.83cm" table:align="center"/>
    </style:style>
    <style:style style:name="TavolaVolumi.A" style:family="table-column">
      <style:table-column-properties style:column-width="2.836cm"/>
    </style:style>
    <style:style style:name="TavolaVolumi.B" style:family="table-column">
      <style:table-column-properties style:column-width="1.819cm"/>
    </style:style>
    <style:style style:name="TavolaVolumi.C" style:family="table-column">
      <style:table-column-properties style:column-width="2.175cm"/>
    </style:style>
    <style:style style:name="TavolaVolumi.A1" style:family="table-cell">
      <style:table-cell-properties fo:padding="0.097cm" fo:border-left="0.05pt solid #000000" fo:border-right="none" fo:border-top="0.05pt solid #000000" fo:border-bottom="0.05pt solid #000000"/>
    </style:style>
    <style:style style:name="TavolaVolumi.C1" style:family="table-cell">
      <style:table-cell-properties fo:padding="0.097cm" fo:border="0.05pt solid #000000"/>
    </style:style>
    <style:style style:name="TavolaVolumi.2" style:family="table-row">
      <style:table-row-properties style:min-row-height="0.683cm"/>
    </style:style>
    <style:style style:name="TavolaVolumi.A2" style:family="table-cell">
      <style:table-cell-properties fo:padding="0.097cm" fo:border-left="0.05pt solid #000000" fo:border-right="none" fo:border-top="none" fo:border-bottom="0.05pt solid #000000"/>
    </style:style>
    <style:style style:name="TavolaVolumi.C2" style:family="table-cell">
      <style:table-cell-properties fo:padding="0.097cm" fo:border-left="0.05pt solid #000000" fo:border-right="0.05pt solid #000000" fo:border-top="none" fo:border-bottom="0.05pt solid #000000"/>
    </style:style>
    <style:style style:name="CreazioneUtente" style:family="table">
      <style:table-properties style:width="17cm" table:align="margins"/>
    </style:style>
    <style:style style:name="CreazioneUtente.A" style:family="table-column">
      <style:table-column-properties style:column-width="2.226cm" style:rel-column-width="8583*"/>
    </style:style>
    <style:style style:name="CreazioneUtente.B" style:family="table-column">
      <style:table-column-properties style:column-width="1.953cm" style:rel-column-width="7524*"/>
    </style:style>
    <style:style style:name="CreazioneUtente.C" style:family="table-column">
      <style:table-column-properties style:column-width="1.679cm" style:rel-column-width="6473*"/>
    </style:style>
    <style:style style:name="CreazioneUtente.D" style:family="table-column">
      <style:table-column-properties style:column-width="1.048cm" style:rel-column-width="4036*"/>
    </style:style>
    <style:style style:name="CreazioneUtente.E" style:family="table-column">
      <style:table-column-properties style:column-width="10.097cm" style:rel-column-width="38919*"/>
    </style:style>
    <style:style style:name="CreazioneUtente.A1" style:family="table-cell">
      <style:table-cell-properties fo:padding="0.097cm" fo:border-left="0.05pt solid #000000" fo:border-right="none" fo:border-top="0.05pt solid #000000" fo:border-bottom="0.05pt solid #000000"/>
    </style:style>
    <style:style style:name="CreazioneUtente.C1" style:family="table-cell">
      <style:table-cell-properties style:vertical-align="middle" fo:padding="0.097cm" fo:border-left="0.05pt solid #000000" fo:border-right="none" fo:border-top="0.05pt solid #000000" fo:border-bottom="0.05pt solid #000000"/>
    </style:style>
    <style:style style:name="CreazioneUtente.E1" style:family="table-cell">
      <style:table-cell-properties fo:padding="0.097cm" fo:border="0.05pt solid #000000"/>
    </style:style>
    <style:style style:name="CreazioneUtente.A2" style:family="table-cell">
      <style:table-cell-properties fo:padding="0.097cm" fo:border-left="0.05pt solid #000000" fo:border-right="none" fo:border-top="none" fo:border-bottom="0.05pt solid #000000"/>
    </style:style>
    <style:style style:name="CreazioneUtente.B2" style:family="table-cell">
      <style:table-cell-properties fo:padding="0.097cm" fo:border-left="0.05pt solid #000000" fo:border-right="none" fo:border-top="none" fo:border-bottom="0.05pt solid #000000"/>
    </style:style>
    <style:style style:name="CreazioneUtente.C2" style:family="table-cell">
      <style:table-cell-properties fo:padding="0.097cm" fo:border-left="0.05pt solid #000000" fo:border-right="none" fo:border-top="none" fo:border-bottom="0.05pt solid #000000"/>
    </style:style>
    <style:style style:name="CreazioneUtente.D2" style:family="table-cell">
      <style:table-cell-properties fo:padding="0.097cm" fo:border-left="0.05pt solid #000000" fo:border-right="none" fo:border-top="none" fo:border-bottom="0.05pt solid #000000"/>
    </style:style>
    <style:style style:name="CreazioneUtente.E2" style:family="table-cell">
      <style:table-cell-properties fo:padding="0.097cm" fo:border-left="0.05pt solid #000000" fo:border-right="0.05pt solid #000000" fo:border-top="none" fo:border-bottom="0.05pt solid #000000"/>
    </style:style>
    <style:style style:name="CreazioneUtente.A3" style:family="table-cell">
      <style:table-cell-properties fo:padding="0.097cm" fo:border-left="0.05pt solid #000000" fo:border-right="none" fo:border-top="none" fo:border-bottom="0.05pt solid #000000"/>
    </style:style>
    <style:style style:name="CreazioneUtente.B3" style:family="table-cell">
      <style:table-cell-properties fo:padding="0.097cm" fo:border-left="0.05pt solid #000000" fo:border-right="none" fo:border-top="none" fo:border-bottom="0.05pt solid #000000"/>
    </style:style>
    <style:style style:name="CreazioneUtente.C3" style:family="table-cell">
      <style:table-cell-properties fo:padding="0.097cm" fo:border-left="0.05pt solid #000000" fo:border-right="none" fo:border-top="none" fo:border-bottom="0.05pt solid #000000"/>
    </style:style>
    <style:style style:name="CreazioneUtente.D3" style:family="table-cell">
      <style:table-cell-properties fo:padding="0.097cm" fo:border-left="0.05pt solid #000000" fo:border-right="none" fo:border-top="none" fo:border-bottom="0.05pt solid #000000"/>
    </style:style>
    <style:style style:name="CreazioneUtente.E3" style:family="table-cell">
      <style:table-cell-properties fo:padding="0.097cm" fo:border-left="0.05pt solid #000000" fo:border-right="0.05pt solid #000000" fo:border-top="none" fo:border-bottom="0.05pt solid #000000"/>
    </style:style>
    <style:style style:name="CreazioneUtente.A4" style:family="table-cell">
      <style:table-cell-properties fo:padding="0.097cm" fo:border-left="0.05pt solid #000000" fo:border-right="none" fo:border-top="none" fo:border-bottom="0.05pt solid #000000"/>
    </style:style>
    <style:style style:name="CreazioneUtente.B4" style:family="table-cell">
      <style:table-cell-properties fo:padding="0.097cm" fo:border-left="0.05pt solid #000000" fo:border-right="none" fo:border-top="none" fo:border-bottom="0.05pt solid #000000"/>
    </style:style>
    <style:style style:name="CreazioneUtente.C4" style:family="table-cell">
      <style:table-cell-properties fo:padding="0.097cm" fo:border-left="0.05pt solid #000000" fo:border-right="none" fo:border-top="none" fo:border-bottom="0.05pt solid #000000"/>
    </style:style>
    <style:style style:name="CreazioneUtente.D4" style:family="table-cell">
      <style:table-cell-properties fo:padding="0.097cm" fo:border-left="0.05pt solid #000000" fo:border-right="none" fo:border-top="none" fo:border-bottom="0.05pt solid #000000"/>
    </style:style>
    <style:style style:name="CreazioneUtente.E4" style:family="table-cell">
      <style:table-cell-properties fo:padding="0.097cm" fo:border-left="0.05pt solid #000000" fo:border-right="0.05pt solid #000000" fo:border-top="none" fo:border-bottom="0.05pt solid #000000"/>
    </style:style>
    <style:style style:name="CreazioneUtente.A5" style:family="table-cell">
      <style:table-cell-properties fo:padding="0.097cm" fo:border-left="0.05pt solid #000000" fo:border-right="none" fo:border-top="none" fo:border-bottom="0.05pt solid #000000"/>
    </style:style>
    <style:style style:name="CreazioneUtente.B5" style:family="table-cell">
      <style:table-cell-properties fo:padding="0.097cm" fo:border-left="0.05pt solid #000000" fo:border-right="none" fo:border-top="none" fo:border-bottom="0.05pt solid #000000"/>
    </style:style>
    <style:style style:name="CreazioneUtente.C5" style:family="table-cell">
      <style:table-cell-properties fo:padding="0.097cm" fo:border-left="0.05pt solid #000000" fo:border-right="none" fo:border-top="none" fo:border-bottom="0.05pt solid #000000"/>
    </style:style>
    <style:style style:name="CreazioneUtente.D5" style:family="table-cell">
      <style:table-cell-properties fo:padding="0.097cm" fo:border-left="0.05pt solid #000000" fo:border-right="none" fo:border-top="none" fo:border-bottom="0.05pt solid #000000"/>
    </style:style>
    <style:style style:name="CreazioneUtente.E5" style:family="table-cell">
      <style:table-cell-properties fo:padding="0.097cm" fo:border-left="0.05pt solid #000000" fo:border-right="0.05pt solid #000000" fo:border-top="none" fo:border-bottom="0.05pt solid #000000"/>
    </style:style>
    <style:style style:name="CreazioneUtente.A6" style:family="table-cell">
      <style:table-cell-properties fo:padding="0.097cm" fo:border-left="0.05pt solid #000000" fo:border-right="none" fo:border-top="none" fo:border-bottom="0.05pt solid #000000"/>
    </style:style>
    <style:style style:name="CreazioneUtente.B6" style:family="table-cell">
      <style:table-cell-properties fo:padding="0.097cm" fo:border-left="0.05pt solid #000000" fo:border-right="none" fo:border-top="none" fo:border-bottom="0.05pt solid #000000"/>
    </style:style>
    <style:style style:name="CreazioneUtente.C6" style:family="table-cell">
      <style:table-cell-properties fo:padding="0.097cm" fo:border-left="0.05pt solid #000000" fo:border-right="none" fo:border-top="none" fo:border-bottom="0.05pt solid #000000"/>
    </style:style>
    <style:style style:name="CreazioneUtente.D6" style:family="table-cell">
      <style:table-cell-properties fo:padding="0.097cm" fo:border-left="0.05pt solid #000000" fo:border-right="none" fo:border-top="none" fo:border-bottom="0.05pt solid #000000"/>
    </style:style>
    <style:style style:name="CreazioneUtente.E6" style:family="table-cell">
      <style:table-cell-properties fo:padding="0.097cm" fo:border-left="0.05pt solid #000000" fo:border-right="0.05pt solid #000000" fo:border-top="none" fo:border-bottom="0.05pt solid #000000"/>
    </style:style>
    <style:style style:name="CreazioneUtente.A7" style:family="table-cell">
      <style:table-cell-properties fo:padding="0.097cm" fo:border-left="0.05pt solid #000000" fo:border-right="none" fo:border-top="none" fo:border-bottom="0.05pt solid #000000"/>
    </style:style>
    <style:style style:name="CreazioneUtente.B7" style:family="table-cell">
      <style:table-cell-properties fo:padding="0.097cm" fo:border-left="0.05pt solid #000000" fo:border-right="none" fo:border-top="none" fo:border-bottom="0.05pt solid #000000"/>
    </style:style>
    <style:style style:name="CreazioneUtente.C7" style:family="table-cell">
      <style:table-cell-properties fo:padding="0.097cm" fo:border-left="0.05pt solid #000000" fo:border-right="none" fo:border-top="none" fo:border-bottom="0.05pt solid #000000"/>
    </style:style>
    <style:style style:name="CreazioneUtente.D7" style:family="table-cell">
      <style:table-cell-properties fo:padding="0.097cm" fo:border-left="0.05pt solid #000000" fo:border-right="none" fo:border-top="none" fo:border-bottom="0.05pt solid #000000"/>
    </style:style>
    <style:style style:name="CreazioneUtente.E7" style:family="table-cell">
      <style:table-cell-properties fo:padding="0.097cm" fo:border-left="0.05pt solid #000000" fo:border-right="0.05pt solid #000000" fo:border-top="none" fo:border-bottom="0.05pt solid #000000"/>
    </style:style>
    <style:style style:name="BloccoUtente" style:family="table">
      <style:table-properties style:width="17cm" table:align="margins"/>
    </style:style>
    <style:style style:name="BloccoUtente.A" style:family="table-column">
      <style:table-column-properties style:column-width="2.655cm" style:rel-column-width="10235*"/>
    </style:style>
    <style:style style:name="BloccoUtente.B" style:family="table-column">
      <style:table-column-properties style:column-width="2.743cm" style:rel-column-width="10573*"/>
    </style:style>
    <style:style style:name="BloccoUtente.C" style:family="table-column">
      <style:table-column-properties style:column-width="2.36cm" style:rel-column-width="9096*"/>
    </style:style>
    <style:style style:name="BloccoUtente.D" style:family="table-column">
      <style:table-column-properties style:column-width="1.471cm" style:rel-column-width="5671*"/>
    </style:style>
    <style:style style:name="BloccoUtente.E" style:family="table-column">
      <style:table-column-properties style:column-width="7.772cm" style:rel-column-width="29960*"/>
    </style:style>
    <style:style style:name="BloccoUtente.A1" style:family="table-cell">
      <style:table-cell-properties fo:padding="0.097cm" fo:border-left="0.05pt solid #000000" fo:border-right="none" fo:border-top="0.05pt solid #000000" fo:border-bottom="0.05pt solid #000000"/>
    </style:style>
    <style:style style:name="BloccoUtente.E1" style:family="table-cell">
      <style:table-cell-properties fo:padding="0.097cm" fo:border="0.05pt solid #000000"/>
    </style:style>
    <style:style style:name="BloccoUtente.A2" style:family="table-cell">
      <style:table-cell-properties fo:padding="0.097cm" fo:border-left="0.05pt solid #000000" fo:border-right="none" fo:border-top="none" fo:border-bottom="0.05pt solid #000000"/>
    </style:style>
    <style:style style:name="BloccoUtente.E2" style:family="table-cell">
      <style:table-cell-properties fo:padding="0.097cm" fo:border-left="0.05pt solid #000000" fo:border-right="0.05pt solid #000000" fo:border-top="none" fo:border-bottom="0.05pt solid #000000"/>
    </style:style>
    <style:style style:name="SbloccoUtente" style:family="table">
      <style:table-properties style:width="17cm" table:align="margins"/>
    </style:style>
    <style:style style:name="SbloccoUtente.A" style:family="table-column">
      <style:table-column-properties style:column-width="2.736cm" style:rel-column-width="10547*"/>
    </style:style>
    <style:style style:name="SbloccoUtente.B" style:family="table-column">
      <style:table-column-properties style:column-width="2.826cm" style:rel-column-width="10896*"/>
    </style:style>
    <style:style style:name="SbloccoUtente.C" style:family="table-column">
      <style:table-column-properties style:column-width="2.432cm" style:rel-column-width="9374*"/>
    </style:style>
    <style:style style:name="SbloccoUtente.D" style:family="table-column">
      <style:table-column-properties style:column-width="1.515cm" style:rel-column-width="5844*"/>
    </style:style>
    <style:style style:name="SbloccoUtente.E" style:family="table-column">
      <style:table-column-properties style:column-width="7.489cm" style:rel-column-width="28874*"/>
    </style:style>
    <style:style style:name="SbloccoUtente.A1" style:family="table-cell">
      <style:table-cell-properties fo:padding="0.097cm" fo:border-left="0.05pt solid #000000" fo:border-right="none" fo:border-top="0.05pt solid #000000" fo:border-bottom="0.05pt solid #000000"/>
    </style:style>
    <style:style style:name="SbloccoUtente.E1" style:family="table-cell">
      <style:table-cell-properties fo:padding="0.097cm" fo:border="0.05pt solid #000000"/>
    </style:style>
    <style:style style:name="SbloccoUtente.A2" style:family="table-cell">
      <style:table-cell-properties fo:padding="0.097cm" fo:border-left="0.05pt solid #000000" fo:border-right="none" fo:border-top="none" fo:border-bottom="0.05pt solid #000000"/>
    </style:style>
    <style:style style:name="SbloccoUtente.E2" style:family="table-cell">
      <style:table-cell-properties fo:padding="0.097cm" fo:border-left="0.05pt solid #000000" fo:border-right="0.05pt solid #000000" fo:border-top="none" fo:border-bottom="0.05pt solid #000000"/>
    </style:style>
    <style:style style:name="CreazioneGruppo" style:family="table">
      <style:table-properties style:width="17cm" table:align="margins" style:may-break-between-rows="false"/>
    </style:style>
    <style:style style:name="CreazioneGruppo.A" style:family="table-column">
      <style:table-column-properties style:column-width="3.44cm" style:rel-column-width="13258*"/>
    </style:style>
    <style:style style:name="CreazioneGruppo.B" style:family="table-column">
      <style:table-column-properties style:column-width="2.205cm" style:rel-column-width="8501*"/>
    </style:style>
    <style:style style:name="CreazioneGruppo.C" style:family="table-column">
      <style:table-column-properties style:column-width="1.896cm" style:rel-column-width="7313*"/>
    </style:style>
    <style:style style:name="CreazioneGruppo.D" style:family="table-column">
      <style:table-column-properties style:column-width="1.18cm" style:rel-column-width="4551*"/>
    </style:style>
    <style:style style:name="CreazioneGruppo.E" style:family="table-column">
      <style:table-column-properties style:column-width="8.278cm" style:rel-column-width="31912*"/>
    </style:style>
    <style:style style:name="CreazioneGruppo.A1" style:family="table-cell">
      <style:table-cell-properties fo:padding="0.097cm" fo:border-left="0.05pt solid #000000" fo:border-right="none" fo:border-top="0.05pt solid #000000" fo:border-bottom="0.05pt solid #000000"/>
    </style:style>
    <style:style style:name="CreazioneGruppo.E1" style:family="table-cell">
      <style:table-cell-properties fo:padding="0.097cm" fo:border="0.05pt solid #000000"/>
    </style:style>
    <style:style style:name="CreazioneGruppo.A2" style:family="table-cell">
      <style:table-cell-properties fo:padding="0.097cm" fo:border-left="0.05pt solid #000000" fo:border-right="none" fo:border-top="none" fo:border-bottom="0.05pt solid #000000"/>
    </style:style>
    <style:style style:name="CreazioneGruppo.E2" style:family="table-cell">
      <style:table-cell-properties fo:padding="0.097cm" fo:border-left="0.05pt solid #000000" fo:border-right="0.05pt solid #000000" fo:border-top="none" fo:border-bottom="0.05pt solid #000000"/>
    </style:style>
    <style:style style:name="InserimentoTag" style:family="table">
      <style:table-properties style:width="17cm" table:align="margins" style:may-break-between-rows="false"/>
    </style:style>
    <style:style style:name="InserimentoTag.A" style:family="table-column">
      <style:table-column-properties style:column-width="2.676cm" style:rel-column-width="10312*"/>
    </style:style>
    <style:style style:name="InserimentoTag.B" style:family="table-column">
      <style:table-column-properties style:column-width="2.143cm" style:rel-column-width="8260*"/>
    </style:style>
    <style:style style:name="InserimentoTag.C" style:family="table-column">
      <style:table-column-properties style:column-width="1.843cm" style:rel-column-width="7107*"/>
    </style:style>
    <style:style style:name="InserimentoTag.D" style:family="table-column">
      <style:table-column-properties style:column-width="1.15cm" style:rel-column-width="4430*"/>
    </style:style>
    <style:style style:name="InserimentoTag.E" style:family="table-column">
      <style:table-column-properties style:column-width="9.19cm" style:rel-column-width="35426*"/>
    </style:style>
    <style:style style:name="InserimentoTag.1" style:family="table-row">
      <style:table-row-properties fo:keep-together="always"/>
    </style:style>
    <style:style style:name="InserimentoTag.A1" style:family="table-cell">
      <style:table-cell-properties fo:padding="0.097cm" fo:border-left="0.05pt solid #000000" fo:border-right="none" fo:border-top="0.05pt solid #000000" fo:border-bottom="0.05pt solid #000000"/>
    </style:style>
    <style:style style:name="InserimentoTag.E1" style:family="table-cell">
      <style:table-cell-properties fo:padding="0.097cm" fo:border="0.05pt solid #000000"/>
    </style:style>
    <style:style style:name="InserimentoTag.A2" style:family="table-cell">
      <style:table-cell-properties fo:padding="0.097cm" fo:border-left="0.05pt solid #000000" fo:border-right="none" fo:border-top="none" fo:border-bottom="0.05pt solid #000000"/>
    </style:style>
    <style:style style:name="InserimentoTag.E2" style:family="table-cell">
      <style:table-cell-properties fo:padding="0.097cm" fo:border-left="0.05pt solid #000000" fo:border-right="0.05pt solid #000000" fo:border-top="none" fo:border-bottom="0.05pt solid #000000"/>
    </style:style>
    <style:style style:name="CancellazioneUtente" style:family="table">
      <style:table-properties style:width="17cm" table:align="margins"/>
    </style:style>
    <style:style style:name="CancellazioneUtente.A" style:family="table-column">
      <style:table-column-properties style:column-width="2.618cm" style:rel-column-width="10094*"/>
    </style:style>
    <style:style style:name="CancellazioneUtente.B" style:family="table-column">
      <style:table-column-properties style:column-width="2.484cm" style:rel-column-width="9574*"/>
    </style:style>
    <style:style style:name="CancellazioneUtente.C" style:family="table-column">
      <style:table-column-properties style:column-width="2.136cm" style:rel-column-width="8237*"/>
    </style:style>
    <style:style style:name="CancellazioneUtente.D" style:family="table-column">
      <style:table-column-properties style:column-width="1.332cm" style:rel-column-width="5135*"/>
    </style:style>
    <style:style style:name="CancellazioneUtente.E" style:family="table-column">
      <style:table-column-properties style:column-width="8.43cm" style:rel-column-width="32495*"/>
    </style:style>
    <style:style style:name="CancellazioneUtente.A1" style:family="table-cell">
      <style:table-cell-properties fo:padding="0.097cm" fo:border-left="0.05pt solid #000000" fo:border-right="none" fo:border-top="0.05pt solid #000000" fo:border-bottom="0.05pt solid #000000"/>
    </style:style>
    <style:style style:name="CancellazioneUtente.E1" style:family="table-cell">
      <style:table-cell-properties fo:padding="0.097cm" fo:border="0.05pt solid #000000"/>
    </style:style>
    <style:style style:name="CancellazioneUtente.A2" style:family="table-cell">
      <style:table-cell-properties fo:padding="0.097cm" fo:border-left="0.05pt solid #000000" fo:border-right="none" fo:border-top="none" fo:border-bottom="0.05pt solid #000000"/>
    </style:style>
    <style:style style:name="CancellazioneUtente.E2" style:family="table-cell">
      <style:table-cell-properties fo:padding="0.097cm" fo:border-left="0.05pt solid #000000" fo:border-right="0.05pt solid #000000" fo:border-top="none" fo:border-bottom="0.05pt solid #000000"/>
    </style:style>
    <style:style style:name="VisualizzazioneProfilo" style:family="table">
      <style:table-properties style:width="17cm" table:align="margins"/>
    </style:style>
    <style:style style:name="VisualizzazioneProfilo.A" style:family="table-column">
      <style:table-column-properties style:column-width="3.076cm" style:rel-column-width="11860*"/>
    </style:style>
    <style:style style:name="VisualizzazioneProfilo.B" style:family="table-column">
      <style:table-column-properties style:column-width="2.233cm" style:rel-column-width="8611*"/>
    </style:style>
    <style:style style:name="VisualizzazioneProfilo.C" style:family="table-column">
      <style:table-column-properties style:column-width="1.921cm" style:rel-column-width="7408*"/>
    </style:style>
    <style:style style:name="VisualizzazioneProfilo.D" style:family="table-column">
      <style:table-column-properties style:column-width="1.198cm" style:rel-column-width="4619*"/>
    </style:style>
    <style:style style:name="VisualizzazioneProfilo.E" style:family="table-column">
      <style:table-column-properties style:column-width="8.571cm" style:rel-column-width="33037*"/>
    </style:style>
    <style:style style:name="VisualizzazioneProfilo.A1" style:family="table-cell">
      <style:table-cell-properties fo:padding="0.097cm" fo:border-left="0.05pt solid #000000" fo:border-right="none" fo:border-top="0.05pt solid #000000" fo:border-bottom="0.05pt solid #000000"/>
    </style:style>
    <style:style style:name="VisualizzazioneProfilo.E1" style:family="table-cell">
      <style:table-cell-properties fo:padding="0.097cm" fo:border="0.05pt solid #000000"/>
    </style:style>
    <style:style style:name="VisualizzazioneProfilo.A2" style:family="table-cell">
      <style:table-cell-properties fo:padding="0.097cm" fo:border-left="0.05pt solid #000000" fo:border-right="none" fo:border-top="none" fo:border-bottom="0.05pt solid #000000"/>
    </style:style>
    <style:style style:name="VisualizzazioneProfilo.E2" style:family="table-cell">
      <style:table-cell-properties fo:padding="0.097cm" fo:border-left="0.05pt solid #000000" fo:border-right="0.05pt solid #000000" fo:border-top="none" fo:border-bottom="0.05pt solid #000000"/>
    </style:style>
    <style:style style:name="InvioRisposta" style:family="table">
      <style:table-properties style:width="17cm" table:align="margins"/>
    </style:style>
    <style:style style:name="InvioRisposta.A" style:family="table-column">
      <style:table-column-properties style:column-width="2.843cm" style:rel-column-width="10960*"/>
    </style:style>
    <style:style style:name="InvioRisposta.B" style:family="table-column">
      <style:table-column-properties style:column-width="2.937cm" style:rel-column-width="11323*"/>
    </style:style>
    <style:style style:name="InvioRisposta.C" style:family="table-column">
      <style:table-column-properties style:column-width="2.528cm" style:rel-column-width="9741*"/>
    </style:style>
    <style:style style:name="InvioRisposta.D" style:family="table-column">
      <style:table-column-properties style:column-width="1.575cm" style:rel-column-width="6073*"/>
    </style:style>
    <style:style style:name="InvioRisposta.E" style:family="table-column">
      <style:table-column-properties style:column-width="7.117cm" style:rel-column-width="27438*"/>
    </style:style>
    <style:style style:name="InvioRisposta.A1" style:family="table-cell">
      <style:table-cell-properties fo:padding="0.097cm" fo:border-left="0.05pt solid #000000" fo:border-right="none" fo:border-top="0.05pt solid #000000" fo:border-bottom="0.05pt solid #000000"/>
    </style:style>
    <style:style style:name="InvioRisposta.E1" style:family="table-cell">
      <style:table-cell-properties fo:padding="0.097cm" fo:border="0.05pt solid #000000"/>
    </style:style>
    <style:style style:name="InvioRisposta.A2" style:family="table-cell">
      <style:table-cell-properties fo:padding="0.097cm" fo:border-left="0.05pt solid #000000" fo:border-right="none" fo:border-top="none" fo:border-bottom="0.05pt solid #000000"/>
    </style:style>
    <style:style style:name="InvioRisposta.E2" style:family="table-cell">
      <style:table-cell-properties fo:padding="0.097cm" fo:border-left="0.05pt solid #000000" fo:border-right="0.05pt solid #000000" fo:border-top="none" fo:border-bottom="0.05pt solid #000000"/>
    </style:style>
    <style:style style:name="VisualizzazioneRisultati" style:family="table">
      <style:table-properties style:width="17cm" table:align="margins" style:may-break-between-rows="false"/>
    </style:style>
    <style:style style:name="VisualizzazioneRisultati.A" style:family="table-column">
      <style:table-column-properties style:column-width="3.209cm" style:rel-column-width="12368*"/>
    </style:style>
    <style:style style:name="VisualizzazioneRisultati.B" style:family="table-column">
      <style:table-column-properties style:column-width="2.404cm" style:rel-column-width="9267*"/>
    </style:style>
    <style:style style:name="VisualizzazioneRisultati.C" style:family="table-column">
      <style:table-column-properties style:column-width="2.067cm" style:rel-column-width="7972*"/>
    </style:style>
    <style:style style:name="VisualizzazioneRisultati.D" style:family="table-column">
      <style:table-column-properties style:column-width="1.289cm" style:rel-column-width="4970*"/>
    </style:style>
    <style:style style:name="VisualizzazioneRisultati.E" style:family="table-column">
      <style:table-column-properties style:column-width="8.031cm" style:rel-column-width="30958*"/>
    </style:style>
    <style:style style:name="VisualizzazioneRisultati.A1" style:family="table-cell">
      <style:table-cell-properties fo:padding="0.097cm" fo:border-left="0.05pt solid #000000" fo:border-right="none" fo:border-top="0.05pt solid #000000" fo:border-bottom="0.05pt solid #000000"/>
    </style:style>
    <style:style style:name="VisualizzazioneRisultati.E1" style:family="table-cell">
      <style:table-cell-properties fo:padding="0.097cm" fo:border="0.05pt solid #000000"/>
    </style:style>
    <style:style style:name="VisualizzazioneRisultati.A2" style:family="table-cell">
      <style:table-cell-properties fo:padding="0.097cm" fo:border-left="0.05pt solid #000000" fo:border-right="none" fo:border-top="none" fo:border-bottom="0.05pt solid #000000"/>
    </style:style>
    <style:style style:name="VisualizzazioneRisultati.E2" style:family="table-cell">
      <style:table-cell-properties fo:padding="0.097cm" fo:border-left="0.05pt solid #000000" fo:border-right="0.05pt solid #000000" fo:border-top="none" fo:border-bottom="0.05pt solid #000000"/>
    </style:style>
    <style:style style:name="InvioRisposta_28_r_29_" style:display-name="InvioRisposta(r)" style:family="table">
      <style:table-properties style:width="17cm" table:align="margins"/>
    </style:style>
    <style:style style:name="InvioRisposta_28_r_29_.A" style:display-name="InvioRisposta(r).A" style:family="table-column">
      <style:table-column-properties style:column-width="2.598cm" style:rel-column-width="10018*"/>
    </style:style>
    <style:style style:name="InvioRisposta_28_r_29_.B" style:display-name="InvioRisposta(r).B" style:family="table-column">
      <style:table-column-properties style:column-width="2.685cm" style:rel-column-width="10350*"/>
    </style:style>
    <style:style style:name="InvioRisposta_28_r_29_.C" style:display-name="InvioRisposta(r).C" style:family="table-column">
      <style:table-column-properties style:column-width="2.309cm" style:rel-column-width="8904*"/>
    </style:style>
    <style:style style:name="InvioRisposta_28_r_29_.D" style:display-name="InvioRisposta(r).D" style:family="table-column">
      <style:table-column-properties style:column-width="1.439cm" style:rel-column-width="5551*"/>
    </style:style>
    <style:style style:name="InvioRisposta_28_r_29_.E" style:display-name="InvioRisposta(r).E" style:family="table-column">
      <style:table-column-properties style:column-width="7.967cm" style:rel-column-width="30712*"/>
    </style:style>
    <style:style style:name="InvioRisposta_28_r_29_.A1" style:display-name="InvioRisposta(r).A1" style:family="table-cell">
      <style:table-cell-properties fo:padding="0.097cm" fo:border-left="0.05pt solid #000000" fo:border-right="none" fo:border-top="0.05pt solid #000000" fo:border-bottom="0.05pt solid #000000"/>
    </style:style>
    <style:style style:name="InvioRisposta_28_r_29_.E1" style:display-name="InvioRisposta(r).E1" style:family="table-cell">
      <style:table-cell-properties fo:padding="0.097cm" fo:border="0.05pt solid #000000"/>
    </style:style>
    <style:style style:name="InvioRisposta_28_r_29_.A2" style:display-name="InvioRisposta(r).A2" style:family="table-cell">
      <style:table-cell-properties fo:padding="0.097cm" fo:border-left="0.05pt solid #000000" fo:border-right="none" fo:border-top="none" fo:border-bottom="0.05pt solid #000000"/>
    </style:style>
    <style:style style:name="InvioRisposta_28_r_29_.E2" style:display-name="InvioRisposta(r).E2" style:family="table-cell">
      <style:table-cell-properties fo:padding="0.097cm" fo:border-left="0.05pt solid #000000" fo:border-right="0.05pt solid #000000" fo:border-top="none" fo:border-bottom="0.05pt solid #000000"/>
    </style:style>
    <style:style style:name="VisualizzazioneRisultati_28_r_29_" style:display-name="VisualizzazioneRisultati(r)" style:family="table">
      <style:table-properties style:width="17cm" table:align="margins"/>
    </style:style>
    <style:style style:name="VisualizzazioneRisultati_28_r_29_.A" style:display-name="VisualizzazioneRisultati(r).A" style:family="table-column">
      <style:table-column-properties style:column-width="3.08cm" style:rel-column-width="11873*"/>
    </style:style>
    <style:style style:name="VisualizzazioneRisultati_28_r_29_.B" style:display-name="VisualizzazioneRisultati(r).B" style:family="table-column">
      <style:table-column-properties style:column-width="2.307cm" style:rel-column-width="8896*"/>
    </style:style>
    <style:style style:name="VisualizzazioneRisultati_28_r_29_.C" style:display-name="VisualizzazioneRisultati(r).C" style:family="table-column">
      <style:table-column-properties style:column-width="1.984cm" style:rel-column-width="7653*"/>
    </style:style>
    <style:style style:name="VisualizzazioneRisultati_28_r_29_.D" style:display-name="VisualizzazioneRisultati(r).D" style:family="table-column">
      <style:table-column-properties style:column-width="1.238cm" style:rel-column-width="4771*"/>
    </style:style>
    <style:style style:name="VisualizzazioneRisultati_28_r_29_.E" style:display-name="VisualizzazioneRisultati(r).E" style:family="table-column">
      <style:table-column-properties style:column-width="8.389cm" style:rel-column-width="32342*"/>
    </style:style>
    <style:style style:name="VisualizzazioneRisultati_28_r_29_.A1" style:display-name="VisualizzazioneRisultati(r).A1" style:family="table-cell">
      <style:table-cell-properties fo:padding="0.097cm" fo:border-left="0.05pt solid #000000" fo:border-right="none" fo:border-top="0.05pt solid #000000" fo:border-bottom="0.05pt solid #000000"/>
    </style:style>
    <style:style style:name="VisualizzazioneRisultati_28_r_29_.E1" style:display-name="VisualizzazioneRisultati(r).E1" style:family="table-cell">
      <style:table-cell-properties fo:padding="0.097cm" fo:border="0.05pt solid #000000"/>
    </style:style>
    <style:style style:name="VisualizzazioneRisultati_28_r_29_.A2" style:display-name="VisualizzazioneRisultati(r).A2" style:family="table-cell">
      <style:table-cell-properties fo:padding="0.097cm" fo:border-left="0.05pt solid #000000" fo:border-right="none" fo:border-top="none" fo:border-bottom="0.05pt solid #000000"/>
    </style:style>
    <style:style style:name="VisualizzazioneRisultati_28_r_29_.E2" style:display-name="VisualizzazioneRisultati(r).E2" style:family="table-cell">
      <style:table-cell-properties fo:padding="0.097cm" fo:border-left="0.05pt solid #000000" fo:border-right="0.05pt solid #000000" fo:border-top="none" fo:border-bottom="0.05pt solid #000000"/>
    </style:style>
    <style:style style:name="InserimentoMiPiace" style:family="table">
      <style:table-properties style:width="17cm" table:align="margins"/>
    </style:style>
    <style:style style:name="InserimentoMiPiace.A" style:family="table-column">
      <style:table-column-properties style:column-width="2.854cm" style:rel-column-width="11001*"/>
    </style:style>
    <style:style style:name="InserimentoMiPiace.B" style:family="table-column">
      <style:table-column-properties style:column-width="2.947cm" style:rel-column-width="11365*"/>
    </style:style>
    <style:style style:name="InserimentoMiPiace.C" style:family="table-column">
      <style:table-column-properties style:column-width="2.536cm" style:rel-column-width="9777*"/>
    </style:style>
    <style:style style:name="InserimentoMiPiace.D" style:family="table-column">
      <style:table-column-properties style:column-width="1.582cm" style:rel-column-width="6096*"/>
    </style:style>
    <style:style style:name="InserimentoMiPiace.E" style:family="table-column">
      <style:table-column-properties style:column-width="7.08cm" style:rel-column-width="27296*"/>
    </style:style>
    <style:style style:name="InserimentoMiPiace.A1" style:family="table-cell">
      <style:table-cell-properties fo:padding="0.097cm" fo:border-left="0.05pt solid #000000" fo:border-right="none" fo:border-top="0.05pt solid #000000" fo:border-bottom="0.05pt solid #000000"/>
    </style:style>
    <style:style style:name="InserimentoMiPiace.E1" style:family="table-cell">
      <style:table-cell-properties fo:padding="0.097cm" fo:border="0.05pt solid #000000"/>
    </style:style>
    <style:style style:name="InserimentoMiPiace.A2" style:family="table-cell">
      <style:table-cell-properties fo:padding="0.097cm" fo:border-left="0.05pt solid #000000" fo:border-right="none" fo:border-top="none" fo:border-bottom="0.05pt solid #000000"/>
    </style:style>
    <style:style style:name="InserimentoMiPiace.E2" style:family="table-cell">
      <style:table-cell-properties fo:padding="0.097cm" fo:border-left="0.05pt solid #000000" fo:border-right="0.05pt solid #000000" fo:border-top="none" fo:border-bottom="0.05pt solid #000000"/>
    </style:style>
    <style:style style:name="VisualizzazioneMiPiace" style:family="table">
      <style:table-properties style:width="17cm" table:align="margins"/>
    </style:style>
    <style:style style:name="VisualizzazioneMiPiace.A" style:family="table-column">
      <style:table-column-properties style:column-width="3.103cm" style:rel-column-width="11963*"/>
    </style:style>
    <style:style style:name="VisualizzazioneMiPiace.B" style:family="table-column">
      <style:table-column-properties style:column-width="3.205cm" style:rel-column-width="12358*"/>
    </style:style>
    <style:style style:name="VisualizzazioneMiPiace.C" style:family="table-column">
      <style:table-column-properties style:column-width="2.759cm" style:rel-column-width="10632*"/>
    </style:style>
    <style:style style:name="VisualizzazioneMiPiace.D" style:family="table-column">
      <style:table-column-properties style:column-width="1.72cm" style:rel-column-width="6629*"/>
    </style:style>
    <style:style style:name="VisualizzazioneMiPiace.E" style:family="table-column">
      <style:table-column-properties style:column-width="6.214cm" style:rel-column-width="23953*"/>
    </style:style>
    <style:style style:name="VisualizzazioneMiPiace.A1" style:family="table-cell">
      <style:table-cell-properties fo:padding="0.097cm" fo:border-left="0.05pt solid #000000" fo:border-right="none" fo:border-top="0.05pt solid #000000" fo:border-bottom="0.05pt solid #000000"/>
    </style:style>
    <style:style style:name="VisualizzazioneMiPiace.E1" style:family="table-cell">
      <style:table-cell-properties fo:padding="0.097cm" fo:border="0.05pt solid #000000"/>
    </style:style>
    <style:style style:name="VisualizzazioneMiPiace.A2" style:family="table-cell">
      <style:table-cell-properties fo:padding="0.097cm" fo:border-left="0.05pt solid #000000" fo:border-right="none" fo:border-top="none" fo:border-bottom="0.05pt solid #000000"/>
    </style:style>
    <style:style style:name="VisualizzazioneMiPiace.E2" style:family="table-cell">
      <style:table-cell-properties fo:padding="0.097cm" fo:border-left="0.05pt solid #000000" fo:border-right="0.05pt solid #000000" fo:border-top="none" fo:border-bottom="0.05pt solid #000000"/>
    </style:style>
    <style:style style:name="InserimentoMiPiace_28_r_29_" style:display-name="InserimentoMiPiace(r)" style:family="table">
      <style:table-properties style:width="17cm" table:align="margins"/>
    </style:style>
    <style:style style:name="InserimentoMiPiace_28_r_29_.A" style:display-name="InserimentoMiPiace(r).A" style:family="table-column">
      <style:table-column-properties style:column-width="2.854cm" style:rel-column-width="11001*"/>
    </style:style>
    <style:style style:name="InserimentoMiPiace_28_r_29_.B" style:display-name="InserimentoMiPiace(r).B" style:family="table-column">
      <style:table-column-properties style:column-width="2.947cm" style:rel-column-width="11365*"/>
    </style:style>
    <style:style style:name="InserimentoMiPiace_28_r_29_.C" style:display-name="InserimentoMiPiace(r).C" style:family="table-column">
      <style:table-column-properties style:column-width="2.536cm" style:rel-column-width="9777*"/>
    </style:style>
    <style:style style:name="InserimentoMiPiace_28_r_29_.D" style:display-name="InserimentoMiPiace(r).D" style:family="table-column">
      <style:table-column-properties style:column-width="1.582cm" style:rel-column-width="6096*"/>
    </style:style>
    <style:style style:name="InserimentoMiPiace_28_r_29_.E" style:display-name="InserimentoMiPiace(r).E" style:family="table-column">
      <style:table-column-properties style:column-width="7.08cm" style:rel-column-width="27296*"/>
    </style:style>
    <style:style style:name="InserimentoMiPiace_28_r_29_.A1" style:display-name="InserimentoMiPiace(r).A1" style:family="table-cell">
      <style:table-cell-properties fo:padding="0.097cm" fo:border-left="0.05pt solid #000000" fo:border-right="none" fo:border-top="0.05pt solid #000000" fo:border-bottom="0.05pt solid #000000"/>
    </style:style>
    <style:style style:name="InserimentoMiPiace_28_r_29_.E1" style:display-name="InserimentoMiPiace(r).E1" style:family="table-cell">
      <style:table-cell-properties fo:padding="0.097cm" fo:border="0.05pt solid #000000"/>
    </style:style>
    <style:style style:name="InserimentoMiPiace_28_r_29_.A2" style:display-name="InserimentoMiPiace(r).A2" style:family="table-cell">
      <style:table-cell-properties fo:padding="0.097cm" fo:border-left="0.05pt solid #000000" fo:border-right="none" fo:border-top="none" fo:border-bottom="0.05pt solid #000000"/>
    </style:style>
    <style:style style:name="InserimentoMiPiace_28_r_29_.E2" style:display-name="InserimentoMiPiace(r).E2" style:family="table-cell">
      <style:table-cell-properties fo:padding="0.097cm" fo:border-left="0.05pt solid #000000" fo:border-right="0.05pt solid #000000" fo:border-top="none" fo:border-bottom="0.05pt solid #000000"/>
    </style:style>
    <style:style style:name="VisualizzazioneMiPiace_28_r_29_" style:display-name="VisualizzazioneMiPiace(r)" style:family="table">
      <style:table-properties style:width="17cm" table:align="margins"/>
    </style:style>
    <style:style style:name="VisualizzazioneMiPiace_28_r_29_.A" style:display-name="VisualizzazioneMiPiace(r).A" style:family="table-column">
      <style:table-column-properties style:column-width="3.408cm" style:rel-column-width="13138*"/>
    </style:style>
    <style:style style:name="VisualizzazioneMiPiace_28_r_29_.B" style:display-name="VisualizzazioneMiPiace(r).B" style:family="table-column">
      <style:table-column-properties style:column-width="3.521cm" style:rel-column-width="13573*"/>
    </style:style>
    <style:style style:name="VisualizzazioneMiPiace_28_r_29_.C" style:display-name="VisualizzazioneMiPiace(r).C" style:family="table-column">
      <style:table-column-properties style:column-width="3.029cm" style:rel-column-width="11677*"/>
    </style:style>
    <style:style style:name="VisualizzazioneMiPiace_28_r_29_.D" style:display-name="VisualizzazioneMiPiace(r).D" style:family="table-column">
      <style:table-column-properties style:column-width="1.889cm" style:rel-column-width="7280*"/>
    </style:style>
    <style:style style:name="VisualizzazioneMiPiace_28_r_29_.E" style:display-name="VisualizzazioneMiPiace(r).E" style:family="table-column">
      <style:table-column-properties style:column-width="5.154cm" style:rel-column-width="19867*"/>
    </style:style>
    <style:style style:name="VisualizzazioneMiPiace_28_r_29_.A1" style:display-name="VisualizzazioneMiPiace(r).A1" style:family="table-cell">
      <style:table-cell-properties fo:padding="0.097cm" fo:border-left="0.05pt solid #000000" fo:border-right="none" fo:border-top="0.05pt solid #000000" fo:border-bottom="0.05pt solid #000000"/>
    </style:style>
    <style:style style:name="VisualizzazioneMiPiace_28_r_29_.E1" style:display-name="VisualizzazioneMiPiace(r).E1" style:family="table-cell">
      <style:table-cell-properties fo:padding="0.097cm" fo:border="0.05pt solid #000000"/>
    </style:style>
    <style:style style:name="VisualizzazioneMiPiace_28_r_29_.A2" style:display-name="VisualizzazioneMiPiace(r).A2" style:family="table-cell">
      <style:table-cell-properties fo:padding="0.097cm" fo:border-left="0.05pt solid #000000" fo:border-right="none" fo:border-top="none" fo:border-bottom="0.05pt solid #000000"/>
    </style:style>
    <style:style style:name="VisualizzazioneMiPiace_28_r_29_.E2" style:display-name="VisualizzazioneMiPiace(r).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style="italic" fo:font-weight="bold" officeooo:rsid="00898941" officeooo:paragraph-rsid="00898941" style:font-size-asian="12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style:text-properties style:font-name="Arial" fo:font-size="12pt" fo:font-style="italic" fo:font-weight="bold" officeooo:rsid="00898941" officeooo:paragraph-rsid="00898941" style:font-size-asian="12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style:font-name="Arial" fo:font-size="12pt" fo:font-style="italic" fo:font-weight="bold" officeooo:paragraph-rsid="00898941" style:font-size-asian="12pt" style:font-style-asian="italic" style:font-weight-asian="bold" style:font-size-complex="12pt" style:font-style-complex="italic" style:font-weight-complex="bold"/>
    </style:style>
    <style:style style:name="P4" style:family="paragraph" style:parent-style-name="Standard">
      <style:paragraph-properties fo:text-align="justify" style:justify-single-word="false"/>
      <style:text-properties style:font-name="Arial" fo:font-size="12pt" fo:font-style="italic" fo:font-weight="bold" officeooo:paragraph-rsid="00898941"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style:font-name="Arial" fo:font-size="12pt" fo:font-weight="bold" officeooo:rsid="004071da" officeooo:paragraph-rsid="00898941"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rial" fo:font-size="12pt" fo:font-weight="bold" officeooo:rsid="004071da" officeooo:paragraph-rsid="00898941"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bold" officeooo:rsid="008d3889" officeooo:paragraph-rsid="008d3889"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weight="bold" officeooo:rsid="007c872e" officeooo:paragraph-rsid="007c872e"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officeooo:paragraph-rsid="0074eced" style:font-size-asian="12pt" style:font-size-complex="12pt"/>
    </style:style>
    <style:style style:name="P10" style:family="paragraph" style:parent-style-name="Standard">
      <style:paragraph-properties fo:text-align="justify" style:justify-single-word="false"/>
      <style:text-properties style:font-name="Arial" fo:font-size="10pt" officeooo:rsid="00898941" style:font-size-asian="10pt" style:font-size-complex="10pt"/>
    </style:style>
    <style:style style:name="P11" style:family="paragraph" style:parent-style-name="Standard">
      <style:paragraph-properties fo:text-align="justify" style:justify-single-word="false"/>
      <style:text-properties style:font-name="Arial" fo:font-size="10pt" style:font-size-asian="10pt" style:font-size-complex="10pt"/>
    </style:style>
    <style:style style:name="P12" style:family="paragraph" style:parent-style-name="Standard">
      <style:paragraph-properties fo:text-align="justify" style:justify-single-word="false"/>
      <style:text-properties style:font-name="Arial" fo:font-size="10pt" officeooo:paragraph-rsid="005f7611" style:font-size-asian="10pt" style:font-size-complex="10pt"/>
    </style:style>
    <style:style style:name="P13" style:family="paragraph" style:parent-style-name="Standard">
      <style:paragraph-properties fo:text-align="justify" style:justify-single-word="false"/>
      <style:text-properties style:font-name="Arial" fo:font-size="10pt" officeooo:paragraph-rsid="005fd38b" style:font-size-asian="10pt" style:font-size-complex="10pt"/>
    </style:style>
    <style:style style:name="P14" style:family="paragraph" style:parent-style-name="Standard">
      <style:paragraph-properties fo:text-align="justify" style:justify-single-word="false"/>
      <style:text-properties style:font-name="Arial" fo:font-size="10pt" officeooo:paragraph-rsid="0074eced" style:font-size-asian="10pt" style:font-size-complex="10pt"/>
    </style:style>
    <style:style style:name="P15" style:family="paragraph" style:parent-style-name="Standard">
      <style:paragraph-properties fo:text-align="justify" style:justify-single-word="false"/>
      <style:text-properties style:font-name="Arial" fo:font-size="10pt" officeooo:paragraph-rsid="006bfc23" style:font-size-asian="10pt" style:font-size-complex="10pt"/>
    </style:style>
    <style:style style:name="P16" style:family="paragraph" style:parent-style-name="Standard">
      <style:paragraph-properties fo:text-align="justify" style:justify-single-word="false"/>
      <style:text-properties style:font-name="Arial" fo:font-size="10pt" officeooo:paragraph-rsid="007909c2" style:font-size-asian="10pt" style:font-size-complex="10pt"/>
    </style:style>
    <style:style style:name="P17" style:family="paragraph" style:parent-style-name="Standard">
      <style:paragraph-properties fo:text-align="justify" style:justify-single-word="false"/>
      <style:text-properties style:font-name="Arial" fo:font-size="10pt" officeooo:paragraph-rsid="0065a4ac" style:font-size-asian="10pt" style:font-size-complex="10pt"/>
    </style:style>
    <style:style style:name="P18" style:family="paragraph" style:parent-style-name="Standard">
      <style:paragraph-properties fo:text-align="justify" style:justify-single-word="false"/>
      <style:text-properties style:font-name="Arial" fo:font-size="10pt" officeooo:paragraph-rsid="00396d90" style:font-size-asian="10pt" style:font-size-complex="10pt"/>
    </style:style>
    <style:style style:name="P19" style:family="paragraph" style:parent-style-name="Standard">
      <style:paragraph-properties fo:text-align="justify" style:justify-single-word="false"/>
      <style:text-properties style:font-name="Arial" fo:font-size="10pt" officeooo:paragraph-rsid="003a4e4e" style:font-size-asian="10pt" style:font-size-complex="10pt"/>
    </style:style>
    <style:style style:name="P20" style:family="paragraph" style:parent-style-name="Standard">
      <style:paragraph-properties fo:text-align="justify" style:justify-single-word="false"/>
      <style:text-properties style:font-name="Arial" fo:font-size="10pt" officeooo:paragraph-rsid="00670b5c" style:font-size-asian="10pt" style:font-size-complex="10pt"/>
    </style:style>
    <style:style style:name="P21" style:family="paragraph" style:parent-style-name="Standard">
      <style:paragraph-properties fo:text-align="justify" style:justify-single-word="false"/>
      <style:text-properties style:font-name="Arial" fo:font-size="10pt" officeooo:paragraph-rsid="00867f53" style:font-size-asian="10pt" style:font-size-complex="10pt"/>
    </style:style>
    <style:style style:name="P22" style:family="paragraph" style:parent-style-name="Standard">
      <style:paragraph-properties fo:text-align="justify" style:justify-single-word="false"/>
      <style:text-properties style:font-name="Arial" fo:font-size="10pt" officeooo:rsid="0048cb92" officeooo:paragraph-rsid="0048cb92" style:font-size-asian="10pt" style:font-size-complex="10pt"/>
    </style:style>
    <style:style style:name="P23" style:family="paragraph" style:parent-style-name="Standard">
      <style:paragraph-properties fo:text-align="justify" style:justify-single-word="false"/>
      <style:text-properties style:font-name="Arial" fo:font-size="10pt" officeooo:rsid="007b5258" officeooo:paragraph-rsid="007b5258" style:font-size-asian="10pt" style:font-size-complex="10pt"/>
    </style:style>
    <style:style style:name="P24" style:family="paragraph" style:parent-style-name="Standard">
      <style:paragraph-properties fo:text-align="justify" style:justify-single-word="false"/>
      <style:text-properties style:font-name="Arial" fo:font-size="10pt" officeooo:rsid="004071da" officeooo:paragraph-rsid="004071da" style:font-size-asian="10pt" style:font-size-complex="10pt"/>
    </style:style>
    <style:style style:name="P25" style:family="paragraph" style:parent-style-name="Standard">
      <style:paragraph-properties fo:text-align="justify" style:justify-single-word="false"/>
      <style:text-properties style:font-name="Arial" fo:font-size="10pt" officeooo:rsid="004b1977" officeooo:paragraph-rsid="004b1977" style:font-size-asian="10pt" style:font-size-complex="10pt"/>
    </style:style>
    <style:style style:name="P26" style:family="paragraph" style:parent-style-name="Standard">
      <style:paragraph-properties fo:text-align="justify" style:justify-single-word="false"/>
      <style:text-properties style:font-name="Arial" fo:font-size="10pt" officeooo:rsid="004c5139" officeooo:paragraph-rsid="004c5139" style:font-size-asian="10pt" style:font-size-complex="10pt"/>
    </style:style>
    <style:style style:name="P27" style:family="paragraph" style:parent-style-name="Standard">
      <style:paragraph-properties fo:text-align="justify" style:justify-single-word="false"/>
      <style:text-properties style:font-name="Arial" fo:font-size="10pt" officeooo:rsid="004c5139" officeooo:paragraph-rsid="007c872e" style:font-size-asian="10pt" style:font-size-complex="10pt"/>
    </style:style>
    <style:style style:name="P28" style:family="paragraph" style:parent-style-name="Standard">
      <style:paragraph-properties fo:text-align="justify" style:justify-single-word="false"/>
      <style:text-properties style:font-name="Arial" fo:font-size="10pt" officeooo:rsid="004c5139" officeooo:paragraph-rsid="004eb096" style:font-size-asian="10pt" style:font-size-complex="10pt"/>
    </style:style>
    <style:style style:name="P29" style:family="paragraph" style:parent-style-name="Standard">
      <style:paragraph-properties fo:text-align="justify" style:justify-single-word="false"/>
      <style:text-properties style:font-name="Arial" fo:font-size="10pt" officeooo:rsid="004c5139" officeooo:paragraph-rsid="005bce78" style:font-size-asian="10pt" style:font-size-complex="10pt"/>
    </style:style>
    <style:style style:name="P30" style:family="paragraph" style:parent-style-name="Standard">
      <style:paragraph-properties fo:text-align="justify" style:justify-single-word="false"/>
      <style:text-properties style:font-name="Arial" fo:font-size="10pt" officeooo:rsid="004c5139" officeooo:paragraph-rsid="00509f63" style:font-size-asian="10pt" style:font-size-complex="10pt"/>
    </style:style>
    <style:style style:name="P31" style:family="paragraph" style:parent-style-name="Standard">
      <style:paragraph-properties fo:text-align="justify" style:justify-single-word="false"/>
      <style:text-properties style:font-name="Arial" fo:font-size="10pt" officeooo:rsid="004c5139" officeooo:paragraph-rsid="005c8051" style:font-size-asian="10pt" style:font-size-complex="10pt"/>
    </style:style>
    <style:style style:name="P32" style:family="paragraph" style:parent-style-name="Standard">
      <style:paragraph-properties fo:text-align="justify" style:justify-single-word="false"/>
      <style:text-properties style:font-name="Arial" fo:font-size="10pt" officeooo:rsid="004c5139" officeooo:paragraph-rsid="00533586" style:font-size-asian="10pt" style:font-size-complex="10pt"/>
    </style:style>
    <style:style style:name="P33" style:family="paragraph" style:parent-style-name="Standard">
      <style:paragraph-properties fo:text-align="justify" style:justify-single-word="false"/>
      <style:text-properties style:font-name="Arial" fo:font-size="10pt" officeooo:rsid="004522e1" officeooo:paragraph-rsid="004c5139" style:font-size-asian="10pt" style:font-size-complex="10pt"/>
    </style:style>
    <style:style style:name="P34" style:family="paragraph" style:parent-style-name="Standard">
      <style:paragraph-properties fo:text-align="justify" style:justify-single-word="false"/>
      <style:text-properties style:font-name="Arial" fo:font-size="10pt" officeooo:rsid="004522e1" officeooo:paragraph-rsid="007c872e" style:font-size-asian="10pt" style:font-size-complex="10pt"/>
    </style:style>
    <style:style style:name="P35" style:family="paragraph" style:parent-style-name="Standard">
      <style:paragraph-properties fo:text-align="justify" style:justify-single-word="false"/>
      <style:text-properties style:font-name="Arial" fo:font-size="10pt" officeooo:rsid="004522e1" officeooo:paragraph-rsid="004522e1" style:font-size-asian="10pt" style:font-size-complex="10pt"/>
    </style:style>
    <style:style style:name="P36" style:family="paragraph" style:parent-style-name="Standard">
      <style:paragraph-properties fo:text-align="justify" style:justify-single-word="false"/>
      <style:text-properties style:font-name="Arial" fo:font-size="10pt" officeooo:rsid="0041fc2c" officeooo:paragraph-rsid="004c5139" style:font-size-asian="10pt" style:font-size-complex="10pt"/>
    </style:style>
    <style:style style:name="P37" style:family="paragraph" style:parent-style-name="Standard">
      <style:paragraph-properties fo:text-align="justify" style:justify-single-word="false"/>
      <style:text-properties style:font-name="Arial" fo:font-size="10pt" officeooo:rsid="0041fc2c" officeooo:paragraph-rsid="0041fc2c" style:font-size-asian="10pt" style:font-size-complex="10pt"/>
    </style:style>
    <style:style style:name="P38" style:family="paragraph" style:parent-style-name="Standard">
      <style:paragraph-properties fo:text-align="justify" style:justify-single-word="false"/>
      <style:text-properties style:font-name="Arial" fo:font-size="10pt" officeooo:rsid="0041fc2c" officeooo:paragraph-rsid="007c872e" style:font-size-asian="10pt" style:font-size-complex="10pt"/>
    </style:style>
    <style:style style:name="P39" style:family="paragraph" style:parent-style-name="Standard">
      <style:paragraph-properties fo:text-align="justify" style:justify-single-word="false"/>
      <style:text-properties style:font-name="Arial" fo:font-size="10pt" officeooo:rsid="0041fc2c" officeooo:paragraph-rsid="004522e1" style:font-size-asian="10pt" style:font-size-complex="10pt"/>
    </style:style>
    <style:style style:name="P40" style:family="paragraph" style:parent-style-name="Standard">
      <style:paragraph-properties fo:text-align="justify" style:justify-single-word="false"/>
      <style:text-properties style:font-name="Arial" fo:font-size="10pt" officeooo:rsid="00421673" officeooo:paragraph-rsid="0041fc2c" style:font-size-asian="10pt" style:font-size-complex="10pt"/>
    </style:style>
    <style:style style:name="P41" style:family="paragraph" style:parent-style-name="Standard">
      <style:paragraph-properties fo:text-align="justify" style:justify-single-word="false"/>
      <style:text-properties style:font-name="Arial" fo:font-size="10pt" officeooo:rsid="00421673" officeooo:paragraph-rsid="004522e1" style:font-size-asian="10pt" style:font-size-complex="10pt"/>
    </style:style>
    <style:style style:name="P42" style:family="paragraph" style:parent-style-name="Standard">
      <style:paragraph-properties fo:text-align="justify" style:justify-single-word="false"/>
      <style:text-properties style:font-name="Arial" fo:font-size="10pt" officeooo:rsid="00421673" officeooo:paragraph-rsid="00421673" style:font-size-asian="10pt" style:font-size-complex="10pt"/>
    </style:style>
    <style:style style:name="P43" style:family="paragraph" style:parent-style-name="Standard">
      <style:paragraph-properties fo:text-align="justify" style:justify-single-word="false"/>
      <style:text-properties style:font-name="Arial" fo:font-size="10pt" officeooo:rsid="004d7ecf" officeooo:paragraph-rsid="004d7ecf" style:font-size-asian="10pt" style:font-size-complex="10pt"/>
    </style:style>
    <style:style style:name="P44" style:family="paragraph" style:parent-style-name="Standard">
      <style:paragraph-properties fo:text-align="justify" style:justify-single-word="false"/>
      <style:text-properties style:font-name="Arial" fo:font-size="10pt" officeooo:rsid="005bce78" officeooo:paragraph-rsid="005bce78" style:font-size-asian="10pt" style:font-size-complex="10pt"/>
    </style:style>
    <style:style style:name="P45" style:family="paragraph" style:parent-style-name="Standard">
      <style:paragraph-properties fo:text-align="justify" style:justify-single-word="false"/>
      <style:text-properties style:font-name="Arial" fo:font-size="10pt" officeooo:rsid="0040ec60" officeooo:paragraph-rsid="0040ec60" style:font-size-asian="10pt" style:font-size-complex="10pt"/>
    </style:style>
    <style:style style:name="P46" style:family="paragraph" style:parent-style-name="Standard">
      <style:paragraph-properties fo:text-align="justify" style:justify-single-word="false"/>
      <style:text-properties style:font-name="Arial" fo:font-size="10pt" officeooo:rsid="00533586" officeooo:paragraph-rsid="00546ee1" style:font-size-asian="10pt" style:font-size-complex="10pt"/>
    </style:style>
    <style:style style:name="P47" style:family="paragraph" style:parent-style-name="Standard">
      <style:paragraph-properties fo:text-align="justify" style:justify-single-word="false"/>
      <style:text-properties style:font-name="Arial" fo:font-size="10pt" officeooo:rsid="00533586" officeooo:paragraph-rsid="00533586" style:font-size-asian="10pt" style:font-size-complex="10pt"/>
    </style:style>
    <style:style style:name="P48" style:family="paragraph" style:parent-style-name="Standard">
      <style:paragraph-properties fo:text-align="justify" style:justify-single-word="false"/>
      <style:text-properties style:font-name="Arial" fo:font-size="10pt" officeooo:rsid="0074eced" officeooo:paragraph-rsid="0074eced" style:font-size-asian="10pt" style:font-size-complex="10pt"/>
    </style:style>
    <style:style style:name="P49" style:family="paragraph" style:parent-style-name="Standard">
      <style:paragraph-properties fo:text-align="justify" style:justify-single-word="false"/>
      <style:text-properties style:font-name="Arial" fo:font-size="10pt" officeooo:rsid="00245316" style:font-size-asian="10pt" style:font-size-complex="10pt"/>
    </style:style>
    <style:style style:name="P50" style:family="paragraph" style:parent-style-name="Standard">
      <style:paragraph-properties fo:text-align="justify" style:justify-single-word="false"/>
      <style:text-properties style:font-name="Arial" fo:font-size="10pt" officeooo:rsid="0076a730" officeooo:paragraph-rsid="0076a730" style:font-size-asian="10pt" style:font-size-complex="10pt"/>
    </style:style>
    <style:style style:name="P51" style:family="paragraph" style:parent-style-name="Standard">
      <style:paragraph-properties fo:text-align="justify" style:justify-single-word="false"/>
      <style:text-properties style:font-name="Arial" fo:font-size="10pt" officeooo:rsid="007ef00b" officeooo:paragraph-rsid="007ef00b" style:font-size-asian="10pt" style:font-size-complex="10pt"/>
    </style:style>
    <style:style style:name="P52" style:family="paragraph" style:parent-style-name="Standard">
      <style:paragraph-properties fo:text-align="justify" style:justify-single-word="false"/>
      <style:text-properties style:font-name="Arial" fo:font-size="10pt" officeooo:rsid="007a0cee" officeooo:paragraph-rsid="007a0cee" style:font-size-asian="10pt" style:font-size-complex="10pt"/>
    </style:style>
    <style:style style:name="P53" style:family="paragraph" style:parent-style-name="Standard">
      <style:paragraph-properties fo:text-align="justify" style:justify-single-word="false"/>
      <style:text-properties style:font-name="Arial" fo:font-size="10pt" officeooo:rsid="0085093a" officeooo:paragraph-rsid="0085093a" style:font-size-asian="10pt" style:font-size-complex="10pt"/>
    </style:style>
    <style:style style:name="P54" style:family="paragraph" style:parent-style-name="Standard">
      <style:paragraph-properties fo:text-align="justify" style:justify-single-word="false"/>
      <style:text-properties style:font-name="Arial" fo:font-size="10pt" officeooo:rsid="003b8a9e" officeooo:paragraph-rsid="00670b5c" style:font-size-asian="10pt" style:font-size-complex="10pt"/>
    </style:style>
    <style:style style:name="P55" style:family="paragraph" style:parent-style-name="Standard">
      <style:paragraph-properties fo:text-align="justify" style:justify-single-word="false"/>
      <style:text-properties style:font-name="Arial" fo:font-size="10pt" officeooo:rsid="003b8a9e" officeooo:paragraph-rsid="00660eed" style:font-size-asian="10pt" style:font-size-complex="10pt"/>
    </style:style>
    <style:style style:name="P56" style:family="paragraph" style:parent-style-name="Standard">
      <style:paragraph-properties fo:text-align="justify" style:justify-single-word="false"/>
      <style:text-properties style:font-name="Arial" fo:font-size="10pt" officeooo:rsid="00396d90" officeooo:paragraph-rsid="00670b5c" style:font-size-asian="10pt" style:font-size-complex="10pt"/>
    </style:style>
    <style:style style:name="P57" style:family="paragraph" style:parent-style-name="Standard">
      <style:paragraph-properties fo:text-align="justify" style:justify-single-word="false"/>
      <style:text-properties style:font-name="Arial" fo:font-size="10pt" officeooo:rsid="00396d90" officeooo:paragraph-rsid="00396d90" style:font-size-asian="10pt" style:font-size-complex="10pt"/>
    </style:style>
    <style:style style:name="P58" style:family="paragraph" style:parent-style-name="Standard">
      <style:paragraph-properties fo:text-align="justify" style:justify-single-word="false"/>
      <style:text-properties style:font-name="Arial" fo:font-size="10pt" officeooo:rsid="003cbbc8" officeooo:paragraph-rsid="00670b5c" style:font-size-asian="10pt" style:font-size-complex="10pt"/>
    </style:style>
    <style:style style:name="P59" style:family="paragraph" style:parent-style-name="Standard">
      <style:paragraph-properties fo:text-align="justify" style:justify-single-word="false"/>
      <style:text-properties style:font-name="Arial" fo:font-size="10pt" officeooo:rsid="003ce2a7" officeooo:paragraph-rsid="00670b5c" style:font-size-asian="10pt" style:font-size-complex="10pt"/>
    </style:style>
    <style:style style:name="P60" style:family="paragraph" style:parent-style-name="Standard">
      <style:paragraph-properties fo:text-align="justify" style:justify-single-word="false"/>
      <style:text-properties style:font-name="Arial" fo:font-size="10pt" officeooo:rsid="003ce2a7" officeooo:paragraph-rsid="00867f53" style:font-size-asian="10pt" style:font-size-complex="10pt"/>
    </style:style>
    <style:style style:name="P61" style:family="paragraph" style:parent-style-name="Standard">
      <style:paragraph-properties fo:text-align="justify" style:justify-single-word="false"/>
      <style:text-properties style:font-name="Arial" fo:font-size="10pt" officeooo:rsid="00670b5c" officeooo:paragraph-rsid="00670b5c" style:font-size-asian="10pt" style:font-size-complex="10pt"/>
    </style:style>
    <style:style style:name="P62" style:family="paragraph" style:parent-style-name="Standard">
      <style:paragraph-properties fo:text-align="justify" style:justify-single-word="false"/>
      <style:text-properties style:font-name="Arial" fo:font-size="10pt" officeooo:rsid="003a4e4e" officeooo:paragraph-rsid="003a4e4e" style:font-size-asian="10pt" style:font-size-complex="10pt"/>
    </style:style>
    <style:style style:name="P63" style:family="paragraph" style:parent-style-name="Standard">
      <style:paragraph-properties fo:text-align="justify" style:justify-single-word="false"/>
      <style:text-properties style:font-name="Arial" fo:font-size="10pt" officeooo:rsid="003a4e4e" officeooo:paragraph-rsid="00670b5c" style:font-size-asian="10pt" style:font-size-complex="10pt"/>
    </style:style>
    <style:style style:name="P64" style:family="paragraph" style:parent-style-name="Standard">
      <style:paragraph-properties fo:text-align="justify" style:justify-single-word="false"/>
      <style:text-properties style:font-name="Arial" fo:font-size="10pt" officeooo:rsid="003a4e4e" officeooo:paragraph-rsid="0065a4ac" style:font-size-asian="10pt" style:font-size-complex="10pt"/>
    </style:style>
    <style:style style:name="P65" style:family="paragraph" style:parent-style-name="Standard">
      <style:paragraph-properties fo:text-align="justify" style:justify-single-word="false"/>
      <style:text-properties style:font-name="Arial" fo:font-size="10pt" officeooo:rsid="0074e42b" officeooo:paragraph-rsid="0074e42b" style:font-size-asian="10pt" style:font-size-complex="10pt"/>
    </style:style>
    <style:style style:name="P66" style:family="paragraph" style:parent-style-name="Standard">
      <style:paragraph-properties fo:text-align="justify" style:justify-single-word="false"/>
      <style:text-properties style:font-name="Arial" fo:font-size="10pt" officeooo:rsid="00623835" officeooo:paragraph-rsid="003a4e4e" style:font-size-asian="10pt" style:font-size-complex="10pt"/>
    </style:style>
    <style:style style:name="P67" style:family="paragraph" style:parent-style-name="Standard">
      <style:paragraph-properties fo:text-align="justify" style:justify-single-word="false"/>
      <style:text-properties style:font-name="Arial" fo:font-size="10pt" officeooo:rsid="0065a4ac" officeooo:paragraph-rsid="0065a4ac" style:font-size-asian="10pt" style:font-size-complex="10pt"/>
    </style:style>
    <style:style style:name="P68" style:family="paragraph" style:parent-style-name="Standard">
      <style:paragraph-properties fo:text-align="justify" style:justify-single-word="false"/>
      <style:text-properties style:font-name="Arial" fo:font-size="10pt" officeooo:rsid="00660eed" officeooo:paragraph-rsid="0065a4ac" style:font-size-asian="10pt" style:font-size-complex="10pt"/>
    </style:style>
    <style:style style:name="P69" style:family="paragraph" style:parent-style-name="Standard">
      <style:paragraph-properties fo:text-align="justify" style:justify-single-word="false"/>
      <style:text-properties style:font-name="Arial" fo:font-size="10pt" officeooo:rsid="00660eed" officeooo:paragraph-rsid="00660eed" style:font-size-asian="10pt" style:font-size-complex="10pt"/>
    </style:style>
    <style:style style:name="P70" style:family="paragraph" style:parent-style-name="Standard">
      <style:paragraph-properties fo:text-align="justify" style:justify-single-word="false"/>
      <style:text-properties style:font-name="Arial" fo:font-size="10pt" officeooo:rsid="0033d9e9" style:font-size-asian="10pt" style:font-size-complex="10pt"/>
    </style:style>
    <style:style style:name="P71" style:family="paragraph" style:parent-style-name="Standard">
      <style:paragraph-properties fo:text-align="justify" style:justify-single-word="false"/>
      <style:text-properties style:font-name="Arial" fo:font-size="10pt" officeooo:rsid="008d3889" officeooo:paragraph-rsid="008d3889" style:font-size-asian="10pt" style:font-size-complex="10pt"/>
    </style:style>
    <style:style style:name="P72" style:family="paragraph" style:parent-style-name="Standard">
      <style:paragraph-properties fo:text-align="start" style:justify-single-word="false"/>
      <style:text-properties style:font-name="Arial" fo:font-size="10pt" officeooo:rsid="008d3889" officeooo:paragraph-rsid="008d3889" style:font-size-asian="10pt" style:font-size-complex="10pt"/>
    </style:style>
    <style:style style:name="P7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74" style:family="paragraph" style:parent-style-name="Standard">
      <style:paragraph-properties fo:text-align="justify" style:justify-single-word="false"/>
      <style:text-properties style:font-name="Arial" fo:font-size="10pt" fo:font-weight="normal" officeooo:paragraph-rsid="005dd40f"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style:font-name="Arial" fo:font-size="10pt" fo:font-weight="normal" officeooo:rsid="004071da"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 fo:font-size="10pt" fo:font-weight="normal" officeooo:rsid="004071da" officeooo:paragraph-rsid="004071da"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font-name="Arial" fo:font-size="10pt" fo:font-weight="normal" officeooo:rsid="004071da" officeooo:paragraph-rsid="004522e1" style:font-size-asian="10pt" style:font-weight-asian="normal" style:font-size-complex="10pt" style:font-weight-complex="normal"/>
    </style:style>
    <style:style style:name="P78" style:family="paragraph" style:parent-style-name="Standard">
      <style:paragraph-properties fo:text-align="justify" style:justify-single-word="false"/>
      <style:text-properties style:font-name="Arial" fo:font-size="10pt" fo:font-weight="normal" officeooo:rsid="004522e1" officeooo:paragraph-rsid="004522e1" style:font-size-asian="10pt" style:font-weight-asian="normal" style:font-size-complex="10pt" style:font-weight-complex="normal"/>
    </style:style>
    <style:style style:name="P79" style:family="paragraph" style:parent-style-name="Standard">
      <style:paragraph-properties fo:text-align="justify" style:justify-single-word="false"/>
      <style:text-properties style:font-name="Arial" fo:font-size="10pt" fo:font-weight="normal" officeooo:rsid="004c5139" officeooo:paragraph-rsid="004c5139" style:font-size-asian="10pt" style:font-weight-asian="normal" style:font-size-complex="10pt" style:font-weight-complex="normal"/>
    </style:style>
    <style:style style:name="P80" style:family="paragraph" style:parent-style-name="Standard">
      <style:paragraph-properties fo:text-align="justify" style:justify-single-word="false"/>
      <style:text-properties style:font-name="Arial" fo:font-size="10pt" fo:font-weight="normal" officeooo:rsid="004c5139" officeooo:paragraph-rsid="004d7ecf" style:font-size-asian="10pt" style:font-weight-asian="normal" style:font-size-complex="10pt" style:font-weight-complex="normal"/>
    </style:style>
    <style:style style:name="P81" style:family="paragraph" style:parent-style-name="Standard">
      <style:paragraph-properties fo:text-align="justify" style:justify-single-word="false"/>
      <style:text-properties style:font-name="Arial" fo:font-size="10pt" fo:font-weight="normal" officeooo:rsid="004c5139" officeooo:paragraph-rsid="004eb096" style:font-size-asian="10pt" style:font-weight-asian="normal" style:font-size-complex="10pt" style:font-weight-complex="normal"/>
    </style:style>
    <style:style style:name="P82" style:family="paragraph" style:parent-style-name="Standard">
      <style:paragraph-properties fo:text-align="justify" style:justify-single-word="false"/>
      <style:text-properties style:font-name="Arial" fo:font-size="10pt" fo:font-weight="normal" officeooo:rsid="004c5139" officeooo:paragraph-rsid="005c8051" style:font-size-asian="10pt" style:font-weight-asian="normal" style:font-size-complex="10pt" style:font-weight-complex="normal"/>
    </style:style>
    <style:style style:name="P83" style:family="paragraph" style:parent-style-name="Standard">
      <style:paragraph-properties fo:text-align="justify" style:justify-single-word="false"/>
      <style:text-properties style:font-name="Arial" fo:font-size="10pt" fo:font-weight="normal" officeooo:rsid="004d7ecf" officeooo:paragraph-rsid="004d7ecf" style:font-size-asian="10pt" style:font-weight-asian="normal" style:font-size-complex="10pt" style:font-weight-complex="normal"/>
    </style:style>
    <style:style style:name="P84" style:family="paragraph" style:parent-style-name="Standard">
      <style:paragraph-properties fo:text-align="justify" style:justify-single-word="false"/>
      <style:text-properties style:font-name="Arial" fo:font-size="10pt" fo:font-weight="normal" officeooo:rsid="005bce78" officeooo:paragraph-rsid="005bce78" style:font-size-asian="10pt" style:font-weight-asian="normal" style:font-size-complex="10pt" style:font-weight-complex="normal"/>
    </style:style>
    <style:style style:name="P85" style:family="paragraph" style:parent-style-name="Standard">
      <style:paragraph-properties fo:text-align="justify" style:justify-single-word="false"/>
      <style:text-properties style:font-name="Arial" fo:font-size="10pt" fo:font-weight="normal" officeooo:rsid="0041fc2c" officeooo:paragraph-rsid="0041fc2c" style:font-size-asian="10pt" style:font-weight-asian="normal" style:font-size-complex="10pt" style:font-weight-complex="normal"/>
    </style:style>
    <style:style style:name="P86" style:family="paragraph" style:parent-style-name="Standard">
      <style:paragraph-properties fo:text-align="justify" style:justify-single-word="false"/>
      <style:text-properties style:font-name="Arial" fo:font-size="10pt" fo:font-weight="normal" officeooo:rsid="007c872e" style:font-size-asian="8.75pt" style:font-weight-asian="normal" style:font-size-complex="10pt" style:font-weight-complex="normal"/>
    </style:style>
    <style:style style:name="P87" style:family="paragraph" style:parent-style-name="Standard">
      <style:paragraph-properties fo:text-align="justify" style:justify-single-word="false"/>
      <style:text-properties style:font-name="Arial" fo:font-size="10pt" fo:font-weight="normal" officeooo:rsid="007c872e" officeooo:paragraph-rsid="007c872e" style:font-size-asian="8.75pt" style:font-weight-asian="normal" style:font-size-complex="10pt" style:font-weight-complex="normal"/>
    </style:style>
    <style:style style:name="P88" style:family="paragraph" style:parent-style-name="Standard">
      <style:paragraph-properties fo:text-align="justify" style:justify-single-word="false"/>
      <style:text-properties style:font-name="Arial" fo:font-size="10pt" fo:font-style="normal" fo:font-weight="normal" officeooo:rsid="005fd38b" officeooo:paragraph-rsid="005fd38b"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justify" style:justify-single-word="false"/>
      <style:text-properties style:font-name="Arial" fo:font-size="10pt" fo:font-style="normal" style:text-underline-style="none" fo:font-weight="normal" officeooo:rsid="0048cb92" officeooo:paragraph-rsid="0048cb92"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justify" style:justify-single-word="false"/>
      <style:text-properties style:font-name="Arial" fo:font-size="10pt" style:text-underline-style="none" fo:font-weight="normal" officeooo:paragraph-rsid="004071da" style:font-size-asian="10pt" style:font-weight-asian="normal" style:font-size-complex="10pt" style:font-weight-complex="normal"/>
    </style:style>
    <style:style style:name="P91" style:family="paragraph" style:parent-style-name="Standard">
      <style:paragraph-properties fo:text-align="justify" style:justify-single-word="false"/>
      <style:text-properties style:font-name="Arial" fo:font-size="10pt" style:text-underline-style="none" fo:font-weight="normal" officeooo:paragraph-rsid="0048cb92" style:font-size-asian="10pt" style:font-weight-asian="normal" style:font-size-complex="10pt" style:font-weight-complex="normal"/>
    </style:style>
    <style:style style:name="P92" style:family="paragraph" style:parent-style-name="Standard">
      <style:paragraph-properties fo:text-align="justify" style:justify-single-word="false"/>
      <style:text-properties style:font-name="Arial" fo:font-size="10pt" style:text-underline-style="none" fo:font-weight="normal" officeooo:rsid="0048cb92" officeooo:paragraph-rsid="0048cb92" style:font-size-asian="10pt" style:font-weight-asian="normal" style:font-size-complex="10pt" style:font-weight-complex="normal"/>
    </style:style>
    <style:style style:name="P93" style:family="paragraph" style:parent-style-name="Standard">
      <style:paragraph-properties fo:text-align="justify" style:justify-single-word="false"/>
      <style:text-properties style:font-name="Arial" fo:font-size="10pt" style:text-underline-style="none" fo:font-weight="normal" officeooo:rsid="00421673" officeooo:paragraph-rsid="00421673" style:font-size-asian="10pt" style:font-weight-asian="normal" style:font-size-complex="10pt" style:font-weight-complex="normal"/>
    </style:style>
    <style:style style:name="P94" style:family="paragraph" style:parent-style-name="Standard">
      <style:paragraph-properties fo:text-align="justify" style:justify-single-word="false"/>
      <style:text-properties style:font-name="Arial" fo:font-size="10pt" style:text-underline-style="none" fo:font-weight="normal" officeooo:rsid="0043954f" officeooo:paragraph-rsid="0043954f" style:font-size-asian="10pt" style:font-weight-asian="normal" style:font-size-complex="10pt" style:font-weight-complex="normal"/>
    </style:style>
    <style:style style:name="P95" style:family="paragraph" style:parent-style-name="Standard">
      <style:paragraph-properties fo:text-align="justify" style:justify-single-word="false"/>
      <style:text-properties style:font-name="Arial" fo:font-size="10pt" style:text-underline-style="none" fo:font-weight="normal" officeooo:rsid="004a4abc" officeooo:paragraph-rsid="004a4abc" style:font-size-asian="10pt" style:font-weight-asian="normal" style:font-size-complex="10pt" style:font-weight-complex="normal"/>
    </style:style>
    <style:style style:name="P96" style:family="paragraph" style:parent-style-name="Standard">
      <style:paragraph-properties fo:text-align="justify" style:justify-single-word="false"/>
      <style:text-properties style:font-name="Arial" fo:font-size="10pt" style:text-underline-style="none" fo:font-weight="normal" officeooo:rsid="004071da" officeooo:paragraph-rsid="004071da" style:font-size-asian="10pt" style:font-weight-asian="normal" style:font-size-complex="10pt" style:font-weight-complex="normal"/>
    </style:style>
    <style:style style:name="P97" style:family="paragraph" style:parent-style-name="Standard">
      <style:paragraph-properties fo:text-align="justify" style:justify-single-word="false"/>
      <style:text-properties style:font-name="Arial" fo:font-size="10pt" style:text-underline-style="none" fo:font-weight="normal" officeooo:rsid="004522e1" officeooo:paragraph-rsid="004522e1" style:font-size-asian="10pt" style:font-weight-asian="normal" style:font-size-complex="10pt" style:font-weight-complex="normal"/>
    </style:style>
    <style:style style:name="P98" style:family="paragraph" style:parent-style-name="Standard">
      <style:paragraph-properties fo:text-align="justify" style:justify-single-word="false"/>
      <style:text-properties style:font-name="Arial" fo:font-size="10pt" style:text-underline-style="none" fo:font-weight="normal" officeooo:rsid="004b1977" officeooo:paragraph-rsid="004b1977" style:font-size-asian="10pt" style:font-weight-asian="normal" style:font-size-complex="10pt" style:font-weight-complex="normal"/>
    </style:style>
    <style:style style:name="P99" style:family="paragraph" style:parent-style-name="Standard">
      <style:paragraph-properties fo:text-align="justify" style:justify-single-word="false"/>
      <style:text-properties style:font-name="Arial" fo:font-size="10pt" fo:font-weight="bold" officeooo:rsid="004d7ecf" officeooo:paragraph-rsid="004d7ecf" style:font-size-asian="10pt" style:font-weight-asian="bold" style:font-size-complex="10pt" style:font-weight-complex="bold"/>
    </style:style>
    <style:style style:name="P100" style:family="paragraph" style:parent-style-name="Standard">
      <style:paragraph-properties fo:text-align="justify" style:justify-single-word="false"/>
      <style:text-properties officeooo:paragraph-rsid="0048cb92"/>
    </style:style>
    <style:style style:name="P101" style:family="paragraph" style:parent-style-name="Standard">
      <style:paragraph-properties fo:text-align="justify" style:justify-single-word="false"/>
      <style:text-properties officeooo:paragraph-rsid="004c5139"/>
    </style:style>
    <style:style style:name="P102" style:family="paragraph" style:parent-style-name="Standard">
      <style:paragraph-properties fo:text-align="justify" style:justify-single-word="false"/>
      <style:text-properties officeooo:paragraph-rsid="00660eed"/>
    </style:style>
    <style:style style:name="P103" style:family="paragraph" style:parent-style-name="Standard">
      <style:paragraph-properties fo:text-align="justify" style:justify-single-word="false"/>
      <style:text-properties style:text-outline="false" style:text-line-through-style="none" style:font-name="Arial2" fo:font-size="10pt" fo:font-style="normal" fo:text-shadow="none" style:text-underline-style="none" fo:font-weight="normal" officeooo:paragraph-rsid="0048cb92" style:font-size-asian="10pt" style:font-style-asian="normal" style:font-weight-asian="normal" style:text-emphasize="none"/>
    </style:style>
    <style:style style:name="P104" style:family="paragraph" style:parent-style-name="Standard">
      <style:paragraph-properties fo:text-align="justify" style:justify-single-word="false"/>
      <style:text-properties style:text-outline="false" style:text-line-through-style="none" style:font-name="Arial2" fo:font-size="10pt" fo:font-style="normal" fo:text-shadow="none" style:text-underline-style="none" fo:font-weight="normal" officeooo:paragraph-rsid="004c5139" style:font-size-asian="10pt" style:font-style-asian="normal" style:font-weight-asian="normal" style:text-emphasize="none"/>
    </style:style>
    <style:style style:name="P105" style:family="paragraph" style:parent-style-name="Standard">
      <style:paragraph-properties fo:text-align="justify" style:justify-single-word="false"/>
      <style:text-properties style:text-outline="false" style:text-line-through-style="none" style:font-name="Arial2" fo:font-size="10pt" fo:font-style="normal" fo:text-shadow="none" style:text-underline-style="none" fo:font-weight="normal" officeooo:rsid="004c5139" officeooo:paragraph-rsid="004c5139" style:font-size-asian="10pt" style:font-style-asian="normal" style:font-weight-asian="normal" style:text-emphasize="none"/>
    </style:style>
    <style:style style:name="P106" style:family="paragraph" style:parent-style-name="Standard">
      <style:paragraph-properties fo:text-align="justify" style:justify-single-word="false"/>
      <style:text-properties style:text-outline="false" style:text-line-through-style="none" style:font-name="Arial2" fo:font-size="10pt" fo:font-style="normal" fo:text-shadow="none" style:text-underline-style="none" fo:font-weight="normal" officeooo:rsid="0048cb92" officeooo:paragraph-rsid="0048cb92" style:font-size-asian="10pt" style:font-style-asian="normal" style:font-weight-asian="normal" style:font-weight-complex="normal" style:text-emphasize="none"/>
    </style:style>
    <style:style style:name="P107" style:family="paragraph" style:parent-style-name="Standard">
      <style:paragraph-properties fo:text-align="start" style:justify-single-word="false"/>
      <style:text-properties style:font-name="Courier New" fo:font-size="9pt" officeooo:rsid="008d3889" officeooo:paragraph-rsid="008d3889" style:font-size-asian="9pt" style:font-size-complex="9pt"/>
    </style:style>
    <style:style style:name="P108" style:family="paragraph" style:parent-style-name="Table_20_Heading">
      <style:paragraph-properties fo:text-align="justify" style:justify-single-word="false"/>
      <style:text-properties style:font-name="Arial" fo:font-size="10pt" officeooo:rsid="007c872e" officeooo:paragraph-rsid="007c872e" style:font-size-asian="10pt" style:font-size-complex="10pt"/>
    </style:style>
    <style:style style:name="P109" style:family="paragraph" style:parent-style-name="Table_20_Heading">
      <style:paragraph-properties fo:text-align="justify" style:justify-single-word="false"/>
      <style:text-properties style:font-name="Arial" fo:font-size="10pt" officeooo:rsid="00710181" officeooo:paragraph-rsid="00710181" style:font-size-asian="10pt" style:font-size-complex="10pt"/>
    </style:style>
    <style:style style:name="P110" style:family="paragraph" style:parent-style-name="Table_20_Heading">
      <style:paragraph-properties fo:text-align="justify" style:justify-single-word="false"/>
      <style:text-properties style:font-name="Arial" fo:font-size="10pt" officeooo:rsid="0076a730" officeooo:paragraph-rsid="0076a730" style:font-size-asian="10pt" style:font-size-complex="10pt"/>
    </style:style>
    <style:style style:name="P111" style:family="paragraph" style:parent-style-name="Table_20_Heading">
      <style:paragraph-properties fo:text-align="justify" style:justify-single-word="false"/>
      <style:text-properties style:font-name="Arial" fo:font-size="10pt" officeooo:rsid="0072f4ef" officeooo:paragraph-rsid="0072f4ef" style:font-size-asian="10pt" style:font-size-complex="10pt"/>
    </style:style>
    <style:style style:name="P112" style:family="paragraph" style:parent-style-name="Table_20_Heading">
      <style:paragraph-properties fo:text-align="justify" style:justify-single-word="false"/>
      <style:text-properties style:font-name="Arial" fo:font-size="10pt" officeooo:rsid="007909c2" officeooo:paragraph-rsid="007909c2" style:font-size-asian="10pt" style:font-size-complex="10pt"/>
    </style:style>
    <style:style style:name="P113" style:family="paragraph" style:parent-style-name="Table_20_Heading">
      <style:paragraph-properties fo:text-align="justify" style:justify-single-word="false"/>
      <style:text-properties style:font-name="Arial" fo:font-size="10pt" officeooo:rsid="007a0cee" officeooo:paragraph-rsid="007a0cee" style:font-size-asian="10pt" style:font-size-complex="10pt"/>
    </style:style>
    <style:style style:name="P114" style:family="paragraph" style:parent-style-name="Table_20_Heading">
      <style:paragraph-properties fo:text-align="justify" style:justify-single-word="false"/>
      <style:text-properties style:font-name="Arial" fo:font-size="10pt" officeooo:rsid="00818332" officeooo:paragraph-rsid="00818332" style:font-size-asian="10pt" style:font-size-complex="10pt"/>
    </style:style>
    <style:style style:name="P115" style:family="paragraph" style:parent-style-name="Table_20_Heading">
      <style:paragraph-properties fo:text-align="justify" style:justify-single-word="false"/>
      <style:text-properties style:font-name="Arial" fo:font-size="10pt" officeooo:rsid="0074c07c" officeooo:paragraph-rsid="0074c07c" style:font-size-asian="10pt" style:font-size-complex="10pt"/>
    </style:style>
    <style:style style:name="P116" style:family="paragraph" style:parent-style-name="Table_20_Heading">
      <style:paragraph-properties fo:text-align="justify" style:justify-single-word="false"/>
      <style:text-properties style:font-name="Arial" fo:font-size="10pt" officeooo:rsid="0074e42b" officeooo:paragraph-rsid="0074e42b" style:font-size-asian="10pt" style:font-size-complex="10pt"/>
    </style:style>
    <style:style style:name="P117" style:family="paragraph" style:parent-style-name="Table_20_Heading">
      <style:paragraph-properties fo:text-align="justify" style:justify-single-word="false"/>
      <style:text-properties style:font-name="Arial" fo:font-size="10pt" officeooo:rsid="0074eced" officeooo:paragraph-rsid="0074eced" style:font-size-asian="10pt" style:font-size-complex="10pt"/>
    </style:style>
    <style:style style:name="P118" style:family="paragraph" style:parent-style-name="Table_20_Contents">
      <style:paragraph-properties fo:text-align="justify" style:justify-single-word="false"/>
      <style:text-properties style:font-name="Arial" fo:font-size="10pt" officeooo:rsid="007c872e" officeooo:paragraph-rsid="007c872e" style:font-size-asian="10pt" style:font-size-complex="10pt"/>
    </style:style>
    <style:style style:name="P119" style:family="paragraph" style:parent-style-name="Table_20_Contents">
      <style:paragraph-properties fo:text-align="justify" style:justify-single-word="false"/>
      <style:text-properties style:font-name="Arial" fo:font-size="10pt" officeooo:rsid="00710181" officeooo:paragraph-rsid="00710181" style:font-size-asian="10pt" style:font-size-complex="10pt"/>
    </style:style>
    <style:style style:name="P120" style:family="paragraph" style:parent-style-name="Table_20_Contents">
      <style:paragraph-properties fo:text-align="justify" style:justify-single-word="false"/>
      <style:text-properties style:font-name="Arial" fo:font-size="10pt" officeooo:rsid="0076a730" officeooo:paragraph-rsid="0076a730" style:font-size-asian="10pt" style:font-size-complex="10pt"/>
    </style:style>
    <style:style style:name="P121" style:family="paragraph" style:parent-style-name="Table_20_Contents">
      <style:paragraph-properties fo:text-align="justify" style:justify-single-word="false"/>
      <style:text-properties style:font-name="Arial" fo:font-size="10pt" officeooo:rsid="00788f8e" officeooo:paragraph-rsid="00788f8e" style:font-size-asian="10pt" style:font-size-complex="10pt"/>
    </style:style>
    <style:style style:name="P122" style:family="paragraph" style:parent-style-name="Table_20_Contents">
      <style:paragraph-properties fo:text-align="justify" style:justify-single-word="false"/>
      <style:text-properties style:font-name="Arial" fo:font-size="10pt" officeooo:rsid="007909c2" officeooo:paragraph-rsid="007909c2" style:font-size-asian="10pt" style:font-size-complex="10pt"/>
    </style:style>
    <style:style style:name="P123" style:family="paragraph" style:parent-style-name="Table_20_Contents">
      <style:paragraph-properties fo:text-align="justify" style:justify-single-word="false"/>
      <style:text-properties style:font-name="Arial" fo:font-size="10pt" officeooo:rsid="0072f4ef" officeooo:paragraph-rsid="0072f4ef" style:font-size-asian="10pt" style:font-size-complex="10pt"/>
    </style:style>
    <style:style style:name="P124" style:family="paragraph" style:parent-style-name="Table_20_Contents">
      <style:paragraph-properties fo:text-align="justify" style:justify-single-word="false"/>
      <style:text-properties style:font-name="Arial" fo:font-size="10pt" officeooo:rsid="007ef00b" officeooo:paragraph-rsid="007ef00b" style:font-size-asian="10pt" style:font-size-complex="10pt"/>
    </style:style>
    <style:style style:name="P125" style:family="paragraph" style:parent-style-name="Table_20_Contents">
      <style:paragraph-properties fo:text-align="justify" style:justify-single-word="false"/>
      <style:text-properties style:font-name="Arial" fo:font-size="10pt" officeooo:rsid="007a0cee" officeooo:paragraph-rsid="007a0cee" style:font-size-asian="10pt" style:font-size-complex="10pt"/>
    </style:style>
    <style:style style:name="P126" style:family="paragraph" style:parent-style-name="Table_20_Contents">
      <style:paragraph-properties fo:text-align="justify" style:justify-single-word="false"/>
      <style:text-properties style:font-name="Arial" fo:font-size="10pt" officeooo:rsid="00818332" officeooo:paragraph-rsid="00818332" style:font-size-asian="10pt" style:font-size-complex="10pt"/>
    </style:style>
    <style:style style:name="P127" style:family="paragraph" style:parent-style-name="Table_20_Contents">
      <style:paragraph-properties fo:text-align="justify" style:justify-single-word="false"/>
      <style:text-properties style:font-name="Arial" fo:font-size="10pt" officeooo:rsid="00836cad" officeooo:paragraph-rsid="00836cad" style:font-size-asian="10pt" style:font-size-complex="10pt"/>
    </style:style>
    <style:style style:name="P128" style:family="paragraph" style:parent-style-name="Table_20_Contents">
      <style:paragraph-properties fo:text-align="justify" style:justify-single-word="false"/>
      <style:text-properties style:font-name="Arial" fo:font-size="10pt" officeooo:rsid="0085093a" officeooo:paragraph-rsid="0085093a" style:font-size-asian="10pt" style:font-size-complex="10pt"/>
    </style:style>
    <style:style style:name="P129" style:family="paragraph" style:parent-style-name="Table_20_Contents">
      <style:paragraph-properties fo:text-align="justify" style:justify-single-word="false"/>
      <style:text-properties style:font-name="Arial" fo:font-size="10pt" officeooo:rsid="007376d4" officeooo:paragraph-rsid="007376d4" style:font-size-asian="10pt" style:font-size-complex="10pt"/>
    </style:style>
    <style:style style:name="P130" style:family="paragraph" style:parent-style-name="Table_20_Contents">
      <style:paragraph-properties fo:text-align="justify" style:justify-single-word="false"/>
      <style:text-properties style:font-name="Arial" fo:font-size="10pt" officeooo:rsid="0074c07c" officeooo:paragraph-rsid="0074c07c" style:font-size-asian="10pt" style:font-size-complex="10pt"/>
    </style:style>
    <style:style style:name="P131" style:family="paragraph" style:parent-style-name="Table_20_Contents">
      <style:paragraph-properties fo:text-align="justify" style:justify-single-word="false"/>
      <style:text-properties style:font-name="Arial" fo:font-size="10pt" officeooo:rsid="0074e42b" officeooo:paragraph-rsid="0074e42b" style:font-size-asian="10pt" style:font-size-complex="10pt"/>
    </style:style>
    <style:style style:name="P132" style:family="paragraph" style:parent-style-name="Table_20_Contents">
      <style:paragraph-properties fo:text-align="justify" style:justify-single-word="false"/>
      <style:text-properties style:font-name="Arial" fo:font-size="10pt" officeooo:rsid="0074eced" officeooo:paragraph-rsid="0074eced" style:font-size-asian="10pt" style:font-size-complex="10pt"/>
    </style:style>
    <style:style style:name="T1" style:family="text">
      <style:text-properties officeooo:rsid="0019d626"/>
    </style:style>
    <style:style style:name="T2" style:family="text">
      <style:text-properties fo:font-style="normal" style:font-style-asian="normal" style:font-style-complex="normal"/>
    </style:style>
    <style:style style:name="T3" style:family="text">
      <style:text-properties fo:font-style="normal" officeooo:rsid="001bd4bb" style:font-style-asian="normal" style:font-style-complex="normal"/>
    </style:style>
    <style:style style:name="T4" style:family="text">
      <style:text-properties fo:font-style="normal" officeooo:rsid="00421673" style:font-style-asian="normal" style:font-style-complex="normal"/>
    </style:style>
    <style:style style:name="T5" style:family="text">
      <style:text-properties fo:font-style="normal" officeooo:rsid="005bce78" style:font-style-asian="normal" style:font-style-complex="normal"/>
    </style:style>
    <style:style style:name="T6" style:family="text">
      <style:text-properties fo:font-style="normal" officeooo:rsid="0063f565"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d4bb" style:font-style-asian="normal" style:font-weight-asian="normal" style:font-style-complex="normal" style:font-weight-complex="normal"/>
    </style:style>
    <style:style style:name="T10" style:family="text">
      <style:text-properties fo:font-style="normal" fo:font-weight="normal" officeooo:rsid="0019d626" style:font-style-asian="normal" style:font-weight-asian="normal" style:font-style-complex="normal" style:font-weight-complex="normal"/>
    </style:style>
    <style:style style:name="T11" style:family="text">
      <style:text-properties fo:font-style="normal" fo:font-weight="normal" officeooo:rsid="002e6206" style:font-style-asian="normal" style:font-weight-asian="normal" style:font-style-complex="normal" style:font-weight-complex="normal"/>
    </style:style>
    <style:style style:name="T12" style:family="text">
      <style:text-properties fo:font-style="normal" fo:font-weight="normal" officeooo:rsid="0030ae5f" style:font-style-asian="normal" style:font-weight-asian="normal" style:font-style-complex="normal" style:font-weight-complex="normal"/>
    </style:style>
    <style:style style:name="T13" style:family="text">
      <style:text-properties fo:font-style="normal" fo:font-weight="normal" officeooo:rsid="003325e8" style:font-style-asian="normal" style:font-weight-asian="normal" style:font-style-complex="normal" style:font-weight-complex="normal"/>
    </style:style>
    <style:style style:name="T14" style:family="text">
      <style:text-properties fo:font-style="normal" fo:font-weight="normal" officeooo:rsid="002f0c65" style:font-style-asian="normal" style:font-weight-asian="normal" style:font-style-complex="normal" style:font-weight-complex="normal"/>
    </style:style>
    <style:style style:name="T15" style:family="text">
      <style:text-properties fo:font-style="normal" fo:font-weight="normal" officeooo:rsid="005f7611" style:font-style-asian="normal" style:font-weight-asian="normal" style:font-style-complex="normal" style:font-weight-complex="normal"/>
    </style:style>
    <style:style style:name="T16" style:family="text">
      <style:text-properties fo:font-style="normal" fo:font-weight="normal" officeooo:rsid="005fd38b" style:font-style-asian="normal" style:font-weight-asian="normal" style:font-style-complex="normal" style:font-weight-complex="normal"/>
    </style:style>
    <style:style style:name="T17" style:family="text">
      <style:text-properties fo:font-style="normal" fo:font-weight="normal" officeooo:rsid="0069d8d5" style:font-style-asian="normal" style:font-weight-asian="normal" style:font-style-complex="normal" style:font-weight-complex="normal"/>
    </style:style>
    <style:style style:name="T18" style:family="text">
      <style:text-properties fo:font-style="normal" fo:font-weight="normal" officeooo:rsid="008833c0" style:font-style-asian="normal" style:font-weight-asian="normal" style:font-style-complex="normal" style:font-weight-complex="normal"/>
    </style:style>
    <style:style style:name="T19" style:family="text">
      <style:text-properties fo:font-style="normal" fo:font-weight="normal" officeooo:rsid="0091ff30" style:font-style-asian="normal" style:font-weight-asian="normal" style:font-style-complex="normal" style:font-weight-complex="normal"/>
    </style:style>
    <style:style style:name="T20" style:family="text">
      <style:text-properties fo:font-style="normal" fo:font-weight="normal" officeooo:rsid="0092e0bb" style:font-style-asian="normal" style:font-weight-asian="normal" style:font-style-complex="normal" style:font-weight-complex="normal"/>
    </style:style>
    <style:style style:name="T21" style:family="text">
      <style:text-properties officeooo:rsid="001bb502"/>
    </style:style>
    <style:style style:name="T22" style:family="text">
      <style:text-properties officeooo:rsid="001bd4bb"/>
    </style:style>
    <style:style style:name="T23" style:family="text">
      <style:text-properties officeooo:rsid="001cb7c8"/>
    </style:style>
    <style:style style:name="T24" style:family="text">
      <style:text-properties fo:font-style="italic" officeooo:rsid="001bd4bb" style:font-style-asian="italic" style:font-style-complex="italic"/>
    </style:style>
    <style:style style:name="T25" style:family="text">
      <style:text-properties fo:font-style="italic" fo:font-weight="normal" officeooo:rsid="003f9207" style:font-style-asian="italic" style:font-weight-asian="normal" style:font-style-complex="italic" style:font-weight-complex="normal"/>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55f5cd"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1bd4bb" style:font-weight-asian="bold" style:font-weight-complex="bold"/>
    </style:style>
    <style:style style:name="T30" style:family="text">
      <style:text-properties officeooo:rsid="002048e7"/>
    </style:style>
    <style:style style:name="T31" style:family="text">
      <style:text-properties officeooo:rsid="00227029"/>
    </style:style>
    <style:style style:name="T32" style:family="text">
      <style:text-properties officeooo:rsid="00249be8"/>
    </style:style>
    <style:style style:name="T33" style:family="text">
      <style:text-properties officeooo:rsid="00277336"/>
    </style:style>
    <style:style style:name="T34" style:family="text">
      <style:text-properties officeooo:rsid="0027ace1"/>
    </style:style>
    <style:style style:name="T35" style:family="text">
      <style:text-properties officeooo:rsid="002b4c50"/>
    </style:style>
    <style:style style:name="T36" style:family="text">
      <style:text-properties officeooo:rsid="003e7431"/>
    </style:style>
    <style:style style:name="T37" style:family="text">
      <style:text-properties officeooo:rsid="003895db"/>
    </style:style>
    <style:style style:name="T38" style:family="text">
      <style:text-properties officeooo:rsid="003d403d"/>
    </style:style>
    <style:style style:name="T39" style:family="text">
      <style:text-properties officeooo:rsid="002d1588"/>
    </style:style>
    <style:style style:name="T40" style:family="text">
      <style:text-properties officeooo:rsid="002d5a54"/>
    </style:style>
    <style:style style:name="T41" style:family="text">
      <style:text-properties officeooo:rsid="002e6206"/>
    </style:style>
    <style:style style:name="T42" style:family="text">
      <style:text-properties officeooo:rsid="002f0c65"/>
    </style:style>
    <style:style style:name="T43" style:family="text">
      <style:text-properties officeooo:rsid="0030ae5f"/>
    </style:style>
    <style:style style:name="T44" style:family="text">
      <style:text-properties officeooo:rsid="00329f99"/>
    </style:style>
    <style:style style:name="T45" style:family="text">
      <style:text-properties officeooo:rsid="0033d9e9"/>
    </style:style>
    <style:style style:name="T46" style:family="text">
      <style:text-properties officeooo:rsid="00281ac9"/>
    </style:style>
    <style:style style:name="T47" style:family="text">
      <style:text-properties officeooo:rsid="003f9207"/>
    </style:style>
    <style:style style:name="T48" style:family="text">
      <style:text-properties officeooo:rsid="00396d90"/>
    </style:style>
    <style:style style:name="T49" style:family="text">
      <style:text-properties officeooo:rsid="003a4e4e"/>
    </style:style>
    <style:style style:name="T50" style:family="text">
      <style:text-properties officeooo:rsid="003b8a9e"/>
    </style:style>
    <style:style style:name="T51" style:family="text">
      <style:text-properties officeooo:rsid="003ce2a7"/>
    </style:style>
    <style:style style:name="T52" style:family="text">
      <style:text-properties officeooo:rsid="003d568d"/>
    </style:style>
    <style:style style:name="T53" style:family="text">
      <style:text-properties officeooo:rsid="003ef90a"/>
    </style:style>
    <style:style style:name="T54" style:family="text">
      <style:text-properties officeooo:rsid="004071da"/>
    </style:style>
    <style:style style:name="T55" style:family="text">
      <style:text-properties fo:font-weight="normal" style:font-weight-asian="normal" style:font-weight-complex="normal"/>
    </style:style>
    <style:style style:name="T56" style:family="text">
      <style:text-properties fo:font-weight="normal" officeooo:rsid="004522e1" style:font-weight-asian="normal" style:font-weight-complex="normal"/>
    </style:style>
    <style:style style:name="T57" style:family="text">
      <style:text-properties fo:font-weight="normal" officeooo:rsid="004a4abc" style:font-weight-asian="normal" style:font-weight-complex="normal"/>
    </style:style>
    <style:style style:name="T58" style:family="text">
      <style:text-properties fo:font-weight="normal" officeooo:rsid="004eb096" style:font-weight-asian="normal" style:font-weight-complex="normal"/>
    </style:style>
    <style:style style:name="T59" style:family="text">
      <style:text-properties fo:font-weight="normal" officeooo:rsid="00533586" style:font-weight-asian="normal" style:font-weight-complex="normal"/>
    </style:style>
    <style:style style:name="T60" style:family="text">
      <style:text-properties fo:font-weight="normal" officeooo:rsid="00546ee1" style:font-weight-asian="normal" style:font-weight-complex="normal"/>
    </style:style>
    <style:style style:name="T61" style:family="text">
      <style:text-properties fo:font-weight="normal" officeooo:rsid="00509f63" style:font-weight-asian="normal" style:font-weight-complex="normal"/>
    </style:style>
    <style:style style:name="T62" style:family="text">
      <style:text-properties fo:font-weight="normal" officeooo:rsid="0040ec60" style:font-weight-asian="normal" style:font-weight-complex="normal"/>
    </style:style>
    <style:style style:name="T63" style:family="text">
      <style:text-properties fo:font-weight="normal" officeooo:rsid="0041fc2c" style:font-weight-asian="normal" style:font-weight-complex="normal"/>
    </style:style>
    <style:style style:name="T64" style:family="text">
      <style:text-properties fo:font-weight="normal" officeooo:rsid="0069d8d5" style:font-weight-asian="normal" style:font-weight-complex="normal"/>
    </style:style>
    <style:style style:name="T65" style:family="text">
      <style:text-properties fo:font-weight="normal" officeooo:rsid="002e6206" style:font-weight-asian="normal" style:font-weight-complex="normal"/>
    </style:style>
    <style:style style:name="T66" style:family="text">
      <style:text-properties fo:font-weight="normal" officeooo:rsid="005dd40f" style:font-weight-asian="normal" style:font-weight-complex="normal"/>
    </style:style>
    <style:style style:name="T67" style:family="text">
      <style:text-properties fo:font-weight="normal" officeooo:rsid="001bd4bb" style:font-weight-asian="normal" style:font-weight-complex="normal"/>
    </style:style>
    <style:style style:name="T68" style:family="text">
      <style:text-properties fo:font-weight="normal" officeooo:rsid="005bce78" style:font-weight-asian="normal" style:font-weight-complex="normal"/>
    </style:style>
    <style:style style:name="T69" style:family="text">
      <style:text-properties fo:font-weight="normal" officeooo:rsid="005fd38b" style:font-weight-asian="normal" style:font-weight-complex="normal"/>
    </style:style>
    <style:style style:name="T70" style:family="text">
      <style:text-properties fo:font-weight="normal" officeooo:rsid="007c872e" style:font-weight-asian="normal" style:font-weight-complex="normal"/>
    </style:style>
    <style:style style:name="T71" style:family="text">
      <style:text-properties fo:font-weight="normal" officeooo:rsid="004d7d3d" style:font-weight-asian="normal" style:font-weight-complex="normal"/>
    </style:style>
    <style:style style:name="T72" style:family="text">
      <style:text-properties fo:font-weight="normal" officeooo:rsid="00886ee0" style:font-weight-asian="normal" style:font-weight-complex="normal"/>
    </style:style>
    <style:style style:name="T73" style:family="text">
      <style:text-properties fo:font-weight="normal" officeooo:rsid="00867f53" style:font-weight-asian="normal" style:font-weight-complex="normal"/>
    </style:style>
    <style:style style:name="T74" style:family="text">
      <style:text-properties fo:font-weight="normal" officeooo:rsid="005c8051" style:font-weight-asian="normal" style:font-weight-complex="normal"/>
    </style:style>
    <style:style style:name="T75" style:family="text">
      <style:text-properties fo:font-weight="normal" officeooo:rsid="0092e0bb" style:font-weight-asian="normal" style:font-weight-complex="normal"/>
    </style:style>
    <style:style style:name="T76" style:family="text">
      <style:text-properties style:font-name="Arial" fo:font-weight="normal" style:font-weight-asian="normal" style:font-weight-complex="normal"/>
    </style:style>
    <style:style style:name="T77" style:family="text">
      <style:text-properties style:font-name="Arial" fo:font-size="10pt" style:text-underline-style="none" fo:font-weight="normal" officeooo:rsid="0048cb92" style:font-size-asian="10pt" style:font-weight-asian="normal" style:font-size-complex="10pt" style:font-weight-complex="normal"/>
    </style:style>
    <style:style style:name="T78" style:family="text">
      <style:text-properties style:font-name="Arial" fo:font-size="10pt" officeooo:rsid="004c5139" style:font-size-asian="10pt" style:font-size-complex="10pt"/>
    </style:style>
    <style:style style:name="T79" style:family="text">
      <style:text-properties style:font-name="Arial" fo:font-size="10pt" officeooo:rsid="00623835" style:font-size-asian="10pt" style:font-size-complex="10pt"/>
    </style:style>
    <style:style style:name="T80" style:family="text">
      <style:text-properties style:font-name="Arial" fo:font-size="10pt" officeooo:rsid="0063f565" style:font-size-asian="10pt" style:font-size-complex="10pt"/>
    </style:style>
    <style:style style:name="T81" style:family="text">
      <style:text-properties style:font-name="Arial" fo:font-size="10pt" officeooo:rsid="00684e18" style:font-size-asian="10pt" style:font-size-complex="10pt"/>
    </style:style>
    <style:style style:name="T82" style:family="text">
      <style:text-properties style:font-name="Arial" fo:font-size="10pt" officeooo:rsid="0074e42b" style:font-size-asian="10pt" style:font-size-complex="10pt"/>
    </style:style>
    <style:style style:name="T83" style:family="text">
      <style:text-properties style:font-name="Arial" fo:font-size="10pt" officeooo:rsid="0074eced" style:font-size-asian="10pt" style:font-size-complex="10pt"/>
    </style:style>
    <style:style style:name="T84" style:family="text">
      <style:text-properties officeooo:rsid="0040ec60"/>
    </style:style>
    <style:style style:name="T85" style:family="text">
      <style:text-properties officeooo:rsid="0041fc2c"/>
    </style:style>
    <style:style style:name="T86" style:family="text">
      <style:text-properties officeooo:rsid="00421673"/>
    </style:style>
    <style:style style:name="T87" style:family="text">
      <style:text-properties officeooo:rsid="004522e1"/>
    </style:style>
    <style:style style:name="T88" style:family="text">
      <style:text-properties officeooo:rsid="0048cb92"/>
    </style:style>
    <style:style style:name="T89" style:family="text">
      <style:text-properties style:text-outline="false" style:text-line-through-style="none" style:font-name="Arial2" fo:font-size="10pt" fo:font-style="normal" fo:text-shadow="none" style:text-underline-style="none" fo:font-weight="normal" style:font-size-asian="10pt" style:font-style-asian="normal" style:font-weight-asian="normal" style:text-emphasize="none"/>
    </style:style>
    <style:style style:name="T90" style:family="text">
      <style:text-properties style:text-outline="false" style:text-line-through-style="none" style:font-name="Arial2" fo:font-size="10pt" fo:font-style="normal" fo:text-shadow="none" style:text-underline-style="none" fo:font-weight="normal" officeooo:rsid="0048cb92" style:font-size-asian="10pt" style:font-style-asian="normal" style:font-weight-asian="normal" style:text-emphasize="none"/>
    </style:style>
    <style:style style:name="T91" style:family="text">
      <style:text-properties style:text-outline="false" style:text-line-through-style="none" style:font-name="Arial2" fo:font-size="10pt" fo:font-style="normal" fo:text-shadow="none" style:text-underline-style="none" fo:font-weight="normal" officeooo:rsid="004c5139" style:font-size-asian="10pt" style:font-style-asian="normal" style:font-weight-asian="normal" style:text-emphasize="none"/>
    </style:style>
    <style:style style:name="T92" style:family="text">
      <style:text-properties style:text-outline="false" style:text-line-through-style="none" style:font-name="Arial2" fo:font-size="10pt" fo:font-style="normal" fo:text-shadow="none" style:text-underline-style="none" fo:font-weight="normal" officeooo:rsid="004d7ecf" style:font-size-asian="10pt" style:font-style-asian="normal" style:font-weight-asian="normal" style:text-emphasize="none"/>
    </style:style>
    <style:style style:name="T93" style:family="text">
      <style:text-properties style:text-outline="false" style:text-line-through-style="none" style:font-name="Arial2" fo:font-size="10pt" fo:font-style="normal" fo:text-shadow="none" style:text-underline-style="none" fo:font-weight="normal" officeooo:rsid="00533586" style:font-size-asian="10pt" style:font-style-asian="normal" style:font-weight-asian="normal" style:text-emphasize="none"/>
    </style:style>
    <style:style style:name="T94" style:family="text">
      <style:text-properties style:text-outline="false" style:text-line-through-style="none" style:font-name="Arial2" fo:font-size="10pt" fo:font-style="normal" fo:text-shadow="none" style:text-underline-style="none" fo:font-weight="normal" officeooo:rsid="00660eed" style:font-size-asian="10pt" style:font-style-asian="normal" style:font-weight-asian="normal" style:text-emphasize="none"/>
    </style:style>
    <style:style style:name="T95" style:family="text">
      <style:text-properties style:text-outline="false" style:text-line-through-style="none" style:font-name="Arial1" fo:font-size="10pt" fo:font-style="normal" fo:text-shadow="none" style:text-underline-style="none" fo:font-weight="normal" officeooo:rsid="0063f565" style:font-size-asian="10pt" style:font-style-asian="normal" style:font-weight-asian="normal" style:font-size-complex="10pt" style:text-emphasize="none"/>
    </style:style>
    <style:style style:name="T96" style:family="text">
      <style:text-properties style:text-outline="false" style:text-line-through-style="none" style:font-name="Arial1" fo:font-size="10pt" fo:font-style="normal" fo:text-shadow="none" style:text-underline-style="none" fo:font-weight="normal" officeooo:rsid="00660eed" style:font-size-asian="10pt" style:font-style-asian="normal" style:font-weight-asian="normal" style:font-size-complex="10pt" style:text-emphasize="none"/>
    </style:style>
    <style:style style:name="T97" style:family="text">
      <style:text-properties officeooo:rsid="0043954f"/>
    </style:style>
    <style:style style:name="T98" style:family="text">
      <style:text-properties officeooo:rsid="004a4abc"/>
    </style:style>
    <style:style style:name="T99" style:family="text">
      <style:text-properties officeooo:rsid="004b1977"/>
    </style:style>
    <style:style style:name="T100" style:family="text">
      <style:text-properties officeooo:rsid="004c5139"/>
    </style:style>
    <style:style style:name="T101" style:family="text">
      <style:text-properties officeooo:rsid="004d7d3d"/>
    </style:style>
    <style:style style:name="T102" style:family="text">
      <style:text-properties officeooo:rsid="004d7ecf"/>
    </style:style>
    <style:style style:name="T103" style:family="text">
      <style:text-properties officeooo:rsid="004eb096"/>
    </style:style>
    <style:style style:name="T104" style:family="text">
      <style:text-properties officeooo:rsid="00509f63"/>
    </style:style>
    <style:style style:name="T105" style:family="text">
      <style:text-properties officeooo:rsid="00533586"/>
    </style:style>
    <style:style style:name="T106" style:family="text">
      <style:text-properties officeooo:rsid="00546ee1"/>
    </style:style>
    <style:style style:name="T107" style:family="text">
      <style:text-properties officeooo:rsid="005bce78"/>
    </style:style>
    <style:style style:name="T108" style:family="text">
      <style:text-properties officeooo:rsid="005dd40f"/>
    </style:style>
    <style:style style:name="T109" style:family="text">
      <style:text-properties fo:font-size="12pt" fo:font-weight="bold" style:font-size-asian="12pt" style:font-weight-asian="bold" style:font-size-complex="12pt" style:font-weight-complex="bold"/>
    </style:style>
    <style:style style:name="T110" style:family="text">
      <style:text-properties fo:font-size="12pt" fo:font-weight="bold" officeooo:rsid="004071da" style:font-size-asian="12pt" style:font-weight-asian="bold" style:font-size-complex="12pt" style:font-weight-complex="bold"/>
    </style:style>
    <style:style style:name="T111" style:family="text">
      <style:text-properties fo:font-size="12pt" fo:font-weight="bold" officeooo:rsid="004522e1" style:font-size-asian="12pt" style:font-weight-asian="bold" style:font-size-complex="12pt" style:font-weight-complex="bold"/>
    </style:style>
    <style:style style:name="T112" style:family="text">
      <style:text-properties fo:font-size="12pt" fo:font-weight="bold" officeooo:rsid="007b5258" style:font-size-asian="12pt" style:font-weight-asian="bold" style:font-size-complex="12pt" style:font-weight-complex="bold"/>
    </style:style>
    <style:style style:name="T113" style:family="text">
      <style:text-properties fo:font-size="12pt" style:font-size-asian="12pt" style:font-size-complex="12pt"/>
    </style:style>
    <style:style style:name="T114" style:family="text">
      <style:text-properties officeooo:rsid="005f7611"/>
    </style:style>
    <style:style style:name="T115" style:family="text">
      <style:text-properties officeooo:rsid="00623835"/>
    </style:style>
    <style:style style:name="T116" style:family="text">
      <style:text-properties officeooo:rsid="0065a4ac"/>
    </style:style>
    <style:style style:name="T117" style:family="text">
      <style:text-properties officeooo:rsid="00660eed"/>
    </style:style>
    <style:style style:name="T118" style:family="text">
      <style:text-properties officeooo:rsid="00670b5c"/>
    </style:style>
    <style:style style:name="T119" style:family="text">
      <style:text-properties officeooo:rsid="0069d8d5"/>
    </style:style>
    <style:style style:name="T120" style:family="text">
      <style:text-properties officeooo:rsid="005fd38b"/>
    </style:style>
    <style:style style:name="T121" style:family="text">
      <style:text-properties officeooo:rsid="006fd4dc"/>
    </style:style>
    <style:style style:name="T122" style:family="text">
      <style:text-properties officeooo:rsid="007376d4"/>
    </style:style>
    <style:style style:name="T123" style:family="text">
      <style:text-properties officeooo:rsid="0074e42b"/>
    </style:style>
    <style:style style:name="T124" style:family="text">
      <style:text-properties officeooo:rsid="0074eced"/>
    </style:style>
    <style:style style:name="T125" style:family="text">
      <style:text-properties officeooo:rsid="00788f8e"/>
    </style:style>
    <style:style style:name="T126" style:family="text">
      <style:text-properties officeooo:rsid="007a0cee"/>
    </style:style>
    <style:style style:name="T127" style:family="text">
      <style:text-properties officeooo:rsid="007abce7"/>
    </style:style>
    <style:style style:name="T128" style:family="text">
      <style:text-properties officeooo:rsid="007b5258"/>
    </style:style>
    <style:style style:name="T129" style:family="text">
      <style:text-properties officeooo:rsid="007c165b"/>
    </style:style>
    <style:style style:name="T130" style:family="text">
      <style:text-properties fo:font-size="10pt" fo:font-weight="normal" style:font-size-asian="8.75pt" style:font-weight-asian="normal" style:font-size-complex="10pt" style:font-weight-complex="normal"/>
    </style:style>
    <style:style style:name="T131" style:family="text">
      <style:text-properties fo:font-size="10pt" fo:font-weight="normal" officeooo:rsid="007de87d" style:font-size-asian="8.75pt" style:font-weight-asian="normal" style:font-size-complex="10pt" style:font-weight-complex="normal"/>
    </style:style>
    <style:style style:name="T132" style:family="text">
      <style:text-properties fo:font-size="10pt" fo:font-weight="normal" officeooo:rsid="007ef00b" style:font-size-asian="8.75pt" style:font-weight-asian="normal" style:font-size-complex="10pt" style:font-weight-complex="normal"/>
    </style:style>
    <style:style style:name="T133" style:family="text">
      <style:text-properties officeooo:rsid="007ef00b"/>
    </style:style>
    <style:style style:name="T134" style:family="text">
      <style:text-properties officeooo:rsid="0080a29d"/>
    </style:style>
    <style:style style:name="T135" style:family="text">
      <style:text-properties officeooo:rsid="00867f53"/>
    </style:style>
    <style:style style:name="T136" style:family="text">
      <style:text-properties officeooo:rsid="008833c0"/>
    </style:style>
    <style:style style:name="T137" style:family="text">
      <style:text-properties officeooo:rsid="00931e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1">Fondamenti di Informatica II</text:p>
      <text:p text:style-name="P3"/>
      <text:p text:style-name="P1">Progetto di basi di dati</text:p>
      <text:p text:style-name="P3"/>
      <text:p text:style-name="P1">Tommaso Bonvicini, Simone Natali, Simone Setzu</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truttura generale.</text:p>
      <text:p text:style-name="P11"/>
      <text:p text:style-name="P11"/>
      <text:p text:style-name="P10">Segue la descrizione di una base di dati progettata per supportare le funzionalità di un social network. Si definiscono innanzitutto i concetti elementari.</text:p>
      <text:p text:style-name="P11"/>
      <text:p text:style-name="P11"><text:tab/>Utente.</text:p>
      <text:p text:style-name="P11"/>
      <text:p text:style-name="P11">Ad ogni utente è assegnato un codice identificativo univoco<text:span text:style-name="T26"> nel database; </text:span><text:span text:style-name="T27">a</text:span><text:span text:style-name="T26">lla creazione del profilo, sono richiesti l'inserimento di nome e cognome</text:span><text:span text:style-name="T7"> e l'impostazione di un indirizzo di posta elettronica ed una password per l'accesso. Facoltativo è poi l'inserimen</text:span><text:span text:style-name="T26">to di ulteriori dati anagrafici, quali: la data e i</text:span>l luogo di nascita; la città di residenza e la nazionalità; <text:span text:style-name="T22">le proprie occupazioni passate e correnti, con associate date di inizio e fine rapporto (anche il percorso scolastico o universitario può essere incluso in questa categoria); </text:span><text:span text:style-name="T9">i propri contatti</text:span><text:span text:style-name="T29">;</text:span><text:span text:style-name="T22"> i propri interessi, a scelta fra temi predefiniti in costante aggiornamento, ai quali è possibile allegare un commento di testo per descrizioni più dettagliate. All'atto della creazione del profilo, </text:span><text:span text:style-name="T3">l'utente viene automaticamente inserito nella propria lista amici, per evitare conflitti nei permessi</text:span><text:span text:style-name="T24">,</text:span><text:span text:style-name="T22"> e vengono istanziate due raccolte predefinite rispettivamente per i contenuti privati e per quelli pubblici. L'indirizzo email principale, definito per effettuare l'accesso, viene inoltre riproposto fra i contatti.</text:span></text:p>
      <text:p text:style-name="P11"/>
      <text:p text:style-name="P11"/>
      <text:p text:style-name="P11"><text:tab/>Amicizia.</text:p>
      <text:p text:style-name="P11"/>
      <text:p text:style-name="P11">Gli utenti possono stabilire connessioni fra di loro inviando richieste di amicizia. <text:span text:style-name="T1">Quando un utente riceve una richiesta di amicizia, può scegliere se accettarla o ignorarla. Dopo l'accettazione,</text:span> al mittente <text:span text:style-name="T33">(detto seguace, o follower) </text:span>è consentito di visualizzare il profilo del destinatario <text:span text:style-name="T33">(il seguìto, o following)</text:span> e di pubblicarvi messaggi pubblici (post), ma lo stesso non vale per il destinatario. Nel caso questi decidesse di rispondere alla richiesta, il rapporto diventerebbe simmetrico <text:span text:style-name="T33">(amicizia)</text:span> e sarebbe possibile per i due utenti scambiarsi messaggi in conversazioni private. I rapporti di amicizia non sono statici, ma possono essere gestiti liberamente dagli interessati: chi ha ricevuto ed accettato una richiesta d'amicizia può in qualunque momento decidere quali contenuti del proprio profilo rendere visibili al mittente, scegliendo un livello di visibilità fra Privato, Pubblico o Bloccato <text:span text:style-name="T1">(al momento dell'accettazione, lo stato di default è quello Pubblico)</text:span>. Nel primo caso, il mittente avrà accesso completo a<text:span text:style-name="T1">l profilo del </text:span>destinatario; nel secondo, non potrà visualizzare i post contrassegnati come privati; nell'ultimo, <text:span text:style-name="T1">gli sarà negata la visualizzazione di qualunque contenuto condiviso sulla sua bacheca. La prima volta che un dato utente A blocca un altro utente B, la durata del blocco è predefinita a un mese (non modificabile dall'utente una volta richiesto), al termine del quale B può nuovamente visualizzare il profilo di A;</text:span><text:span text:style-name="T10"> lo stesso nel caso il blocco venga impostato una seconda volta. Alla scadenza del secondo blocco mensile, </text:span><text:span text:style-name="T1">se A dovesse decidere di bloccare ancora B, potrebbe farlo liberamente, imponendo o revocando il blocco senza ulteriori vincoli temporali.</text:span></text:p>
      <text:p text:style-name="P11"/>
      <text:p text:style-name="P11"/>
      <text:p text:style-name="P11"><text:tab/><text:span text:style-name="T22">Post e raccolte.</text:span></text:p>
      <text:p text:style-name="P11"/>
      <text:p text:style-name="P11">Un post è un contenuto condiviso da un utente. Esso si compone di una stringa di testo e/o di un allegato di vario tipo (immagini, audio, video ecc.), che viene archiviato sui server del social network all'atto della condivisione.</text:p>
      <text:p text:style-name="P11"/>
      <text:p text:style-name="P11"><text:span text:style-name="T55">Un utente può pubblicare post sul</text:span><text:span text:style-name="T65">la propria bacheca, su quella</text:span><text:span text:style-name="T55"> degli utenti da lui seguiti, </text:span><text:span text:style-name="T66">su quella dei gruppi a cui partecipa o degli eventi cui è stato invitato</text:span><text:span text:style-name="T55">. Il proprietario del profilo </text:span><text:span text:style-name="T66">(nel caso di gruppi ed eventi, rispettivamente amministratore ed organizzatore)</text:span><text:span text:style-name="T55"> diventa proprietario del post, che viene immagazzinato in una delle sue raccolte. </text:span><text:span text:style-name="T31">Gli utenti che potranno effettivamente accedere al post, quindi, saranno coloro che godono dei permessi necessari a visualizzare il profilo (e più precisamente, la raccolta) che lo ospita. </text:span>All'invio del post, la raccolta di destinazione è per default quella predefinita per i contenuti pubblici; <text:span text:style-name="T30">da lì in poi, la sua visibilità potrà essere modificata a discrezione dal proprietario.</text:span></text:p>
      <text:p text:style-name="P11"/>
      <text:p text:style-name="P11">Ogni raccolta, predefinita o non, possiede un livello di visibilità che viene ereditata da tutti gli oggetti al suo interno. Spostando ad esempio un post da una raccolta privata ad una raccolta pubblica, la visibilità <text:s/>del post verrà impostata come pubblica, e viceversa; o ancora, ridefinendo la visibilità della raccolta stessa, la modifica si ripercuoterà sui suoi contenuti.<text:span text:style-name="T8"> </text:span><text:span text:style-name="T11">E' implicito che un post </text:span><text:span text:style-name="T12">possa comparire</text:span><text:span text:style-name="T11"> in una e in una sola raccolta. </text:span>Il social network permette all'utente di modificare le visibilità anche partendo d<text:span text:style-name="T41">a</text:span>i singoli post: ciò che avviene in pratica, è il trasferimento del post dalla sua raccolta attuale a quella predefinita per la visibilità desiderata, dalla quale erediterà il nuovo valore <text:span text:style-name="T137">(come si vedrà, ciò è in realtà possibile solo sui profili utente)</text:span>.</text:p>
      <text:p text:style-name="P11"/>
      <text:p text:style-name="P74"><text:soft-page-break/><text:span text:style-name="T108">Da una simile concezione della catalogazione dei post emerge come la bacheca comunemente intesa non costituisca un'entità a sé stante, ma sia il risultato di una visione aggregata delle diverse raccolte. Quando si accede al profilo di un utente, i post visualizzati sono disposti in senso decrescente rispetto alla data di pubblicazione, indifferentemente dalla raccolta di appartenenza. La suddivisione applicata è quindi percepibile solo accedendo alla sezione “Raccolte” del profilo.</text:span></text:p>
      <text:p text:style-name="P22"/>
      <text:p text:style-name="P11"/>
      <text:p text:style-name="P11"><text:tab/>Commenti, Mi <text:span text:style-name="T35">p</text:span>iace e Tag.</text:p>
      <text:p text:style-name="P11"/>
      <text:p text:style-name="P11">Se un utente può visualizzare un determinato post <text:span text:style-name="T137">e dispone degli adeguati privilegi</text:span>, può interagire con esso inserendo un commento testuale, <text:span text:style-name="T32">esprimendo il proprio gradimento attraverso un mi piace</text:span>, <text:span text:style-name="T32">o citando un terzo utente tramite un tag. Ogni utente, per ogni post, può: inserire commenti senza limitazioni; esprimere al massimo un mi piace; e citare un numero a piacimento di amici, purché lo stesso amico non ricorra più di una volta.</text:span></text:p>
      <text:p text:style-name="P11">Riguardo ai tag, è necessario fare un po' di chiarezza su quando questi possano essere effettuati, dati i possibili conflitti che potrebbero sorgere a causa della visibilità. Sia per esempio un post sul profilo di un utente A, su cui un altro utente B (che per ipotesi può visualizzare il post) intende citare un terzo utente C; allora:</text:p>
      <text:p text:style-name="P11"/>
      <text:p text:style-name="P11">I.<text:tab/>C dovrà essere amico di B;</text:p>
      <text:p text:style-name="P11">II.<text:tab/>C dovrà apparire fra i seguaci di <text:span text:style-name="T34">A;</text:span></text:p>
      <text:p text:style-name="P11">III.<text:tab/>e C dovrà possedere di un livello di visibilità (per A) sufficiente a visualizzare il post.</text:p>
      <text:p text:style-name="P11"/>
      <text:p text:style-name="P23">Per i post pubblicati su gruppi o eventi, ciò si traduce nella verifica della presenza dell'utente citato, rispettivamente fra i partecipanti al gruppo o all'evento.</text:p>
      <text:p text:style-name="P11"/>
      <text:p text:style-name="P11"/>
      <text:p text:style-name="P11"><text:tab/><text:span text:style-name="T21">Gruppi.</text:span></text:p>
      <text:p text:style-name="P11"/>
      <text:p text:style-name="P12">Gli utenti del social network possono associarsi in gruppi. Ogni gruppo possiede uno ed un solo amministratore, che può gestirne i contenuti in totale libertà e cui è delegata l'accettazione delle richieste di partecipazione di nuovi utenti. Può inoltre impostarne il livello di visibilità, scegliendo fra Privato e Pubblico: nel primo caso, il profilo di gruppo è raggiungibile solo dai partecipanti; nel secondo chiunque può visualizzarne i contenuti, ma solo chi è stato accettato dall'amministratore può partecipare alla sua attività. I gruppi si contraddistinguono per il codice identificativo univoco nel database, e possiedono un nome, un tema di appartenenza ed eventualmente una descrizione che ne promuova finalità o caratteristiche particolari. <text:span text:style-name="T67">All'atto della creazione del gruppo, </text:span><text:span text:style-name="T9">l'</text:span><text:span text:style-name="T15">amministratore</text:span><text:span text:style-name="T9"> viene automaticamente inserito nella </text:span><text:span text:style-name="T15">lista dei partecipanti</text:span><text:span text:style-name="T9">, </text:span><text:span text:style-name="T67">e viene istanziata una raccolta di default. In questo caso viene </text:span><text:span text:style-name="T70">infatti </text:span><text:span text:style-name="T67">creata la sola raccolta pubblica, in quanto </text:span><text:span text:style-name="T72">all'interno del profilo</text:span><text:span text:style-name="T67"> non avrebbe significato </text:span><text:span text:style-name="T64">distinguere </text:span><text:span text:style-name="T75">le raccolte </text:span><text:span text:style-name="T64">fra due livelli di visibilità: </text:span><text:span text:style-name="T75">l'accesso è infatti discriminato solo in base alla visibilità del gruppo stesso, e pertanto ogni altra nuova raccolta verrà definita automaticamente come pubblica.</text:span><text:span text:style-name="T67"> </text:span><text:span text:style-name="T72">In questo caso, quindi, la modifica della visibilità dei singoli contenuti non </text:span><text:span text:style-name="T75">è permessa dall'applicazione.</text:span></text:p>
      <text:p text:style-name="P12"/>
      <text:p text:style-name="P11"/>
      <text:p text:style-name="P11"><text:tab/><text:span text:style-name="T21">Eventi.</text:span></text:p>
      <text:p text:style-name="P11"/>
      <text:p text:style-name="P13">Gli eventi sono strutturati in modo simile a quanto visto per i gruppi. Anch'essi sono identificati da un codice univoco, dispongono di un nome, <text:span text:style-name="T7">di </text:span>un<text:span text:style-name="T136">'</text:span>eventuale descrizione, e poss<text:span text:style-name="T44">iedono</text:span> uno e un solo organizzatore cui è affidata la gestione. A ciò si aggiunge la presenza del luogo, della data e dell'ora in cui si svolgerà l'evento stesso e la possibilità di associarvi un allestimento, <text:span text:style-name="T41">in cui indicare</text:span> gli oggetti richiesti e le quantità necessarie. <text:span text:style-name="T13">A differenza di quanto avviene per i gruppi, però, qui la visibilità è sempre </text:span><text:span text:style-name="T18">limitata ai soli invitati,</text:span><text:span text:style-name="T13"> e gli inviti vengono quindi distribuiti dall'organizzatore </text:span><text:span text:style-name="T19">ai propri follower o following</text:span><text:span text:style-name="T13">; ad ogn</text:span><text:span text:style-name="T18">uno di essi</text:span><text:span text:style-name="T13"> è associato un attributo che indica se l'utente è intenzionato a partecipare all'evento (stato “Accettata”), se ha rifiutato la richiesta (stato “Rifiutata”) o se ancora non ha fornito una risposta definitiva (stato “In sospeso”). </text:span><text:span text:style-name="T9">All'atto della creazione del</text:span><text:span text:style-name="T16">l'evento</text:span><text:span text:style-name="T9">, </text:span><text:span text:style-name="T16">l'organizzatore</text:span><text:span text:style-name="T9"> viene automaticamente inserito nella </text:span><text:span text:style-name="T15">lista dei partecipanti</text:span><text:span text:style-name="T9">, e viene istanziata una raccolta di default </text:span><text:span text:style-name="T16">per cui vale lo stesso discorso affrontato precedentemente </text:span><text:span text:style-name="T17">nei riguardi dei</text:span><text:span text:style-name="T16"> gruppi.</text:span></text:p>
      <text:p text:style-name="P88"/>
      <text:p text:style-name="P88"/>
      <text:p text:style-name="P11"><text:tab/><text:span text:style-name="T22">Sondaggi.</text:span></text:p>
      <text:p text:style-name="P11"/>
      <text:p text:style-name="P14">L'utente può pubblicare sondaggi, sulla propria bacheca o su quella di un gruppo o evento a cui partecipa. Nel primo caso i destinatari sono tutti coloro che seguono l'autore, nel secondo <text:span text:style-name="T31">sono</text:span> i partecipanti al gruppo <text:soft-page-break/>o all'evento in questione. Un sondaggio è identificato da un codice univoco, possiede uno e un solo autore ed una e una sola domanda, <text:span text:style-name="T48">e </text:span>può avere una data di scadenza oltre la quale non sarà più possibile inviare risposte. <text:span text:style-name="T23">A loro volta, le opzioni di un sondaggio sono identificate dalla loro numerazione e dal sondaggio di appartenenza, e contengono, oltre ad una stringa di testo, il numero di risposte ricevute. Le risposte in sé sono infine caratterizzate dal sondaggio cui sono state inviate e dal codice dell'utente che ha risposto, oltre ovviamente al numero corrispondente all'opzione scelta. Ogni utente può esprimere al più una preferenza per sondaggi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4"><text:span text:style-name="T113"><text:tab/></text:span><text:span text:style-name="T110">Analisi de</text:span><text:span text:style-name="T111">i dati</text:span><text:span text:style-name="T110">.</text:span></text:p>
      <text:p text:style-name="P75"/>
      <text:p text:style-name="P75"/>
      <text:p text:style-name="P24"><text:span text:style-name="T55">Seg</text:span><text:span text:style-name="T76">ue un analisi dei dati presenti sul social network. </text:span><text:span text:style-name="T56">Per ogni tabella sono indicati: il nome; il tipo di costrutto (entità o relazione); il volume occupato in memoria, inteso come numero di occorrenze; i collegamenti con <text:s/>altre entità o relazioni; una breve descrizione della tabella stessa; l'elenco degli attributi, ognuno seguito da un breve commento; e le dipendenze funzionali esistenti fra di essi. </text:span><text:span text:style-name="T57">Nel caso siano presenti più dipendenze, la chiave è indicata nella prima di esse. L'elenco è ordinato alfabeticamente.</text:span></text:p>
      <text:p text:style-name="P76"/>
      <text:p text:style-name="P76"/>
      <text:p text:style-name="P76"><text:tab/>ALLESTIMENTO.</text:p>
      <text:p text:style-name="P76"/>
      <text:p text:style-name="P78">Tipo:<text:tab/><text:tab/>Entità</text:p>
      <text:p text:style-name="P78"/>
      <text:p text:style-name="P78">Occorrenze:<text:tab/>500</text:p>
      <text:p text:style-name="P78"/>
      <text:p text:style-name="P78"><text:span text:style-name="T88">Legami</text:span>:<text:tab/><text:tab/>Evento, attraverso <text:span text:style-name="T98">Preparazione</text:span></text:p>
      <text:p text:style-name="P78"/>
      <text:p text:style-name="P78">Descrizione:<text:tab/>Oggetto richiesto ai partecipanti per i preparativi di un dato evento</text:p>
      <text:p text:style-name="P78"/>
      <text:p text:style-name="P78">Attributi:<text:tab/><text:tab/>Evento – Il codice identificativo dell'evento cui l'oggetto è destinato</text:p>
      <text:p text:style-name="P78"><text:tab/><text:tab/><text:tab/>Oggetto – Il nome dell'oggetto</text:p>
      <text:p text:style-name="P78"><text:tab/><text:tab/><text:tab/>Quantita – Il numero di unità richieste dall'organizzatore</text:p>
      <text:p text:style-name="P78"/>
      <text:p text:style-name="P77"><text:span text:style-name="T87">Dipendenze:<text:tab/></text:span>Evento Oggetto → Quantita</text:p>
      <text:p text:style-name="P11"/>
      <text:p text:style-name="P11"/>
      <text:p text:style-name="P11"><text:tab/><text:span text:style-name="T54">AMICIZIA.</text:span></text:p>
      <text:p text:style-name="P11"/>
      <text:p text:style-name="P22">Tipo:<text:tab/><text:tab/>Relazione</text:p>
      <text:p text:style-name="P22"/>
      <text:p text:style-name="P22">Occorrenze:<text:tab/>50'000</text:p>
      <text:p text:style-name="P22"/>
      <text:p text:style-name="P22">Legami:<text:tab/><text:tab/>Utente – Utente, <text:span text:style-name="T98">con </text:span>cardinalità molti-a-molti</text:p>
      <text:p text:style-name="P22"/>
      <text:p text:style-name="P22">Descrizione:<text:tab/>Relazione fra due utenti</text:p>
      <text:p text:style-name="P22"/>
      <text:p text:style-name="P22">Attributi:<text:tab/><text:tab/>Mittente – Il codice dell'utente che ha inviato la richiesta, è seguace del Destinatario</text:p>
      <text:p text:style-name="P22"><text:tab/><text:tab/><text:tab/>Destinatario – Il codice dell'utente che ha ricevuto la richiesta, è seguìto dal Mittente</text:p>
      <text:p text:style-name="P22"><text:tab/><text:tab/><text:tab/>DataOra – La data e l'ora in cui la richiesta è stata inviata</text:p>
      <text:p text:style-name="P22"><text:tab/><text:tab/><text:tab/>Stato – Indica se la richiesta è stata accettata <text:span text:style-name="T102">dal destinatario </text:span>oppure no</text:p>
      <text:p text:style-name="P22"><text:tab/><text:tab/><text:tab/>Visibilità – Indica se il Mittente ha accesso ai contenuti privati, pubblici o se è stato bloccato</text:p>
      <text:p text:style-name="P22"><text:tab/><text:tab/><text:tab/>DataUltimaSegnalazione – Dato necessario per la revoca del blocco mensile</text:p>
      <text:p text:style-name="P22"><text:tab/><text:tab/><text:tab/>NumSegnalazioni – Dato necessario per abilitare l'utente alla libera gestione dei blocchi</text:p>
      <text:p text:style-name="P90"/>
      <text:p text:style-name="P91"><text:span text:style-name="T88">Dipendenze:<text:tab/></text:span>Mittente <text:span text:style-name="T54">Destinatario → DataOra Stato Visibilita DataUltimaSegnalazione NumSegnalazioni</text:span></text:p>
      <text:p text:style-name="P90"/>
      <text:p text:style-name="P90"/>
      <text:p text:style-name="P90"><text:tab/><text:span text:style-name="T86">COMMENTO.</text:span></text:p>
      <text:p text:style-name="P90"/>
      <text:p text:style-name="P92">Tipo:<text:tab/><text:tab/>Entità</text:p>
      <text:p text:style-name="P92"/>
      <text:p text:style-name="P100"><text:span text:style-name="T77">Occorrenze:<text:tab/></text:span><text:span text:style-name="T89">1</text:span><text:span text:style-name="T90">'</text:span><text:span text:style-name="T89">500</text:span><text:span text:style-name="T90">'</text:span><text:span text:style-name="T89">000</text:span></text:p>
      <text:p text:style-name="P103"/>
      <text:p text:style-name="P106">Legami:<text:tab/><text:tab/>Utente, attraverso Autore</text:p>
      <text:p text:style-name="P90"><text:tab/><text:tab/><text:tab/><text:span text:style-name="T88">Post, attraverso Correlazione</text:span></text:p>
      <text:p text:style-name="P90"/>
      <text:p text:style-name="P92">Descrizione:<text:tab/>Commento testuale inserito in calce ad un post.</text:p>
      <text:p text:style-name="P92"/>
      <text:p text:style-name="P92">Attributi:<text:tab/><text:tab/>Autore – Il codice dell'utente che ha inserito il commento</text:p>
      <text:p text:style-name="P92"><text:soft-page-break/><text:tab/><text:tab/><text:tab/>DataOra – La data e l'ora in cui il commento è stato inserito</text:p>
      <text:p text:style-name="P92"><text:tab/><text:tab/><text:tab/>Post – Il codice del post che è stato commentato</text:p>
      <text:p text:style-name="P92"><text:tab/><text:tab/><text:tab/>Testo – Il contenuto effettivo del commento</text:p>
      <text:p text:style-name="P92"/>
      <text:p text:style-name="P92">Dipendenze:<text:tab/>Autore DataOra → Post Testo</text:p>
      <text:p text:style-name="P93"/>
      <text:p text:style-name="P93"/>
      <text:p text:style-name="P94"><text:tab/>CONTATTO.</text:p>
      <text:p text:style-name="P94"/>
      <text:p text:style-name="P92">Tipo:<text:tab/><text:tab/>Entità</text:p>
      <text:p text:style-name="P92"/>
      <text:p text:style-name="P89">Occorrenze:<text:tab/><text:span text:style-name="T114">2'500</text:span></text:p>
      <text:p text:style-name="P89"/>
      <text:p text:style-name="P89">Legami:<text:tab/>Utente, attraverso Inserimento</text:p>
      <text:p text:style-name="P89"/>
      <text:p text:style-name="P89">Descrizione:<text:tab/>Contatti di vario genere inseribili a piacimento dall'utente come stringhe di testo</text:p>
      <text:p text:style-name="P89"/>
      <text:p text:style-name="P89">Attributi:<text:tab/><text:tab/>Utente – Il codice dell'utente proprietario del contatto</text:p>
      <text:p text:style-name="P89"><text:tab/><text:tab/><text:tab/>Nome – Una stringa <text:span text:style-name="T101">di testo</text:span> che identifica il contatto</text:p>
      <text:p text:style-name="P89"><text:tab/><text:tab/><text:tab/>Indirizzo – Il contatto effettivo (es. email, numero telefonico, residenza ecc.)</text:p>
      <text:p text:style-name="P89"/>
      <text:p text:style-name="P92"><text:span text:style-name="T2">Dipendenze:<text:tab/></text:span><text:span text:style-name="T97">Utente Nome → Indirizzo</text:span></text:p>
      <text:p text:style-name="P90"/>
      <text:p text:style-name="P90"/>
      <text:p text:style-name="P90"><text:tab/><text:span text:style-name="T86">CONTENUTO</text:span></text:p>
      <text:p text:style-name="P90"/>
      <text:p text:style-name="P92">Tipo:<text:tab/><text:tab/>Entità</text:p>
      <text:p text:style-name="P92"/>
      <text:p text:style-name="P92">Occorrenze:<text:tab/>75'000</text:p>
      <text:p text:style-name="P92"/>
      <text:p text:style-name="P92">Legami:<text:tab/><text:tab/>Post, attraverso Allegato</text:p>
      <text:p text:style-name="P92"/>
      <text:p text:style-name="P92">Descrizione:<text:tab/>Contenuto di vario tipo allegabile ad un post (es. immagini, video, audio ecc.)</text:p>
      <text:p text:style-name="P92"/>
      <text:p text:style-name="P92">Attributi:<text:tab/><text:tab/>Percorso – La locazione del file sui server del social network</text:p>
      <text:p text:style-name="P92"><text:tab/><text:tab/><text:tab/>Formato – Il formato del file</text:p>
      <text:p text:style-name="P92"/>
      <text:p text:style-name="P92">Dipendenze:<text:tab/>Percorso → Formato</text:p>
      <text:p text:style-name="P91"/>
      <text:p text:style-name="P91"/>
      <text:p text:style-name="P90"><text:tab/><text:span text:style-name="T54">EVENTO.</text:span></text:p>
      <text:p text:style-name="P90"/>
      <text:p text:style-name="P92">Tipo:<text:tab/><text:tab/>Entità</text:p>
      <text:p text:style-name="P92"/>
      <text:p text:style-name="P92">Occorrenze:<text:tab/>100</text:p>
      <text:p text:style-name="P92"/>
      <text:p text:style-name="P92">Legami:<text:tab/><text:tab/>Utente, attraverso PartecipazioneE</text:p>
      <text:p text:style-name="P92"><text:tab/><text:tab/><text:tab/>Utente, attraverso Organizzazione</text:p>
      <text:p text:style-name="P92"><text:tab/><text:tab/><text:tab/>Allestimento, attraverso <text:span text:style-name="T98">Preparazione</text:span></text:p>
      <text:p text:style-name="P92"><text:tab/><text:tab/><text:tab/><text:span text:style-name="T107">Raccolta, attraverso ProprietàE</text:span></text:p>
      <text:p text:style-name="P92"/>
      <text:p text:style-name="P92">Descrizione:<text:tab/><text:span text:style-name="T98">Associazione di utenti dedicata all'organizzazione di un particolare evento</text:span></text:p>
      <text:p text:style-name="P92"/>
      <text:p text:style-name="P95">Attributi:<text:tab/><text:tab/>Id – Il codice identificativo <text:span text:style-name="T104">assegnato all</text:span>'evento</text:p>
      <text:p text:style-name="P95"><text:tab/><text:tab/><text:tab/>Nome – <text:s/>Il nome, o il titolo, dell'evento</text:p>
      <text:p text:style-name="P95"><text:tab/><text:tab/><text:tab/>Descrizione – Stringa di testo in cui si forniscono indicazioni particolari per i partecipanti</text:p>
      <text:p text:style-name="P95"><text:tab/><text:tab/><text:tab/>Luogo – Il luogo adibito all'evento in sé</text:p>
      <text:p text:style-name="P95"><text:tab/><text:tab/><text:tab/>DataOra – La data e l'ora in cui l'evento si terrà</text:p>
      <text:p text:style-name="P95"><text:tab/><text:tab/><text:tab/>Organizzatore – Il codice dell'utente incaricato dell'organizzazione dell'evento</text:p>
      <text:p text:style-name="P90"/>
      <text:p text:style-name="P96"><text:span text:style-name="T88">Dipendenze:<text:tab/></text:span>Id → Nome Descrizione Luogo DataOra Organizzatore</text:p>
      <text:p text:style-name="P96"/>
      <text:p text:style-name="P90"/>
      <text:p text:style-name="P90"><text:soft-page-break/><text:tab/><text:span text:style-name="T54">GRUPPO.</text:span></text:p>
      <text:p text:style-name="P90"/>
      <text:p text:style-name="P95">Tipo:<text:tab/><text:tab/>Entità</text:p>
      <text:p text:style-name="P95"/>
      <text:p text:style-name="P95">Occorrenze:<text:tab/>50</text:p>
      <text:p text:style-name="P95"/>
      <text:p text:style-name="P95">Legami:<text:tab/><text:tab/>Utente, attraverso PartecipazioneG</text:p>
      <text:p text:style-name="P95"><text:tab/><text:tab/><text:tab/>Utente, attraverso Amministrazione</text:p>
      <text:p text:style-name="P95"><text:tab/><text:tab/><text:tab/>Tema, attraverso Argomento</text:p>
      <text:p text:style-name="P95"><text:tab/><text:tab/><text:tab/><text:span text:style-name="T107">Raccolta, attraverso ProprietàG</text:span></text:p>
      <text:p text:style-name="P90"/>
      <text:p text:style-name="P95">Descrizione:<text:tab/>Associazione di utenti dedicata ad un determinato tema</text:p>
      <text:p text:style-name="P95"/>
      <text:p text:style-name="P95">Attributi:<text:tab/><text:tab/>Id – Il codice identificativo <text:span text:style-name="T104">assegnato al</text:span> gruppo</text:p>
      <text:p text:style-name="P95"><text:tab/><text:tab/><text:tab/>Nome – Il nome, o il titolo, del gruppo</text:p>
      <text:p text:style-name="P95"><text:tab/><text:tab/><text:tab/>Tema – L'argomento di discussione su cui il gruppo è incentrato</text:p>
      <text:p text:style-name="P95"><text:tab/><text:tab/><text:tab/>Descrizione – Stringa di testo volta a presentare il gruppo</text:p>
      <text:p text:style-name="P95"><text:tab/><text:tab/><text:tab/>Visibilità – Indica se il gruppo è visibile a chiunque o solo ai suoi membri</text:p>
      <text:p text:style-name="P95"><text:tab/><text:tab/><text:tab/>Amministratore – Il codice dell'utente incaricato della gestione del gruppo</text:p>
      <text:p text:style-name="P95"/>
      <text:p text:style-name="P95">Dipendenze:<text:tab/><text:span text:style-name="T54">Id → Nome Tema Descrizione Visibilita Amministratore</text:span></text:p>
      <text:p text:style-name="P97"><text:tab/><text:tab/><text:tab/>Nome Amministratore → Id Tema Descrizione Visibilita</text:p>
      <text:p text:style-name="P97"/>
      <text:p text:style-name="P97"/>
      <text:p text:style-name="P97"><text:tab/>INTERESSE.</text:p>
      <text:p text:style-name="P97"/>
      <text:p text:style-name="P95">Tipo:<text:tab/><text:tab/>Relazione</text:p>
      <text:p text:style-name="P95"/>
      <text:p text:style-name="P95">Occorrenze:<text:tab/>10'000</text:p>
      <text:p text:style-name="P95"/>
      <text:p text:style-name="P95">Legami:<text:tab/><text:tab/>Utente, con cardinalità molti-a-molti</text:p>
      <text:p text:style-name="P95"/>
      <text:p text:style-name="P95">Descrizione:<text:tab/>Indica il gradimento di un utente circa un determinato tema</text:p>
      <text:p text:style-name="P95"/>
      <text:p text:style-name="P95">Attributi:<text:tab/><text:tab/>Utente – Il <text:span text:style-name="T99">codice dell'utente che ha espresso il proprio interesse</text:span></text:p>
      <text:p text:style-name="P95"><text:tab/><text:tab/><text:tab/><text:span text:style-name="T99">Tema – L'argomento di cui l'utente è interessato</text:span></text:p>
      <text:p text:style-name="P95"><text:tab/><text:tab/><text:tab/><text:span text:style-name="T99">Descrizione – Stringa di testo in cui inserire informazioni più dettagliate sul proprio interesse</text:span></text:p>
      <text:p text:style-name="P95"/>
      <text:p text:style-name="P98">Dipendenze:<text:tab/><text:span text:style-name="T87">Utente Tema → Descrizione</text:span></text:p>
      <text:p text:style-name="P11"/>
      <text:p text:style-name="P11"/>
      <text:p text:style-name="P24"><text:tab/>MESSAGGIO.</text:p>
      <text:p text:style-name="P24"/>
      <text:p text:style-name="P25">Tipo:<text:tab/><text:tab/>Entità</text:p>
      <text:p text:style-name="P25"/>
      <text:p text:style-name="P101"><text:span text:style-name="T78">Occorrenze:<text:tab/></text:span><text:span text:style-name="T89">3</text:span><text:span text:style-name="T91">'</text:span><text:span text:style-name="T89">000</text:span><text:span text:style-name="T91">'</text:span><text:span text:style-name="T89">000</text:span></text:p>
      <text:p text:style-name="P26"/>
      <text:p text:style-name="P25"><text:span text:style-name="T100">Legami</text:span>:<text:tab/><text:tab/>Utente, <text:span text:style-name="T100">attraverso </text:span>Mittente</text:p>
      <text:p text:style-name="P25"><text:tab/><text:tab/><text:tab/><text:span text:style-name="T100">Utente, attraverso Destinatario</text:span></text:p>
      <text:p text:style-name="P25"/>
      <text:p text:style-name="P26">Descrizione:<text:tab/>Un messaggio privato inviato da un utente ad un altro</text:p>
      <text:p text:style-name="P26"/>
      <text:p text:style-name="P26">Attributi:<text:tab/><text:tab/>Mittente – Il codice dell'utente che ha inviato il messaggio</text:p>
      <text:p text:style-name="P26"><text:tab/><text:tab/><text:tab/>Destinatario – Il codice dell'utente cui il messaggio è stato inviato</text:p>
      <text:p text:style-name="P26"><text:tab/><text:tab/><text:tab/>DataOra – La data e l'ora all'invio del messaggio</text:p>
      <text:p text:style-name="P26"><text:tab/><text:tab/><text:tab/>Testo – Il messaggio in sé, costituito da una stringa di testo</text:p>
      <text:p text:style-name="P26"/>
      <text:p text:style-name="P26">Dipendenze:<text:tab/><text:span text:style-name="T54">Mittente DataOra → Destinatario Testo</text:span></text:p>
      <text:p text:style-name="P24"/>
      <text:p text:style-name="P24"/>
      <text:p text:style-name="P24"><text:tab/><text:span text:style-name="T87">MI PIACE.</text:span></text:p>
      <text:p text:style-name="P24"/>
      <text:p text:style-name="P26">Tipo:<text:tab/>Relazione</text:p>
      <text:p text:style-name="P33"><text:soft-page-break/></text:p>
      <text:p text:style-name="P101"><text:span text:style-name="T78">Occorrenze:<text:tab/></text:span><text:span text:style-name="T89">1</text:span><text:span text:style-name="T91">'</text:span><text:span text:style-name="T89">500</text:span><text:span text:style-name="T91">'</text:span><text:span text:style-name="T89">000</text:span></text:p>
      <text:p text:style-name="P104"/>
      <text:p text:style-name="P105">Legami:<text:tab/><text:tab/>Utente – Post, con cardinalità molti-a-molti</text:p>
      <text:p text:style-name="P105"/>
      <text:p text:style-name="P105">Descrizione:<text:tab/>Esprime l'apprezzamento di un post da parte di un utente</text:p>
      <text:p text:style-name="P105"/>
      <text:p text:style-name="P105">Attributi:<text:tab/><text:tab/>Autore – Il codice dell'utente che ha espresso il proprio gradimento</text:p>
      <text:p text:style-name="P105"><text:tab/><text:tab/><text:tab/>Post – Il post oggetto dell'apprezzamento</text:p>
      <text:p text:style-name="P105"><text:tab/><text:tab/><text:tab/>DataOra – La data e l'ora in cui il mi piace è stato inserito</text:p>
      <text:p text:style-name="P104"/>
      <text:p text:style-name="P33"><text:span text:style-name="T100">Dipendenze:<text:tab/></text:span>Autore <text:span text:style-name="T100">Post</text:span> → DataOra</text:p>
      <text:p text:style-name="P24"/>
      <text:p text:style-name="P24"/>
      <text:p text:style-name="P24"><text:tab/><text:span text:style-name="T87">OCCUPAZIONE.</text:span></text:p>
      <text:p text:style-name="P24"/>
      <text:p text:style-name="P26">Tipo:<text:tab/><text:tab/><text:span text:style-name="T101">Entità</text:span></text:p>
      <text:p text:style-name="P26"/>
      <text:p text:style-name="P26">Occorrenze:<text:tab/><text:span text:style-name="T101">1'500</text:span></text:p>
      <text:p text:style-name="P26"/>
      <text:p text:style-name="P26">Legami:<text:tab/><text:tab/><text:span text:style-name="T101">Utente, attraverso Afferenza</text:span></text:p>
      <text:p text:style-name="P26"/>
      <text:p text:style-name="P26">Descrizione:<text:tab/><text:span text:style-name="T101">Esperienza formativa o lavorativa, presente o passata</text:span></text:p>
      <text:p text:style-name="P26"/>
      <text:p text:style-name="P26">Attributi:<text:tab/><text:tab/><text:span text:style-name="T101">Utente – Il codice dell'utente che ha inserito l'informazione</text:span></text:p>
      <text:p text:style-name="P26"><text:tab/><text:tab/><text:tab/><text:span text:style-name="T101">Nome – Una stringa di testo che identifica l'occupazione</text:span></text:p>
      <text:p text:style-name="P26"><text:tab/><text:tab/><text:tab/><text:span text:style-name="T101">DataInizio – La data di inizio rapporto</text:span></text:p>
      <text:p text:style-name="P26"><text:tab/><text:tab/><text:tab/><text:span text:style-name="T101">DataFine – La data di fine rapporto, se esistente</text:span></text:p>
      <text:p text:style-name="P26"><text:tab/><text:tab/><text:tab/><text:span text:style-name="T101">Luogo – Il luogo, l'azienda o l'istituto in cui si svolge (o si è svolta) l'esperienza</text:span><text:tab/><text:tab/><text:tab/></text:p>
      <text:p text:style-name="P26"/>
      <text:p text:style-name="P26">Dipendenze:<text:tab/><text:span text:style-name="T87">Utente Nome DataInizio → DataFine Luogo</text:span></text:p>
      <text:p text:style-name="P24"/>
      <text:p text:style-name="P24"/>
      <text:p text:style-name="P24"><text:tab/><text:span text:style-name="T85">OPZIONE.</text:span></text:p>
      <text:p text:style-name="P24"/>
      <text:p text:style-name="P26">Tipo:<text:tab/><text:tab/><text:span text:style-name="T101">Entità</text:span></text:p>
      <text:p text:style-name="P36"/>
      <text:p text:style-name="P26">Occorrenze:<text:tab/><text:span text:style-name="T101">1'000</text:span></text:p>
      <text:p text:style-name="P36"/>
      <text:p text:style-name="P79">Legami:<text:tab/><text:tab/><text:span text:style-name="T101">Sondaggio, attraverso Appartenenza</text:span></text:p>
      <text:p text:style-name="P26"><text:tab/><text:tab/><text:tab/><text:span text:style-name="T101">Utente, attraverso Risposta</text:span></text:p>
      <text:p text:style-name="P36"/>
      <text:p text:style-name="P26">Descrizione:<text:tab/><text:span text:style-name="T101">Opzione selezionabile fra quelle offerte da un sondaggio</text:span></text:p>
      <text:p text:style-name="P36"/>
      <text:p text:style-name="P26">Attributi:<text:tab/><text:tab/><text:span text:style-name="T101">Sondaggio – Il codice del sondaggio cui l'opzione è legata</text:span></text:p>
      <text:p text:style-name="P26"><text:tab/><text:span text:style-name="T28"><text:tab/><text:tab/></text:span><text:span text:style-name="T71">Numerazione – La posizione, in numero, assegnata all'opzione nell'elenco di quelle disponibili</text:span></text:p>
      <text:p text:style-name="P36"><text:tab/><text:tab/><text:tab/><text:span text:style-name="T101">Testo – Stringa di testo che identifica l'opzione</text:span></text:p>
      <text:p text:style-name="P36"><text:tab/><text:tab/><text:tab/><text:span text:style-name="T101">NumeroRisposte – Dato ridondante che mantiene il conteggio delle risposte ricevute</text:span></text:p>
      <text:p text:style-name="P36"/>
      <text:p text:style-name="P36"><text:span text:style-name="T100">Dipendenze:<text:tab/></text:span>Sondaggio Numerazione → Testo <text:span text:style-name="T87">NumeroRisposte</text:span></text:p>
      <text:p text:style-name="P37"/>
      <text:p text:style-name="P37"/>
      <text:p text:style-name="P38"><text:tab/><text:span text:style-name="T87">PARTECIPAZIONE_E</text:span></text:p>
      <text:p text:style-name="P38"/>
      <text:p text:style-name="P27">Tipo:<text:tab/><text:tab/><text:span text:style-name="T102">Relazione</text:span></text:p>
      <text:p text:style-name="P34"/>
      <text:p text:style-name="P27">Occorrenze:<text:tab/><text:span text:style-name="T102">10'000</text:span></text:p>
      <text:p text:style-name="P34"/>
      <text:p text:style-name="P27">Legami:<text:tab/><text:tab/><text:span text:style-name="T102">Utente – Evento, con cardinalità molti-a-molti</text:span></text:p>
      <text:p text:style-name="P34"/>
      <text:p text:style-name="P27">Descrizione:<text:tab/><text:span text:style-name="T102">Esprime la partecipazione di un utente ad un evento</text:span></text:p>
      <text:p text:style-name="P34"/>
      <text:p text:style-name="P27">Attributi:<text:tab/><text:tab/><text:span text:style-name="T102">Evento – Il codice dell'evento cui l'invito fa riferimento</text:span></text:p>
      <text:p text:style-name="P27"><text:soft-page-break/><text:tab/><text:tab/><text:tab/><text:span text:style-name="T102">Utente – Il codice dell'utente invitato</text:span></text:p>
      <text:p text:style-name="P27"><text:tab/><text:tab/><text:tab/><text:span text:style-name="T102">Stato – Indica se l'invito è stato accettato, rifiutato o ignorato dal destinatario</text:span></text:p>
      <text:p text:style-name="P34"/>
      <text:p text:style-name="P34"><text:span text:style-name="T100">Dipendenze:<text:tab/></text:span>Evento Utente → Stato</text:p>
      <text:p text:style-name="P34"/>
      <text:p text:style-name="P37"/>
      <text:p text:style-name="P37"><text:tab/><text:span text:style-name="T87">PARTECIPAZIONE_G.</text:span></text:p>
      <text:p text:style-name="P37"/>
      <text:p text:style-name="P26">Tipo:<text:tab/><text:tab/><text:span text:style-name="T101">Relazione</text:span></text:p>
      <text:p text:style-name="P26"/>
      <text:p text:style-name="P26">Occorrenze:<text:tab/><text:span text:style-name="T101">2'000</text:span></text:p>
      <text:p text:style-name="P26"/>
      <text:p text:style-name="P26">Legami:<text:tab/><text:tab/><text:span text:style-name="T101">Utente – Gruppo, con cardinalità molti-a-molti</text:span></text:p>
      <text:p text:style-name="P26"/>
      <text:p text:style-name="P26">Descrizione:<text:tab/><text:span text:style-name="T101">Esprime l'appartenenza di un utente ad un certo gruppo</text:span></text:p>
      <text:p text:style-name="P26"/>
      <text:p text:style-name="P26">Attributi:<text:tab/><text:tab/><text:span text:style-name="T101">Gruppo – Il codice del gruppo interessato</text:span></text:p>
      <text:p text:style-name="P26"><text:tab/><text:tab/><text:tab/><text:span text:style-name="T101">Utente – Il codice dell'utente partecipante</text:span></text:p>
      <text:p text:style-name="P26"><text:tab/><text:tab/><text:tab/><text:span text:style-name="T101">Stato – Indica se la richiesta di partecipazione è stata accettata dall'amministratore oppure no</text:span></text:p>
      <text:p text:style-name="P26"/>
      <text:p text:style-name="P26">Dipendenze:<text:tab/>G<text:span text:style-name="T87">ruppo Utente → Stato</text:span></text:p>
      <text:p text:style-name="P33"/>
      <text:p text:style-name="P35"/>
      <text:p text:style-name="P40"><text:tab/>POST.</text:p>
      <text:p text:style-name="P37"/>
      <text:p text:style-name="P26">Tipo:<text:tab/><text:tab/><text:span text:style-name="T102">Entità</text:span></text:p>
      <text:p text:style-name="P26"/>
      <text:p text:style-name="P101"><text:span text:style-name="T78">Occorrenze:<text:tab/></text:span><text:span text:style-name="T89">150</text:span><text:span text:style-name="T92">'</text:span><text:span text:style-name="T89">000</text:span></text:p>
      <text:p text:style-name="P79"/>
      <text:p text:style-name="P80">Legami:<text:tab/><text:tab/><text:span text:style-name="T102">Commento, attraverso Correlazione</text:span></text:p>
      <text:p text:style-name="P83"><text:tab/><text:tab/><text:tab/>Contenuto, attraverso Allegato</text:p>
      <text:p text:style-name="P99"><text:tab/><text:tab/><text:tab/><text:span text:style-name="T55">Raccolta, attraverso </text:span><text:span text:style-name="T68">DestinazioneP</text:span></text:p>
      <text:p text:style-name="P83"><text:tab/><text:tab/><text:tab/>Utente, attraverso Mittente</text:p>
      <text:p text:style-name="P43"><text:tab/><text:tab/><text:tab/>Utente, attraverso MiPiace</text:p>
      <text:p text:style-name="P26"><text:tab/><text:tab/><text:tab/><text:span text:style-name="T102">Utente, attraverso Tag</text:span></text:p>
      <text:p text:style-name="P26"/>
      <text:p text:style-name="P26">Descrizione:<text:tab/><text:span text:style-name="T107">Messaggio pubblico condiviso su un profilo, suscettibile a diversi tipi di interazione</text:span></text:p>
      <text:p text:style-name="P26"/>
      <text:p text:style-name="P26">Attributi:<text:tab/><text:tab/><text:span text:style-name="T102">Id – Il codice identificativo assegnato al post</text:span></text:p>
      <text:p text:style-name="P26"><text:tab/><text:tab/><text:tab/><text:span text:style-name="T102">Mittente – L'autore del post</text:span></text:p>
      <text:p text:style-name="P26"><text:tab/><text:tab/><text:tab/><text:span text:style-name="T102">DataOra – La data e l'ora in cui il post è stato pubblicato</text:span></text:p>
      <text:p text:style-name="P26"><text:tab/><text:tab/><text:tab/><text:span text:style-name="T103">Testo – La stringa di testo che eventualmente accompagna il post</text:span></text:p>
      <text:p text:style-name="P28"><text:tab/><text:tab/><text:tab/><text:span text:style-name="T103">Allegato – La locazione del contenuto eventualmente allegato al post</text:span></text:p>
      <text:p text:style-name="P28"><text:tab/><text:tab/><text:tab/><text:span text:style-name="T58">Raccolta – Il nome della raccolta in cui verrà memorizzato il post, per default quella pubblica</text:span><text:span text:style-name="T55"><text:tab/></text:span></text:p>
      <text:p text:style-name="P81"><text:tab/><text:tab/><text:tab/><text:span text:style-name="T107">Destinatario – Il codice del destinatario del post</text:span></text:p>
      <text:p text:style-name="P81"><text:tab/><text:tab/><text:tab/><text:span text:style-name="T107">Tipo – Enumerazione che specifica se il destinatario sia un gruppo,un utente o un evento</text:span></text:p>
      <text:p text:style-name="P81"><text:tab/><text:tab/><text:tab/><text:span text:style-name="T115">MiPiace – Dato ridondante che mantiene il conteggio dei mi piace ricevuti</text:span></text:p>
      <text:p text:style-name="P26"/>
      <text:p text:style-name="P26">Dipendenze:<text:tab/><text:span text:style-name="T86">Id → Mittente DataOra Testo </text:span><text:span text:style-name="T4">Allegato Raccolta </text:span><text:span text:style-name="T5">Destinatario Tipo </text:span><text:span text:style-name="T6">MiPiace</text:span></text:p>
      <text:p text:style-name="P35"><text:span text:style-name="T2"><text:tab/><text:tab/><text:tab/>Mittente DataOra → Id Testo Allegato Racc</text:span>olta <text:span text:style-name="T107">Destinatario Tipo MiPiace</text:span></text:p>
      <text:p text:style-name="P39"/>
      <text:p text:style-name="P39"/>
      <text:p text:style-name="P41"><text:tab/><text:span text:style-name="T55">RACCOLTA.</text:span></text:p>
      <text:p text:style-name="P85"/>
      <text:p text:style-name="P26">Tipo:<text:tab/><text:tab/><text:span text:style-name="T103">Entità</text:span></text:p>
      <text:p text:style-name="P26"/>
      <text:p text:style-name="P26">Occorrenze:<text:tab/><text:span text:style-name="T103">5'000</text:span></text:p>
      <text:p text:style-name="P26"/>
      <text:p text:style-name="P29">Legami:<text:tab/><text:tab/><text:span text:style-name="T68">Evento, attraverso ProprietàE</text:span></text:p>
      <text:p text:style-name="P84"><text:tab/><text:tab/><text:tab/>Gruppo, attraverso <text:span text:style-name="T120">ProprietàG</text:span></text:p>
      <text:p text:style-name="P44"><text:tab/><text:tab/><text:tab/><text:span text:style-name="T55">Post, attraverso Destinazione</text:span><text:span text:style-name="T73">P</text:span></text:p>
      <text:p text:style-name="P84"><text:tab/><text:tab/><text:tab/><text:span text:style-name="T121">Sondaggio, attraverso DestinazioneS</text:span></text:p>
      <text:p text:style-name="P26"><text:span text:style-name="T55"><text:tab/><text:tab/><text:tab/></text:span><text:span text:style-name="T61">Utente, attraverso </text:span><text:span text:style-name="T69">ProprietàU</text:span></text:p>
      <text:p text:style-name="P26"><text:soft-page-break/></text:p>
      <text:p text:style-name="P26">Descrizione:<text:tab/><text:span text:style-name="T104">Collezione di post</text:span></text:p>
      <text:p text:style-name="P26"/>
      <text:p text:style-name="P26">Attributi:<text:tab/><text:tab/><text:span text:style-name="T104">Nome – La stringa di testo che identifica la raccolta</text:span></text:p>
      <text:p text:style-name="P26"><text:tab/><text:tab/><text:tab/><text:span text:style-name="T104">DataCreazione – La data in cui la raccolta è stata istanziata</text:span></text:p>
      <text:p text:style-name="P26"><text:tab/><text:tab/><text:tab/><text:span text:style-name="T104">Visibilità – Il livello di visibilità proprio della raccolta ed ereditato dai contenuti</text:span></text:p>
      <text:p text:style-name="P26"><text:tab/><text:tab/><text:tab/><text:span text:style-name="T61">Proprietario – Il codice del proprietario della raccolta</text:span></text:p>
      <text:p text:style-name="P79"><text:tab/><text:tab/><text:tab/><text:span text:style-name="T107">Tipo – Enumerazione che specifica se il proprietario sia un gruppo, un utente o un evento</text:span></text:p>
      <text:p text:style-name="P26"/>
      <text:p text:style-name="P26">Dipendenze:<text:tab/><text:span text:style-name="T56">Nome Proprietario Tipo → DataCreazione Visibilita</text:span></text:p>
      <text:p text:style-name="P26"/>
      <text:p text:style-name="P26"/>
      <text:p text:style-name="P24"><text:tab/><text:span text:style-name="T85">RISPOSTA.</text:span></text:p>
      <text:p text:style-name="P24"/>
      <text:p text:style-name="P26">Tipo:<text:tab/><text:tab/><text:span text:style-name="T104">Relazione</text:span></text:p>
      <text:p text:style-name="P26"/>
      <text:p text:style-name="P26">Occorrenze:<text:tab/><text:span text:style-name="T104">1'000</text:span></text:p>
      <text:p text:style-name="P26"/>
      <text:p text:style-name="P26">Legami:<text:tab/><text:tab/><text:span text:style-name="T104">Opzione – Utente, con cardinalità molti-a-molti</text:span></text:p>
      <text:p text:style-name="P26"/>
      <text:p text:style-name="P26">Descrizione:<text:tab/><text:span text:style-name="T104">Risposta di un utente ad un sondaggio, consistente nella scelta di un'opzione fra le possibili</text:span></text:p>
      <text:p text:style-name="P26"/>
      <text:p text:style-name="P26">Attributi:<text:tab/><text:tab/><text:span text:style-name="T104">Sondaggio – Il codice del sondaggio cui la risposta è stata inviata</text:span></text:p>
      <text:p text:style-name="P26"><text:tab/><text:tab/><text:tab/><text:span text:style-name="T61">Opzione – </text:span><text:span text:style-name="T64">La numerazione</text:span><text:span text:style-name="T61"> che contraddistingue l'opzione selezionata </text:span><text:span text:style-name="T64">nel sondaggio</text:span></text:p>
      <text:p text:style-name="P26"><text:tab/><text:tab/><text:tab/><text:span text:style-name="T104">Utente – Il codice dell'utente che ha dato la propria risposta</text:span></text:p>
      <text:p text:style-name="P26"/>
      <text:p text:style-name="P26">Dipendenze:<text:tab/><text:span text:style-name="T85">Sondaggio Utente → </text:span><text:span text:style-name="T63">Opzione</text:span></text:p>
      <text:p text:style-name="P24"/>
      <text:p text:style-name="P24"/>
      <text:p text:style-name="P76"><text:tab/><text:span text:style-name="T84">SONDAGGIO.</text:span></text:p>
      <text:p text:style-name="P24"/>
      <text:p text:style-name="P26">Tipo:<text:tab/><text:tab/><text:span text:style-name="T104">Entità</text:span></text:p>
      <text:p text:style-name="P26"/>
      <text:p text:style-name="P26">Occorrenze:<text:tab/><text:span text:style-name="T104">200</text:span></text:p>
      <text:p text:style-name="P26"/>
      <text:p text:style-name="P30">Legami:<text:tab/><text:tab/><text:span text:style-name="T61">Opzione, attraverso Appartenenza</text:span></text:p>
      <text:p text:style-name="P30"><text:tab/><text:tab/><text:tab/><text:span text:style-name="T74">Raccolta, attraverso DestinazioneS</text:span></text:p>
      <text:p text:style-name="P26"><text:tab/><text:tab/><text:tab/><text:span text:style-name="T104">Utente, attraverso Autore</text:span></text:p>
      <text:p text:style-name="P26"/>
      <text:p text:style-name="P26">Descrizione:<text:tab/><text:span text:style-name="T104">Domanda posta da un utente ad una determinata cerchia di altri iscritti</text:span></text:p>
      <text:p text:style-name="P26"/>
      <text:p text:style-name="P26">Attributi:<text:tab/><text:tab/><text:span text:style-name="T104">Id – Il codice identificativo assegnato al sondaggio</text:span></text:p>
      <text:p text:style-name="P26"><text:tab/><text:tab/><text:tab/><text:span text:style-name="T104">Autore – Il codice dell'utente che ha pubblicato il sondaggio</text:span></text:p>
      <text:p text:style-name="P26"><text:tab/><text:tab/><text:tab/><text:span text:style-name="T104">Domanda – Stringa di testo in cui è posta la domanda</text:span></text:p>
      <text:p text:style-name="P26"><text:tab/><text:tab/><text:tab/><text:span text:style-name="T129">DataOra – <text:s/>La data e l'ora in cui il sondaggio è stato pubblicato</text:span></text:p>
      <text:p text:style-name="P26"><text:tab/><text:tab/><text:tab/><text:span text:style-name="T104">Scadenza – La data e l'ora eventuali oltre cui non sarà più possibile esprimere una preferenza</text:span></text:p>
      <text:p text:style-name="P31"><text:tab/><text:tab/><text:tab/><text:span text:style-name="T58">Raccolta – Il nome della raccolta che ospiterà il sondaggio, per default quella pubblica</text:span><text:span text:style-name="T55"><text:tab/></text:span></text:p>
      <text:p text:style-name="P82"><text:tab/><text:tab/><text:tab/><text:span text:style-name="T107">Destinatario – Il codice del destinatario del post</text:span></text:p>
      <text:p text:style-name="P82"><text:tab/><text:tab/><text:tab/><text:span text:style-name="T107">Tipo – Enumerazione che specifica se il destinatario sia un gruppo,un utente o un evento</text:span></text:p>
      <text:p text:style-name="P26"/>
      <text:p text:style-name="P26">Dipendenze:<text:tab/><text:span text:style-name="T84">Id → Autore Domanda Scadenza </text:span><text:span text:style-name="T62">Raccolta Destinatario Tipo</text:span></text:p>
      <text:p text:style-name="P45"/>
      <text:p text:style-name="P45"/>
      <text:p text:style-name="P45"><text:tab/><text:span text:style-name="T87">TAG.</text:span></text:p>
      <text:p text:style-name="P45"/>
      <text:p text:style-name="P26">Tipo:<text:tab/><text:tab/><text:span text:style-name="T105">Relazione</text:span></text:p>
      <text:p text:style-name="P26"/>
      <text:p text:style-name="P101"><text:span text:style-name="T78">Occorrenze:<text:tab/></text:span><text:span text:style-name="T89">300</text:span><text:span text:style-name="T93">'</text:span><text:span text:style-name="T89">000</text:span></text:p>
      <text:p text:style-name="P26"/>
      <text:p text:style-name="P26">Legami:<text:tab/><text:tab/><text:span text:style-name="T105">Utente – Post – Utente, con cardinalità molti-a-molti</text:span></text:p>
      <text:p text:style-name="P26"/>
      <text:p text:style-name="P26">Descrizione:<text:tab/><text:span text:style-name="T105">Citazione di un utente in calce ad un post</text:span></text:p>
      <text:p text:style-name="P26"/>
      <text:p text:style-name="P26"><text:soft-page-break/>Attributi:<text:tab/><text:tab/><text:span text:style-name="T105">Post – Il codice del post nel quale è stato inserito il tag</text:span></text:p>
      <text:p text:style-name="P26"><text:tab/><text:tab/><text:tab/><text:span text:style-name="T105">Autore – Il codice dell'utente che ha inserito il tag</text:span></text:p>
      <text:p text:style-name="P26"><text:tab/><text:tab/><text:tab/><text:span text:style-name="T105">Taggato – Il codice dell'utente oggetto della citazione</text:span></text:p>
      <text:p text:style-name="P26"/>
      <text:p text:style-name="P26">Dipendenze:<text:tab/><text:span text:style-name="T87">-</text:span></text:p>
      <text:p text:style-name="P35"/>
      <text:p text:style-name="P45"/>
      <text:p text:style-name="P45"><text:tab/><text:span text:style-name="T87">TEMA.</text:span></text:p>
      <text:p text:style-name="P45"/>
      <text:p text:style-name="P26">Tipo:<text:tab/><text:tab/><text:span text:style-name="T105">Entità</text:span></text:p>
      <text:p text:style-name="P26"/>
      <text:p text:style-name="P26">Occorrenze:<text:tab/><text:span text:style-name="T105">200</text:span></text:p>
      <text:p text:style-name="P26"/>
      <text:p text:style-name="P26">Legami:<text:tab/><text:tab/><text:span text:style-name="T105">Gruppo, attraverso Argomento</text:span></text:p>
      <text:p text:style-name="P26"><text:tab/><text:tab/><text:tab/><text:span text:style-name="T105">Utente, attraverso Interesse</text:span></text:p>
      <text:p text:style-name="P26"><text:line-break/>Descrizione:<text:tab/><text:span text:style-name="T105">Argomento di vario genere oggetto di interesse da parte dell'utenza</text:span></text:p>
      <text:p text:style-name="P26"/>
      <text:p text:style-name="P26">Attributi:<text:tab/><text:tab/><text:span text:style-name="T105">Nome – Titolo, o nome del tema</text:span></text:p>
      <text:p text:style-name="P26"/>
      <text:p text:style-name="P26">Dipendenze:<text:tab/><text:span text:style-name="T87">-</text:span></text:p>
      <text:p text:style-name="P24"/>
      <text:p text:style-name="P24"/>
      <text:p text:style-name="P24"><text:tab/>UTENTE.</text:p>
      <text:p text:style-name="P24"/>
      <text:p text:style-name="P26">Tipo:<text:tab/><text:tab/><text:span text:style-name="T105">Entità</text:span></text:p>
      <text:p text:style-name="P26"/>
      <text:p text:style-name="P26">Occorrenze:<text:tab/><text:span text:style-name="T105">1'000</text:span></text:p>
      <text:p text:style-name="P26"/>
      <text:p text:style-name="P32">Legami:<text:tab/><text:tab/><text:span text:style-name="T105">Commento, attraverso Autore</text:span></text:p>
      <text:p text:style-name="P32"><text:tab/><text:tab/><text:tab/><text:span text:style-name="T105">Contatto, attraverso</text:span><text:span text:style-name="T59"> Inserimento</text:span></text:p>
      <text:p text:style-name="P46"><text:tab/><text:tab/><text:tab/>Evento, attraverso Organizzazione</text:p>
      <text:p text:style-name="P46"><text:tab/><text:tab/><text:tab/>Evento, attraverso PartecipazioneE</text:p>
      <text:p text:style-name="P46"><text:tab/><text:tab/><text:tab/>Gruppo, attraverso Amministrazione</text:p>
      <text:p text:style-name="P46"><text:tab/><text:tab/><text:tab/>Gruppo, attraverso PartecipazioneG</text:p>
      <text:p text:style-name="P46"><text:tab/><text:tab/><text:tab/>Messaggio, attraverso Destinatario</text:p>
      <text:p text:style-name="P46"><text:tab/><text:tab/><text:tab/>Messaggio, attraverso Mittente</text:p>
      <text:p text:style-name="P46"><text:tab/><text:tab/><text:tab/>Occupazione, attraverso Afferenza</text:p>
      <text:p text:style-name="P47"><text:tab/><text:tab/><text:tab/>Post, attraverso Mi Piace</text:p>
      <text:p text:style-name="P26"><text:tab/><text:tab/><text:tab/><text:span text:style-name="T105">Post, attraverso Mittente</text:span></text:p>
      <text:p text:style-name="P26"><text:tab/><text:tab/><text:tab/><text:span text:style-name="T105">Post, attr</text:span><text:span text:style-name="T59">averso Tag</text:span></text:p>
      <text:p text:style-name="P79"><text:tab/><text:tab/><text:tab/><text:span text:style-name="T105">Raccolta, attraverso ProprietàU</text:span></text:p>
      <text:p text:style-name="P26"><text:span text:style-name="T59"><text:tab/><text:tab/><text:tab/></text:span><text:span text:style-name="T60">Sondaggio, attraverso Autore</text:span></text:p>
      <text:p text:style-name="P32"><text:tab/><text:tab/><text:tab/><text:span text:style-name="T106">Sondaggio, attraverso Risposta</text:span></text:p>
      <text:p text:style-name="P32"><text:tab/><text:tab/><text:tab/><text:span text:style-name="T106">Tema, attraverso Interesse</text:span></text:p>
      <text:p text:style-name="P47"><text:tab/><text:tab/><text:tab/>Utente, attraverso Amicizia</text:p>
      <text:p text:style-name="P47"><text:tab/><text:tab/><text:tab/>Utente, attraverso Tag</text:p>
      <text:p text:style-name="P26"/>
      <text:p text:style-name="P26">Descrizione:<text:tab/><text:span text:style-name="T106">Iscritto al social network</text:span></text:p>
      <text:p text:style-name="P26"/>
      <text:p text:style-name="P26">Attributi:<text:tab/><text:tab/><text:span text:style-name="T106">Id – Il codice identificativo assegnato all'utente</text:span></text:p>
      <text:p text:style-name="P26"><text:tab/><text:tab/><text:tab/><text:span text:style-name="T106">Nome – Il nome dell'utente</text:span></text:p>
      <text:p text:style-name="P26"><text:tab/><text:tab/><text:tab/><text:span text:style-name="T106">Cognome – Il cognome dell'utente</text:span></text:p>
      <text:p text:style-name="P26"><text:tab/><text:tab/><text:tab/><text:span text:style-name="T106">Password – La password impostata dall'utente per l'accesso</text:span></text:p>
      <text:p text:style-name="P26"><text:tab/><text:tab/><text:tab/><text:span text:style-name="T106">Email – L'indirizzo di posta elettronica impostato dall'utente per l'accesso</text:span></text:p>
      <text:p text:style-name="P26"><text:tab/><text:tab/><text:tab/><text:span text:style-name="T106">DataNascita – La data di nascita dell'utente</text:span></text:p>
      <text:p text:style-name="P26"><text:tab/><text:tab/><text:tab/><text:span text:style-name="T106">CittàNatale – La città di nascita dell'utente</text:span></text:p>
      <text:p text:style-name="P26"><text:tab/><text:tab/><text:tab/><text:span text:style-name="T106">CittàResidenza – La città in cui l'utente risiede al momento</text:span></text:p>
      <text:p text:style-name="P26"><text:tab/><text:tab/><text:tab/><text:span text:style-name="T106">Nazionalità – La nazionalità dell'utente</text:span></text:p>
      <text:p text:style-name="P26"/>
      <text:p text:style-name="P26"/>
      <text:p text:style-name="P26">Dipendenze:<text:tab/><text:span text:style-name="T54">Id → Nome Cognome Email Password DataNascita CittaNatale CittaResidenza Nazionalita</text:span></text:p>
      <text:p text:style-name="P42"><text:tab/><text:tab/><text:tab/>Email → Id <text:span text:style-name="T54">Nome Cognome Password DataNascita </text:span>CittaNatale CittaResidenza<text:span text:style-name="T54"> Nazionalita</text:span></text:p>
      <text:p text:style-name="P24"><text:soft-page-break/></text:p>
      <text:p text:style-name="P24"/>
      <text:p text:style-name="P24"/>
      <text:p text:style-name="P8"><text:tab/>Tavola dei volumi.</text:p>
      <text:p text:style-name="P87"/>
      <text:p text:style-name="P87"/>
      <text:p text:style-name="P8"><text:span text:style-name="T130">Sono </text:span><text:span text:style-name="T131">di seguito </text:span><text:span text:style-name="T130">riportati, </text:span><text:span text:style-name="T131">per una maggior concisione, i volumi occupati sulla base di dati dalle tabelle sopra </text:span><text:span text:style-name="T132">descritte</text:span><text:span text:style-name="T131">.</text:span></text:p>
      <text:p text:style-name="P87"/>
      <text:p text:style-name="P87"/>
      <table:table table:name="TavolaVolumi" table:style-name="TavolaVolumi">
        <table:table-column table:style-name="TavolaVolumi.A"/>
        <table:table-column table:style-name="TavolaVolumi.B"/>
        <table:table-column table:style-name="TavolaVolumi.C"/>
        <table:table-header-rows>
          <table:table-row>
            <table:table-cell table:style-name="TavolaVolumi.A1" office:value-type="string">
              <text:p text:style-name="P108">Nome</text:p>
            </table:table-cell>
            <table:table-cell table:style-name="TavolaVolumi.A1" office:value-type="string">
              <text:p text:style-name="P108">Costrutto</text:p>
            </table:table-cell>
            <table:table-cell table:style-name="TavolaVolumi.C1" office:value-type="string">
              <text:p text:style-name="P108">Occorrenze</text:p>
            </table:table-cell>
          </table:table-row>
        </table:table-header-rows>
        <table:table-row table:style-name="TavolaVolumi.2">
          <table:table-cell table:style-name="TavolaVolumi.A2" office:value-type="string">
            <text:p text:style-name="P118">Allestimento</text:p>
          </table:table-cell>
          <table:table-cell table:style-name="TavolaVolumi.A2" office:value-type="string">
            <text:p text:style-name="P118">E</text:p>
          </table:table-cell>
          <table:table-cell table:style-name="TavolaVolumi.C2" office:value-type="string">
            <text:p text:style-name="P118">500</text:p>
          </table:table-cell>
        </table:table-row>
        <table:table-row table:style-name="TavolaVolumi.2">
          <table:table-cell table:style-name="TavolaVolumi.A2" office:value-type="string">
            <text:p text:style-name="P118">Commento</text:p>
          </table:table-cell>
          <table:table-cell table:style-name="TavolaVolumi.A2" office:value-type="string">
            <text:p text:style-name="P118">E</text:p>
          </table:table-cell>
          <table:table-cell table:style-name="TavolaVolumi.C2" office:value-type="string">
            <text:p text:style-name="P118">1'500'000</text:p>
          </table:table-cell>
        </table:table-row>
        <table:table-row table:style-name="TavolaVolumi.2">
          <table:table-cell table:style-name="TavolaVolumi.A2" office:value-type="string">
            <text:p text:style-name="P118">Contatto</text:p>
          </table:table-cell>
          <table:table-cell table:style-name="TavolaVolumi.A2" office:value-type="string">
            <text:p text:style-name="P118">E</text:p>
          </table:table-cell>
          <table:table-cell table:style-name="TavolaVolumi.C2" office:value-type="string">
            <text:p text:style-name="P118">2'500</text:p>
          </table:table-cell>
        </table:table-row>
        <table:table-row table:style-name="TavolaVolumi.2">
          <table:table-cell table:style-name="TavolaVolumi.A2" office:value-type="string">
            <text:p text:style-name="P118">Contenuto</text:p>
          </table:table-cell>
          <table:table-cell table:style-name="TavolaVolumi.A2" office:value-type="string">
            <text:p text:style-name="P118">E</text:p>
          </table:table-cell>
          <table:table-cell table:style-name="TavolaVolumi.C2" office:value-type="string">
            <text:p text:style-name="P118">75'000</text:p>
          </table:table-cell>
        </table:table-row>
        <table:table-row table:style-name="TavolaVolumi.2">
          <table:table-cell table:style-name="TavolaVolumi.A2" office:value-type="string">
            <text:p text:style-name="P118">Evento</text:p>
          </table:table-cell>
          <table:table-cell table:style-name="TavolaVolumi.A2" office:value-type="string">
            <text:p text:style-name="P118">E</text:p>
          </table:table-cell>
          <table:table-cell table:style-name="TavolaVolumi.C2" office:value-type="string">
            <text:p text:style-name="P118">100</text:p>
          </table:table-cell>
        </table:table-row>
        <table:table-row table:style-name="TavolaVolumi.2">
          <table:table-cell table:style-name="TavolaVolumi.A2" office:value-type="string">
            <text:p text:style-name="P118">Gruppo</text:p>
          </table:table-cell>
          <table:table-cell table:style-name="TavolaVolumi.A2" office:value-type="string">
            <text:p text:style-name="P118">E</text:p>
          </table:table-cell>
          <table:table-cell table:style-name="TavolaVolumi.C2" office:value-type="string">
            <text:p text:style-name="P118">50</text:p>
          </table:table-cell>
        </table:table-row>
        <table:table-row table:style-name="TavolaVolumi.2">
          <table:table-cell table:style-name="TavolaVolumi.A2" office:value-type="string">
            <text:p text:style-name="P118">Messaggio</text:p>
          </table:table-cell>
          <table:table-cell table:style-name="TavolaVolumi.A2" office:value-type="string">
            <text:p text:style-name="P118">E</text:p>
          </table:table-cell>
          <table:table-cell table:style-name="TavolaVolumi.C2" office:value-type="string">
            <text:p text:style-name="P118">3'000'000</text:p>
          </table:table-cell>
        </table:table-row>
        <table:table-row table:style-name="TavolaVolumi.2">
          <table:table-cell table:style-name="TavolaVolumi.A2" office:value-type="string">
            <text:p text:style-name="P118">Occupazione</text:p>
          </table:table-cell>
          <table:table-cell table:style-name="TavolaVolumi.A2" office:value-type="string">
            <text:p text:style-name="P118">E</text:p>
          </table:table-cell>
          <table:table-cell table:style-name="TavolaVolumi.C2" office:value-type="string">
            <text:p text:style-name="P118">1'500</text:p>
          </table:table-cell>
        </table:table-row>
        <table:table-row table:style-name="TavolaVolumi.2">
          <table:table-cell table:style-name="TavolaVolumi.A2" office:value-type="string">
            <text:p text:style-name="P118">Opzione</text:p>
          </table:table-cell>
          <table:table-cell table:style-name="TavolaVolumi.A2" office:value-type="string">
            <text:p text:style-name="P118">E</text:p>
          </table:table-cell>
          <table:table-cell table:style-name="TavolaVolumi.C2" office:value-type="string">
            <text:p text:style-name="P118">1'000</text:p>
          </table:table-cell>
        </table:table-row>
        <table:table-row table:style-name="TavolaVolumi.2">
          <table:table-cell table:style-name="TavolaVolumi.A2" office:value-type="string">
            <text:p text:style-name="P118">Post</text:p>
          </table:table-cell>
          <table:table-cell table:style-name="TavolaVolumi.A2" office:value-type="string">
            <text:p text:style-name="P118">E</text:p>
          </table:table-cell>
          <table:table-cell table:style-name="TavolaVolumi.C2" office:value-type="string">
            <text:p text:style-name="P118">150'000</text:p>
          </table:table-cell>
        </table:table-row>
        <table:table-row table:style-name="TavolaVolumi.2">
          <table:table-cell table:style-name="TavolaVolumi.A2" office:value-type="string">
            <text:p text:style-name="P118">Raccolta</text:p>
          </table:table-cell>
          <table:table-cell table:style-name="TavolaVolumi.A2" office:value-type="string">
            <text:p text:style-name="P118">E</text:p>
          </table:table-cell>
          <table:table-cell table:style-name="TavolaVolumi.C2" office:value-type="string">
            <text:p text:style-name="P118">5'000</text:p>
          </table:table-cell>
        </table:table-row>
        <table:table-row table:style-name="TavolaVolumi.2">
          <table:table-cell table:style-name="TavolaVolumi.A2" office:value-type="string">
            <text:p text:style-name="P118">Sondaggio</text:p>
          </table:table-cell>
          <table:table-cell table:style-name="TavolaVolumi.A2" office:value-type="string">
            <text:p text:style-name="P118">E</text:p>
          </table:table-cell>
          <table:table-cell table:style-name="TavolaVolumi.C2" office:value-type="string">
            <text:p text:style-name="P118">200</text:p>
          </table:table-cell>
        </table:table-row>
        <table:table-row table:style-name="TavolaVolumi.2">
          <table:table-cell table:style-name="TavolaVolumi.A2" office:value-type="string">
            <text:p text:style-name="P118">Tema</text:p>
          </table:table-cell>
          <table:table-cell table:style-name="TavolaVolumi.A2" office:value-type="string">
            <text:p text:style-name="P118">E</text:p>
          </table:table-cell>
          <table:table-cell table:style-name="TavolaVolumi.C2" office:value-type="string">
            <text:p text:style-name="P118">200</text:p>
          </table:table-cell>
        </table:table-row>
        <table:table-row table:style-name="TavolaVolumi.2">
          <table:table-cell table:style-name="TavolaVolumi.A2" office:value-type="string">
            <text:p text:style-name="P118">Utente</text:p>
          </table:table-cell>
          <table:table-cell table:style-name="TavolaVolumi.A2" office:value-type="string">
            <text:p text:style-name="P118">E</text:p>
          </table:table-cell>
          <table:table-cell table:style-name="TavolaVolumi.C2" office:value-type="string">
            <text:p text:style-name="P118">1'000</text:p>
          </table:table-cell>
        </table:table-row>
        <table:table-row table:style-name="TavolaVolumi.2">
          <table:table-cell table:style-name="TavolaVolumi.A2" office:value-type="string">
            <text:p text:style-name="P118">Amicizia</text:p>
          </table:table-cell>
          <table:table-cell table:style-name="TavolaVolumi.A2" office:value-type="string">
            <text:p text:style-name="P118">R</text:p>
          </table:table-cell>
          <table:table-cell table:style-name="TavolaVolumi.C2" office:value-type="string">
            <text:p text:style-name="P118">50'000</text:p>
          </table:table-cell>
        </table:table-row>
        <table:table-row>
          <table:table-cell table:style-name="TavolaVolumi.A2" office:value-type="string">
            <text:p text:style-name="P118">Interesse</text:p>
          </table:table-cell>
          <table:table-cell table:style-name="TavolaVolumi.A2" office:value-type="string">
            <text:p text:style-name="P118">R</text:p>
          </table:table-cell>
          <table:table-cell table:style-name="TavolaVolumi.C2" office:value-type="string">
            <text:p text:style-name="P118">10'000</text:p>
          </table:table-cell>
        </table:table-row>
        <table:table-row>
          <table:table-cell table:style-name="TavolaVolumi.A2" office:value-type="string">
            <text:p text:style-name="P118">Mi Piace</text:p>
          </table:table-cell>
          <table:table-cell table:style-name="TavolaVolumi.A2" office:value-type="string">
            <text:p text:style-name="P118">R</text:p>
          </table:table-cell>
          <table:table-cell table:style-name="TavolaVolumi.C2" office:value-type="string">
            <text:p text:style-name="P118">1'500'000</text:p>
          </table:table-cell>
        </table:table-row>
        <table:table-row>
          <table:table-cell table:style-name="TavolaVolumi.A2" office:value-type="string">
            <text:p text:style-name="P118">PartecipazioneE</text:p>
          </table:table-cell>
          <table:table-cell table:style-name="TavolaVolumi.A2" office:value-type="string">
            <text:p text:style-name="P118">R</text:p>
          </table:table-cell>
          <table:table-cell table:style-name="TavolaVolumi.C2" office:value-type="string">
            <text:p text:style-name="P118">10'000</text:p>
          </table:table-cell>
        </table:table-row>
        <table:table-row>
          <table:table-cell table:style-name="TavolaVolumi.A2" office:value-type="string">
            <text:p text:style-name="P118">PartecipazioneG</text:p>
          </table:table-cell>
          <table:table-cell table:style-name="TavolaVolumi.A2" office:value-type="string">
            <text:p text:style-name="P118">R</text:p>
          </table:table-cell>
          <table:table-cell table:style-name="TavolaVolumi.C2" office:value-type="string">
            <text:p text:style-name="P118">2'000</text:p>
          </table:table-cell>
        </table:table-row>
        <table:table-row>
          <table:table-cell table:style-name="TavolaVolumi.A2" office:value-type="string">
            <text:p text:style-name="P118">Risposta</text:p>
          </table:table-cell>
          <table:table-cell table:style-name="TavolaVolumi.A2" office:value-type="string">
            <text:p text:style-name="P118">R</text:p>
          </table:table-cell>
          <table:table-cell table:style-name="TavolaVolumi.C2" office:value-type="string">
            <text:p text:style-name="P118">1'000</text:p>
          </table:table-cell>
        </table:table-row>
        <table:table-row>
          <table:table-cell table:style-name="TavolaVolumi.A2" office:value-type="string">
            <text:p text:style-name="P118">Tag</text:p>
          </table:table-cell>
          <table:table-cell table:style-name="TavolaVolumi.A2" office:value-type="string">
            <text:p text:style-name="P118">R</text:p>
          </table:table-cell>
          <table:table-cell table:style-name="TavolaVolumi.C2" office:value-type="string">
            <text:p text:style-name="P118">300'000</text:p>
          </table:table-cell>
        </table:table-row>
      </table:table>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6"/>
      <text:p text:style-name="P11"><text:tab/><text:span text:style-name="T109">Operazioni </text:span><text:span text:style-name="T110">interessanti</text:span><text:span text:style-name="T109">.</text:span></text:p>
      <text:p text:style-name="P11"/>
      <text:p text:style-name="P11"/>
      <text:p text:style-name="P48">Segue l'analisi di alcune operazioni interessanti sui dati svolte dal database.</text:p>
      <text:p text:style-name="P48"/>
      <text:p text:style-name="P11"/>
      <text:p text:style-name="P11"><text:tab/>Creazione utente.</text:p>
      <text:p text:style-name="P11"/>
      <table:table table:name="CreazioneUtente" table:style-name="CreazioneUtente">
        <table:table-column table:style-name="CreazioneUtente.A"/>
        <table:table-column table:style-name="CreazioneUtente.B"/>
        <table:table-column table:style-name="CreazioneUtente.C"/>
        <table:table-column table:style-name="CreazioneUtente.D"/>
        <table:table-column table:style-name="CreazioneUtente.E"/>
        <table:table-header-rows>
          <table:table-row>
            <table:table-cell table:style-name="CreazioneUtente.A1" office:value-type="string">
              <text:p text:style-name="P109">Concetto</text:p>
            </table:table-cell>
            <table:table-cell table:style-name="CreazioneUtente.A1" office:value-type="string">
              <text:p text:style-name="P109">Costrutto</text:p>
            </table:table-cell>
            <table:table-cell table:style-name="CreazioneUtente.C1" office:value-type="string">
              <text:p text:style-name="P109">Accessi</text:p>
            </table:table-cell>
            <table:table-cell table:style-name="CreazioneUtente.A1" office:value-type="string">
              <text:p text:style-name="P109">Tipo</text:p>
            </table:table-cell>
            <table:table-cell table:style-name="CreazioneUtente.E1" office:value-type="string">
              <text:p text:style-name="P109">Commento</text:p>
            </table:table-cell>
          </table:table-row>
        </table:table-header-rows>
        <table:table-row>
          <table:table-cell table:style-name="CreazioneUtente.A6" office:value-type="string">
            <text:p text:style-name="P119">Utente</text:p>
          </table:table-cell>
          <table:table-cell table:style-name="CreazioneUtente.B2" office:value-type="string">
            <text:p text:style-name="P119">E</text:p>
          </table:table-cell>
          <table:table-cell table:style-name="CreazioneUtente.C6" office:value-type="string">
            <text:p text:style-name="P119">1</text:p>
          </table:table-cell>
          <table:table-cell table:style-name="CreazioneUtente.D2" office:value-type="string">
            <text:p text:style-name="P119">S</text:p>
          </table:table-cell>
          <table:table-cell table:style-name="CreazioneUtente.E2" office:value-type="string">
            <text:p text:style-name="P119">Inserimento dei dati</text:p>
          </table:table-cell>
        </table:table-row>
        <table:table-row>
          <table:table-cell table:style-name="CreazioneUtente.A6" office:value-type="string">
            <text:p text:style-name="P119">Amicizia</text:p>
          </table:table-cell>
          <table:table-cell table:style-name="CreazioneUtente.B3" office:value-type="string">
            <text:p text:style-name="P119">R</text:p>
          </table:table-cell>
          <table:table-cell table:style-name="CreazioneUtente.C6" office:value-type="string">
            <text:p text:style-name="P119">1</text:p>
          </table:table-cell>
          <table:table-cell table:style-name="CreazioneUtente.D3" office:value-type="string">
            <text:p text:style-name="P119">S</text:p>
          </table:table-cell>
          <table:table-cell table:style-name="CreazioneUtente.E3" office:value-type="string">
            <text:p text:style-name="P119">Inserisce l'utente fra le sue amicizie</text:p>
          </table:table-cell>
        </table:table-row>
        <table:table-row>
          <table:table-cell table:style-name="CreazioneUtente.A6" office:value-type="string">
            <text:p text:style-name="P119">ProprietàU</text:p>
          </table:table-cell>
          <table:table-cell table:style-name="CreazioneUtente.B4" office:value-type="string">
            <text:p text:style-name="P119">R</text:p>
          </table:table-cell>
          <table:table-cell table:style-name="CreazioneUtente.C6" office:value-type="string">
            <text:p text:style-name="P119">2</text:p>
          </table:table-cell>
          <table:table-cell table:style-name="CreazioneUtente.D4" office:value-type="string">
            <text:p text:style-name="P119">S</text:p>
          </table:table-cell>
          <table:table-cell table:style-name="CreazioneUtente.E4" office:value-type="string">
            <text:p text:style-name="P119">Definisce un nuovo rapporto di proprietà Utente – Raccolta</text:p>
          </table:table-cell>
        </table:table-row>
        <table:table-row>
          <table:table-cell table:style-name="CreazioneUtente.A6" office:value-type="string">
            <text:p text:style-name="P119">Raccolta</text:p>
          </table:table-cell>
          <table:table-cell table:style-name="CreazioneUtente.B5" office:value-type="string">
            <text:p text:style-name="P119">E</text:p>
          </table:table-cell>
          <table:table-cell table:style-name="CreazioneUtente.C6" office:value-type="string">
            <text:p text:style-name="P119">2</text:p>
          </table:table-cell>
          <table:table-cell table:style-name="CreazioneUtente.D5" office:value-type="string">
            <text:p text:style-name="P119">S</text:p>
          </table:table-cell>
          <table:table-cell table:style-name="CreazioneUtente.E5" office:value-type="string">
            <text:p text:style-name="P119">Crea le due raccolte predefinite per l'utente</text:p>
          </table:table-cell>
        </table:table-row>
        <table:table-row>
          <table:table-cell table:style-name="CreazioneUtente.A6" office:value-type="string">
            <text:p text:style-name="P119">Inserimento</text:p>
          </table:table-cell>
          <table:table-cell table:style-name="CreazioneUtente.B6" office:value-type="string">
            <text:p text:style-name="P119">R</text:p>
          </table:table-cell>
          <table:table-cell table:style-name="CreazioneUtente.C6" office:value-type="string">
            <text:p text:style-name="P119">1</text:p>
          </table:table-cell>
          <table:table-cell table:style-name="CreazioneUtente.D6" office:value-type="string">
            <text:p text:style-name="P119">S</text:p>
          </table:table-cell>
          <table:table-cell table:style-name="CreazioneUtente.E6" office:value-type="string">
            <text:p text:style-name="P119">Memorizza l'inserimento di un contatto da parte dell'utente</text:p>
          </table:table-cell>
        </table:table-row>
        <table:table-row>
          <table:table-cell table:style-name="CreazioneUtente.A7" office:value-type="string">
            <text:p text:style-name="P119">Contatto</text:p>
          </table:table-cell>
          <table:table-cell table:style-name="CreazioneUtente.B7" office:value-type="string">
            <text:p text:style-name="P119">E</text:p>
          </table:table-cell>
          <table:table-cell table:style-name="CreazioneUtente.C7" office:value-type="string">
            <text:p text:style-name="P119">1</text:p>
          </table:table-cell>
          <table:table-cell table:style-name="CreazioneUtente.D7" office:value-type="string">
            <text:p text:style-name="P119">S</text:p>
          </table:table-cell>
          <table:table-cell table:style-name="CreazioneUtente.E7" office:value-type="string">
            <text:p text:style-name="P119">Inserisce l'email scelta per l'accesso fra i contatti</text:p>
          </table:table-cell>
        </table:table-row>
      </table:table>
      <text:p text:style-name="P11"/>
      <text:p text:style-name="P11"/>
      <text:p text:style-name="P11"><text:tab/>Blocco utente.</text:p>
      <text:p text:style-name="P11"/>
      <table:table table:name="BloccoUtente" table:style-name="BloccoUtente">
        <table:table-column table:style-name="BloccoUtente.A"/>
        <table:table-column table:style-name="BloccoUtente.B"/>
        <table:table-column table:style-name="BloccoUtente.C"/>
        <table:table-column table:style-name="BloccoUtente.D"/>
        <table:table-column table:style-name="BloccoUtente.E"/>
        <table:table-header-rows>
          <table:table-row>
            <table:table-cell table:style-name="BloccoUtente.A1" office:value-type="string">
              <text:p text:style-name="P110">Concetto</text:p>
            </table:table-cell>
            <table:table-cell table:style-name="BloccoUtente.A1" office:value-type="string">
              <text:p text:style-name="P110">Costrutto</text:p>
            </table:table-cell>
            <table:table-cell table:style-name="BloccoUtente.A1" office:value-type="string">
              <text:p text:style-name="P110">Accessi</text:p>
            </table:table-cell>
            <table:table-cell table:style-name="BloccoUtente.A1" office:value-type="string">
              <text:p text:style-name="P110">Tipo</text:p>
            </table:table-cell>
            <table:table-cell table:style-name="BloccoUtente.E1" office:value-type="string">
              <text:p text:style-name="P110">Commento</text:p>
            </table:table-cell>
          </table:table-row>
        </table:table-header-rows>
        <table:table-row>
          <table:table-cell table:style-name="BloccoUtente.A2" office:value-type="string">
            <text:p text:style-name="P120">Amicizia</text:p>
          </table:table-cell>
          <table:table-cell table:style-name="BloccoUtente.A2" office:value-type="string">
            <text:p text:style-name="P120">R</text:p>
          </table:table-cell>
          <table:table-cell table:style-name="BloccoUtente.A2" office:value-type="string">
            <text:p text:style-name="P120">1</text:p>
          </table:table-cell>
          <table:table-cell table:style-name="BloccoUtente.A2" office:value-type="string">
            <text:p text:style-name="P120">L</text:p>
          </table:table-cell>
          <table:table-cell table:style-name="BloccoUtente.E2" office:value-type="string">
            <text:p text:style-name="P120">Individu<text:span text:style-name="T125">a</text:span> il rapporto di amicizia</text:p>
          </table:table-cell>
        </table:table-row>
        <table:table-row>
          <table:table-cell table:style-name="BloccoUtente.A2" office:value-type="string">
            <text:p text:style-name="P120">Amicizia</text:p>
          </table:table-cell>
          <table:table-cell table:style-name="BloccoUtente.A2" office:value-type="string">
            <text:p text:style-name="P120">R</text:p>
          </table:table-cell>
          <table:table-cell table:style-name="BloccoUtente.A2" office:value-type="string">
            <text:p text:style-name="P120">1</text:p>
          </table:table-cell>
          <table:table-cell table:style-name="BloccoUtente.A2" office:value-type="string">
            <text:p text:style-name="P120">S</text:p>
          </table:table-cell>
          <table:table-cell table:style-name="BloccoUtente.E2" office:value-type="string">
            <text:p text:style-name="P120">Aggiorn<text:span text:style-name="T125">a</text:span> i dati dove necessario</text:p>
          </table:table-cell>
        </table:table-row>
      </table:table>
      <text:p text:style-name="P11"/>
      <text:p text:style-name="P49">Quando un utente segnala un suo follower, setta a Bloccato il suo livello di visibilità. Se NumSegnalazioni è minore strettamente di 3, incrementa NumSegnalazioni, aggiorna DataUltimaSegnalazione a quella corrente.</text:p>
      <text:p text:style-name="P11"/>
      <text:p text:style-name="P11"/>
      <text:p text:style-name="P11"><text:tab/>Sblocco utente segnalati.</text:p>
      <text:p text:style-name="P50"/>
      <table:table table:name="SbloccoUtente" table:style-name="SbloccoUtente">
        <table:table-column table:style-name="SbloccoUtente.A"/>
        <table:table-column table:style-name="SbloccoUtente.B"/>
        <table:table-column table:style-name="SbloccoUtente.C"/>
        <table:table-column table:style-name="SbloccoUtente.D"/>
        <table:table-column table:style-name="SbloccoUtente.E"/>
        <table:table-header-rows>
          <table:table-row>
            <table:table-cell table:style-name="SbloccoUtente.A1" office:value-type="string">
              <text:p text:style-name="P110">Concetto</text:p>
            </table:table-cell>
            <table:table-cell table:style-name="SbloccoUtente.A1" office:value-type="string">
              <text:p text:style-name="P110">Costrutto</text:p>
            </table:table-cell>
            <table:table-cell table:style-name="SbloccoUtente.A1" office:value-type="string">
              <text:p text:style-name="P110">Accessi</text:p>
            </table:table-cell>
            <table:table-cell table:style-name="SbloccoUtente.A1" office:value-type="string">
              <text:p text:style-name="P110">Tipo</text:p>
            </table:table-cell>
            <table:table-cell table:style-name="SbloccoUtente.E1" office:value-type="string">
              <text:p text:style-name="P110">Commento</text:p>
            </table:table-cell>
          </table:table-row>
        </table:table-header-rows>
        <table:table-row>
          <table:table-cell table:style-name="SbloccoUtente.A2" office:value-type="string">
            <text:p text:style-name="P121">Amicizia</text:p>
          </table:table-cell>
          <table:table-cell table:style-name="SbloccoUtente.A2" office:value-type="string">
            <text:p text:style-name="P121">R</text:p>
          </table:table-cell>
          <table:table-cell table:style-name="SbloccoUtente.A2" office:value-type="string">
            <text:p text:style-name="P121">1</text:p>
          </table:table-cell>
          <table:table-cell table:style-name="SbloccoUtente.A2" office:value-type="string">
            <text:p text:style-name="P121">L</text:p>
          </table:table-cell>
          <table:table-cell table:style-name="SbloccoUtente.E2" office:value-type="string">
            <text:p text:style-name="P121">Ricerca i blocchi da revocare</text:p>
          </table:table-cell>
        </table:table-row>
        <table:table-row>
          <table:table-cell table:style-name="SbloccoUtente.A2" office:value-type="string">
            <text:p text:style-name="P121">Amicizia</text:p>
          </table:table-cell>
          <table:table-cell table:style-name="SbloccoUtente.A2" office:value-type="string">
            <text:p text:style-name="P121">R</text:p>
          </table:table-cell>
          <table:table-cell table:style-name="SbloccoUtente.A2" office:value-type="string">
            <text:p text:style-name="P121">1</text:p>
          </table:table-cell>
          <table:table-cell table:style-name="SbloccoUtente.A2" office:value-type="string">
            <text:p text:style-name="P122">S</text:p>
          </table:table-cell>
          <table:table-cell table:style-name="SbloccoUtente.E2" office:value-type="string">
            <text:p text:style-name="P122">Ripristina la visibilità pubblica</text:p>
          </table:table-cell>
        </table:table-row>
      </table:table>
      <text:p text:style-name="P11"/>
      <text:p text:style-name="P49">Evento che una volta al giorno scansiona in Amicizia gli utenti che hanno livello di visibilità Bloccato e NumSegnalazioni inferiore a 3, e ripristina il livello Pubblico per le segnalazioni scadute dopo un mese.</text:p>
      <text:p text:style-name="P11"/>
      <text:p text:style-name="P11"/>
      <text:p text:style-name="P11"><text:span text:style-name="T46"><text:tab/></text:span> Creazione gruppo.</text:p>
      <text:p text:style-name="P11"/>
      <table:table table:name="CreazioneGruppo" table:style-name="CreazioneGruppo">
        <table:table-column table:style-name="CreazioneGruppo.A"/>
        <table:table-column table:style-name="CreazioneGruppo.B"/>
        <table:table-column table:style-name="CreazioneGruppo.C"/>
        <table:table-column table:style-name="CreazioneGruppo.D"/>
        <table:table-column table:style-name="CreazioneGruppo.E"/>
        <table:table-header-rows>
          <table:table-row>
            <table:table-cell table:style-name="CreazioneGruppo.A1" office:value-type="string">
              <text:p text:style-name="P111">Concetto</text:p>
            </table:table-cell>
            <table:table-cell table:style-name="CreazioneGruppo.A1" office:value-type="string">
              <text:p text:style-name="P111">Costrutto</text:p>
            </table:table-cell>
            <table:table-cell table:style-name="CreazioneGruppo.A1" office:value-type="string">
              <text:p text:style-name="P111">Accessi</text:p>
            </table:table-cell>
            <table:table-cell table:style-name="CreazioneGruppo.A1" office:value-type="string">
              <text:p text:style-name="P111">Tipo</text:p>
            </table:table-cell>
            <table:table-cell table:style-name="CreazioneGruppo.E1" office:value-type="string">
              <text:p text:style-name="P111">Commento</text:p>
            </table:table-cell>
          </table:table-row>
        </table:table-header-rows>
        <table:table-row>
          <table:table-cell table:style-name="CreazioneGruppo.A2" office:value-type="string">
            <text:p text:style-name="P123">Gruppo</text:p>
          </table:table-cell>
          <table:table-cell table:style-name="CreazioneGruppo.A2" office:value-type="string">
            <text:p text:style-name="P123">E</text:p>
          </table:table-cell>
          <table:table-cell table:style-name="CreazioneGruppo.A2" office:value-type="string">
            <text:p text:style-name="P123">1</text:p>
          </table:table-cell>
          <table:table-cell table:style-name="CreazioneGruppo.A2" office:value-type="string">
            <text:p text:style-name="P123">S</text:p>
          </table:table-cell>
          <table:table-cell table:style-name="CreazioneGruppo.E2" office:value-type="string">
            <text:p text:style-name="P123">Inserisce i dati del nuovo gruppo</text:p>
          </table:table-cell>
        </table:table-row>
        <table:table-row>
          <table:table-cell table:style-name="CreazioneGruppo.A2" office:value-type="string">
            <text:p text:style-name="P123">Amministrazione</text:p>
          </table:table-cell>
          <table:table-cell table:style-name="CreazioneGruppo.A2" office:value-type="string">
            <text:p text:style-name="P123">R</text:p>
          </table:table-cell>
          <table:table-cell table:style-name="CreazioneGruppo.A2" office:value-type="string">
            <text:p text:style-name="P123">1</text:p>
          </table:table-cell>
          <table:table-cell table:style-name="CreazioneGruppo.A2" office:value-type="string">
            <text:p text:style-name="P123">S</text:p>
          </table:table-cell>
          <table:table-cell table:style-name="CreazioneGruppo.E2" office:value-type="string">
            <text:p text:style-name="P123">Assegna l'amministratore al gruppo</text:p>
          </table:table-cell>
        </table:table-row>
        <table:table-row>
          <table:table-cell table:style-name="CreazioneGruppo.A2" office:value-type="string">
            <text:p text:style-name="P123">Partecipazione</text:p>
          </table:table-cell>
          <table:table-cell table:style-name="CreazioneGruppo.A2" office:value-type="string">
            <text:p text:style-name="P123">R</text:p>
          </table:table-cell>
          <table:table-cell table:style-name="CreazioneGruppo.A2" office:value-type="string">
            <text:p text:style-name="P123">1</text:p>
          </table:table-cell>
          <table:table-cell table:style-name="CreazioneGruppo.A2" office:value-type="string">
            <text:p text:style-name="P123">S</text:p>
          </table:table-cell>
          <table:table-cell table:style-name="CreazioneGruppo.E2" office:value-type="string">
            <text:p text:style-name="P123">Inserisce l'amministratore fra i partecipanti</text:p>
          </table:table-cell>
        </table:table-row>
        <table:table-row>
          <table:table-cell table:style-name="CreazioneGruppo.A2" office:value-type="string">
            <text:p text:style-name="P123">ProprietàG</text:p>
          </table:table-cell>
          <table:table-cell table:style-name="CreazioneGruppo.A2" office:value-type="string">
            <text:p text:style-name="P123">R</text:p>
          </table:table-cell>
          <table:table-cell table:style-name="CreazioneGruppo.A2" office:value-type="string">
            <text:p text:style-name="P123">1</text:p>
          </table:table-cell>
          <table:table-cell table:style-name="CreazioneGruppo.A2" office:value-type="string">
            <text:p text:style-name="P123">S</text:p>
          </table:table-cell>
          <table:table-cell table:style-name="CreazioneGruppo.E2" office:value-type="string">
            <text:p text:style-name="P123">Assegna la raccolta predefinita</text:p>
          </table:table-cell>
        </table:table-row>
        <table:table-row>
          <table:table-cell table:style-name="CreazioneGruppo.A2" office:value-type="string">
            <text:p text:style-name="P123">Raccolta</text:p>
          </table:table-cell>
          <table:table-cell table:style-name="CreazioneGruppo.A2" office:value-type="string">
            <text:p text:style-name="P123">E</text:p>
          </table:table-cell>
          <table:table-cell table:style-name="CreazioneGruppo.A2" office:value-type="string">
            <text:p text:style-name="P123">1</text:p>
          </table:table-cell>
          <table:table-cell table:style-name="CreazioneGruppo.A2" office:value-type="string">
            <text:p text:style-name="P123">S</text:p>
          </table:table-cell>
          <table:table-cell table:style-name="CreazioneGruppo.E2" office:value-type="string">
            <text:p text:style-name="P123">Crea la raccolta</text:p>
          </table:table-cell>
        </table:table-row>
      </table:table>
      <text:p text:style-name="P11"/>
      <text:p text:style-name="P11"/>
      <text:p text:style-name="P11"><text:tab/><text:span text:style-name="T53">Inserimento tag su profilo utente.</text:span></text:p>
      <text:p text:style-name="P11"/>
      <table:table table:name="InserimentoTag" table:style-name="InserimentoTag">
        <table:table-column table:style-name="InserimentoTag.A"/>
        <table:table-column table:style-name="InserimentoTag.B"/>
        <table:table-column table:style-name="InserimentoTag.C"/>
        <table:table-column table:style-name="InserimentoTag.D"/>
        <table:table-column table:style-name="InserimentoTag.E"/>
        <table:table-header-rows>
          <text:soft-page-break/>
          <table:table-row table:style-name="InserimentoTag.1">
            <table:table-cell table:style-name="InserimentoTag.A1" office:value-type="string">
              <text:p text:style-name="P112">Concetto</text:p>
            </table:table-cell>
            <table:table-cell table:style-name="InserimentoTag.A1" office:value-type="string">
              <text:p text:style-name="P112">Costrutto</text:p>
            </table:table-cell>
            <table:table-cell table:style-name="InserimentoTag.A1" office:value-type="string">
              <text:p text:style-name="P112">Accessi</text:p>
            </table:table-cell>
            <table:table-cell table:style-name="InserimentoTag.A1" office:value-type="string">
              <text:p text:style-name="P112">Tipo</text:p>
            </table:table-cell>
            <table:table-cell table:style-name="InserimentoTag.E1" office:value-type="string">
              <text:p text:style-name="P112">Commento</text:p>
            </table:table-cell>
          </table:table-row>
        </table:table-header-rows>
        <table:table-row table:style-name="InserimentoTag.1">
          <table:table-cell table:style-name="InserimentoTag.A2" office:value-type="string">
            <text:p text:style-name="P122">Post</text:p>
          </table:table-cell>
          <table:table-cell table:style-name="InserimentoTag.A2" office:value-type="string">
            <text:p text:style-name="P122">E</text:p>
          </table:table-cell>
          <table:table-cell table:style-name="InserimentoTag.A2" office:value-type="string">
            <text:p text:style-name="P122">1</text:p>
          </table:table-cell>
          <table:table-cell table:style-name="InserimentoTag.A2" office:value-type="string">
            <text:p text:style-name="P122">L</text:p>
          </table:table-cell>
          <table:table-cell table:style-name="InserimentoTag.E2" office:value-type="string">
            <text:p text:style-name="P122">Ottiene informazioni sul post in questione</text:p>
          </table:table-cell>
        </table:table-row>
        <table:table-row table:style-name="InserimentoTag.1">
          <table:table-cell table:style-name="InserimentoTag.A2" office:value-type="string">
            <text:p text:style-name="P122">Destinazione</text:p>
          </table:table-cell>
          <table:table-cell table:style-name="InserimentoTag.A2" office:value-type="string">
            <text:p text:style-name="P122">R</text:p>
          </table:table-cell>
          <table:table-cell table:style-name="InserimentoTag.A2" office:value-type="string">
            <text:p text:style-name="P122">1</text:p>
          </table:table-cell>
          <table:table-cell table:style-name="InserimentoTag.A2" office:value-type="string">
            <text:p text:style-name="P122">L</text:p>
          </table:table-cell>
          <table:table-cell table:style-name="InserimentoTag.E2" office:value-type="string">
            <text:p text:style-name="P122">Raggiunge la cartella cui appartiene il post</text:p>
          </table:table-cell>
        </table:table-row>
        <table:table-row table:style-name="InserimentoTag.1">
          <table:table-cell table:style-name="InserimentoTag.A2" office:value-type="string">
            <text:p text:style-name="P122">Raccolta</text:p>
          </table:table-cell>
          <table:table-cell table:style-name="InserimentoTag.A2" office:value-type="string">
            <text:p text:style-name="P122">E</text:p>
          </table:table-cell>
          <table:table-cell table:style-name="InserimentoTag.A2" office:value-type="string">
            <text:p text:style-name="P122">1</text:p>
          </table:table-cell>
          <table:table-cell table:style-name="InserimentoTag.A2" office:value-type="string">
            <text:p text:style-name="P122">L</text:p>
          </table:table-cell>
          <table:table-cell table:style-name="InserimentoTag.E2" office:value-type="string">
            <text:p text:style-name="P122">Ottiene informazioni sulla visibilità</text:p>
          </table:table-cell>
        </table:table-row>
        <table:table-row table:style-name="InserimentoTag.1">
          <table:table-cell table:style-name="InserimentoTag.A2" office:value-type="string">
            <text:p text:style-name="P122">ProprietàU</text:p>
          </table:table-cell>
          <table:table-cell table:style-name="InserimentoTag.A2" office:value-type="string">
            <text:p text:style-name="P122">R</text:p>
          </table:table-cell>
          <table:table-cell table:style-name="InserimentoTag.A2" office:value-type="string">
            <text:p text:style-name="P122">1</text:p>
          </table:table-cell>
          <table:table-cell table:style-name="InserimentoTag.A2" office:value-type="string">
            <text:p text:style-name="P122">L</text:p>
          </table:table-cell>
          <table:table-cell table:style-name="InserimentoTag.E2" office:value-type="string">
            <text:p text:style-name="P122">Raggiunge il proprietario del p<text:span text:style-name="T133">rofilo</text:span></text:p>
          </table:table-cell>
        </table:table-row>
        <table:table-row table:style-name="InserimentoTag.1">
          <table:table-cell table:style-name="InserimentoTag.A2" office:value-type="string">
            <text:p text:style-name="P124">Utente</text:p>
          </table:table-cell>
          <table:table-cell table:style-name="InserimentoTag.A2" office:value-type="string">
            <text:p text:style-name="P124">E</text:p>
          </table:table-cell>
          <table:table-cell table:style-name="InserimentoTag.A2" office:value-type="string">
            <text:p text:style-name="P124">3</text:p>
          </table:table-cell>
          <table:table-cell table:style-name="InserimentoTag.A2" office:value-type="string">
            <text:p text:style-name="P124">L</text:p>
          </table:table-cell>
          <table:table-cell table:style-name="InserimentoTag.E2" office:value-type="string">
            <text:p text:style-name="P124">Raggiunge gli utenti interessati</text:p>
          </table:table-cell>
        </table:table-row>
        <table:table-row table:style-name="InserimentoTag.1">
          <table:table-cell table:style-name="InserimentoTag.A2" office:value-type="string">
            <text:p text:style-name="P122">Amicizia</text:p>
          </table:table-cell>
          <table:table-cell table:style-name="InserimentoTag.A2" office:value-type="string">
            <text:p text:style-name="P122">R</text:p>
          </table:table-cell>
          <table:table-cell table:style-name="InserimentoTag.A2" office:value-type="string">
            <text:p text:style-name="P124">3</text:p>
          </table:table-cell>
          <table:table-cell table:style-name="InserimentoTag.A2" office:value-type="string">
            <text:p text:style-name="P122">L</text:p>
          </table:table-cell>
          <table:table-cell table:style-name="InserimentoTag.E2" office:value-type="string">
            <text:p text:style-name="P122">Ricerca il rapporto fra gli utenti</text:p>
          </table:table-cell>
        </table:table-row>
        <table:table-row table:style-name="InserimentoTag.1">
          <table:table-cell table:style-name="InserimentoTag.A2" office:value-type="string">
            <text:p text:style-name="P122">Tag</text:p>
          </table:table-cell>
          <table:table-cell table:style-name="InserimentoTag.A2" office:value-type="string">
            <text:p text:style-name="P122">R</text:p>
          </table:table-cell>
          <table:table-cell table:style-name="InserimentoTag.A2" office:value-type="string">
            <text:p text:style-name="P122">1</text:p>
          </table:table-cell>
          <table:table-cell table:style-name="InserimentoTag.A2" office:value-type="string">
            <text:p text:style-name="P122">S</text:p>
          </table:table-cell>
          <table:table-cell table:style-name="InserimentoTag.E2" office:value-type="string">
            <text:p text:style-name="P122">Se le condizioni sono soddisfatte, inserisce il tag</text:p>
          </table:table-cell>
        </table:table-row>
      </table:table>
      <text:p text:style-name="P15"/>
      <text:p text:style-name="P51">Come già esposto, la ricerca del rapporto fra gli utenti include quello fra proprietario del profilo e utente citato, che deve possedere un livello di visibilità adeguato al post, e quello fra utente citato ed autore della citazione, <text:span text:style-name="T134">i quali</text:span> devono essere amici.</text:p>
      <text:p text:style-name="P51"/>
      <text:p text:style-name="P15"/>
      <text:p text:style-name="P16"><text:tab/><text:span text:style-name="T126">Cancellazione utente.</text:span></text:p>
      <text:p text:style-name="P16"/>
      <table:table table:name="CancellazioneUtente" table:style-name="CancellazioneUtente">
        <table:table-column table:style-name="CancellazioneUtente.A"/>
        <table:table-column table:style-name="CancellazioneUtente.B"/>
        <table:table-column table:style-name="CancellazioneUtente.C"/>
        <table:table-column table:style-name="CancellazioneUtente.D"/>
        <table:table-column table:style-name="CancellazioneUtente.E"/>
        <table:table-header-rows>
          <table:table-row>
            <table:table-cell table:style-name="CancellazioneUtente.A1" office:value-type="string">
              <text:p text:style-name="P113">Concetto</text:p>
            </table:table-cell>
            <table:table-cell table:style-name="CancellazioneUtente.A1" office:value-type="string">
              <text:p text:style-name="P113">Costrutto</text:p>
            </table:table-cell>
            <table:table-cell table:style-name="CancellazioneUtente.A1" office:value-type="string">
              <text:p text:style-name="P113">Accessi</text:p>
            </table:table-cell>
            <table:table-cell table:style-name="CancellazioneUtente.A1" office:value-type="string">
              <text:p text:style-name="P113">Tipo</text:p>
            </table:table-cell>
            <table:table-cell table:style-name="CancellazioneUtente.E1" office:value-type="string">
              <text:p text:style-name="P113">Commento</text:p>
            </table:table-cell>
          </table:table-row>
        </table:table-header-rows>
        <table:table-row>
          <table:table-cell table:style-name="CancellazioneUtente.A2" office:value-type="string">
            <text:p text:style-name="P125">Utente</text:p>
          </table:table-cell>
          <table:table-cell table:style-name="CancellazioneUtente.A2" office:value-type="string">
            <text:p text:style-name="P125">E</text:p>
          </table:table-cell>
          <table:table-cell table:style-name="CancellazioneUtente.A2" office:value-type="string">
            <text:p text:style-name="P125">1</text:p>
          </table:table-cell>
          <table:table-cell table:style-name="CancellazioneUtente.A2" office:value-type="string">
            <text:p text:style-name="P125">L</text:p>
          </table:table-cell>
          <table:table-cell table:style-name="CancellazioneUtente.E2" office:value-type="string">
            <text:p text:style-name="P125">Ricava il codice dell'utente</text:p>
          </table:table-cell>
        </table:table-row>
        <table:table-row>
          <table:table-cell table:style-name="CancellazioneUtente.A2" office:value-type="string">
            <text:p text:style-name="P125">ProprietàU</text:p>
          </table:table-cell>
          <table:table-cell table:style-name="CancellazioneUtente.A2" office:value-type="string">
            <text:p text:style-name="P125">R</text:p>
          </table:table-cell>
          <table:table-cell table:style-name="CancellazioneUtente.A2" office:value-type="string">
            <text:p text:style-name="P125">5</text:p>
          </table:table-cell>
          <table:table-cell table:style-name="CancellazioneUtente.A2" office:value-type="string">
            <text:p text:style-name="P125">L</text:p>
          </table:table-cell>
          <table:table-cell table:style-name="CancellazioneUtente.E2" office:value-type="string">
            <text:p text:style-name="P125">Raggiunge le raccolte di sua proprietà</text:p>
          </table:table-cell>
        </table:table-row>
        <table:table-row>
          <table:table-cell table:style-name="CancellazioneUtente.A2" office:value-type="string">
            <text:p text:style-name="P125">Raccolta</text:p>
          </table:table-cell>
          <table:table-cell table:style-name="CancellazioneUtente.A2" office:value-type="string">
            <text:p text:style-name="P125">E</text:p>
          </table:table-cell>
          <table:table-cell table:style-name="CancellazioneUtente.A2" office:value-type="string">
            <text:p text:style-name="P125">5</text:p>
          </table:table-cell>
          <table:table-cell table:style-name="CancellazioneUtente.A2" office:value-type="string">
            <text:p text:style-name="P125">L</text:p>
          </table:table-cell>
          <table:table-cell table:style-name="CancellazioneUtente.E2" office:value-type="string">
            <text:p text:style-name="P125">Individua le raccolte</text:p>
          </table:table-cell>
        </table:table-row>
        <table:table-row>
          <table:table-cell table:style-name="CancellazioneUtente.A2" office:value-type="string">
            <text:p text:style-name="P125">Raccolta</text:p>
          </table:table-cell>
          <table:table-cell table:style-name="CancellazioneUtente.A2" office:value-type="string">
            <text:p text:style-name="P125">E</text:p>
          </table:table-cell>
          <table:table-cell table:style-name="CancellazioneUtente.A2" office:value-type="string">
            <text:p text:style-name="P125">5</text:p>
          </table:table-cell>
          <table:table-cell table:style-name="CancellazioneUtente.A2" office:value-type="string">
            <text:p text:style-name="P125">R</text:p>
          </table:table-cell>
          <table:table-cell table:style-name="CancellazioneUtente.E2" office:value-type="string">
            <text:p text:style-name="P125">Procede con la cancellazione</text:p>
          </table:table-cell>
        </table:table-row>
      </table:table>
      <text:p text:style-name="P16"/>
      <text:p text:style-name="P52">Esistendo sulla base di dati 1'000 utenti e 5'000 raccolte, si è stimato che ogni utente possieda in media 5 raccolte <text:span text:style-name="T135">(considerando trascurabile, per semplicità, il volume delle raccolte di gruppi ed eventi).</text:span> <text:span text:style-name="T127">Poiché non è definito alcun vincolo di intergrità referenziale fra una raccolta e il suo proprietario, la cancellazione in cascata deve essere gestita tramite trigger.</text:span></text:p>
      <text:p text:style-name="P15"/>
      <text:p text:style-name="P15"/>
      <text:p text:style-name="P15"><text:tab/><text:span text:style-name="T134">Visualizzazione profilo utente.</text:span></text:p>
      <text:p text:style-name="P15"/>
      <table:table table:name="VisualizzazioneProfilo" table:style-name="VisualizzazioneProfilo">
        <table:table-column table:style-name="VisualizzazioneProfilo.A"/>
        <table:table-column table:style-name="VisualizzazioneProfilo.B"/>
        <table:table-column table:style-name="VisualizzazioneProfilo.C"/>
        <table:table-column table:style-name="VisualizzazioneProfilo.D"/>
        <table:table-column table:style-name="VisualizzazioneProfilo.E"/>
        <table:table-header-rows>
          <table:table-row>
            <table:table-cell table:style-name="VisualizzazioneProfilo.A1" office:value-type="string">
              <text:p text:style-name="P114">Concetto</text:p>
            </table:table-cell>
            <table:table-cell table:style-name="VisualizzazioneProfilo.A1" office:value-type="string">
              <text:p text:style-name="P114">Costrutto</text:p>
            </table:table-cell>
            <table:table-cell table:style-name="VisualizzazioneProfilo.A1" office:value-type="string">
              <text:p text:style-name="P114">Accessi</text:p>
            </table:table-cell>
            <table:table-cell table:style-name="VisualizzazioneProfilo.A1" office:value-type="string">
              <text:p text:style-name="P114">Tipo</text:p>
            </table:table-cell>
            <table:table-cell table:style-name="VisualizzazioneProfilo.E1" office:value-type="string">
              <text:p text:style-name="P114">Commento</text:p>
            </table:table-cell>
          </table:table-row>
        </table:table-header-rows>
        <table:table-row>
          <table:table-cell table:style-name="VisualizzazioneProfilo.A2" office:value-type="string">
            <text:p text:style-name="P126">Utente</text:p>
          </table:table-cell>
          <table:table-cell table:style-name="VisualizzazioneProfilo.A2" office:value-type="string">
            <text:p text:style-name="P127">E</text:p>
          </table:table-cell>
          <table:table-cell table:style-name="VisualizzazioneProfilo.A2" office:value-type="string">
            <text:p text:style-name="P128">1</text:p>
          </table:table-cell>
          <table:table-cell table:style-name="VisualizzazioneProfilo.A2" office:value-type="string">
            <text:p text:style-name="P128">L</text:p>
          </table:table-cell>
          <table:table-cell table:style-name="VisualizzazioneProfilo.E2" office:value-type="string">
            <text:p text:style-name="P128">Raggiunge il profilo da visualizzare</text:p>
          </table:table-cell>
        </table:table-row>
        <table:table-row>
          <table:table-cell table:style-name="VisualizzazioneProfilo.A2" office:value-type="string">
            <text:p text:style-name="P128">Amicizia</text:p>
          </table:table-cell>
          <table:table-cell table:style-name="VisualizzazioneProfilo.A2" office:value-type="string">
            <text:p text:style-name="P128">R</text:p>
          </table:table-cell>
          <table:table-cell table:style-name="VisualizzazioneProfilo.A2" office:value-type="string">
            <text:p text:style-name="P128">1</text:p>
          </table:table-cell>
          <table:table-cell table:style-name="VisualizzazioneProfilo.A2" office:value-type="string">
            <text:p text:style-name="P128">L</text:p>
          </table:table-cell>
          <table:table-cell table:style-name="VisualizzazioneProfilo.E2" office:value-type="string">
            <text:p text:style-name="P128">Controlla il livello di visibilità del richiedente</text:p>
          </table:table-cell>
        </table:table-row>
        <table:table-row>
          <table:table-cell table:style-name="VisualizzazioneProfilo.A2" office:value-type="string">
            <text:p text:style-name="P128">ProprietàU</text:p>
          </table:table-cell>
          <table:table-cell table:style-name="VisualizzazioneProfilo.A2" office:value-type="string">
            <text:p text:style-name="P128">R</text:p>
          </table:table-cell>
          <table:table-cell table:style-name="VisualizzazioneProfilo.A2" office:value-type="string">
            <text:p text:style-name="P128">5</text:p>
          </table:table-cell>
          <table:table-cell table:style-name="VisualizzazioneProfilo.A2" office:value-type="string">
            <text:p text:style-name="P128">L</text:p>
          </table:table-cell>
          <table:table-cell table:style-name="VisualizzazioneProfilo.E2" office:value-type="string">
            <text:p text:style-name="P128">Raggiunge le raccolte di proprietà</text:p>
          </table:table-cell>
        </table:table-row>
        <table:table-row>
          <table:table-cell table:style-name="VisualizzazioneProfilo.A2" office:value-type="string">
            <text:p text:style-name="P128">Raccolta</text:p>
          </table:table-cell>
          <table:table-cell table:style-name="VisualizzazioneProfilo.A2" office:value-type="string">
            <text:p text:style-name="P128">E</text:p>
          </table:table-cell>
          <table:table-cell table:style-name="VisualizzazioneProfilo.A2" office:value-type="string">
            <text:p text:style-name="P128">5</text:p>
          </table:table-cell>
          <table:table-cell table:style-name="VisualizzazioneProfilo.A2" office:value-type="string">
            <text:p text:style-name="P128">L</text:p>
          </table:table-cell>
          <table:table-cell table:style-name="VisualizzazioneProfilo.E2" office:value-type="string">
            <text:p text:style-name="P128">Individua le raccolte visualizzabili</text:p>
          </table:table-cell>
        </table:table-row>
        <table:table-row>
          <table:table-cell table:style-name="VisualizzazioneProfilo.A2" office:value-type="string">
            <text:p text:style-name="P128">DestinazioneP</text:p>
          </table:table-cell>
          <table:table-cell table:style-name="VisualizzazioneProfilo.A2" office:value-type="string">
            <text:p text:style-name="P128">R</text:p>
          </table:table-cell>
          <table:table-cell table:style-name="VisualizzazioneProfilo.A2" office:value-type="string">
            <text:p text:style-name="P128">150</text:p>
          </table:table-cell>
          <table:table-cell table:style-name="VisualizzazioneProfilo.A2" office:value-type="string">
            <text:p text:style-name="P128">L</text:p>
          </table:table-cell>
          <table:table-cell table:style-name="VisualizzazioneProfilo.E2" office:value-type="string">
            <text:p text:style-name="P128">Raggiunge i post sul profilo</text:p>
          </table:table-cell>
        </table:table-row>
        <table:table-row>
          <table:table-cell table:style-name="VisualizzazioneProfilo.A2" office:value-type="string">
            <text:p text:style-name="P128">Post</text:p>
          </table:table-cell>
          <table:table-cell table:style-name="VisualizzazioneProfilo.A2" office:value-type="string">
            <text:p text:style-name="P128">E</text:p>
          </table:table-cell>
          <table:table-cell table:style-name="VisualizzazioneProfilo.A2" office:value-type="string">
            <text:p text:style-name="P128">150</text:p>
          </table:table-cell>
          <table:table-cell table:style-name="VisualizzazioneProfilo.A2" office:value-type="string">
            <text:p text:style-name="P128">L</text:p>
          </table:table-cell>
          <table:table-cell table:style-name="VisualizzazioneProfilo.E2" office:value-type="string">
            <text:p text:style-name="P128">Individua i post da visualizzare</text:p>
          </table:table-cell>
        </table:table-row>
      </table:table>
      <text:p text:style-name="P15"/>
      <text:p text:style-name="P53">Esistendo sulla base di dati 150'000 post, 200 sondaggi e 5'000 raccolte, si è stimato che ogni raccolta contenga in media 30 oggetti. Per semplicità si è supposto che tali oggetti fossero esclusivamente post, in quanto l'effettiva ripartizione degli oggetti non è rilevante ai fini del controllo degli accessi.</text:p>
      <text:p text:style-name="P15"/>
      <text:p text:style-name="P15"/>
      <text:p text:style-name="P11"><text:tab/><text:span text:style-name="T53">Invio risposta a sondaggio e visualizzazione dei risultati.</text:span></text:p>
      <text:p text:style-name="P11"/>
      <text:p text:style-name="P17"><text:span text:style-name="T51">C</text:span>onsiderando <text:span text:style-name="T51">alcune semplici operazioni sui sondaggi</text:span>, si rivela opportuno inserire in <text:span text:style-name="T48">Opzione</text:span> un attributo ridondante che mantenga il conteggio delle risposte ricevute (ridondante in quanto è un dato che si potrebbe comunque ricavare dal numero di occorrenze delle risposte). <text:span text:style-name="T48">Segue l'analisi delle prestazioni con e senza tale ridondanza, per due operazioni svolte dal social network riguardo ai sondaggi. La prima è un'operazione di scrittura, e gestisce l'invio di una nuova risposta; la seconda è invece di lettura, e si occupa di stampare i risultati di un sondaggio indicandone la domanda e, per ogni opzione, la stringa di testo che la caratterizza, il numero di risposte ricevute e la loro percentuale sul totale. Si considerano in primo luogo le operazioni in assenza della ridondanza, prendendo ad esempio i sondaggi pubblicati su gruppi. </text:span>Si fa l'ipotesi che, ogni <text:soft-page-break/>giorno, vengano creati 2 sondaggi di questo tipo: poiché ogni gruppo possiede in media 40 membri, si stima che verranno prodotte approssimativamente 80 risposte al giorno <text:span text:style-name="T122">(40 per sondaggio)</text:span>; <text:span text:style-name="T122">inoltre, poiché sulla base di dati esistono 200 sondaggi e 1000 opzioni, si stima che mediamente ogni sondaggio possieda 5 opzioni.</text:span> <text:span text:style-name="T49">Si ipotizza infine, per semplicità, che la seconda operazione venga richiamata all'invio di ogni risposta per visualizzare i dati aggiornati (presumibilmente nella realtà essa verrà utilizzata ad ogni visualizzazione di ogni post, e cioè molto più di frequente di quanto assunto, ma in questa sede consideriamo dati a solo scopo dimostrativo). La tavola degli accessi in assenza della ridondanza si presenta dunque così:</text:span></text:p>
      <text:p text:style-name="P18"/>
      <text:p text:style-name="P54"><text:tab/><text:span text:style-name="T127">Invio risposta</text:span></text:p>
      <text:p text:style-name="P56"/>
      <table:table table:name="InvioRisposta" table:style-name="InvioRisposta">
        <table:table-column table:style-name="InvioRisposta.A"/>
        <table:table-column table:style-name="InvioRisposta.B"/>
        <table:table-column table:style-name="InvioRisposta.C"/>
        <table:table-column table:style-name="InvioRisposta.D"/>
        <table:table-column table:style-name="InvioRisposta.E"/>
        <table:table-header-rows>
          <table:table-row>
            <table:table-cell table:style-name="InvioRisposta.A1" office:value-type="string">
              <text:p text:style-name="P111">Concetto</text:p>
            </table:table-cell>
            <table:table-cell table:style-name="InvioRisposta.A1" office:value-type="string">
              <text:p text:style-name="P111">Costrutto</text:p>
            </table:table-cell>
            <table:table-cell table:style-name="InvioRisposta.A1" office:value-type="string">
              <text:p text:style-name="P111">Accessi</text:p>
            </table:table-cell>
            <table:table-cell table:style-name="InvioRisposta.A1" office:value-type="string">
              <text:p text:style-name="P111">Tipo</text:p>
            </table:table-cell>
            <table:table-cell table:style-name="InvioRisposta.E1" office:value-type="string">
              <text:p text:style-name="P111">Commento</text:p>
            </table:table-cell>
          </table:table-row>
        </table:table-header-rows>
        <table:table-row>
          <table:table-cell table:style-name="InvioRisposta.A2" office:value-type="string">
            <text:p text:style-name="P123">Risposta</text:p>
          </table:table-cell>
          <table:table-cell table:style-name="InvioRisposta.A2" office:value-type="string">
            <text:p text:style-name="P123">R</text:p>
          </table:table-cell>
          <table:table-cell table:style-name="InvioRisposta.A2" office:value-type="string">
            <text:p text:style-name="P123">1</text:p>
          </table:table-cell>
          <table:table-cell table:style-name="InvioRisposta.A2" office:value-type="string">
            <text:p text:style-name="P123">S</text:p>
          </table:table-cell>
          <table:table-cell table:style-name="InvioRisposta.E2" office:value-type="string">
            <text:p text:style-name="P123">Inserisce la nuova risposta</text:p>
          </table:table-cell>
        </table:table-row>
      </table:table>
      <text:p text:style-name="P56"/>
      <text:p text:style-name="P56"/>
      <text:p text:style-name="P54"><text:span text:style-name="T118">Assegnando valore doppio agli accessi in scrittura rispetto a quelli in lettura, ogni giorno si ottengono [</text:span>(1*2)*80<text:span text:style-name="T51">]</text:span> = 160 <text:span text:style-name="T118">accessi.</text:span></text:p>
      <text:p text:style-name="P54"/>
      <text:p text:style-name="P58"><text:tab/><text:span text:style-name="T127">Visualizzazione risultati</text:span></text:p>
      <text:p text:style-name="P58"/>
      <table:table table:name="VisualizzazioneRisultati" table:style-name="VisualizzazioneRisultati">
        <table:table-column table:style-name="VisualizzazioneRisultati.A"/>
        <table:table-column table:style-name="VisualizzazioneRisultati.B"/>
        <table:table-column table:style-name="VisualizzazioneRisultati.C"/>
        <table:table-column table:style-name="VisualizzazioneRisultati.D"/>
        <table:table-column table:style-name="VisualizzazioneRisultati.E"/>
        <table:table-header-rows>
          <table:table-row>
            <table:table-cell table:style-name="VisualizzazioneRisultati.A1" office:value-type="string">
              <text:p text:style-name="P111">Concetto</text:p>
            </table:table-cell>
            <table:table-cell table:style-name="VisualizzazioneRisultati.A1" office:value-type="string">
              <text:p text:style-name="P111">Costrutto</text:p>
            </table:table-cell>
            <table:table-cell table:style-name="VisualizzazioneRisultati.A1" office:value-type="string">
              <text:p text:style-name="P111">Accessi</text:p>
            </table:table-cell>
            <table:table-cell table:style-name="VisualizzazioneRisultati.A1" office:value-type="string">
              <text:p text:style-name="P111">Tipo</text:p>
            </table:table-cell>
            <table:table-cell table:style-name="VisualizzazioneRisultati.E1" office:value-type="string">
              <text:p text:style-name="P111">Commento</text:p>
            </table:table-cell>
          </table:table-row>
        </table:table-header-rows>
        <table:table-row>
          <table:table-cell table:style-name="VisualizzazioneRisultati.A2" office:value-type="string">
            <text:p text:style-name="P123">Sondaggio</text:p>
          </table:table-cell>
          <table:table-cell table:style-name="VisualizzazioneRisultati.A2" office:value-type="string">
            <text:p text:style-name="P123">E</text:p>
          </table:table-cell>
          <table:table-cell table:style-name="VisualizzazioneRisultati.A2" office:value-type="string">
            <text:p text:style-name="P123">1</text:p>
          </table:table-cell>
          <table:table-cell table:style-name="VisualizzazioneRisultati.A2" office:value-type="string">
            <text:p text:style-name="P123">L</text:p>
          </table:table-cell>
          <table:table-cell table:style-name="VisualizzazioneRisultati.E2" office:value-type="string">
            <text:p text:style-name="P123">Individua il sondaggio</text:p>
          </table:table-cell>
        </table:table-row>
        <table:table-row>
          <table:table-cell table:style-name="VisualizzazioneRisultati.A2" office:value-type="string">
            <text:p text:style-name="P129">Appartenenza</text:p>
          </table:table-cell>
          <table:table-cell table:style-name="VisualizzazioneRisultati.A2" office:value-type="string">
            <text:p text:style-name="P129">R</text:p>
          </table:table-cell>
          <table:table-cell table:style-name="VisualizzazioneRisultati.A2" office:value-type="string">
            <text:p text:style-name="P129">5</text:p>
          </table:table-cell>
          <table:table-cell table:style-name="VisualizzazioneRisultati.A2" office:value-type="string">
            <text:p text:style-name="P129">L</text:p>
          </table:table-cell>
          <table:table-cell table:style-name="VisualizzazioneRisultati.E2" office:value-type="string">
            <text:p text:style-name="P129">Raggiunge le <text:span text:style-name="T123">relative </text:span>opzioni</text:p>
          </table:table-cell>
        </table:table-row>
        <table:table-row>
          <table:table-cell table:style-name="VisualizzazioneRisultati.A2" office:value-type="string">
            <text:p text:style-name="P129">Opzione</text:p>
          </table:table-cell>
          <table:table-cell table:style-name="VisualizzazioneRisultati.A2" office:value-type="string">
            <text:p text:style-name="P129">E</text:p>
          </table:table-cell>
          <table:table-cell table:style-name="VisualizzazioneRisultati.A2" office:value-type="string">
            <text:p text:style-name="P129">5</text:p>
          </table:table-cell>
          <table:table-cell table:style-name="VisualizzazioneRisultati.A2" office:value-type="string">
            <text:p text:style-name="P129">L</text:p>
          </table:table-cell>
          <table:table-cell table:style-name="VisualizzazioneRisultati.E2" office:value-type="string">
            <text:p text:style-name="P129">Ottiene le informazioni necessarie</text:p>
          </table:table-cell>
        </table:table-row>
        <table:table-row>
          <table:table-cell table:style-name="VisualizzazioneRisultati.A2" office:value-type="string">
            <text:p text:style-name="P129">Risposta</text:p>
          </table:table-cell>
          <table:table-cell table:style-name="VisualizzazioneRisultati.A2" office:value-type="string">
            <text:p text:style-name="P129">R</text:p>
          </table:table-cell>
          <table:table-cell table:style-name="VisualizzazioneRisultati.A2" office:value-type="string">
            <text:p text:style-name="P129">40</text:p>
          </table:table-cell>
          <table:table-cell table:style-name="VisualizzazioneRisultati.A2" office:value-type="string">
            <text:p text:style-name="P129">L</text:p>
          </table:table-cell>
          <table:table-cell table:style-name="VisualizzazioneRisultati.E2" office:value-type="string">
            <text:p text:style-name="P129">Raggiunge le risposte da conteggiare</text:p>
          </table:table-cell>
        </table:table-row>
      </table:table>
      <text:p text:style-name="P58"/>
      <text:p text:style-name="P59"/>
      <text:p text:style-name="P61">Ripetendo l'operazione all'invio di ogni nuova risposta, si ottengono (51*80) = 4080 accessi giornalieri. Si osservano adesso le stesse operazioni in assenza di ridondanza.</text:p>
      <text:p text:style-name="P18"/>
      <text:p text:style-name="P62"><text:tab/><text:span text:style-name="T127">Invio risposta</text:span> <text:span text:style-name="T124">(con ridondanza)</text:span></text:p>
      <text:p text:style-name="P65"/>
      <table:table table:name="InvioRisposta(r)" table:style-name="InvioRisposta_28_r_29_">
        <table:table-column table:style-name="InvioRisposta_28_r_29_.A"/>
        <table:table-column table:style-name="InvioRisposta_28_r_29_.B"/>
        <table:table-column table:style-name="InvioRisposta_28_r_29_.C"/>
        <table:table-column table:style-name="InvioRisposta_28_r_29_.D"/>
        <table:table-column table:style-name="InvioRisposta_28_r_29_.E"/>
        <table:table-header-rows>
          <table:table-row>
            <table:table-cell table:style-name="InvioRisposta_28_r_29_.A1" office:value-type="string">
              <text:p text:style-name="P115">Concetto</text:p>
            </table:table-cell>
            <table:table-cell table:style-name="InvioRisposta_28_r_29_.A1" office:value-type="string">
              <text:p text:style-name="P115">Costrutto</text:p>
            </table:table-cell>
            <table:table-cell table:style-name="InvioRisposta_28_r_29_.A1" office:value-type="string">
              <text:p text:style-name="P115">Accessi</text:p>
            </table:table-cell>
            <table:table-cell table:style-name="InvioRisposta_28_r_29_.A1" office:value-type="string">
              <text:p text:style-name="P115">Tipo</text:p>
            </table:table-cell>
            <table:table-cell table:style-name="InvioRisposta_28_r_29_.E1" office:value-type="string">
              <text:p text:style-name="P115">Commento</text:p>
            </table:table-cell>
          </table:table-row>
        </table:table-header-rows>
        <table:table-row>
          <table:table-cell table:style-name="InvioRisposta_28_r_29_.A2" office:value-type="string">
            <text:p text:style-name="P130">Risposta</text:p>
          </table:table-cell>
          <table:table-cell table:style-name="InvioRisposta_28_r_29_.A2" office:value-type="string">
            <text:p text:style-name="P130">R</text:p>
          </table:table-cell>
          <table:table-cell table:style-name="InvioRisposta_28_r_29_.A2" office:value-type="string">
            <text:p text:style-name="P130">1</text:p>
          </table:table-cell>
          <table:table-cell table:style-name="InvioRisposta_28_r_29_.A2" office:value-type="string">
            <text:p text:style-name="P130">S</text:p>
          </table:table-cell>
          <table:table-cell table:style-name="InvioRisposta_28_r_29_.E2" office:value-type="string">
            <text:p text:style-name="P130">Inserisce la nuova risposta</text:p>
          </table:table-cell>
        </table:table-row>
        <table:table-row>
          <table:table-cell table:style-name="InvioRisposta_28_r_29_.A2" office:value-type="string">
            <text:p text:style-name="P130">Opzione</text:p>
          </table:table-cell>
          <table:table-cell table:style-name="InvioRisposta_28_r_29_.A2" office:value-type="string">
            <text:p text:style-name="P130">E</text:p>
          </table:table-cell>
          <table:table-cell table:style-name="InvioRisposta_28_r_29_.A2" office:value-type="string">
            <text:p text:style-name="P130">1</text:p>
          </table:table-cell>
          <table:table-cell table:style-name="InvioRisposta_28_r_29_.A2" office:value-type="string">
            <text:p text:style-name="P130">L</text:p>
          </table:table-cell>
          <table:table-cell table:style-name="InvioRisposta_28_r_29_.E2" office:value-type="string">
            <text:p text:style-name="P130">Individua l'opzione da aggiornare</text:p>
          </table:table-cell>
        </table:table-row>
        <table:table-row>
          <table:table-cell table:style-name="InvioRisposta_28_r_29_.A2" office:value-type="string">
            <text:p text:style-name="P130">Opzione</text:p>
          </table:table-cell>
          <table:table-cell table:style-name="InvioRisposta_28_r_29_.A2" office:value-type="string">
            <text:p text:style-name="P130">E</text:p>
          </table:table-cell>
          <table:table-cell table:style-name="InvioRisposta_28_r_29_.A2" office:value-type="string">
            <text:p text:style-name="P130">1</text:p>
          </table:table-cell>
          <table:table-cell table:style-name="InvioRisposta_28_r_29_.A2" office:value-type="string">
            <text:p text:style-name="P130">S</text:p>
          </table:table-cell>
          <table:table-cell table:style-name="InvioRisposta_28_r_29_.E2" office:value-type="string">
            <text:p text:style-name="P130">Incrementa il conteggio parziale</text:p>
          </table:table-cell>
        </table:table-row>
      </table:table>
      <text:p text:style-name="P57"/>
      <text:p text:style-name="P57"/>
      <text:p text:style-name="P63"><text:span text:style-name="T117">In questo caso la ridondanza non apporta nessun vantaggio, dato che in sua presenza gli accessi richiesti ogni giorno salgono a </text:span>(<text:span text:style-name="T123">1+</text:span>2*2)*80 = <text:span text:style-name="T123">400</text:span>.</text:p>
      <text:p text:style-name="P19"/>
      <text:p text:style-name="P62"><text:tab/><text:span text:style-name="T127">Visualizzazione risultati</text:span> <text:span text:style-name="T124">(con ridondanza)</text:span></text:p>
      <text:p text:style-name="P62"/>
      <table:table table:name="VisualizzazioneRisultati(r)" table:style-name="VisualizzazioneRisultati_28_r_29_">
        <table:table-column table:style-name="VisualizzazioneRisultati_28_r_29_.A"/>
        <table:table-column table:style-name="VisualizzazioneRisultati_28_r_29_.B"/>
        <table:table-column table:style-name="VisualizzazioneRisultati_28_r_29_.C"/>
        <table:table-column table:style-name="VisualizzazioneRisultati_28_r_29_.D"/>
        <table:table-column table:style-name="VisualizzazioneRisultati_28_r_29_.E"/>
        <table:table-header-rows>
          <table:table-row>
            <table:table-cell table:style-name="VisualizzazioneRisultati_28_r_29_.A1" office:value-type="string">
              <text:p text:style-name="P116">Concetto</text:p>
            </table:table-cell>
            <table:table-cell table:style-name="VisualizzazioneRisultati_28_r_29_.A1" office:value-type="string">
              <text:p text:style-name="P116">Costrutto</text:p>
            </table:table-cell>
            <table:table-cell table:style-name="VisualizzazioneRisultati_28_r_29_.A1" office:value-type="string">
              <text:p text:style-name="P116">Accessi</text:p>
            </table:table-cell>
            <table:table-cell table:style-name="VisualizzazioneRisultati_28_r_29_.A1" office:value-type="string">
              <text:p text:style-name="P116">Tipo</text:p>
            </table:table-cell>
            <table:table-cell table:style-name="VisualizzazioneRisultati_28_r_29_.E1" office:value-type="string">
              <text:p text:style-name="P116">Commento</text:p>
            </table:table-cell>
          </table:table-row>
        </table:table-header-rows>
        <table:table-row>
          <table:table-cell table:style-name="VisualizzazioneRisultati_28_r_29_.A2" office:value-type="string">
            <text:p text:style-name="P131">Sondaggio</text:p>
          </table:table-cell>
          <table:table-cell table:style-name="VisualizzazioneRisultati_28_r_29_.A2" office:value-type="string">
            <text:p text:style-name="P131">E</text:p>
          </table:table-cell>
          <table:table-cell table:style-name="VisualizzazioneRisultati_28_r_29_.A2" office:value-type="string">
            <text:p text:style-name="P131">1</text:p>
          </table:table-cell>
          <table:table-cell table:style-name="VisualizzazioneRisultati_28_r_29_.A2" office:value-type="string">
            <text:p text:style-name="P131">L</text:p>
          </table:table-cell>
          <table:table-cell table:style-name="VisualizzazioneRisultati_28_r_29_.E2" office:value-type="string">
            <text:p text:style-name="P131">Individua il sondaggio</text:p>
          </table:table-cell>
        </table:table-row>
        <table:table-row>
          <table:table-cell table:style-name="VisualizzazioneRisultati_28_r_29_.A2" office:value-type="string">
            <text:p text:style-name="P131">Appartenenza</text:p>
          </table:table-cell>
          <table:table-cell table:style-name="VisualizzazioneRisultati_28_r_29_.A2" office:value-type="string">
            <text:p text:style-name="P131">R</text:p>
          </table:table-cell>
          <table:table-cell table:style-name="VisualizzazioneRisultati_28_r_29_.A2" office:value-type="string">
            <text:p text:style-name="P131">5</text:p>
          </table:table-cell>
          <table:table-cell table:style-name="VisualizzazioneRisultati_28_r_29_.A2" office:value-type="string">
            <text:p text:style-name="P131">L</text:p>
          </table:table-cell>
          <table:table-cell table:style-name="VisualizzazioneRisultati_28_r_29_.E2" office:value-type="string">
            <text:p text:style-name="P131">Raggiunge le relative opzioni</text:p>
          </table:table-cell>
        </table:table-row>
        <table:table-row>
          <table:table-cell table:style-name="VisualizzazioneRisultati_28_r_29_.A2" office:value-type="string">
            <text:p text:style-name="P131">Opzione</text:p>
          </table:table-cell>
          <table:table-cell table:style-name="VisualizzazioneRisultati_28_r_29_.A2" office:value-type="string">
            <text:p text:style-name="P131">E</text:p>
          </table:table-cell>
          <table:table-cell table:style-name="VisualizzazioneRisultati_28_r_29_.A2" office:value-type="string">
            <text:p text:style-name="P131">5</text:p>
          </table:table-cell>
          <table:table-cell table:style-name="VisualizzazioneRisultati_28_r_29_.A2" office:value-type="string">
            <text:p text:style-name="P131">L</text:p>
          </table:table-cell>
          <table:table-cell table:style-name="VisualizzazioneRisultati_28_r_29_.E2" office:value-type="string">
            <text:p text:style-name="P131">Ottiene le informazioni necessarie</text:p>
          </table:table-cell>
        </table:table-row>
      </table:table>
      <text:p text:style-name="P62"/>
      <text:p text:style-name="P62"/>
      <text:p text:style-name="P59">Per la seconda operazione, invece, la <text:span text:style-name="T117">presenza</text:span> dell'attributo ridondante porta gli accessi giornalieri a <text:span text:style-name="T119">soli (11*80) = 880</text:span>. Complessivamente, quindi, esso permette di effettuare mediamente <text:span text:style-name="T118">il 70% di accessi in</text:span> meno, a fronte di un volume occupato <text:span text:style-name="T52">irrisorio</text:span>. Il suo inserimento è pertanto giustificato, <text:span text:style-name="T119">a maggior ragione considerando che la seconda operazione, che è quello che maggiormente beneficia della ridondanza, verrà verosimilmente richiamata molto più spesso di quanto supposto in sede di analisi.</text:span></text:p>
      <text:p text:style-name="P20"/>
      <text:p text:style-name="P20"/>
      <text:p text:style-name="P66"><text:soft-page-break/><text:tab/>Inserimento <text:span text:style-name="T128">mi p</text:span>iace e visualizzazione <text:span text:style-name="T128">post</text:span>.</text:p>
      <text:p text:style-name="P19"/>
      <text:p text:style-name="P102"><text:span text:style-name="T79">Visualizzando un post, è immediatamente visibile il numero di mi piace da esso ricevuto (contrariamente </text:span><text:span text:style-name="T80">a quanto avviene per i commenti e i tag che sono singolarmente accessibili solo dietro richiesta). Per fare ciò potrebbe rivelarsi opportuna l'aggiunta di un attributo ridondante nell'entità Post che mantenga il conteggio dei mi piace via via espressi dagli utenti (ridondante in quanto è un dato che si potrebbe comunque ricavare dal numero di occorrenze dei mi piace stessi). Segue l'analisi delle prestazioni con e senza tale ridondanza, per due operazioni svolte dal social network riguardo all'interazione con i post. La prima è un'operazione di scrittura, e gestisce l'invio di un nuovo mi piace; la seconda è invece di lettura, e si occupa di visualizzare il post indicando il numero di mi piace ricevuti. Si considerano in primo luogo le operazioni in assenza di ridondanza. Si fa l'ipotesi che, ogni giorno, sul social network, vengano pubblicati </text:span><text:span text:style-name="T95">1</text:span><text:span text:style-name="T96">000</text:span><text:span text:style-name="T80"> post, e inseriti </text:span><text:span text:style-name="T89">1</text:span><text:span text:style-name="T94">0'000</text:span><text:span text:style-name="T80"> mi piace; </text:span><text:span text:style-name="T83">inoltre, poiché sulla base di dati esistono</text:span><text:span text:style-name="T82"> </text:span><text:span text:style-name="T83">1'500'000 mi piace e i 150'000 post, si stima che per ogni post siano stati espressi 10 mi piace.</text:span><text:span text:style-name="T80"> Si ipotizza </text:span><text:span text:style-name="T83">infine</text:span><text:span text:style-name="T80">, per semplicità, che la seconda operazione venga richiamata all'invio di ogni post o mi piace per visualizzare i dati aggiornati (in realtà, presumibilmente verrà utilizzata molto più di frequente, </text:span><text:span text:style-name="T81">e cioè</text:span><text:span text:style-name="T80"> ad ogni visualizzazione di ogni post, ma in questo caso consideriamo dati a solo scopo dimostrativo). La tavola degli accessi in assenza della ridondanza si presenta dunque così:</text:span></text:p>
      <text:p text:style-name="P19"/>
      <text:p text:style-name="P64"><text:tab/><text:span text:style-name="T127">Inserimento mi piace</text:span></text:p>
      <text:p text:style-name="P67"/>
      <table:table table:name="InserimentoMiPiace" table:style-name="InserimentoMiPiace">
        <table:table-column table:style-name="InserimentoMiPiace.A"/>
        <table:table-column table:style-name="InserimentoMiPiace.B"/>
        <table:table-column table:style-name="InserimentoMiPiace.C"/>
        <table:table-column table:style-name="InserimentoMiPiace.D"/>
        <table:table-column table:style-name="InserimentoMiPiace.E"/>
        <table:table-header-rows>
          <table:table-row>
            <table:table-cell table:style-name="InserimentoMiPiace.A1" office:value-type="string">
              <text:p text:style-name="P116">Concetto</text:p>
            </table:table-cell>
            <table:table-cell table:style-name="InserimentoMiPiace.A1" office:value-type="string">
              <text:p text:style-name="P116">Costrutto</text:p>
            </table:table-cell>
            <table:table-cell table:style-name="InserimentoMiPiace.A1" office:value-type="string">
              <text:p text:style-name="P116">Accessi</text:p>
            </table:table-cell>
            <table:table-cell table:style-name="InserimentoMiPiace.A1" office:value-type="string">
              <text:p text:style-name="P116">Tipo</text:p>
            </table:table-cell>
            <table:table-cell table:style-name="InserimentoMiPiace.E1" office:value-type="string">
              <text:p text:style-name="P116">Commento</text:p>
            </table:table-cell>
          </table:table-row>
        </table:table-header-rows>
        <table:table-row>
          <table:table-cell table:style-name="InserimentoMiPiace.A2" office:value-type="string">
            <text:p text:style-name="P131">Mi Piace</text:p>
          </table:table-cell>
          <table:table-cell table:style-name="InserimentoMiPiace.A2" office:value-type="string">
            <text:p text:style-name="P131">R</text:p>
          </table:table-cell>
          <table:table-cell table:style-name="InserimentoMiPiace.A2" office:value-type="string">
            <text:p text:style-name="P131">1</text:p>
          </table:table-cell>
          <table:table-cell table:style-name="InserimentoMiPiace.A2" office:value-type="string">
            <text:p text:style-name="P131">S</text:p>
          </table:table-cell>
          <table:table-cell table:style-name="InserimentoMiPiace.E2" office:value-type="string">
            <text:p text:style-name="P131">Inserisce il nuovo mi piace</text:p>
          </table:table-cell>
        </table:table-row>
      </table:table>
      <text:p text:style-name="P67"/>
      <text:p text:style-name="P64">Assegnando valore doppio agli accessi in scrittura rispetto a quelli in lettura, ogni giorno si ottengono (<text:span text:style-name="T116">1</text:span>*2)*<text:span text:style-name="T117">10'000 = </text:span><text:s/><text:span text:style-name="T117">20'000 </text:span>accessi.</text:p>
      <text:p text:style-name="P64"/>
      <text:p text:style-name="P67"><text:tab/><text:span text:style-name="T127">Visualizzazione post</text:span></text:p>
      <text:p text:style-name="P67"/>
      <table:table table:name="VisualizzazioneMiPiace" table:style-name="VisualizzazioneMiPiace">
        <table:table-column table:style-name="VisualizzazioneMiPiace.A"/>
        <table:table-column table:style-name="VisualizzazioneMiPiace.B"/>
        <table:table-column table:style-name="VisualizzazioneMiPiace.C"/>
        <table:table-column table:style-name="VisualizzazioneMiPiace.D"/>
        <table:table-column table:style-name="VisualizzazioneMiPiace.E"/>
        <table:table-header-rows>
          <table:table-row>
            <table:table-cell table:style-name="VisualizzazioneMiPiace.A1" office:value-type="string">
              <text:p text:style-name="P116">Concetto</text:p>
            </table:table-cell>
            <table:table-cell table:style-name="VisualizzazioneMiPiace.A1" office:value-type="string">
              <text:p text:style-name="P116">Costrutto</text:p>
            </table:table-cell>
            <table:table-cell table:style-name="VisualizzazioneMiPiace.A1" office:value-type="string">
              <text:p text:style-name="P116">Accessi</text:p>
            </table:table-cell>
            <table:table-cell table:style-name="VisualizzazioneMiPiace.A1" office:value-type="string">
              <text:p text:style-name="P116">Tipo</text:p>
            </table:table-cell>
            <table:table-cell table:style-name="VisualizzazioneMiPiace.E1" office:value-type="string">
              <text:p text:style-name="P116">Commento</text:p>
            </table:table-cell>
          </table:table-row>
        </table:table-header-rows>
        <table:table-row>
          <table:table-cell table:style-name="VisualizzazioneMiPiace.A2" office:value-type="string">
            <text:p text:style-name="P131">Post</text:p>
          </table:table-cell>
          <table:table-cell table:style-name="VisualizzazioneMiPiace.A2" office:value-type="string">
            <text:p text:style-name="P131">E</text:p>
          </table:table-cell>
          <table:table-cell table:style-name="VisualizzazioneMiPiace.A2" office:value-type="string">
            <text:p text:style-name="P131">1</text:p>
          </table:table-cell>
          <table:table-cell table:style-name="VisualizzazioneMiPiace.A2" office:value-type="string">
            <text:p text:style-name="P131">L</text:p>
          </table:table-cell>
          <table:table-cell table:style-name="VisualizzazioneMiPiace.E2" office:value-type="string">
            <text:p text:style-name="P131">Individua il post</text:p>
          </table:table-cell>
        </table:table-row>
        <table:table-row>
          <table:table-cell table:style-name="VisualizzazioneMiPiace.A2" office:value-type="string">
            <text:p text:style-name="P131">Mi piace</text:p>
          </table:table-cell>
          <table:table-cell table:style-name="VisualizzazioneMiPiace.A2" office:value-type="string">
            <text:p text:style-name="P131">R</text:p>
          </table:table-cell>
          <table:table-cell table:style-name="VisualizzazioneMiPiace.A2" office:value-type="string">
            <text:p text:style-name="P131">10</text:p>
          </table:table-cell>
          <table:table-cell table:style-name="VisualizzazioneMiPiace.A2" office:value-type="string">
            <text:p text:style-name="P131">L</text:p>
          </table:table-cell>
          <table:table-cell table:style-name="VisualizzazioneMiPiace.E2" office:value-type="string">
            <text:p text:style-name="P131">Raggiunge i mi piace</text:p>
          </table:table-cell>
        </table:table-row>
      </table:table>
      <text:p text:style-name="P68"/>
      <text:p text:style-name="P69"/>
      <text:p text:style-name="P69">Ripetendo l'operazione all'invio di ogni <text:span text:style-name="T118">nuovo </text:span>post o mi piace, si ottengono 11*11'000 = 121'000 accessi giornalieri. <text:span text:style-name="T50">Si osservano adesso le stesse operazioni in </text:span>presenza<text:span text:style-name="T50"> di ridondanza.</text:span></text:p>
      <text:p text:style-name="P55"/>
      <text:p text:style-name="P55"><text:tab/><text:span text:style-name="T127">Inserimento mi piace (con ridondanza)</text:span></text:p>
      <text:p text:style-name="P55"/>
      <table:table table:name="InserimentoMiPiace(r)" table:style-name="InserimentoMiPiace_28_r_29_">
        <table:table-column table:style-name="InserimentoMiPiace_28_r_29_.A"/>
        <table:table-column table:style-name="InserimentoMiPiace_28_r_29_.B"/>
        <table:table-column table:style-name="InserimentoMiPiace_28_r_29_.C"/>
        <table:table-column table:style-name="InserimentoMiPiace_28_r_29_.D"/>
        <table:table-column table:style-name="InserimentoMiPiace_28_r_29_.E"/>
        <table:table-header-rows>
          <table:table-row>
            <table:table-cell table:style-name="InserimentoMiPiace_28_r_29_.A1" office:value-type="string">
              <text:p text:style-name="P117">Concetto</text:p>
            </table:table-cell>
            <table:table-cell table:style-name="InserimentoMiPiace_28_r_29_.A1" office:value-type="string">
              <text:p text:style-name="P117">Costrutto</text:p>
            </table:table-cell>
            <table:table-cell table:style-name="InserimentoMiPiace_28_r_29_.A1" office:value-type="string">
              <text:p text:style-name="P117">Accessi</text:p>
            </table:table-cell>
            <table:table-cell table:style-name="InserimentoMiPiace_28_r_29_.A1" office:value-type="string">
              <text:p text:style-name="P117">Tipo</text:p>
            </table:table-cell>
            <table:table-cell table:style-name="InserimentoMiPiace_28_r_29_.E1" office:value-type="string">
              <text:p text:style-name="P117">Commento</text:p>
            </table:table-cell>
          </table:table-row>
        </table:table-header-rows>
        <table:table-row>
          <table:table-cell table:style-name="InserimentoMiPiace_28_r_29_.A2" office:value-type="string">
            <text:p text:style-name="P132">Mi piace</text:p>
          </table:table-cell>
          <table:table-cell table:style-name="InserimentoMiPiace_28_r_29_.A2" office:value-type="string">
            <text:p text:style-name="P132">R</text:p>
          </table:table-cell>
          <table:table-cell table:style-name="InserimentoMiPiace_28_r_29_.A2" office:value-type="string">
            <text:p text:style-name="P132">1</text:p>
          </table:table-cell>
          <table:table-cell table:style-name="InserimentoMiPiace_28_r_29_.A2" office:value-type="string">
            <text:p text:style-name="P132">S</text:p>
          </table:table-cell>
          <table:table-cell table:style-name="InserimentoMiPiace_28_r_29_.E2" office:value-type="string">
            <text:p text:style-name="P132">Inserisce il nuovo mi piace</text:p>
          </table:table-cell>
        </table:table-row>
        <table:table-row>
          <table:table-cell table:style-name="InserimentoMiPiace_28_r_29_.A2" office:value-type="string">
            <text:p text:style-name="P132">Post</text:p>
          </table:table-cell>
          <table:table-cell table:style-name="InserimentoMiPiace_28_r_29_.A2" office:value-type="string">
            <text:p text:style-name="P132">E</text:p>
          </table:table-cell>
          <table:table-cell table:style-name="InserimentoMiPiace_28_r_29_.A2" office:value-type="string">
            <text:p text:style-name="P132">1</text:p>
          </table:table-cell>
          <table:table-cell table:style-name="InserimentoMiPiace_28_r_29_.A2" office:value-type="string">
            <text:p text:style-name="P132">L</text:p>
          </table:table-cell>
          <table:table-cell table:style-name="InserimentoMiPiace_28_r_29_.E2" office:value-type="string">
            <text:p text:style-name="P132">Individua il relativo post</text:p>
          </table:table-cell>
        </table:table-row>
        <table:table-row>
          <table:table-cell table:style-name="InserimentoMiPiace_28_r_29_.A2" office:value-type="string">
            <text:p text:style-name="P132">Post</text:p>
          </table:table-cell>
          <table:table-cell table:style-name="InserimentoMiPiace_28_r_29_.A2" office:value-type="string">
            <text:p text:style-name="P132">E</text:p>
          </table:table-cell>
          <table:table-cell table:style-name="InserimentoMiPiace_28_r_29_.A2" office:value-type="string">
            <text:p text:style-name="P132">1</text:p>
          </table:table-cell>
          <table:table-cell table:style-name="InserimentoMiPiace_28_r_29_.A2" office:value-type="string">
            <text:p text:style-name="P132">S</text:p>
          </table:table-cell>
          <table:table-cell table:style-name="InserimentoMiPiace_28_r_29_.E2" office:value-type="string">
            <text:p text:style-name="P132">Incrementa il conteggio</text:p>
          </table:table-cell>
        </table:table-row>
      </table:table>
      <text:p text:style-name="P69"/>
      <text:p text:style-name="P69"/>
      <text:p text:style-name="P69">In questo caso la ridondanza non apporta nessun vantaggio, dato che in sua presenza gli accessi richiesti ogni giorno salgono a (<text:span text:style-name="T124">1+</text:span>2*2)*10'000 = <text:span text:style-name="T124">5</text:span>0'000.</text:p>
      <text:p text:style-name="P69"/>
      <text:p text:style-name="P55"><text:tab/><text:span text:style-name="T127">Visualizzazione post (con ridondanza)</text:span></text:p>
      <text:p text:style-name="P55"/>
      <table:table table:name="VisualizzazioneMiPiace(r)" table:style-name="VisualizzazioneMiPiace_28_r_29_">
        <table:table-column table:style-name="VisualizzazioneMiPiace_28_r_29_.A"/>
        <table:table-column table:style-name="VisualizzazioneMiPiace_28_r_29_.B"/>
        <table:table-column table:style-name="VisualizzazioneMiPiace_28_r_29_.C"/>
        <table:table-column table:style-name="VisualizzazioneMiPiace_28_r_29_.D"/>
        <table:table-column table:style-name="VisualizzazioneMiPiace_28_r_29_.E"/>
        <table:table-header-rows>
          <table:table-row>
            <table:table-cell table:style-name="VisualizzazioneMiPiace_28_r_29_.A1" office:value-type="string">
              <text:p text:style-name="P117">Concetto</text:p>
            </table:table-cell>
            <table:table-cell table:style-name="VisualizzazioneMiPiace_28_r_29_.A1" office:value-type="string">
              <text:p text:style-name="P117">Costrutto</text:p>
            </table:table-cell>
            <table:table-cell table:style-name="VisualizzazioneMiPiace_28_r_29_.A1" office:value-type="string">
              <text:p text:style-name="P117">Accessi</text:p>
            </table:table-cell>
            <table:table-cell table:style-name="VisualizzazioneMiPiace_28_r_29_.A1" office:value-type="string">
              <text:p text:style-name="P117">Tipo</text:p>
            </table:table-cell>
            <table:table-cell table:style-name="VisualizzazioneMiPiace_28_r_29_.E1" office:value-type="string">
              <text:p text:style-name="P117">Commento</text:p>
            </table:table-cell>
          </table:table-row>
        </table:table-header-rows>
        <table:table-row>
          <table:table-cell table:style-name="VisualizzazioneMiPiace_28_r_29_.A2" office:value-type="string">
            <text:p text:style-name="P132">Post</text:p>
          </table:table-cell>
          <table:table-cell table:style-name="VisualizzazioneMiPiace_28_r_29_.A2" office:value-type="string">
            <text:p text:style-name="P132">E</text:p>
          </table:table-cell>
          <table:table-cell table:style-name="VisualizzazioneMiPiace_28_r_29_.A2" office:value-type="string">
            <text:p text:style-name="P132">1</text:p>
          </table:table-cell>
          <table:table-cell table:style-name="VisualizzazioneMiPiace_28_r_29_.A2" office:value-type="string">
            <text:p text:style-name="P132">L</text:p>
          </table:table-cell>
          <table:table-cell table:style-name="VisualizzazioneMiPiace_28_r_29_.E2" office:value-type="string">
            <text:p text:style-name="P132">Individua il post</text:p>
          </table:table-cell>
        </table:table-row>
      </table:table>
      <text:p text:style-name="P55"/>
      <text:p text:style-name="P69"/>
      <text:p text:style-name="P60">Per la seconda operazione, invece, la presenza dell'attributo ridondante porta gli accessi giornalieri a soli 1*11'000 = 11'000. Complessivamente, quindi, esso permette di effettuare mediamente il 57% di accessi in meno, a fronte di un volume occupato irrisorio. Il suo inserimento è pertanto giustificato, a maggior ragione considerando che la seconda operazione, che è quello che maggiormente beneficia della ridondanza, verrà verosimilmente richiamata molto più spesso di quanto supposto in sede di analisi.</text:p>
      <text:p text:style-name="P21"><text:soft-page-break/><text:span text:style-name="T109"><text:tab/></text:span><text:span text:style-name="T112">P</text:span><text:span text:style-name="T109">ubblicità e data mining.</text:span></text:p>
      <text:p text:style-name="P73"/>
      <text:p text:style-name="P11"/>
      <text:p text:style-name="P11">Un social network gratuito trae profitto unicamente dagli spazi pubblicitari acquistati da società esterne. In particolare, grazie alla mole di informazioni messa a disposizione dall'utenza, si presenta l'opportunità di condurre campagne promozionali mirate fino al singolo utente, in modo da rendere il più proficuo possibile, e quindi appetibile, l'investimento compiuto. Ciò che segue è una serie di funzionalità messe a disposizione dalla piattaforma, volte appunto ad individuare il bacino d'utenza potenzialmente interessato ad una data iniziativa commerciale, o a indicare i cambiamenti in atto <text:span text:style-name="T39">nelle tendenze attuali</text:span>.</text:p>
      <text:p text:style-name="P11"/>
      <text:p text:style-name="P11">Un <text:span text:style-name="T39">primo</text:span> elemento di interesse commerciale è un indice che quantifichi l'attività di utente sul social network limitatamente a<text:span text:style-name="T42">d un dato tema</text:span>. Nel caso si volesse condurre una campagna pubblicitaria mirata ad un ridotto bacino d'utenza, infatti, è interesse del cliente che la pubblicità in questione giunga a quegli utenti che hanno più probabilità di recepirla, ovvero coloro che nel periodo attuale si sono dimostrati più attivi rispetto agli altri. I fattori che permettono di ottenere l'informazione è data dai post, <text:span text:style-name="T38">da</text:span>i commenti, <text:span text:style-name="T38">e dai</text:span> mi piace pubblicati <text:span text:style-name="T40">da ogni utente</text:span> in gruppi afferenti a<text:span text:style-name="T39">d uno specifico</text:span> tema. <text:span text:style-name="T42">La partecipazione ai gruppi stessi o l'espressione di un interesse personale sono poco influenti per quanto riguarda gli aspetti che si intendono analizzare al momento; inoltre, il carico di lavoro che si genererebbe nel calcolo sarebbe sproporzionato rispetto ai benefici che ne proverrebbero. </text:span>Poiché si è interessati all'attività recente, si considerano solo le pubblicazioni dell'ultimo mese, assegnando loro un rilevanza decrescente all'aumentare delle settimane trascorse dalla pubblicazione. <text:span text:style-name="T14">Ovviamente le interazioni di cui sopra non vengono considerate come un tutt'uno, ma ad ognuna è associato uno specifico coefficiente di rilevanza che ne rappresenti il “peso” in ordine alla partecipazione dell'utente:</text:span></text:p>
      <text:p text:style-name="P11"/>
      <text:p text:style-name="P11">-<text:tab/>Post: α <text:span text:style-name="T37">=10</text:span></text:p>
      <text:p text:style-name="P11">-<text:tab/>Commento: β <text:span text:style-name="T37">= 2</text:span></text:p>
      <text:p text:style-name="P11">-<text:tab/>Mi Piace: γ <text:span text:style-name="T37">= 1</text:span></text:p>
      <text:p text:style-name="P11">-<text:tab/>Gruppo: <text:span text:style-name="T37">δ = 30</text:span></text:p>
      <text:p text:style-name="P11"/>
      <text:p text:style-name="P11">L'espressione si sviluppa come:</text:p>
      <text:p text:style-name="P11"/>
      <text:p text:style-name="P11">Indice di attività = </text:p>
      <text:p text:style-name="P11"><text:span text:style-name="T37">[ </text:span>α*Σ (<text:span text:style-name="T37">p</text:span>ost<text:span text:style-name="T37">_i</text:span> / settimane_i) + β*Σ (commento_i / settimane_i) + γ*Σ (mipiace_i / settimane_i) <text:span text:style-name="T37">]</text:span></text:p>
      <text:p text:style-name="P11"/>
      <text:p text:style-name="P11">Il risultato è un numero puro, maggiore quanto più si è dimostrato attivo l'utente analizzato, nell'ultimo periodo. Il calcolo viene eseguito quotidianamente, per ogni utente e per ogni tema.</text:p>
      <text:p text:style-name="P11"/>
      <text:p text:style-name="P11"><text:span text:style-name="T36">Per la gestione della pubblicità sul social network, è però necessario conoscere gli interessi di ogni utente. </text:span>Per ogni utente, e per ogni tema, si calcola <text:span text:style-name="T35">quindi </text:span>un indice di gradimento assoluto. Questo è <text:span text:style-name="T45">ricalcolato ogni giorno,</text:span> <text:span text:style-name="T42">basandosi sull'indice di attività precedentemente ricavato: ad esso viene aggiunto il numero di gruppi afferenti al tema cui l'utente aderisce (a prescindere dalla data d'iscrizione), moltiplicato per un relativo coefficiente di rilevanza. Questa differenza fra i due indici è dovuta al fatto che mentre i primi termini stanno a indicare l'attività dell'utente, e quindi perdono importanza con lo scorrere del tempo, la partecipazione ad un gruppo non è soggetta a questo tipo di decadenza. Infatti la permanenza di un utente su un dato gruppo implica la ricezione di notifiche e messaggi, un tipo di “attività passiva” che prescinde dalla data di iscrizione. Se poi l'utente ha espresso il proprio interesse per il tema in questione, tale somma verrà incrementata del 10%, e verrà aggiunto un addendo di valore trascurabile che ha il solo scopo di “preservare” il tema dalla decadenza completa. La formula aggiornata per il calcolo dell'indice di gradimento assoluto è la seguente:</text:span></text:p>
      <text:p text:style-name="P11"/>
      <text:p text:style-name="P11">Indice di gradimento assoluto = </text:p>
      <text:p text:style-name="P11"><text:span text:style-name="T37">{ [ </text:span>α*Σ (<text:span text:style-name="T37">p</text:span>ost<text:span text:style-name="T37">_i</text:span> / settimane_i) + β*Σ (commento_i / settimane_i) + γ*Σ (mipiace_i / settimane_i) <text:span text:style-name="T37">] + δ * NumeroGruppi } * [ (interesse)? 1.1 : 1 ] + [ (interesse)? 1 : 0 ]</text:span></text:p>
      <text:p text:style-name="P11"/>
      <text:p text:style-name="P11"><text:span text:style-name="T37">, </text:span>ovvero:</text:p>
      <text:p text:style-name="P11"/>
      <text:p text:style-name="P11">Indice di gradimento assoluto = (Indice di Attività <text:span text:style-name="T37">+ δ * NumeroGruppi </text:span>)<text:span text:style-name="T37"> * [ (interesse)? 1.1 : 1 ] + [ (interesse)? 1 : 0)</text:span></text:p>
      <text:p text:style-name="P11"/>
      <text:p text:style-name="P11">Una volta ottenuto l'indice di gradimento assoluto per ogni tema, si calcola il suo valore percentuale relativamente alla somma degli indici calcolati per tutti i temi <text:span text:style-name="T43">(ovviamente, per utente). Questo perché l'analisi ha lo scopo di quantificare gli interessi di ogni iscritto al social network, e un numero assoluto non avrebbe significato senza essere rapportato agli altri valori. Sia per esempio un utente A, che nell'ultimo mese ha inviato 5 post in gruppi afferenti al tema Calcio, e sia un altro utente B che ne ha inviati 10 in gruppi </text:span><text:soft-page-break/><text:span text:style-name="T43">sul Calcio e 40 in gruppi relativi al Cinema. Se si considerassero gli indici assoluti risulterebbe che B è appassionato di Calcio più di A, mentre da quelli relativi si evince che in realtà è quest'ultimo a manifestare una più spiccata preferenza per il tema in questione, malgrado sia stato meno attivo sul social network.</text:span></text:p>
      <text:p text:style-name="P11"/>
      <text:p text:style-name="P11"><text:span text:style-name="T45">Un'altra funzionalità di interesse commerciale offerta dal social network è data dall'osservazione dell'andamento dei diversi temi presso l'utenza. Ogni settimana, per ogni tema, si indicano il numero di utenti interessati e la loro percentuale sul totale degli iscritti al social network; l'indice di attività complessivo di quel dato tema; e le variazioni percentuali dell'attività rispetto a una e due settimane dall'ultima rilevazione. Per utenti interessati al tema si intendono coloro i quali superano una certa soglia </text:span><text:span text:style-name="T25">k</text:span><text:span text:style-name="T47"> nell'indice di gradimento relativo al tema stesso; tale informazione vuole indicare quanta parte del social netwok può essere commercialmente interessata ad una pubblicità affine a quel tema. Per attività relativa al tema si intende l'insieme dei post, dei commenti e dei mipiace pubblicati nell'ultima settimana. Tale dato, insieme alle variazioni rilevate nell'ultimo periodo, indica l'attualità del tema e quindi il suo potenziale commerciale e d'investimento.</text:span></text:p>
      <text:p text:style-name="P70">Mentre la funzionalità precedente era incentrata su una categorizzazione minuziosa a livello dei singoli utenti, al fine immediato di condurre operazioni pubblicitarie mirate, questa si propone di fornire una visione d'insieme del social network, con lo scopo di individuare in anticipo quali siano gli argomenti emergenti e quali invece stiano calando d'interesse. Informazioni di questo tipo permettono una maggiore pianificazione delle strategie aziendali, prevenendo e quindi assecondando i cambiamenti di tendenza nel modo più proficuo e correndo il minor rischio possibil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text:soft-page-break/><text:tab/>Implementazione.</text:p>
      <text:p text:style-name="P71"/>
      <text:p text:style-name="P71"/>
      <text:p text:style-name="P71">Viene di seguito riportato il codice completo della base di dati, comprensivo di definizione di tabelle, trigger, procedure, eventi e popolamento.</text:p>
      <text:p text:style-name="P72"/>
      <text:p text:style-name="P72"/>
      <text:p text:style-name="P72"/>
      <text:p text:style-name="P107">SET NAMES latin1;<text:line-break/>SET FOREIGN_KEY_CHECKS = 1;<text:line-break/>SET GLOBAL EVENT_SCHEDULER = ON;<text:line-break/><text:line-break/>BEGIN;<text:line-break/>DROP DATABASE IF EXISTS ProgettoDB;<text:line-break/>COMMIT;<text:line-break/><text:line-break/>BEGIN;<text:line-break/>CREATE DATABASE ProgettoDB;<text:line-break/>COMMIT;<text:line-break/><text:line-break/>USE ProgettoDB;<text:line-break/><text:line-break/><text:line-break/><text:line-break/><text:line-break/><text:tab/>-- CREAZIONE TABELLE -- <text:line-break/><text:line-break/><text:line-break/><text:line-break/><text:line-break/><text:tab/>-- TABELLA UTENTE --<text:line-break/><text:line-break/>DROP TABLE IF EXISTS Utente;<text:line-break/>CREATE TABLE Utente <text:line-break/>(<text:line-break/><text:tab/>ID INT UNSIGNED NOT NULL AUTO_INCREMENT,<text:line-break/><text:tab/>Nome VARCHAR(15) NOT NULL,<text:line-break/> <text:s text:c="3"/>Cognome VARCHAR(15) NOT NULL,<text:line-break/><text:tab/>Password VARCHAR(64) NOT NULL,<text:line-break/> <text:s text:c="3"/>Email VARCHAR(40) NOT NULL,<text:line-break/> <text:s text:c="3"/>DataNascita DATE,<text:line-break/> <text:s text:c="3"/>CittaNatale VARCHAR(20),<text:line-break/> <text:s text:c="3"/>CittaResidenza VARCHAR(20),<text:line-break/> <text:s text:c="3"/>Nazionalita VARCHAR(4) NOT NULL,<text:line-break/><text:tab/><text:line-break/> <text:s text:c="3"/>PRIMARY KEY (ID),<text:line-break/> <text:s text:c="3"/>UNIQUE (Email)<text:line-break/>) ENGINE=InnoDB DEFAULT CHARSET=latin1;<text:line-break/><text:line-break/><text:line-break/><text:line-break/><text:line-break/><text:tab/>-- TABELLA TEMA --<text:line-break/><text:line-break/>DROP TABLE IF EXISTS Tema;<text:line-break/>CREATE TABLE Tema<text:line-break/>(<text:line-break/><text:tab/> Nome VARCHAR(15) NOT NULL,<text:line-break/><text:tab/> <text:line-break/><text:tab/> PRIMARY KEY (Nome)<text:line-break/>) ENGINE=InnoDB DEFAULT CHARSET=latin1;<text:line-break/><text:line-break/><text:line-break/><text:line-break/><text:line-break/><text:tab/>-- TABELLA CONTATTO --<text:line-break/><text:line-break/>DROP TABLE IF EXISTS Contatto;<text:line-break/>CREATE TABLE Contatto <text:line-break/>(<text:line-break/><text:soft-page-break/><text:tab/>Utente INT UNSIGNED NOT NULL,<text:line-break/> <text:s text:c="3"/>Nome VARCHAR(30) NOT NULL,<text:line-break/> <text:s text:c="3"/>Indirizzo VARCHAR(50) NOT NULL,<text:line-break/><text:tab/><text:line-break/> <text:s text:c="3"/>PRIMARY KEY (Utente, Nome),<text:line-break/> <text:s text:c="3"/>FOREIGN KEY (Utente) REFERENCES Utente(ID) ON DELETE CASCADE ON UPDATE CASCADE <text:s text:c="3"/><text:line-break/>) ENGINE=InnoDB DEFAULT CHARSET=latin1;<text:line-break/><text:line-break/><text:line-break/><text:line-break/><text:line-break/><text:tab/>-- TABELLA EVENTO --<text:line-break/><text:line-break/>DROP TABLE IF EXISTS Evento;<text:line-break/>CREATE TABLE Evento<text:line-break/>(<text:line-break/><text:tab/>ID INT UNSIGNED NOT NULL AUTO_INCREMENT,<text:line-break/><text:tab/>Nome VARCHAR(25) NOT NULL, <text:line-break/><text:tab/>Descrizione VARCHAR(255),<text:line-break/><text:tab/>Luogo VARCHAR(15) NOT NULL,<text:line-break/><text:tab/>DataOra TIMESTAMP NOT NULL,<text:line-break/><text:tab/>Organizzatore INT UNSIGNED NOT NULL,<text:line-break/><text:tab/> <text:line-break/><text:tab/>PRIMARY KEY (ID),<text:line-break/> <text:s text:c="3"/>FOREIGN KEY (Organizzatore) REFERENCES Utente(ID) ON DELETE CASCADE ON UPDATE CASCADE<text:line-break/>) ENGINE=InnoDB DEFAULT CHARSET=latin1;<text:line-break/><text:line-break/><text:line-break/><text:line-break/><text:line-break/><text:tab/>-- TABELLA GRUPPO --<text:line-break/><text:line-break/>DROP TABLE IF EXISTS Gruppo;<text:line-break/>CREATE TABLE Gruppo<text:line-break/>(<text:line-break/><text:tab/>ID INT UNSIGNED NOT NULL AUTO_INCREMENT,<text:line-break/><text:tab/>Nome VARCHAR(20) NOT NULL,<text:line-break/> <text:s text:c="3"/>Tema VARCHAR(15) NOT NULL,<text:line-break/> <text:s text:c="3"/>Descrizione VARCHAR(255) NOT NULL,<text:line-break/> <text:s text:c="3"/>Visibilita ENUM ('Pubblico', 'Privato') NOT NULL DEFAULT 'Pubblico',<text:line-break/> <text:s text:c="3"/>Amministratore INT UNSIGNED NOT NULL,<text:line-break/><text:tab/> <text:line-break/><text:tab/>PRIMARY KEY (ID),<text:line-break/> <text:s text:c="3"/>UNIQUE (Nome, Amministratore),<text:line-break/> <text:s text:c="3"/>FOREIGN KEY (Tema) REFERENCES Tema(Nome) ON DELETE CASCADE ON UPDATE CASCADE,<text:line-break/> <text:s text:c="3"/>FOREIGN KEY (Amministratore) REFERENCES Utente(ID) ON DELETE CASCADE ON UPDATE CASCADE<text:line-break/>) ENGINE=InnoDB DEFAULT CHARSET=latin1;<text:line-break/><text:line-break/><text:line-break/><text:line-break/><text:line-break/><text:tab/>-- TABELLA RACCOLTA --<text:line-break/><text:line-break/>DROP TABLE IF EXISTS Raccolta;<text:line-break/>CREATE TABLE Raccolta<text:line-break/>(<text:line-break/><text:tab/>Nome VARCHAR(30) NOT NULL,<text:line-break/> <text:s text:c="3"/>DataCreazione TIMESTAMP NOT NULL DEFAULT CURRENT_TIMESTAMP,<text:line-break/> <text:s text:c="3"/>Visibilita ENUM ('Pubblico', 'Privato') NOT NULL DEFAULT 'Pubblico',<text:line-break/> <text:s text:c="3"/>Proprietario INT UNSIGNED NOT NULL,<text:line-break/><text:tab/>Tipo ENUM ('G', 'E', 'U') NOT NULL,<text:line-break/><text:line-break/><text:tab/>PRIMARY KEY (Nome, Proprietario, Tipo)<text:line-break/>) ENGINE=InnoDB DEFAULT CHARSET=latin1;<text:line-break/><text:line-break/><text:line-break/><text:line-break/><text:line-break/><text:tab/>-- TABELLA AMICIZIA --<text:line-break/><text:line-break/><text:soft-page-break/>DROP TABLE IF EXISTS Amicizia;<text:line-break/>CREATE TABLE Amicizia <text:line-break/>(<text:line-break/><text:tab/> Mittente INT UNSIGNED NOT NULL,<text:line-break/><text:tab/> Destinatario INT UNSIGNED NOT NULL,<text:line-break/><text:tab/> DataOra TIMESTAMP NOT NULL DEFAULT CURRENT_TIMESTAMP,<text:line-break/><text:tab/> Stato ENUM ('Ignorato', 'Accettato') NOT NULL DEFAULT 'Ignorato',<text:line-break/> <text:s text:c="4"/>Visibilita ENUM ('Bloccato', 'Pubblico', 'Privato') NOT NULL DEFAULT 'Pubblico',<text:line-break/> <text:s text:c="4"/>DataUltimaSegnalazione DATE NULL DEFAULT NULL,<text:line-break/> <text:s text:c="4"/>NumSegnalazioni TINYINT NOT NULL DEFAULT 0,<text:line-break/><text:tab/> <text:line-break/><text:tab/> PRIMARY KEY (Mittente, Destinatario),<text:line-break/> <text:s text:c="4"/>FOREIGN KEY (Mittente) REFERENCES Utente(ID) ON DELETE CASCADE ON UPDATE CASCADE,<text:line-break/> <text:s text:c="4"/>FOREIGN KEY (Destinatario) REFERENCES Utente(ID) ON DELETE CASCADE ON UPDATE CASCADE<text:line-break/>) ENGINE=InnoDB DEFAULT CHARSET=latin1;<text:line-break/><text:line-break/><text:line-break/><text:line-break/><text:line-break/><text:tab/>-- TABELLA MESSAGGIO --<text:line-break/><text:line-break/>DROP TABLE IF EXISTS Messaggio;<text:line-break/>CREATE TABLE Messaggio <text:line-break/>(<text:line-break/><text:tab/> Mittente INT UNSIGNED NOT NULL,<text:line-break/><text:tab/> Destinatario INT UNSIGNED NOT NULL,<text:line-break/><text:tab/> DataOra TIMESTAMP NOT NULL DEFAULT CURRENT_TIMESTAMP,<text:line-break/><text:tab/> Testo VARCHAR(255) NOT NULL,<text:line-break/><text:tab/> <text:line-break/><text:tab/> PRIMARY KEY (Mittente, DataOra),<text:line-break/> <text:s text:c="4"/>FOREIGN KEY (Mittente) REFERENCES Utente(ID) ON DELETE CASCADE ON UPDATE CASCADE,<text:line-break/> <text:s text:c="4"/>FOREIGN KEY (Destinatario) REFERENCES Utente(ID) ON DELETE CASCADE ON UPDATE CASCADE<text:line-break/>) ENGINE=InnoDB DEFAULT CHARSET=latin1;<text:line-break/><text:line-break/><text:line-break/><text:line-break/><text:line-break/><text:tab/>-- TABELLA PARTECIPAZIONE A GRUPPO --<text:line-break/><text:line-break/>DROP TABLE IF EXISTS PartecipazioneG;<text:line-break/>CREATE TABLE PartecipazioneG<text:line-break/>(<text:line-break/><text:tab/>Gruppo INT UNSIGNED NOT NULL,<text:line-break/> <text:s text:c="3"/>Utente INT UNSIGNED NOT NULL,<text:line-break/> <text:s text:c="3"/>Stato ENUM('Accettata', 'In sospeso') NOT NULL DEFAULT 'In sospeso',<text:line-break/> <text:s text:c="3"/><text:line-break/> <text:s text:c="3"/>PRIMARY KEY (Gruppo, Utente),<text:line-break/> <text:s text:c="3"/>FOREIGN KEY (Gruppo) REFERENCES Gruppo(ID) ON DELETE CASCADE ON UPDATE CASCADE,<text:line-break/> <text:s text:c="3"/>FOREIGN KEY (Utente) REFERENCES Utente(ID) ON DELETE CASCADE ON UPDATE CASCADE<text:line-break/>) ENGINE=InnoDB DEFAULT CHARSET=latin1;<text:line-break/><text:line-break/><text:line-break/><text:line-break/><text:line-break/><text:tab/>-- TABELLA PARTECIPAZIONE AD EVENTO --<text:line-break/><text:line-break/>DROP TABLE IF EXISTS PartecipazioneE;<text:line-break/>CREATE TABLE PartecipazioneE<text:line-break/>(<text:line-break/><text:tab/>Evento INT UNSIGNED NOT NULL,<text:line-break/> <text:s text:c="3"/>Utente INT UNSIGNED NOT NULL,<text:line-break/> <text:s text:c="3"/>Stato ENUM('Accettata', 'Rifiutata', 'In sospeso') NOT NULL DEFAULT 'In sospeso',<text:line-break/> <text:s text:c="3"/><text:line-break/> <text:s text:c="3"/>PRIMARY KEY (Evento, Utente),<text:line-break/> <text:s text:c="3"/>FOREIGN KEY (Evento) REFERENCES Evento(ID) ON DELETE CASCADE ON UPDATE CASCADE,<text:line-break/> <text:s text:c="3"/>FOREIGN KEY (Utente) REFERENCES Utente(ID) ON DELETE CASCADE ON UPDATE CASCADE<text:line-break/>) ENGINE=InnoDB DEFAULT CHARSET=latin1;<text:line-break/><text:line-break/><text:line-break/><text:line-break/><text:line-break/><text:soft-page-break/><text:tab/>-- TABELLA ALLESTIMENTO --<text:line-break/><text:line-break/>DROP TABLE IF EXISTS Allestimento;<text:line-break/>CREATE TABLE Allestimento<text:line-break/>(<text:line-break/><text:tab/>Evento INT UNSIGNED NOT NULL,<text:line-break/><text:tab/>Oggetto VARCHAR(20) NOT NULL,<text:line-break/> <text:s text:c="3"/>Quantita MEDIUMINT NOT NULL,<text:line-break/><text:tab/> <text:line-break/><text:tab/>PRIMARY KEY (Evento, Oggetto),<text:line-break/> <text:s text:c="3"/>FOREIGN KEY (Evento) REFERENCES Evento(ID) ON DELETE CASCADE ON UPDATE CASCADE<text:line-break/>) ENGINE=InnoDB DEFAULT CHARSET=latin1;<text:line-break/><text:line-break/><text:line-break/><text:line-break/><text:line-break/><text:tab/>-- TABELLA SONDAGGIO --<text:line-break/><text:line-break/>DROP TABLE IF EXISTS Sondaggio;<text:line-break/>CREATE TABLE Sondaggio<text:line-break/>(<text:line-break/><text:tab/>ID INT UNSIGNED NOT NULL AUTO_INCREMENT,<text:line-break/><text:tab/>Autore INT UNSIGNED NOT NULL,<text:line-break/> <text:s text:c="3"/>Domanda VARCHAR(99) NOT NULL,<text:line-break/> <text:s text:c="3"/>DataOra TIMESTAMP NOT NULL DEFAULT CURRENT_TIMESTAMP,<text:line-break/> <text:s text:c="3"/>Scadenza TIMESTAMP NULL DEFAULT NULL,<text:line-break/><text:tab/>Raccolta VARCHAR(30) DEFAULT 'Pubblica',<text:line-break/><text:tab/>Destinatario INT UNSIGNED NOT NULL,<text:line-break/><text:tab/>Tipo ENUM ('G', 'E', 'U') NOT NULL,<text:line-break/><text:line-break/> <text:s text:c="3"/>PRIMARY KEY (ID),<text:line-break/> <text:s text:c="3"/>FOREIGN KEY (Autore) REFERENCES Utente(ID) ON DELETE CASCADE ON UPDATE CASCADE,<text:line-break/><text:tab/>FOREIGN KEY (Raccolta, Destinatario, Tipo) REFERENCES Raccolta(Nome, Proprietario, Tipo) ON DELETE CASCADE ON UPDATE CASCADE<text:line-break/>) ENGINE=InnoDB DEFAULT CHARSET=latin1;<text:line-break/><text:line-break/><text:line-break/><text:line-break/><text:line-break/><text:tab/>-- TABELLA OPZIONE --<text:line-break/><text:line-break/>DROP TABLE IF EXISTS Opzione;<text:line-break/>CREATE TABLE Opzione<text:line-break/>(<text:line-break/><text:tab/>Numerazione INT UNSIGNED NOT NULL,<text:line-break/><text:tab/>Sondaggio INT UNSIGNED NOT NULL,<text:line-break/> <text:s text:c="3"/>Testo VARCHAR(30) NOT NULL,<text:line-break/> <text:s text:c="3"/>NumeroRisposte MEDIUMINT UNSIGNED NOT NULL DEFAULT 0,<text:line-break/><text:tab/> <text:line-break/><text:tab/>PRIMARY KEY (Numerazione, Sondaggio),<text:line-break/> <text:s text:c="3"/>FOREIGN KEY (Sondaggio) REFERENCES Sondaggio(ID) ON DELETE CASCADE ON UPDATE CASCADE<text:line-break/>) ENGINE=InnoDB DEFAULT CHARSET=latin1;<text:line-break/><text:line-break/><text:line-break/><text:line-break/><text:line-break/><text:tab/>-- TABELLA RISPOSTA --<text:line-break/><text:line-break/>DROP TABLE IF EXISTS Risposta;<text:line-break/>CREATE TABLE Risposta<text:line-break/>(<text:line-break/> <text:tab/>Sondaggio INT UNSIGNED NOT NULL,<text:line-break/> <text:s text:c="3"/>Utente INT UNSIGNED NOT NULL,<text:line-break/> <text:s text:c="3"/>Opzione INT UNSIGNED NOT NULL,<text:line-break/> <text:s text:c="3"/><text:line-break/> <text:s text:c="3"/>PRIMARY KEY (Sondaggio, Utente),<text:line-break/> <text:s text:c="3"/>FOREIGN KEY (Utente) REFERENCES Utente(ID) ON DELETE CASCADE ON UPDATE CASCADE,<text:line-break/> <text:tab/>FOREIGN KEY (Opzione, Sondaggio) REFERENCES Opzione(Numerazione, Sondaggio) ON DELETE CASCADE ON UPDATE CASCADE <text:s text:c="6"/><text:line-break/>) ENGINE=InnoDB DEFAULT CHARSET=latin1;<text:line-break/><text:line-break/><text:soft-page-break/><text:line-break/><text:line-break/><text:line-break/><text:tab/>-- TABELLA CONTENUTO --<text:line-break/><text:line-break/>DROP TABLE IF EXISTS Contenuto;<text:line-break/>CREATE TABLE Contenuto<text:line-break/>(<text:line-break/><text:tab/>Percorso VARCHAR(80) NOT NULL,<text:line-break/><text:tab/>Formato VARCHAR(4) NOT NULL,<text:line-break/> <text:s text:c="3"/><text:line-break/> <text:s text:c="3"/>PRIMARY KEY (Percorso)<text:line-break/>) ENGINE=InnoDB DEFAULT CHARSET=latin1;<text:line-break/><text:line-break/><text:line-break/><text:line-break/><text:line-break/><text:tab/>-- TABELLA POST --<text:line-break/><text:line-break/>DROP TABLE IF EXISTS Post;<text:line-break/>CREATE TABLE Post<text:line-break/>(<text:line-break/><text:tab/>ID INT UNSIGNED NOT NULL AUTO_INCREMENT,<text:line-break/> <text:s text:c="3"/>Mittente INT UNSIGNED NOT NULL,<text:line-break/> <text:s text:c="3"/>DataOra TIMESTAMP NOT NULL DEFAULT CURRENT_TIMESTAMP,<text:line-break/> <text:s text:c="3"/>Testo VARCHAR(255) DEFAULT NULL,<text:line-break/> <text:s text:c="3"/>Allegato VARCHAR(80) DEFAULT NULL,<text:line-break/> <text:s text:c="3"/>Raccolta VARCHAR(30) DEFAULT 'Pubblica',<text:line-break/><text:tab/>Destinatario INT UNSIGNED NOT NULL,<text:line-break/><text:tab/>Tipo ENUM ('G', 'E', 'U') NOT NULL,<text:line-break/> <text:s text:c="3"/>MiPiace INT UNSIGNED NOT NULL DEFAULT 0,<text:line-break/><text:tab/><text:line-break/><text:tab/>PRIMARY KEY (ID),<text:line-break/> <text:s text:c="3"/>UNIQUE (Mittente, DataOra),<text:line-break/> <text:s text:c="3"/>FOREIGN KEY (Mittente) REFERENCES Utente(ID) ON DELETE CASCADE ON UPDATE CASCADE,<text:line-break/><text:tab/>FOREIGN KEY (Raccolta, Destinatario, Tipo) REFERENCES Raccolta(Nome, Proprietario, Tipo) ON DELETE CASCADE ON UPDATE CASCADE,<text:line-break/> <text:s text:c="3"/>FOREIGN KEY (Allegato) REFERENCES Contenuto(Percorso) ON DELETE CASCADE ON UPDATE CASCADE<text:line-break/>) ENGINE=InnoDB DEFAULT CHARSET=latin1;<text:line-break/><text:line-break/><text:line-break/><text:line-break/><text:line-break/><text:tab/>-- TABELLA COMMENTO --<text:line-break/><text:line-break/>DROP TABLE IF EXISTS Commento;<text:line-break/>CREATE TABLE Commento<text:line-break/>(<text:line-break/><text:tab/>DataOra TIMESTAMP NOT NULL DEFAULT CURRENT_TIMESTAMP,<text:line-break/> <text:s text:c="3"/>Autore INT UNSIGNED NOT NULL,<text:line-break/> <text:s text:c="3"/>Post INT UNSIGNED NOT NULL,<text:line-break/> <text:s text:c="3"/>Testo VARCHAR(255) NOT NULL,<text:line-break/> <text:s text:c="3"/><text:line-break/> <text:s text:c="3"/>PRIMARY KEY (DataOra, Autore),<text:line-break/> <text:s text:c="3"/>FOREIGN KEY (Autore) REFERENCES Utente(ID) ON DELETE CASCADE ON UPDATE CASCADE,<text:line-break/> <text:s text:c="3"/>FOREIGN KEY (Post) REFERENCES Post(ID) ON DELETE CASCADE ON UPDATE CASCADE<text:line-break/>) ENGINE=InnoDB DEFAULT CHARSET=latin1;<text:line-break/><text:line-break/><text:line-break/><text:line-break/><text:line-break/><text:tab/>-- TABELLA MI PIACE --<text:line-break/><text:line-break/>DROP TABLE IF EXISTS MiPiace;<text:line-break/>CREATE TABLE MiPiace<text:line-break/>(<text:line-break/> <text:s text:c="3"/>Post INT UNSIGNED NOT NULL,<text:line-break/> <text:s text:c="3"/>Autore INT UNSIGNED NOT NULL,<text:line-break/><text:tab/>DataOra TIMESTAMP NOT NULL DEFAULT CURRENT_TIMESTAMP,<text:line-break/> <text:s text:c="3"/><text:line-break/><text:soft-page-break/> <text:s text:c="3"/>PRIMARY KEY (Post, Autore),<text:line-break/> <text:s text:c="3"/>FOREIGN KEY (Post) REFERENCES Post(ID) ON DELETE CASCADE ON UPDATE CASCADE,<text:line-break/> <text:s text:c="3"/>FOREIGN KEY (Autore) REFERENCES Utente(ID) ON DELETE CASCADE ON UPDATE CASCADE <text:s text:c="3"/><text:line-break/>) ENGINE=InnoDB DEFAULT CHARSET=latin1;<text:line-break/><text:line-break/><text:line-break/><text:line-break/><text:line-break/><text:tab/>-- TABELLA TAG --<text:line-break/><text:line-break/>DROP TABLE IF EXISTS Tag;<text:line-break/>CREATE TABLE Tag<text:line-break/>(<text:line-break/> <text:s text:c="3"/>Post INT UNSIGNED NOT NULL,<text:line-break/> <text:s text:c="3"/>Autore INT UNSIGNED NOT NULL,<text:line-break/> <text:s text:c="3"/>Taggato INT UNSIGNED NOT NULL,<text:line-break/> <text:s text:c="3"/><text:line-break/> <text:s text:c="3"/>PRIMARY KEY (Post, Autore, Taggato),<text:line-break/> <text:s text:c="3"/>FOREIGN KEY (Post) REFERENCES Post(ID) ON DELETE CASCADE ON UPDATE CASCADE,<text:line-break/> <text:s text:c="3"/>FOREIGN KEY (Autore) REFERENCES Utente(ID) ON DELETE CASCADE ON UPDATE CASCADE,<text:line-break/> <text:s text:c="3"/>FOREIGN KEY (Taggato) REFERENCES Utente(ID) ON DELETE CASCADE ON UPDATE CASCADE<text:line-break/>) ENGINE=InnoDB DEFAULT CHARSET=latin1;<text:line-break/><text:line-break/><text:line-break/><text:line-break/><text:line-break/><text:tab/>-- TABELLA OCCUPAZIONE --<text:line-break/><text:line-break/>DROP TABLE IF EXISTS Occupazione;<text:line-break/>CREATE TABLE Occupazione<text:line-break/>(<text:line-break/> <text:s text:c="3"/>Utente INT UNSIGNED NOT NULL,<text:line-break/> <text:s text:c="3"/>Nome VARCHAR(60) NOT NULL,<text:line-break/> <text:s text:c="3"/>DataInizio TIMESTAMP NOT NULL,<text:line-break/> <text:s text:c="3"/>DataFine TIMESTAMP NULL DEFAULT NULL,<text:line-break/> <text:s text:c="3"/>Luogo VARCHAR(30) NOT NULL,<text:line-break/> <text:s text:c="3"/><text:line-break/> <text:s text:c="3"/>PRIMARY KEY (Utente, Nome, DataInizio),<text:line-break/> <text:s text:c="3"/>FOREIGN KEY (Utente) REFERENCES Utente(ID) ON DELETE CASCADE ON UPDATE CASCADE<text:line-break/>) ENGINE=InnoDB DEFAULT CHARSET=latin1;<text:line-break/><text:line-break/><text:line-break/><text:line-break/><text:line-break/><text:tab/>-- TABELLA INTERESSE --<text:line-break/><text:line-break/>DROP TABLE IF EXISTS Interesse;<text:line-break/>CREATE TABLE Interesse<text:line-break/>(<text:line-break/> <text:s text:c="3"/>Utente INT UNSIGNED NOT NULL,<text:line-break/> <text:s text:c="3"/>Tema VARCHAR(15) NOT NULL,<text:line-break/> <text:s text:c="3"/>Descrizione VARCHAR(255) DEFAULT</text:p>
      <text:p text:style-name="P107"><text:s/>NULL,<text:line-break/> <text:s text:c="3"/><text:line-break/> <text:s text:c="3"/>PRIMARY KEY (Utente, Tema),<text:line-break/> <text:s text:c="3"/>FOREIGN KEY (Utente) REFERENCES Utente(ID) ON DELETE CASCADE ON UPDATE CASCADE,<text:line-break/> <text:s text:c="3"/>FOREIGN KEY (Tema) REFERENCES Tema(Nome) ON DELETE CASCADE ON UPDATE CASCADE<text:line-break/>) ENGINE=InnoDB DEFAULT CHARSET=latin1;<text:line-break/><text:line-break/><text:line-break/><text:line-break/><text:line-break/><text:tab/>-- CREAZIONE TRIGGER --<text:line-break/><text:line-break/><text:line-break/><text:line-break/><text:line-break/>-- Gestione della registrazione di un nuovo utente --<text:line-break/><text:line-break/>DROP TRIGGER IF EXISTS RegistrazioneUtente;<text:line-break/>delimiter $$<text:line-break/><text:soft-page-break/>CREATE TRIGGER RegistrazioneUtente <text:line-break/>AFTER INSERT ON Utente FOR EACH ROW<text:line-break/>BEGIN<text:line-break/><text:line-break/><text:tab/>-- Inserisce l'utente stesso fra le proprie amicizie<text:line-break/> <text:s text:c="3"/>INSERT INTO Amicizia (Mittente, Destinatario, Stato, Visibilita) VALUES<text:line-break/> <text:s text:c="3"/>(NEW.ID, NEW.ID, 'Accettato', 'Privato');<text:line-break/><text:line-break/><text:tab/>-- Inserisce le raccolte di default nell'apposita tabella --<text:line-break/><text:tab/>INSERT INTO Raccolta (Nome, Visibilita, Proprietario, Tipo) VALUES<text:line-break/><text:tab/>('Pubblica', 'Pubblico', NEW.ID, 'U'),<text:line-break/><text:tab/>('Privata', 'Privato', NEW.ID, 'U');<text:line-break/><text:line-break/><text:tab/>-- Popola la tabella Contatto con l'indirizzo email di registrazione --<text:line-break/><text:tab/>INSERT INTO Contatto VALUES<text:line-break/><text:tab/>(NEW.ID, 'Email', NEW.Email);<text:line-break/><text:line-break/>END $$<text:line-break/>delimiter ;<text:line-break/><text:line-break/><text:line-break/><text:line-break/><text:line-break/>-- Gestione della creazione di un nuovo gruppo --<text:line-break/><text:line-break/>DROP TRIGGER IF EXISTS CreazioneGruppo;<text:line-break/>delimiter $$<text:line-break/>CREATE TRIGGER CreazioneGruppo <text:line-break/>AFTER INSERT ON Gruppo FOR EACH ROW<text:line-break/>BEGIN<text:line-break/> <text:s text:c="3"/><text:line-break/><text:tab/>-- Popola la tabella Raccolta creando la raccolta di default--<text:line-break/><text:tab/>INSERT INTO Raccolta (Nome, Proprietario, Tipo) VALUES<text:line-break/><text:tab/>('Pubblica', NEW.ID, 'G');<text:line-break/> <text:s text:c="3"/><text:line-break/><text:tab/>-- Inserisce automaticamente l'amministratore di un gruppo tra i suoi partecipanti --<text:line-break/><text:tab/>INSERT INTO PartecipazioneG VALUE<text:line-break/><text:tab/>(NEW.ID, NEW.Amministratore, 'Accettata');<text:line-break/><text:line-break/>END $$<text:line-break/>delimiter ;<text:line-break/><text:line-break/><text:line-break/><text:line-break/><text:line-break/>-- Gestione della creazione di un nuovo evento --<text:line-break/><text:line-break/>DROP TRIGGER IF EXISTS CreazioneEvento;<text:line-break/>delimiter $$<text:line-break/>CREATE TRIGGER CreazioneEvento <text:line-break/>AFTER INSERT ON Evento FOR EACH ROW<text:line-break/>BEGIN<text:line-break/><text:line-break/><text:tab/>-- Popola la tabella Raccolta creando la raccolta di default --<text:line-break/><text:tab/>INSERT INTO Raccolta (Nome, Proprietario, Tipo) VALUES<text:line-break/><text:tab/>('Pubblica', NEW.ID, 'E');<text:line-break/><text:tab/><text:line-break/><text:tab/>-- Inserisce automaticamente l'organizzatore di un evento tra i suoi partecipanti --<text:line-break/><text:tab/>INSERT INTO PartecipazioneE VALUE<text:line-break/><text:tab/>(NEW.ID, NEW.Organizzatore, 'Accettata');<text:line-break/><text:line-break/>END $$<text:line-break/>delimiter ;<text:line-break/><text:line-break/><text:line-break/><text:line-break/><text:line-break/>-- Gestione dell'invio di un post --<text:line-break/><text:line-break/>DROP TRIGGER IF EXISTS ControlloPost;<text:line-break/>DELIMITER $$<text:line-break/><text:soft-page-break/>CREATE TRIGGER ControlloPost<text:line-break/>BEFORE INSERT ON Post FOR EACH ROW<text:line-break/>BEGIN<text:line-break/><text:line-break/><text:tab/>-- Se il post non contiene né testo né allegato, impedisce l'invio --<text:line-break/><text:tab/>IF (NEW.Testo IS NULL AND NEW.Allegato IS NULL)<text:line-break/><text:tab/>THEN SIGNAL SQLSTATE '45000' SET MESSAGE_TEXT = "Il post che stai tentando di inviare non ha alcun contenuto: prova ad inserire un testo o un allegato!";<text:line-break/><text:tab/>END IF;<text:line-break/><text:line-break/>END $$<text:line-break/>DELIMITER ;<text:line-break/><text:line-break/><text:line-break/><text:line-break/><text:line-break/>-- Gestione della ridondanza MiPiace all'interno di Post --<text:line-break/><text:line-break/>DROP TRIGGER IF EXISTS MiPiacePost;<text:line-break/>DELIMITER $$<text:line-break/>CREATE TRIGGER MiPiacePost<text:line-break/>AFTER INSERT ON MiPiace FOR EACH ROW<text:line-break/>BEGIN<text:line-break/><text:line-break/><text:tab/>UPDATE Post<text:line-break/><text:tab/>SET MiPiace = MiPiace + 1<text:line-break/><text:tab/>WHERE ID = NEW.Post;<text:line-break/><text:line-break/>END $$<text:line-break/>DELIMITER ;<text:line-break/><text:line-break/><text:line-break/><text:line-break/><text:line-break/>-- Gestione della ridondanza NumeroRisposte all'interno di Opzione --<text:line-break/><text:line-break/>DROP TRIGGER IF EXISTS NumeroRisposteOpzione;<text:line-break/>DELIMITER $$<text:line-break/>CREATE TRIGGER NumeroRisposteOpzione<text:line-break/>AFTER INSERT ON Risposta FOR EACH ROW<text:line-break/>BEGIN<text:line-break/><text:line-break/><text:tab/>UPDATE Opzione<text:line-break/><text:tab/>SET NumeroRisposte = NumeroRisposte + 1<text:line-break/><text:tab/>WHERE NEW.Sondaggio = Sondaggio <text:line-break/><text:tab/>AND<text:tab/>NEW.Opzione = Numerazione;<text:line-break/><text:line-break/>END $$<text:line-break/>DELIMITER ;<text:line-break/><text:line-break/><text:line-break/><text:line-break/><text:line-break/>-- Gestione dell'invio di un sondaggio --<text:line-break/><text:line-break/>DROP TRIGGER IF EXISTS ControlloSondaggio;<text:line-break/>DELIMITER $$<text:line-break/>CREATE TRIGGER ControlloSondaggio<text:line-break/>BEFORE INSERT ON Sondaggio FOR EACH ROW<text:line-break/>BEGIN<text:line-break/><text:line-break/><text:tab/>-- Se si tenta di pubblicare un sondaggio sul profilo di un utente che non è l'autore, corregge il destinatario impostando il codice dell'autore stesso --<text:line-break/><text:tab/>IF (NEW.Tipo = 'U' AND NEW.Autore != NEW.Destinatario)<text:line-break/><text:tab/>THEN SET NEW.Destinatario = NEW.Autore;<text:line-break/><text:tab/>END IF;<text:line-break/><text:line-break/>END $$<text:line-break/>DELIMITER ;<text:line-break/><text:line-break/><text:line-break/><text:soft-page-break/><text:line-break/><text:line-break/>-- Gestione della creazione di una nuova raccolta --<text:line-break/><text:line-break/>DROP TRIGGER IF EXISTS ControlloProprietario;<text:line-break/>DELIMITER $$<text:line-break/>CREATE TRIGGER ControlloProprietario<text:line-break/>BEFORE INSERT ON Raccolta FOR EACH ROW<text:line-break/>BEGIN<text:line-break/><text:line-break/><text:tab/>-- Se il proprietario definito non è consistente, impedisce l'inserimento --<text:line-break/><text:tab/>IF<text:line-break/><text:tab/>(<text:tab/>(<text:tab/>NEW.Tipo = 'G' <text:line-break/><text:tab/><text:tab/><text:tab/>AND NOT EXISTS (SELECT *<text:line-break/><text:tab/><text:tab/><text:tab/><text:tab/><text:tab/><text:tab/><text:tab/>FROM Gruppo<text:line-break/><text:tab/><text:tab/><text:tab/><text:tab/><text:tab/><text:tab/><text:tab/>WHERE Id = NEW.Proprietario) )<text:line-break/><text:tab/><text:tab/>OR<text:line-break/><text:line-break/><text:tab/><text:tab/>(<text:tab/>NEW.Tipo = 'E' <text:line-break/><text:tab/><text:tab/><text:tab/>AND NOT EXISTS (SELECT *<text:line-break/><text:tab/><text:tab/><text:tab/><text:tab/><text:tab/><text:tab/><text:tab/>FROM Evento<text:line-break/><text:tab/><text:tab/><text:tab/><text:tab/><text:tab/><text:tab/><text:tab/>WHERE Id = NEW.Proprietario) )<text:line-break/><text:tab/><text:tab/>OR<text:line-break/><text:line-break/><text:tab/><text:tab/>(<text:tab/>NEW.Tipo = 'U' <text:line-break/><text:tab/><text:tab/><text:tab/>AND NOT EXISTS (SELECT *<text:line-break/><text:tab/><text:tab/><text:tab/><text:tab/><text:tab/><text:tab/><text:tab/>FROM Utente<text:line-break/><text:tab/><text:tab/><text:tab/><text:tab/><text:tab/><text:tab/><text:tab/>WHERE Id = NEW.Proprietario) ) )<text:line-break/><text:tab/><text:line-break/><text:tab/><text:tab/>THEN SIGNAL SQLSTATE '45000' SET MESSAGE_TEXT = "Il proprietario definito non è presente sul database.";<text:line-break/><text:tab/><text:line-break/> <text:s text:c="3"/>END IF ;<text:line-break/> <text:s text:c="3"/><text:line-break/>END $$<text:line-break/>DELIMITER ;<text:line-break/><text:line-break/><text:line-break/><text:line-break/><text:line-break/>-- Protezione delle raccolte di default --<text:line-break/><text:line-break/>DROP TRIGGER IF EXISTS ProtezioneRaccolte;<text:line-break/>DELIMITER $$<text:line-break/>CREATE TRIGGER ProtezioneRaccolte<text:line-break/>BEFORE UPDATE ON Raccolta FOR EACH ROW<text:line-break/>BEGIN<text:line-break/><text:line-break/><text:tab/>-- La modifica delle cartelle di default viene preventivamente impedita --<text:line-break/><text:tab/>IF (OLD.Nome = "Privata" OR OLD.Nome = "Pubblica")<text:line-break/><text:tab/><text:tab/>THEN SIGNAL SQLSTATE '45000' SET MESSAGE_TEXT = "Non è possibile modificare le cartelle di default: puoi però crearne di nuove!";<text:line-break/><text:tab/>END IF;<text:line-break/> <text:s text:c="3"/><text:line-break/>END $$<text:line-break/>DELIMITER ;<text:line-break/><text:line-break/><text:line-break/><text:line-break/><text:line-break/>-- Gestione della cancellazione di un gruppo --<text:line-break/><text:line-break/>DROP TRIGGER IF EXISTS EliminaPostGruppo;<text:line-break/>DELIMITER $$<text:line-break/>CREATE TRIGGER EliminaPostGruppo<text:line-break/>AFTER DELETE ON Gruppo FOR EACH ROW<text:line-break/>BEGIN<text:line-break/><text:line-break/><text:tab/>DELETE FROM Raccolta<text:line-break/><text:tab/>WHERE Proprietario = old.Id and Tipo = 'G';<text:line-break/><text:line-break/><text:soft-page-break/>END $$<text:line-break/>DELIMITER ;<text:line-break/><text:line-break/><text:line-break/><text:line-break/><text:line-break/>-- Gestione della cancellazione di un evento --<text:line-break/><text:line-break/>DROP TRIGGER IF EXISTS EliminaPostEvento;<text:line-break/>DELIMITER $$<text:line-break/>CREATE TRIGGER EliminaPostEvento<text:line-break/>AFTER DELETE ON Evento FOR EACH ROW<text:line-break/>BEGIN<text:line-break/><text:line-break/><text:tab/>DELETE FROM Raccolta<text:line-break/><text:tab/>WHERE Proprietario = old.Id and Tipo = 'E';<text:line-break/><text:line-break/>END $$<text:line-break/>DELIMITER ;<text:line-break/><text:line-break/><text:line-break/><text:line-break/><text:line-break/>-- Gestione della cancellazione di un utente --<text:line-break/><text:line-break/>DROP TRIGGER IF EXISTS EliminaPostUtente;<text:line-break/>DELIMITER $$<text:line-break/>CREATE TRIGGER EliminaPostUtente<text:line-break/>AFTER DELETE ON Utente FOR EACH ROW<text:line-break/>BEGIN<text:line-break/><text:line-break/><text:tab/>DELETE FROM Raccolta<text:line-break/><text:tab/>WHERE Proprietario = old.Id and Tipo = 'U';<text:line-break/><text:line-break/>END $$<text:line-break/>DELIMITER ;<text:line-break/><text:line-break/><text:line-break/><text:line-break/><text:line-break/>-- Gestione delle date e dei numeri di segnalazione al blocco di un utente --<text:line-break/><text:line-break/>DROP TRIGGER IF EXISTS BloccoUtente;<text:line-break/>DELIMITER $$<text:line-break/>CREATE TRIGGER BloccoUtente<text:line-break/>BEFORE UPDATE ON Amicizia FOR EACH ROW<text:line-break/>BEGIN<text:line-break/><text:line-break/><text:tab/>IF (NEW.Visibilita = "Bloccato" AND OLD.NumSegnalazioni &lt; 3 AND OLD.Visibilita != 'Bloccato') THEN<text:line-break/><text:tab/><text:tab/>SET NEW.NumSegnalazioni = OLD.NumSegnalazioni + 1;<text:line-break/><text:tab/><text:tab/>SET NEW.DataUltimaSegnalazione = CURRENT_TIMESTAMP;<text:line-break/><text:tab/>END IF;<text:line-break/><text:line-break/>END $$<text:line-break/><text:line-break/>DELIMITER ;<text:line-break/><text:line-break/><text:line-break/><text:line-break/><text:line-break/>-- Applicazione dei controlli sui Tag nei Post --<text:line-break/><text:line-break/>DROP TRIGGER IF EXISTS ControlloTag;<text:line-break/>DELIMITER $$<text:line-break/>CREATE TRIGGER ControlloTag<text:line-break/>BEFORE INSERT ON Tag FOR EACH ROW<text:line-break/>BEGIN<text:line-break/><text:line-break/><text:tab/>DECLARE ProprietarioBacheca INTEGER UNSIGNED;<text:line-break/><text:tab/>DECLARE TipoDestinazione ENUM ('G', 'E', 'U');<text:line-break/><text:soft-page-break/><text:tab/>DECLARE NomeRaccoltaPost VARCHAR(30);<text:line-break/><text:tab/>DECLARE VisibilitaPost ENUM ('Pubblico', 'Privato');<text:line-break/><text:tab/>DECLARE VisibilitaTaggato ENUM ('Pubblico', 'Privato') DEFAULT NULL;<text:line-break/><text:tab/><text:line-break/> <text:s text:c="3"/>-- Verifica che autore e oggetto della citazione siano amici e, in caso contrario, impedisce l'inserimento --<text:line-break/> <text:s text:c="3"/>IF (2 &lt; (<text:tab/>SELECT COUNT(*)<text:line-break/><text:tab/><text:tab/><text:tab/><text:tab/>FROM Amicizia<text:line-break/><text:tab/><text:tab/><text:tab/><text:tab/>WHERE (NEW.Autore = Mittente AND NEW.Taggato = Destinatario) OR<text:line-break/><text:tab/><text:tab/><text:tab/><text:tab/><text:tab/> <text:s/>(NEW.Autore = Destinatario AND NEW.Taggato = Mittente) ) ) THEN<text:line-break/><text:line-break/><text:tab/><text:tab/>SIGNAL SQLSTATE '45000' SET MESSAGE_TEXT = "Puoi inserire in un tag solo i tuoi amici!";<text:line-break/> <text:s text:c="3"/><text:line-break/> <text:s text:c="3"/>ELSE<text:line-break/> <text:s text:c="3"/><text:line-break/><text:tab/><text:tab/>SET TipoDestinazione = (SELECT Tipo<text:line-break/><text:tab/><text:tab/><text:tab/><text:tab/><text:tab/><text:tab/><text:tab/><text:tab/>FROM Post<text:line-break/><text:tab/><text:tab/><text:tab/><text:tab/><text:tab/><text:tab/><text:tab/><text:tab/>WHERE NEW.Post = ID);<text:line-break/><text:line-break/><text:tab/><text:tab/>SET ProprietarioBacheca = ( SELECT P.Destinatario<text:line-break/><text:tab/><text:tab/><text:tab/><text:tab/><text:tab/><text:tab/><text:tab/><text:tab/><text:tab/>FROM Post P<text:line-break/><text:tab/><text:tab/><text:tab/><text:tab/><text:tab/><text:tab/><text:tab/><text:tab/><text:tab/>WHERE NEW.Post = P.ID);<text:line-break/><text:line-break/><text:tab/><text:tab/>SET NomeRaccoltaPost = (SELECT P.Raccolta<text:line-break/><text:tab/><text:tab/><text:tab/><text:tab/><text:tab/><text:tab/><text:tab/><text:tab/>FROM Post P<text:line-break/><text:tab/><text:tab/><text:tab/><text:tab/><text:tab/><text:tab/><text:tab/><text:tab/>WHERE NEW.Post = P.ID);<text:line-break/> <text:s text:c="7"/><text:line-break/> <text:s text:c="7"/>-- Impedisce l'inserimento se il post appartiene ad un utente per il quale l'utente citato non gode di un sufficiente livello di visibilità --<text:line-break/><text:tab/><text:tab/>IF (TipoDestinazione = 'U') THEN<text:line-break/> <text:s text:c="3"/><text:line-break/><text:tab/><text:tab/><text:tab/>SET VisibilitaPost = ( SELECT R.Visibilita<text:line-break/><text:tab/><text:tab/><text:tab/><text:tab/><text:tab/><text:tab/><text:tab/><text:tab/><text:tab/>FROM Raccolta R<text:line-break/><text:tab/><text:tab/><text:tab/><text:tab/><text:tab/><text:tab/><text:tab/><text:tab/><text:tab/>WHERE R.Nome = NomeRaccoltaPost AND<text:line-break/><text:tab/><text:tab/><text:tab/><text:tab/><text:tab/><text:tab/><text:tab/><text:tab/><text:tab/>R.Proprietario = ProprietarioBacheca AND<text:line-break/><text:tab/><text:tab/><text:tab/><text:tab/><text:tab/><text:tab/><text:tab/><text:tab/><text:tab/>R.Tipo = DestinazionePost);<text:line-break/> <text:s text:c="31"/><text:line-break/><text:tab/><text:tab/><text:tab/>SET VisibilitaTaggato = (<text:tab/>SELECT A.Visibilita<text:line-break/><text:tab/><text:tab/><text:tab/><text:tab/><text:tab/><text:tab/><text:tab/><text:tab/><text:tab/><text:tab/>FROM Amicizia A<text:line-break/><text:tab/><text:tab/><text:tab/><text:tab/><text:tab/><text:tab/><text:tab/><text:tab/><text:tab/><text:tab/>WHERE A.Mittente = NEW.Taggato AND<text:line-break/><text:tab/><text:tab/><text:tab/><text:tab/><text:tab/><text:tab/><text:tab/><text:tab/><text:tab/><text:tab/>A.Destinatario = ProprietarioBacheca);<text:line-break/> <text:s text:c="35"/><text:line-break/><text:tab/><text:tab/><text:tab/>IF (VisibilitaTaggato = NULL OR VisibilitaTaggato &lt;= VisibilitaPost) THEN<text:line-break/><text:tab/><text:tab/><text:tab/><text:tab/>SIGNAL SQLSTATE '45000'<text:tab/>SET MESSAGE_TEXT = "L'utente citato non ha la visibilità necessaria per essere taggato in questo post!";<text:line-break/><text:tab/><text:tab/><text:tab/>END IF;<text:line-break/><text:tab/><text:tab/><text:line-break/> <text:s text:c="7"/>-- Impedisce l'inserimento se il post appartiene ad un gruppo di cui l'utente citato non fa parte --<text:line-break/><text:tab/><text:tab/>ELSE IF (TipoDestinazione = 'G' AND NOT EXISTS (SELECT *<text:line-break/><text:tab/><text:tab/><text:tab/><text:tab/><text:tab/><text:tab/><text:tab/><text:tab/><text:tab/><text:tab/><text:tab/><text:tab/><text:tab/><text:tab/>FROM PartecipazioneG<text:line-break/><text:tab/><text:tab/><text:tab/><text:tab/><text:tab/><text:tab/><text:tab/><text:tab/><text:tab/><text:tab/><text:tab/><text:tab/><text:tab/><text:tab/>WHERE Gruppo = ProprietarioBacheca<text:line-break/><text:tab/><text:tab/><text:tab/><text:tab/><text:tab/><text:tab/><text:tab/><text:tab/><text:tab/><text:tab/><text:tab/><text:tab/><text:tab/><text:tab/>AND Stato = 'Accettata'<text:line-break/><text:tab/><text:tab/><text:tab/><text:tab/><text:tab/><text:tab/><text:tab/><text:tab/><text:tab/><text:tab/><text:tab/><text:tab/><text:tab/><text:tab/>AND Utente = NEW.Taggato)) THEN<text:line-break/> <text:s text:c="51"/><text:line-break/><text:tab/><text:tab/><text:tab/>SIGNAL SQLSTATE '45000' SET MESSAGE_TEXT = "L'utente citato non fa parte di questo gruppo!";<text:line-break/> <text:s text:c="7"/><text:line-break/> <text:s text:c="7"/>-- Impedisce l'inserimento se il post appartiene ad un evento cui l'utente citato non è stato invitato --<text:line-break/><text:tab/><text:tab/>ELSE IF (TipoDestinazione = 'E' AND NOT EXISTS (SELECT *<text:line-break/><text:tab/><text:tab/><text:tab/><text:tab/><text:tab/><text:tab/><text:tab/><text:tab/><text:tab/><text:tab/><text:tab/><text:tab/><text:tab/><text:tab/>FROM PartecipazioneE<text:line-break/><text:tab/><text:tab/><text:tab/><text:tab/><text:tab/><text:tab/><text:tab/><text:tab/><text:tab/><text:tab/><text:tab/><text:tab/><text:tab/><text:tab/>WHERE Evento = ProprietarioBacheca<text:line-break/><text:tab/><text:tab/><text:tab/><text:tab/><text:tab/><text:tab/><text:tab/><text:tab/><text:tab/><text:tab/><text:tab/><text:tab/><text:tab/><text:tab/>AND Utente = NEW.Taggato)) THEN <text:line-break/><text:tab/><text:tab/><text:tab/><text:line-break/><text:tab/><text:tab/><text:tab/>SIGNAL SQLSTATE '45000' SET MESSAGE_TEXT = "L'utente citato non è fra i partecipanti a questo evento!";<text:line-break/> <text:s text:c="11"/><text:line-break/><text:tab/><text:tab/>END IF;<text:line-break/> <text:s text:c="7"/>END IF;<text:line-break/><text:soft-page-break/> <text:s text:c="7"/>END IF;<text:line-break/> <text:s text:c="7"/><text:line-break/>END IF;<text:line-break/> <text:s text:c="3"/><text:line-break/>END $$<text:line-break/>DELIMITER ;<text:line-break/><text:line-break/><text:line-break/><text:line-break/><text:line-break/><text:tab/>-- CREAZIONE PROCEDURE --<text:line-break/><text:line-break/><text:line-break/><text:line-break/><text:line-break/>-- Visualizzazione dei risultati di un sondaggio --<text:line-break/><text:line-break/>DROP PROCEDURE IF EXISTS VisualizzaSondaggio;<text:line-break/>DELIMITER $$<text:line-break/>CREATE PROCEDURE VisualizzaSondaggio(IN Codice INT UNSIGNED)<text:line-break/>BEGIN<text:line-break/><text:line-break/><text:tab/>DECLARE TotaleRisposte INT UNSIGNED;<text:line-break/><text:tab/>DECLARE DomandaSondaggio VARCHAR(99);<text:line-break/><text:line-break/><text:tab/>SET TotaleRisposte = (<text:tab/>SELECT SUM(NumeroRisposte)<text:line-break/><text:tab/><text:tab/><text:tab/><text:tab/><text:tab/><text:tab/><text:tab/>FROM Opzione<text:line-break/><text:tab/><text:tab/><text:tab/><text:tab/><text:tab/><text:tab/><text:tab/>WHERE Sondaggio = Codice ) ;<text:line-break/> <text:s text:c="23"/><text:line-break/><text:tab/>SET DomandaSondaggio = (SELECT Domanda<text:line-break/><text:tab/><text:tab/><text:tab/><text:tab/><text:tab/><text:tab/><text:tab/>FROM Sondaggio<text:line-break/><text:tab/><text:tab/><text:tab/><text:tab/><text:tab/><text:tab/><text:tab/>WHERE ID = Codice);<text:line-break/><text:line-break/><text:tab/>SELECT DomandaSondaggio as Domanda, Testo as Opzione, NumeroRisposte as Risposte, ROUND((NumeroRisposte*100/TotaleRisposte),2) as Percentuale<text:line-break/><text:tab/>FROM Sondaggio JOIN Opzione on ID = Sondaggio<text:line-break/><text:tab/>WHERE ID = Codice;<text:line-break/><text:line-break/>END $$<text:line-break/>DELIMITER ;<text:line-break/><text:line-break/><text:line-break/><text:line-break/><text:line-break/>-- Visualizzazione profilo --<text:line-break/><text:line-break/>DROP</text:p>
      <text:p text:style-name="P107"><text:s/>PROCEDURE IF EXISTS VisualizzaProfilo;<text:line-break/>DELIMITER $$<text:line-break/>CREATE PROCEDURE VisualizzaProfilo(<text:tab/>IN Richiedente INT UNSIGNED,<text:line-break/><text:tab/><text:tab/><text:tab/><text:tab/><text:tab/><text:tab/><text:tab/><text:tab/><text:tab/>IN Profilo INT UNSIGNED,<text:line-break/><text:tab/><text:tab/><text:tab/><text:tab/><text:tab/><text:tab/><text:tab/><text:tab/><text:tab/>IN Tipologia ENUM ('G','E','U'))<text:line-break/>BEGIN<text:line-break/><text:line-break/><text:tab/>DECLARE LivelloVisibilita INT UNSIGNED ;<text:line-break/> <text:s text:c="3"/><text:line-break/><text:tab/>-- L'utente avrà accesso completo al profilo richiesto nei seguenti casi:<text:line-break/> <text:s text:c="3"/>IF<text:line-break/><text:tab/><text:tab/>-- se il profilo appartiene ad un gruppo pubblico, o a un gruppo di cui il richiedente fa parte<text:line-break/>(<text:tab/>(<text:tab/>Tipologia = 'G' AND<text:tab/>(<text:tab/>'Pubblico'=(SELECT Visibilita<text:line-break/><text:tab/><text:tab/><text:tab/><text:tab/><text:tab/><text:tab/><text:tab/><text:tab/><text:tab/><text:tab/><text:tab/>FROM Gruppo<text:line-break/><text:tab/><text:tab/><text:tab/><text:tab/><text:tab/><text:tab/><text:tab/><text:tab/><text:tab/><text:tab/><text:tab/>WHERE ID = Profilo )<text:line-break/><text:tab/><text:tab/><text:tab/><text:tab/><text:tab/><text:tab/><text:tab/><text:tab/> OR EXISTS (SELECT *<text:line-break/><text:tab/><text:tab/><text:tab/><text:tab/><text:tab/><text:tab/><text:tab/><text:tab/><text:tab/><text:tab/><text:tab/>FROM PartecipazioneG<text:line-break/><text:tab/><text:tab/><text:tab/><text:tab/><text:tab/><text:tab/><text:tab/><text:tab/><text:tab/><text:tab/><text:tab/>WHERE Utente = Richiedente<text:line-break/><text:tab/><text:tab/><text:tab/><text:tab/><text:tab/><text:tab/><text:tab/><text:tab/><text:tab/><text:tab/><text:tab/>AND Gruppo = Profilo<text:line-break/><text:tab/><text:tab/><text:tab/><text:tab/><text:tab/><text:tab/><text:tab/><text:tab/><text:tab/><text:tab/><text:tab/>AND Stato = 'Accettata' ) ) )<text:line-break/><text:tab/><text:tab/>OR<text:line-break/> <text:s text:c="7"/>-- se il profilo appartiene ad un evento cui il richiedente è stato invitato<text:line-break/><text:tab/>(<text:tab/>Tipologia = 'E' AND EXISTS (SELECT *<text:line-break/><text:soft-page-break/><text:tab/><text:tab/><text:tab/><text:tab/><text:tab/><text:tab/><text:tab/><text:tab/><text:tab/>FROM PartecipazioneE<text:line-break/><text:tab/><text:tab/><text:tab/><text:tab/><text:tab/><text:tab/><text:tab/><text:tab/><text:tab/>WHERE Utente = Richiedente<text:line-break/><text:tab/><text:tab/><text:tab/><text:tab/><text:tab/><text:tab/><text:tab/><text:tab/><text:tab/>AND Evento = Profilo ) ) )<text:line-break/><text:tab/><text:tab/>OR<text:line-break/><text:tab/><text:tab/>-- o se il profilo appartiene ad un utente nei confronti del quale il richiedente gode del livello di visibilità privato.<text:line-break/><text:tab/>(<text:tab/>Tipologia = 'U' AND 'Privato' = (<text:tab/>SELECT Visibilita<text:line-break/><text:tab/><text:tab/><text:tab/><text:tab/><text:tab/><text:tab/><text:tab/><text:tab/><text:tab/><text:tab/><text:tab/>FROM Amicizia A<text:line-break/><text:tab/><text:tab/><text:tab/><text:tab/><text:tab/><text:tab/><text:tab/><text:tab/><text:tab/><text:tab/><text:tab/>WHERE A.Mittente = Richiedente<text:line-break/><text:tab/><text:tab/><text:tab/><text:tab/><text:tab/><text:tab/><text:tab/><text:tab/><text:tab/><text:tab/><text:tab/>AND A.Destinatario = Profilo ) )<text:tab/><text:tab/><text:tab/><text:tab/><text:tab/><text:tab/><text:tab/><text:line-break/><text:tab/><text:line-break/><text:tab/><text:tab/>THEN SET LivelloVisibilita = 2 ;<text:line-break/> <text:s text:c="3"/><text:line-break/> <text:s text:c="3"/>-- Nel caso invece stia visualizzando il profilo di un utente per cui gode di visibilità pubblica, potrà accedere ai soli contenuti pubblici --<text:line-break/> <text:s text:c="3"/>ElSE IF ( Tipologia = 'U' AND EXISTS (<text:tab/>SELECT *<text:line-break/><text:tab/><text:tab/><text:tab/><text:tab/><text:tab/><text:tab/><text:tab/><text:tab/><text:tab/><text:tab/><text:tab/>FROM Amicizia A<text:line-break/><text:tab/><text:tab/><text:tab/><text:tab/><text:tab/><text:tab/><text:tab/><text:tab/><text:tab/><text:tab/><text:tab/>WHERE A.Mittente = Richiedente<text:line-break/><text:tab/><text:tab/><text:tab/><text:tab/><text:tab/><text:tab/><text:tab/><text:tab/><text:tab/><text:tab/><text:tab/>AND A.Destinatario = Profilo<text:line-break/><text:tab/><text:tab/><text:tab/><text:tab/><text:tab/><text:tab/><text:tab/><text:tab/><text:tab/><text:tab/><text:tab/>AND A.Visibilita = 'Pubblico') )<text:line-break/><text:tab/><text:line-break/><text:tab/><text:tab/>THEN SET LivelloVisibilita = 1 ;<text:line-break/><text:line-break/><text:tab/>-- Se infine non rientra in nessuno dei casi precedenti, ciò significa che non ha accesso al profilo. --<text:line-break/> <text:s text:c="3"/>ELSE SIGNAL SQLSTATE '45000' SET MESSAGE_TEXT = "Non puoi visualizzare questo profilo." ;<text:line-break/> <text:s text:c="7"/><text:line-break/><text:tab/>END IF ;<text:line-break/> <text:s text:c="3"/>END IF ;<text:line-break/><text:tab/><text:tab/><text:tab/><text:tab/><text:tab/><text:tab/><text:tab/><text:tab/><text:tab/><text:line-break/><text:tab/>-- Selezione dei contenuti da visualizzare, se permessa in base ai dati ottenuti --<text:line-break/><text:tab/>SELECT <text:tab/>'Post' as Oggetto, P.Testo, U.Nome, U.Cognome, P.DataOra<text:line-break/><text:tab/>FROM <text:tab/>Post P JOIN Utente U ON P.Mittente = U.Id JOIN Raccolta R ON (P.Raccolta = R.Nome AND P.Destinatario = R.Proprietario AND P.Tipo = R.Tipo)<text:line-break/><text:tab/>WHERE <text:tab/>R.Proprietario = Profilo<text:line-break/><text:tab/>AND<text:tab/><text:tab/>R.Tipo = Tipologia<text:line-break/> <text:s text:c="3"/>AND<text:tab/><text:tab/>R.Visibilita &lt;= LivelloVisibilita<text:line-break/><text:line-break/><text:tab/>UNION<text:line-break/><text:line-break/><text:tab/>SELECT <text:tab/>'Sondaggio' as Oggetto, S.Domanda as Testo, U.Nome, U.Cognome, S.DataOra<text:line-break/><text:tab/>FROM <text:tab/>Sondaggio S JOIN Utente U ON S.Autore = U.Id JOIN Raccolta R ON (S.Raccolta = R.Nome AND S.Destinatario = R.Proprietario AND S.Tipo = R.Tipo)<text:line-break/><text:tab/>WHERE<text:tab/>R.Proprietario = Profilo<text:line-break/><text:tab/>AND<text:tab/><text:tab/>R.Tipo = Tipologia<text:line-break/> <text:s text:c="3"/>AND<text:tab/><text:tab/>R.Visibilita &lt;= LivelloVisibilita<text:line-break/><text:line-break/><text:tab/>ORDER BY DataOra DESC;<text:line-break/><text:line-break/>END $$<text:line-break/>DELIMITER ;<text:line-break/><text:line-break/><text:line-break/><text:line-break/><text:line-break/>-- Modifica visibilità post --<text:line-break/><text:line-break/>DROP PROCEDURE IF EXISTS ModificaVisibilitaPost ;<text:line-break/>DELIMITER $$<text:line-break/>CREATE PROCEDURE ModificaVisibilitaPost(IN Codice INT UNSIGNED,<text:line-break/><text:tab/><text:tab/><text:tab/><text:tab/><text:tab/><text:tab/><text:tab/><text:tab/><text:tab/><text:tab/>IN VisibilitaNuova ENUM('Pubblico','Privato') )<text:line-break/>BEGIN<text:line-break/><text:line-break/><text:tab/>DECLARE VisibilitaAttuale ENUM('Pubblico','Privato') ;<text:line-break/><text:line-break/><text:tab/>SET VisibilitaAttuale =(SELECT R.Visibilita<text:line-break/><text:tab/><text:tab/><text:tab/><text:tab/><text:tab/><text:tab/><text:tab/>FROM Post P JOIN Raccolta R ON (P.Raccolta = R.Nome AND P.Destinatario = R.Proprietario AND P.Tipo = R.Tipo)<text:line-break/><text:tab/><text:tab/><text:tab/><text:tab/><text:tab/><text:tab/><text:tab/>WHERE P.ID = Codice<text:line-break/><text:soft-page-break/> <text:s text:c="27"/>AND P.Tipo = 'U') ;<text:line-break/><text:line-break/><text:tab/>IF (VisibilitaAttuale IS NOT NULL AND VisibilitaNuova &lt;&gt; VisibilitaAttuale) THEN<text:line-break/><text:tab/><text:tab/><text:line-break/> <text:s text:c="7"/>IF (VisibilitaNuova = 'Pubblico') THEN<text:line-break/><text:tab/><text:tab/><text:tab/>UPDATE Post<text:line-break/><text:tab/><text:tab/><text:tab/>SET Raccolta = 'Pubblica'<text:line-break/><text:tab/><text:tab/><text:tab/>WHERE ID = Codice ;<text:line-break/> <text:s text:c="7"/>ELSE IF (VisibilitaNuova = 'Privato') THEN<text:line-break/><text:tab/><text:tab/><text:tab/>UPDATE Post<text:line-break/><text:tab/><text:tab/><text:tab/>SET Raccolta = 'Privata'<text:line-break/><text:tab/><text:tab/><text:tab/>WHERE ID = Codice ;<text:line-break/><text:tab/><text:tab/>END IF ;<text:line-break/> <text:s text:c="7"/>END IF ;<text:line-break/> <text:s text:c="7"/><text:line-break/><text:tab/>END IF ;<text:line-break/><text:line-break/>END $$<text:line-break/>DELIMITER ;<text:line-break/><text:line-break/><text:line-break/><text:line-break/><text:line-break/>-- Modifica visibilità sondaggio --<text:line-break/><text:line-break/>DROP PROCEDURE IF EXISTS ModificaVisibilitaSondaggio ;<text:line-break/>DELIMITER $$<text:line-break/>CREATE PROCEDURE ModificaVisibilitaSondaggio ( <text:tab/>IN Codice INT UNSIGNED,<text:line-break/><text:tab/><text:tab/><text:tab/><text:tab/><text:tab/><text:tab/><text:tab/><text:tab/><text:tab/><text:tab/><text:tab/><text:tab/>IN VisibilitaNuova ENUM('Pubblico','Privato') )<text:line-break/>BEGIN<text:line-break/><text:line-break/><text:tab/>DECLARE VisibilitaAttuale ENUM('Pubblico','Privato') ;<text:line-break/><text:line-break/><text:tab/>SET VisibilitaAttuale =(SELECT R.Visibilita<text:line-break/><text:tab/><text:tab/><text:tab/><text:tab/><text:tab/><text:tab/><text:tab/>FROM Sondaggio S JOIN Raccolta R ON (S.Raccolta = R.Nome AND S.Destinatario = R.Proprietario AND S.Tipo = R.Tipo)<text:line-break/><text:tab/><text:tab/><text:tab/><text:tab/><text:tab/><text:tab/><text:tab/>WHERE S.ID = Codice<text:line-break/> <text:s text:c="27"/>AND S.Tipo = 'U' ) ;<text:line-break/> <text:s text:c="23"/><text:line-break/><text:tab/>IF (VisibilitaAttuale IS NOT NULL AND VisibilitaNuova &lt;&gt; VisibilitaAttuale) THEN<text:line-break/><text:tab/><text:tab/><text:line-break/> <text:s text:c="7"/>IF (VisibilitaNuova = 'Pubblico') THEN<text:line-break/><text:tab/><text:tab/><text:tab/>UPDATE Sondaggio<text:line-break/><text:tab/><text:tab/><text:tab/>SET Raccolta = 'Pubblica'<text:line-break/><text:tab/><text:tab/><text:tab/>WHERE ID = Codice ;<text:line-break/> <text:s text:c="7"/>ELSE IF (VisibilitaNuova = 'Privato') THEN<text:line-break/><text:tab/><text:tab/><text:tab/>UPDATE Sondaggio<text:line-break/><text:tab/><text:tab/><text:tab/>SET Raccolta = 'Privata'<text:line-break/><text:tab/><text:tab/><text:tab/>WHERE ID = Codice ;<text:line-break/><text:tab/><text:tab/>END IF ;<text:line-break/> <text:s text:c="7"/>END IF ;<text:line-break/> <text:s text:c="7"/><text:line-break/><text:tab/>END IF ;<text:line-break/><text:line-break/>END $$<text:line-break/>DELIMITER ;<text:line-break/><text:line-break/><text:line-break/><text:tab/>-- POPOLAMENTO DEL DATABASE --<text:line-break/><text:line-break/><text:line-break/><text:line-break/><text:line-break/>BEGIN;<text:line-break/>INSERT INTO Tema VALUES <text:line-break/>('Cinema'),<text:line-break/>('Sport'),<text:line-break/>('Famiglia'),<text:line-break/>('Istruzione'),<text:line-break/>('Casa'),<text:line-break/><text:soft-page-break/>('Politica'),<text:line-break/>('Scienze'),<text:line-break/>('Lavoro'),<text:line-break/>('Letteratura'),<text:line-break/>('Intrattenimento'),<text:line-break/>('Hobby'),<text:line-break/>('Musica'),<text:line-break/>('Informatica'),<text:line-break/>('Fotografia'),<text:line-break/>('Religione'),<text:line-break/>('SqlInjection'),<text:line-break/>('Viaggi');<text:line-break/>COMMIT;<text:line-break/><text:line-break/><text:line-break/><text:line-break/><text:line-break/>BEGIN;<text:line-break/>INSERT INTO Utente (Nome, Cognome, Password, Email, DataNascita, CittaNatale, CittaResidenza, Nazionalita) VALUES <text:line-break/>('Mario', 'Rossi', 'HoTantiOmonimi', 'm.rossi@gmail.com', CURRENT_DATE() - INTERVAL 27 YEAR - INTERVAL 4 MONTH - INTERVAL 19 DAY, 'Lugano', 'Roma', 'ITA'),<text:line-break/>('Jean', 'Default', 'TourEiffel', 'jeandef@orange.fr', CURRENT_DATE() - INTERVAL 20 YEAR - INTERVAL 11 MONTH - INTERVAL 30 DAY, 'Lione', 'Parigi', 'FRA'),<text:line-break/>('Karl', 'Beck', 'Bundesrat', 'beckarl@gmail.com', CURRENT_DATE() - INTERVAL 35 YEAR - INTERVAL 2 MONTH - INTERVAL 3 DAY, 'Berlino', 'Berlino', 'TED'),<text:line-break/>('Hans', 'Persson', 'Konserthuset', 'perhans@gmail.com', CURRENT_DATE() - INTERVAL 38 YEAR - INTERVAL 6 MONTH - INTERVAL 8 DAY, 'Stoccolma', 'Uppsala', 'SVE'),<text:line-break/>('Guido', 'Palazzini', 'VilletteASchiera', 'guidopala@hotmail.it', CURRENT_DATE() - INTERVAL 45 YEAR - INTERVAL 8 MONTH - INTERVAL 23 DAY, 'Napoli', 'Napoli', 'ITA'),<text:line-break/>('Renato', 'Palazzini', 'AppartamentiSpogli', 'palarena@hotmail.it', CURRENT_DATE() - INTERVAL 42 YEAR - INTERVAL 4 MONTH - INTERVAL 13 DAY, 'Napoli', 'Napoli', 'ITA'),<text:line-break/>('Alessandro', 'Marinato', 'Sardine11', 'marinalex@gmail.com', CURRENT_DATE() - INTERVAL 38 YEAR - INTERVAL 7 MONTH - INTERVAL 2 DAY, 'Chieti', 'Napoli', 'ITA'),<text:line-break/>('Michela', 'Tizia', 'morelamponi1986', 'tiziami@gmail.com', CURRENT_DATE() - INTERVAL 25 YEAR - INTERVAL 15 DAY, 'Savona', 'Savona', 'ITA'),<text:line-break/>('Luigina', 'Grandi', 'caldofreddo', 'grandelu@hotmail.it', CURRENT_DATE() - INTERVAL 16 YEAR - INTERVAL 2 MONTH - INTERVAL 2 DAY, 'Torino', 'Milano', 'ITA'),<text:line-break/>('Alessio', 'Simplicio', 'confucio', 'alessio.simpl@gmail.com', CURRENT_DATE() - INTERVAL 22 YEAR - INTERVAL 10 MONTH - INTERVAL 16 DAY, 'Pistoia', 'Prato', 'ITA'),<text:line-break/>('Gennaro', 'Santo', 'SanGennà', 'sangenna@gmail.com', CURRENT_DATE() - INTERVAL 26 YEAR - INTERVAL 1 MONTH - INTERVAL 25 DAY, 'Napoli', 'Parigi', 'ITA'),<text:line-break/>('Rebecca', 'Bianchi', 'gattini', 'r.bianchi4@live.it', CURRENT_DATE() - INTERVAL 20 YEAR - INTERVAL 10 MONTH - INTERVAL 30 DAY, 'Perugia', 'Perugia', 'ITA'),<text:line-break/>('Annalisa', 'Perugini', 'cioccolato', 'annalisaaa@hotmail.it', CURRENT_DATE() - INTERVAL 24 YEAR - INTERVAL 5 MONTH - INTERVAL 22 DAY, 'Roma', 'Ostia', 'ITA'),<text:line-break/>('Francesca', 'Rossi', 'forzaviola', 'f.rossi@gmail.com', CURRENT_DATE() - INTERVAL 40 YEAR - INTERVAL 7 MONTH - INTERVAL 11 DAY, 'Firenze', 'Sesto Fiorentino', 'ITA'),<text:line-break/>('Francesco', 'Fiero', 'simpatiaportamivia', 'fierofiero@gmail.com', CURRENT_DATE() - INTERVAL 16 YEAR - INTERVAL 7 MONTH - INTERVAL 3 DAY, 'Firenze', 'Milano', 'ITA'),<text:line-break/>('Gianpaolo', 'Medico', 'pazientejointerapia', 'gianpy@yahoo.com', CURRENT_DATE() - INTERVAL 16 YEAR - INTERVAL 9 MONTH - INTERVAL 9 DAY, 'Milano', 'Milano', 'ITA'),<text:line-break/>('Missing', 'Name', 'H4X0R', '0@0.com', 0, '#!?', '#!?', 'ITA'),<text:line-break/>('No', 'Name', 'H4X0R', '0@0.net', 0, '#!?', '#!?', 'ITA'),<text:line-break/>('Giulio', 'Sensore', 'photopentax', 'giuliosens@unipi.it', CURRENT_DATE() - INTERVAL 21 YEAR - INTERVAL 2 MONTH - INTERVAL 28 DAY, 'Catania', 'Pisa', 'ITA');<text:line-break/>COMMIT;<text:line-break/><text:line-break/><text:line-break/><text:line-break/><text:line-break/>BEGIN;<text:line-break/>INSERT INTO Contatto VALUES <text:line-break/>(1, 'Via di casa', 'Stazione Termini'),<text:line-break/>(2, 'Maison', 'La Tour Eiffel'),<text:line-break/>(5, 'Indirizzo', 'Via delle begonie, 4'),<text:line-break/>(6, 'Indirizzo', 'Via delle begonie, 4'),<text:line-break/>(11, 'Numero di cellulare', '333-7771095'),<text:line-break/>(12, 'Ufficio', 'Piazzale degli oppressi, 322'),<text:line-break/>(10, 'Residenza', 'Via Yin-Yang'),<text:line-break/>(15, 'Residenza', 'Villa Splendida'),<text:line-break/><text:soft-page-break/>(16, 'Dove abito:', 'Corso Ippocrate 16'),<text:line-break/>(19, 'Il mio profilo facebook', 'https://www.facebook.com/giulio.sensore.2');<text:line-break/>COMMIT;<text:line-break/><text:line-break/><text:line-break/><text:line-break/><text:line-break/>BEGIN;<text:line-break/>INSERT INTO Amicizia VALUES <text:line-break/>(1, 5, CURRENT_TIMESTAMP() - INTERVAL 17 DAY - INTERVAL 2 HOUR - INTERVAL 29 MINUTE, 'Accettato', 'Pubblico', NULL, 0),<text:line-break/>(3, 6, CURRENT_TIMESTAMP() - INTERVAL 22 DAY - INTERVAL 12 HOUR - INTERVAL 9 MINUTE, 'Accettato', 'Bloccato', CURRENT_TIMESTAMP() - INTERVAL 7 DAY - INTERVAL 2 HOUR - INTERVAL 29 MINUTE, 1),<text:line-break/>(3, 15, CURRENT_TIMESTAMP() - INTERVAL 22 DAY - INTERVAL 2 HOUR - INTERVAL 29 MINUTE, 'Accettato', 'Bloccato', CURRENT_TIMESTAMP() - INTERVAL 1 DAY - INTERVAL 1 HOUR - INTERVAL 2 MINUTE, 2),<text:line-break/>(15, 9, CURRENT_TIMESTAMP() - INTERVAL 20 DAY - INTERVAL 29 MINUTE, 'Ignorato', 'Pubblico', NULL, 0),<text:line-break/>(10, 13, CURRENT_TIMESTAMP() - INTERVAL 27 DAY - INTERVAL 22 HOUR - INTERVAL 29 MINUTE, 'Accettato', 'Privato', NULL, 0),<text:line-break/>(13, 10, CURRENT_TIMESTAMP() - INTERVAL 27 DAY - INTERVAL 20 HOUR - INTERVAL 20 MINUTE, 'Accettato', 'Privato', NULL, 0),<text:line-break/>(19, 10, CURRENT_TIMESTAMP() - INTERVAL 18 DAY - INTERVAL 2 HOUR - INTERVAL 29 MINUTE, 'Accettato', 'Pubblico', NULL, 0),<text:line-break/>(5, 6, CURRENT_TIMESTAMP() - INTERVAL 29 DAY - INTERVAL 2 HOUR - INTERVAL 29 MINUTE, 'Accettato', 'Privato', NULL, 0),<text:line-break/>(6, 5, CURRENT_TIMESTAMP() - INTERVAL 29 DAY - INTERVAL 2 HOUR - INTERVAL 2 MINUTE, 'Accettato', 'Privato', NULL, 0),<text:line-break/>(11, 13, CURRENT_TIMESTAMP() - INTERVAL 19 DAY - INTERVAL 23 HOUR - INTERVAL 12 MINUTE, 'Accettato', 'Pubblico', NULL, 0),<text:line-break/>(13, 11, CURRENT_TIMESTAMP() - INTERVAL 18 DAY - INTERVAL 2 HOUR, 'Accettato', 'Pubblico', NULL, 0);<text:line-break/>COMMIT;<text:line-break/><text:line-break/><text:line-break/><text:line-break/><text:line-break/>BEGIN;<text:line-break/>INSERT INTO Messaggio VALUES <text:line-break/>(5, 6, CURRENT_TIMESTAMP()</text:p>
      <text:p text:style-name="P107"><text:s/>- INTERVAL 17 DAY - INTERVAL 2 HOUR - INTERVAL 29 MINUTE, "Creato il gruppo sul calciomercato, iscriviti! Potrebbe essere divertente. :D"),<text:line-break/>(6, 5, CURRENT_TIMESTAMP() - INTERVAL 17 DAY - INTERVAL 2 HOUR - INTERVAL 28 MINUTE, "Fatto! Speriamo di ottenere molte iscrizioni!"),<text:line-break/>(5, 6, CURRENT_TIMESTAMP() - INTERVAL 17 DAY - INTERVAL 2 HOUR - INTERVAL 27 MINUTE, "Per ora nulla... A lavoro tutto a posto?"),<text:line-break/>(6, 5, CURRENT_TIMESTAMP() - INTERVAL 17 DAY - INTERVAL 2 HOUR - INTERVAL 26 MINUTE, "Tutto regolare... Ho creato un gruppo per i dipendenti, potrebbe tornarci utile!"),<text:line-break/>(5, 6, CURRENT_TIMESTAMP() - INTERVAL 17 DAY - INTERVAL 2 HOUR - INTERVAL 25 MINUTE, "Bella idea! Ora devo andare, ci vediamo a casa stasera!"),<text:line-break/>(6, 5, CURRENT_TIMESTAMP() - INTERVAL 17 DAY - INTERVAL 2 HOUR - INTERVAL 24 MINUTE, "A dopo! :)"),<text:line-break/>(5, 6, CURRENT_TIMESTAMP() - INTERVAL 7 DAY, "Quel Marinato è l'unico iscritto al gruppo finora e non mi sembra molto ben informato. -_-"),<text:line-break/>(5, 6, CURRENT_TIMESTAMP() - INTERVAL 6 DAY - INTERVAL 23 HOUR, "Già. -_-'"),<text:line-break/>(11, 13, CURRENT_TIMESTAMP() - INTERVAL 20 DAY - INTERVAL 6 HOUR - INTERVAL 11 MINUTE, "We, ciao! Anche a te piace Star Wars, vedo! Non me lo sarei aspettato. ;)"),<text:line-break/>(13, 11, CURRENT_TIMESTAMP() - INTERVAL 20 DAY - INTERVAL 2 HOUR - INTERVAL 46 MINUTE, "Ciao, Gennaro! Sì, sono abbastanza fissata. *_*");<text:line-break/>COMMIT;<text:line-break/><text:line-break/><text:line-break/><text:line-break/><text:line-break/>BEGIN;<text:line-break/>INSERT INTO Gruppo (Nome, Tema, Descrizione, Visibilita, Amministratore) VALUES <text:line-break/>('Calciomercato', 'Sport', 'Il gruppo dedicato ai veri appassionati di calciomercato!', 'Pubblico', 5),<text:line-break/>('Star Wars', 'Cinema', 'In attesa del settimo film, per non dimenticare i primi episodi!', 'Pubblico', 10),<text:line-break/><text:soft-page-break/>('Database', 'Informatica', 'Per chiunque voglia parlarne o abbia bisogno di aiuto!', 'Pubblico', 6),<text:line-break/>('Dipendenti', 'Lavoro', 'Un gruppo per persone assunte come dipendenti.', 'Privato', 12),<text:line-break/>('Liceo', 'Istruzione', 'Qui possiamo passarci i compiti in classe ragazzi, alla faccia della Prof. Colucci!', 'Privato', 15),<text:line-break/>('H4X0RZ', 'SqlInjection', 'SELECT * FROM user_pwd', 'Pubblico', 17),<text:line-break/>('Pentaxiani', 'Fotografia', 'Se hai una Pentax, entra qui!', 'Pubblico', 19),<text:line-break/>('ACF Fiorentina', 'Sport', 'Per la prima volta, la Curva Fiesole in formato digitale!', 'Pubblico', 14),<text:line-break/>('Muse', 'Musica', 'Per tutti i fan del trio britannico!', 'Pubblico', 13),<text:line-break/>('NaviInBottiglia', 'Hobby', 'Per chi ha molto tempo da perdere!', 'Pubblico', 16);<text:line-break/>COMMIT;<text:line-break/><text:line-break/><text:line-break/><text:line-break/><text:line-break/>BEGIN;<text:line-break/>INSERT INTO PartecipazioneG VALUES <text:line-break/>(1, 6, 'Accettata'),<text:line-break/>(1, 7, 'Accettata'),<text:line-break/>(2, 3, 'Accettata'),<text:line-break/>(2, 9, 'In sospeso'),<text:line-break/>(2, 11, 'Accettata'),<text:line-break/>(2, 13, 'Accettata'),<text:line-break/>(2, 15, 'Accettata'),<text:line-break/>(3, 9, 'Accettata'),<text:line-break/>(3, 3, 'Accettata'),<text:line-break/>(4, 7, 'Accettata'),<text:line-break/>(4, 6, 'Accettata'),<text:line-break/>(4, 9, 'Accettata'),<text:line-break/>(4, 13, 'In Sospeso'),<text:line-break/>(5, 9, 'Accettata'),<text:line-break/>(5, 16, 'Accettata'),<text:line-break/>(6, 18, 'Accettata'),<text:line-break/>(7, 10, 'Accettata'),<text:line-break/>(7, 13, 'Accettata'),<text:line-break/>(8, 1, 'Accettata'),<text:line-break/>(8, 19, 'Accettata'),<text:line-break/>(8, 15, 'Accettata'),<text:line-break/>(9, 1, 'Accettata'),<text:line-break/>(9, 10, 'Accettata'),<text:line-break/>(9, 15, 'Accettata');<text:line-break/>COMMIT;<text:line-break/><text:line-break/><text:line-break/><text:line-break/><text:line-break/>BEGIN;<text:line-break/>INSERT INTO Evento (Nome, Descrizione, Luogo, DataOra, Organizzatore) VALUES <text:line-break/>("Concerto Muse", "L'evento che tutti stavamo aspettando! Ci vediamo là!", "Roma", "2015-07-18 21:00:00", 13),<text:line-break/>("Capodanno NAPOLI", "Tutti invitati, ci vediamo in strada!", "Napoli", "2015-01-01 00:00:00", 7),<text:line-break/>("Foreign users reunion", "For all us guys who cannot speak correctly Italian!", "Bruxelles", "2015-04-01 15:00:00", 4),<text:line-break/>("Festa a casa Palazzini", "Per tutti i nostri amici, following e followers!", "Napoli", "2015-03-01 20:00:00", 5),<text:line-break/>("Assemblea di classe", "Mi raccomando tutti presenti!", "Aula A23", "2015-02-14 08:10:00", 9),<text:line-break/>("Cenone di Natale", "Per me e Renato, in pratica.", "Casa", "2014-12-25 20:00:00", 5),<text:line-break/>("Star Wars Episodio VII", "Perché non è mai troppo presto per organizzarsi! Tutti a LOS ANGELES (supponendo che la prima sia lì).", "Hollywood", "2015-12-13 20:00:00", 10),<text:line-break/>("Venezia 72", "Per tutti interessati al Festival del Cinema 2015!", "Venezia", "2015-09-01", 10),<text:line-break/>("Ritrovo utenti", "Tutti a Roma!", "Roma", "2015-05-01", 10),<text:line-break/>("Riunione di lavoro", "Tutti i dipendenti sono convocati.", "Milano", "2015-03-01", 7);<text:line-break/>COMMIT;<text:line-break/><text:line-break/><text:line-break/><text:line-break/><text:soft-page-break/><text:line-break/>BEGIN;<text:line-break/>INSERT INTO PartecipazioneE VALUES <text:line-break/>(1, 1, 'Accettata'),<text:line-break/>(1, 10, 'Accettata'),<text:line-break/>(1, 15, 'In sospeso'),<text:line-break/>(2, 5, 'Accettata'),<text:line-break/>(2, 6, 'Accettata'),<text:line-break/>(3, 2, 'Accettata'),<text:line-break/>(3, 3, 'Accettata'),<text:line-break/>(4, 1, 'Accettata'),<text:line-break/>(4, 3, 'Accettata'),<text:line-break/>(4, 6, 'Accettata'),<text:line-break/>(5, 15, 'Rifiutata'),<text:line-break/>(6, 6, 'Accettata'),<text:line-break/>(7, 3, 'Accettata'),<text:line-break/>(7, 9, 'In sospeso'),<text:line-break/>(7, 11, 'Accettata'),<text:line-break/>(7, 13, 'Accettata'),<text:line-break/>(7, 15, 'Accettata'),<text:line-break/>(8, 13, 'Accettata'),<text:line-break/>(8, 19, 'Rifiutata'),<text:line-break/>(9, 1, 'Accettata'),<text:line-break/>(9, 2, 'Accettata'),<text:line-break/>(9, 3, 'Accettata'),<text:line-break/>(9, 4, 'In sospeso'),<text:line-break/>(9, 5, 'Accettata'),<text:line-break/>(9, 6, 'Accettata'),<text:line-break/>(9, 7, 'Accettata'),<text:line-break/>(9, 8, 'Accettata'),<text:line-break/>(9, 9, 'Accettata'),<text:line-break/>(9, 11, 'Accettata'),<text:line-break/>(9, 12, 'Accettata'),<text:line-break/>(9, 13, 'Accettata'),<text:line-break/>(9, 14, 'In Sospeso'),<text:line-break/>(9, 15, 'Rifiutata'),<text:line-break/>(9, 16, 'In Sospeso'),<text:line-break/>(9, 17, 'Accettata'),<text:line-break/>(9, 18, 'Accettata'),<text:line-break/>(9, 19, 'Accettata'),<text:line-break/>(10, 6, 'Accettata'),<text:line-break/>(10, 9, 'Accettata');<text:line-break/>COMMIT;<text:line-break/><text:line-break/><text:line-break/><text:line-break/><text:line-break/>BEGIN;<text:line-break/>INSERT INTO Allestimento VALUES <text:line-break/>(1, "Biglietti!", 4),<text:line-break/>(1, "CD!", 5),<text:line-break/>(1, "Pennarelli!", 5),<text:line-break/>(1, "Magliette!", 5),<text:line-break/>(1, "Altro!", 5),<text:line-break/>(2, "Razzi", 50),<text:line-break/>(2, "Petardi", 100),<text:line-break/>(2, "Spumante", 2),<text:line-break/>(4, "Un dessert", 4),<text:line-break/>(6, "Il pandoro", 1);<text:line-break/>COMMIT;<text:line-break/><text:line-break/><text:line-break/><text:line-break/><text:line-break/>BEGIN;<text:line-break/>INSERT INTO Sondaggio (Autore, Domanda, DataOra, Destinatario, Tipo) VALUES<text:line-break/>(10, 'Domandona secca! Qual è il vostro preferito?', CURRENT_TIMESTAMP - INTERVAL 19 DAY - INTERVAL 57 MINUTE, 2, 'G'),<text:line-break/>(13, 'Album preferito? A parte il prossimo! :)', CURRENT_TIMESTAMP - INTERVAL 17 DAY - INTERVAL 23 HOUR - INTERVAL 7 MINUTE, 9, 'G'),<text:line-break/>(13, 'Come sarà il concerto?', CURRENT_TIMESTAMP - INTERVAL 17 DAY - INTERVAL 13 HOUR - <text:soft-page-break/>INTERVAL 15 MINUTE - INTERVAL 4 SECOND, 1, 'E'),<text:line-break/>(16, 'A chi piace dedicarsi alle navi in bottiglia?', CURRENT_TIMESTAMP - INTERVAL 12 DAY - INTERVAL 19 HOUR - INTERVAL 50 MINUTE, 10, 'G'),<text:line-break/>(12, 'Siete soddisfatti del vostro stipendio? &gt;:(', CURRENT_TIMESTAMP - INTERVAL 11 DAY - INTERVAL 11 HOUR, 4, 'G'),<text:line-break/>(14, 'Votate il vostro beniamino!', CURRENT_TIMESTAMP - INTERVAL 9 DAY - INTERVAL 5 HOUR - INTERVAL 55 MINUTE - INTERVAL 43 SECOND, 8, 'G'),<text:line-break/>(7, 'Tempo di pronostici! Chi vince il campionato?', CURRENT_TIMESTAMP - INTERVAL 6 DAY - INTERVAL 6 HOUR - INTERVAL 6 MINUTE, 1, 'G'),<text:line-break/>(10, 'J.J. Abrams alla regia vi convince?', CURRENT_TIMESTAMP - INTERVAL 2 DAY - INTERVAL 3 HOUR - INTERVAL 57 MINUTE, 2, 'G'),<text:line-break/>(17, 'Ce la faremo?', CURRENT_TIMESTAMP - INTERVAL 3 HOUR - INTERVAL 51 MINUTE, 6, 'G'),<text:line-break/>(1, 'Allora! Che ve ne pare di questo social network?', CURRENT_TIMESTAMP - INTERVAL 3 HOUR - INTERVAL 30 MINUTE, 9, 'E');<text:line-break/>COMMIT;<text:line-break/><text:line-break/><text:line-break/><text:line-break/><text:line-break/>BEGIN;<text:line-break/>INSERT INTO Opzione (Numerazione, Sondaggio, Testo) VALUES <text:line-break/>(1, 1, "La minaccia fantsma"),<text:line-break/>(2, 1, "L'attacco dei cloni"),<text:line-break/>(3, 1, "La vendetta dei Sith"),<text:line-break/>(4, 1, "Una nuova speranza"),<text:line-break/>(5, 1, "L'Impero colpisce ancora"),<text:line-break/>(6, 1, "Il ritorno dello Jedi"),<text:line-break/>(1, 2, "Showbiz"),<text:line-break/>(2, 2, "Origin of symmetry"),<text:line-break/>(3, 2, "Absolution"),<text:line-break/>(4, 2, "Black holes and revelations"),<text:line-break/>(5, 2, "The resistance"),<text:line-break/>(6, 2, "The 2nd law"),<text:line-break/>(1, 3, "Bello"),<text:line-break/>(2, 3, "Bellissimo"),<text:line-break/>(3, 3, "Ancora più bello"),<text:line-break/>(1, 4, "A me!"),<text:line-break/>(1, 5, "Assolutamente sì"),<text:line-break/>(2, 5, "Più sì che no"),<text:line-break/>(3, 5, "Più no che sì"),<text:line-break/>(4, 5, "Assolutamente no"),<text:line-break/>(1, 6, "Borja Valero"),<text:line-break/>(2, 6, "Gonzalo Rodriguez"),<text:line-break/>(3, 6, "Juan Cuadrado"),<text:line-break/>(4, 6, "Mario Gomez"),<text:line-break/>(1, 7, "Juventus"),<text:line-break/>(2, 7, "Roma"),<text:line-break/>(3, 7, "Napoli"),<text:line-break/>(4, 7, "Altro"),<text:line-break/>(1, 8, "Sì, sono fiducioso."),<text:line-break/>(2, 8, "Abbastanza, ma resto scettico."),<text:line-break/>(3, 8, "No, non è l'uomo giusto."),<text:line-break/>(1, 9, "Sì!"),<text:line-break/>(2, 9, "No!"),<text:line-break/>(1, 10, "E' fantastico!"),<text:line-break/>(2, 10, "Buono, nella media."),<text:line-break/>(3, 10, "Ha potenziale, ma è acerbo.");<text:line-break/>COMMIT;<text:line-break/><text:line-break/><text:line-break/><text:line-break/><text:line-break/>BEGIN;<text:line-break/>INSERT INTO Risposta (Sondaggio, Utente, Opzione) VALUES <text:line-break/>(1, 3, 1),<text:line-break/>(1, 10, 5),<text:line-break/>(1, 11, 5),<text:line-break/>(1, 13, 6),<text:line-break/>(1, 15, 5),<text:line-break/>(2, 15, 4),<text:line-break/>(2, 10, 4),<text:line-break/><text:soft-page-break/>(2, 13, 3),<text:line-break/>(2, 1, 2),<text:line-break/>(3, 1, 1),<text:line-break/>(3, 10, 2),<text:line-break/>(3, 13, 3),<text:line-break/>(4, 16, 1),<text:line-break/>(5, 12, 4),<text:line-break/>(5, 9, 2),<text:line-break/>(5, 6, 3),<text:line-break/>(6, 1, 4),<text:line-break/>(6, 14, 1),<text:line-break/>(7, 5, 3),<text:line-break/>(7, 6, 3),<text:line-break/>(7, 7, 3),<text:line-break/>(8, 10, 1),<text:line-break/>(8, 13, 1),<text:line-break/>(8, 15, 3),<text:line-break/>(9, 17, 1),<text:line-break/>(9, 18, 1),<text:line-break/>(10, 1, 1),<text:line-break/>(10, 13, 1),<text:line-break/>(10, 9, 1),<text:line-break/>(10, 15, 3),<text:line-break/>(10, 8, 2);<text:line-break/>COMMIT;<text:line-break/><text:line-break/><text:line-break/><text:line-break/><text:line-break/>BEGIN;<text:line-break/>INSERT INTO Post (Mittente, DataOra, Testo, Destinatario, Tipo) VALUES <text:line-break/>(1, CURRENT_TIMESTAMP - INTERVAL 19 DAY - INTERVAL 3 HOUR - INTERVAL 57 MINUTE, "Sono stato il primo a scrivere su questo Social Network, fico!", 1, 'U'),<text:line-break/>(1, CURRENT_TIMESTAMP - INTERVAL 17 DAY - INTERVAL 7 HOUR - INTERVAL 3 MINUTE, "Era l'ora che ti iscrivessi pure tu, finalmente!", 5, 'U'),<text:line-break/>(6, CURRENT_TIMESTAMP - INTERVAL 28 DAY - INTERVAL 6 HOUR - INTERVAL 10 MINUTE, "Benvenuti a tutti quanti i dipendenti! :)", 4, 'G'),<text:line-break/>(7, CURRENT_TIMESTAMP - INTERVAL 17 DAY - INTERVAL 5 HOUR - INTERVAL 37 MINUTE, "Era da un sacco di tempo che cercavo un gruppo del genere.", 4, 'G'),<text:line-break/>(9, CURRENT_TIMESTAMP - INTERVAL 16 DAY - INTERVAL 23 HOUR - INTERVAL 51 MINUTE, "Come posso fare per ingannare il mio capo spacciandomi per malata?", 4, 'G'),<text:line-break/>(12, CURRENT_TIMESTAMP - INTERVAL 16 DAY - INTERVAL 22 HOUR - INTERVAL 46 MINUTE, "Questo posto è per gente nullafacente...", 4, 'G'),<text:line-break/>(9, CURRENT_TIMESTAMP - INTERVAL 15 DAY - INTERVAL 4 HOUR - INTERVAL 23 MINUTE, "Io oggi durante il mio orario lavorativo ho passato le ultime 3 ore dormendo nel ripostiglio delle scope, pensate che un datore di lavoro controlli spesso le riprese delle telecamere a circuito chiuso?", 4, 'G'),<text:line-break/>(7, CURRENT_TIMESTAMP - INTERVAL 7 DAY - INTERVAL 1 HOUR - INTERVAL 9 MINUTE, "Ultime notizie! Tevez al Real e Ronaldo alla Juve!", 1, 'G'),<text:line-break/>(5, CURRENT_TIMESTAMP - INTERVAL 21 HOUR - INTERVAL 1 MINUTE, "Dopo la scorsa sessione di mercato le milanesi sono allo sbando!", 1, 'G'),<text:line-break/>(3, CURRENT_TIMESTAMP - INTERVAL 3 HOUR - INTERVAL 7 MINUTE, "Ich lebe Database!", 3, 'G'),<text:line-break/>(6, CURRENT_TIMESTAMP - INTERVAL 3 HOUR - INTERVAL 8 MINUTE, "Benvenuti sul mio gruppo! I join anticipati sono la mia passione.", 3, 'G'),<text:line-break/>(3, CURRENT_TIMESTAMP - INTERVAL</text:p>
      <text:p text:style-name="P107"><text:s/>4 HOUR - INTERVAL 30 MINUTE, "Ich lebe Star Wars!", 2, 'G'),<text:line-break/>(13, CURRENT_TIMESTAMP - INTERVAL 3 HOUR - INTERVAL 7 MINUTE, "Bello il nuovo trailer! Sarà dura resistere...", 2, 'G'),<text:line-break/>(10, CURRENT_TIMESTAMP - INTERVAL 1 DAY - INTERVAL 3 HOUR - INTERVAL 7 MINUTE, "Adoro la colonna sonora di questa saga, anche voi?", 2, 'G'),<text:line-break/>(15, CURRENT_TIMESTAMP - INTERVAL 4 DAY - INTERVAL 22 HOUR - INTERVAL 18 MINUTE, "Cancellate dalla Storia La Minaccia Fantasma!", 2, 'G'),<text:line-break/>(3, CURRENT_TIMESTAMP - INTERVAL 4 DAY - INTERVAL 3 HOUR - INTERVAL 50 MINUTE, "Jar-jar ist sehr sympatisch!", 2, 'G'),<text:line-break/>(9, CURRENT_TIMESTAMP - INTERVAL 2 DAY - INTERVAL 18 HOUR - INTERVAL 45 MINUTE, "La risposta al primo esercizio è 'La Minaccia Fantasma'!", 5, 'G'),<text:line-break/>(15, CURRENT_TIMESTAMP - INTERVAL 2 DAY - INTERVAL 18 HOUR, "Per me è la cipolla!", 5, 'G'),<text:line-break/>(15, CURRENT_TIMESTAMP - INTERVAL 2 DAY - INTERVAL 3 HOUR - INTERVAL 20 MINUTE, "Il compito di oggi era veramente difficile! Speriamo bene, a voi com'è andata?", 5, 'G'),<text:line-break/><text:soft-page-break/>(17, CURRENT_TIMESTAMP - INTERVAL 15 MINUTE, "Questo Database Management System CADRA'!", 6, 'G'),<text:line-break/>(17, CURRENT_TIMESTAMP - INTERVAL 5 MINUTE, "Ok, forse è più difficile di quanto pensassi.. Lo sapevo che dovevo studiare Ingegneria!", 6, 'G'),<text:line-break/>(19, CURRENT_TIMESTAMP - INTERVAL 15 DAY - INTERVAL 7 HOUR - INTERVAL 29 MINUTE, "Dubbio amletico: K-50 a 500 euro o k-30 a 950? Entrambe provviste di ottica WR con corpo tropicalizzato.", 7, 'G'),<text:line-break/>(1, CURRENT_TIMESTAMP() - INTERVAL 26 DAY - INTERVAL 28 HOUR, "Maledizione un'altra Rossi! Ma è davvero un cognome così comune? Comunque FORZA MAGGICAAA trololol", 8, 'G'),<text:line-break/>(6,'2013-12-24 11:33:01', "Per piacere al cenone di quest'anno vacci piano con il torrone!", 5, 'U');<text:line-break/><text:line-break/>-- Impostazione di un post privato a scopo dimostrativo --<text:line-break/>UPDATE Post SET Raccolta = 'Privata' WHERE ID = 24 ;<text:line-break/><text:line-break/>COMMIT;<text:line-break/><text:line-break/><text:line-break/><text:line-break/><text:line-break/>BEGIN;<text:line-break/>INSERT INTO Commento (DataOra, Autore, Post, Testo) VALUES <text:line-break/>(CURRENT_TIMESTAMP - INTERVAL 7 DAY - INTERVAL 2 HOUR - INTERVAL 57 MINUTE, 6, 9, "Ma lascia stare cit."),<text:line-break/>(CURRENT_TIMESTAMP - INTERVAL 4 DAY - INTERVAL 21 HOUR - INTERVAL 29 MINUTE, 3, 15, "Ich lebe 'La minaccia fantasma'! Es ist mein lieblingsfilm!"),<text:line-break/>(CURRENT_TIMESTAMP - INTERVAL 4 DAY - INTERVAL 21 HOUR - INTERVAL 17 MINUTE, 15, 15, "Dopo questa mi ritiro."),<text:line-break/>(CURRENT_TIMESTAMP - INTERVAL 4 DAY - INTERVAL 21 HOUR - INTERVAL 1 MINUTE, 11, 15, "LOL"),<text:line-break/>(CURRENT_TIMESTAMP - INTERVAL 4 MINUTE, 18, 21, "Sei il solito incompetente, lascia fare a me!"),<text:line-break/>(CURRENT_TIMESTAMP - INTERVAL 3 MINUTE, 18, 21, "nope; DELETE FROM UTENTE WHERE Cognome = 'Name';"),<text:line-break/>(CURRENT_TIMESTAMP - INTERVAL 2 MINUTE, 17, 21, "Menomale che l'incapace sono io, hai rischiato di cancellarci dal Social Network, c'ho messo ben 25 minuti per registrarmi!"),<text:line-break/>(CURRENT_TIMESTAMP - INTERVAL 14 DAY - INTERVAL 20 HOUR - INTERVAL 55 MINUTE, 10, 22, "Beh, la K-50 ha sicuramente un miglior rapporto qualità prezzo, se non vuoi spendere troppo prendi quella!"),<text:line-break/>(CURRENT_TIMESTAMP - INTERVAL 14 DAY - INTERVAL 20 HOUR - INTERVAL 45 MINUTE, 13, 22, "Ma cosa dici Alessio!? Ma quale rapporto qualità-prezzo, la K-30 surclassa sotto ogni aspetto la K-50, chi fa fotografia pensa solo al risultato finale!"),<text:line-break/>(CURRENT_TIMESTAMP - INTERVAL 14 DAY - INTERVAL 20 HOUR - INTERVAL 45 MINUTE, 19, 22, "Non vi scaldate, avevo bisogno solo di un consiglio, grazie ad entrambi per il vostro parere!");<text:line-break/>COMMIT;<text:line-break/><text:line-break/><text:line-break/><text:line-break/><text:line-break/>BEGIN;<text:line-break/>INSERT INTO MiPiace VALUES <text:line-break/>(2, 5, CURRENT_TIMESTAMP - INTERVAL 17 DAY - INTERVAL 7 HOUR - INTERVAL 1 MINUTE),<text:line-break/>(3, 6, CURRENT_TIMESTAMP - INTERVAL 17 DAY - INTERVAL 6 HOUR),<text:line-break/>(3, 7, CURRENT_TIMESTAMP - INTERVAL 16 DAY - INTERVAL 6 HOUR),<text:line-break/>(3, 9, CURRENT_TIMESTAMP - INTERVAL 16 DAY - INTERVAL 5 HOUR - INTERVAL 15 MINUTE),<text:line-break/>(7, 7, CURRENT_TIMESTAMP - INTERVAL 15 DAY - INTERVAL 4 HOUR - INTERVAL 2 MINUTE),<text:line-break/>(14, 3, CURRENT_TIMESTAMP - INTERVAL 1 DAY - INTERVAL 1 HOUR - INTERVAL 17 MINUTE),<text:line-break/>(14, 9, CURRENT_TIMESTAMP - INTERVAL 1 DAY - INTERVAL 57 MINUTE),<text:line-break/>(14, 11, CURRENT_TIMESTAMP - INTERVAL 1 DAY - INTERVAL 56 MINUTE),<text:line-break/>(14, 13, CURRENT_TIMESTAMP - INTERVAL 3 HOUR - INTERVAL 2 MINUTE),<text:line-break/>(16, 3, CURRENT_TIMESTAMP - INTERVAL 2 DAY - INTERVAL 3 HOUR - INTERVAL 50 MINUTE),<text:line-break/>(18, 9, CURRENT_TIMESTAMP - INTERVAL 2 DAY - INTERVAL 18 HOUR - INTERVAL 10 MINUTE),<text:line-break/>(18, 16, CURRENT_TIMESTAMP - INTERVAL 2 DAY - INTERVAL 18 HOUR - INTERVAL 47 MINUTE),<text:line-break/>(20, 18, CURRENT_TIMESTAMP - INTERVAL 15 MINUTE - INTERVAL 14 SECOND);<text:line-break/>COMMIT;<text:line-break/><text:line-break/><text:line-break/><text:line-break/><text:line-break/>BEGIN;<text:line-break/><text:soft-page-break/>INSERT INTO Tag VALUES<text:line-break/>(6, 12, 7),<text:line-break/>(8, 5, 6),<text:line-break/>(9, 6, 5),<text:line-break/>(10, 9, 6),<text:line-break/>(12, 9, 11),<text:line-break/>(13, 9, 10),<text:line-break/>(13, 9, 11),<text:line-break/>(13, 9, 15),<text:line-break/>(16, 9, 15),<text:line-break/>(17, 9, 15),<text:line-break/>(18, 9, 16),<text:line-break/>(20, 17, 18);<text:line-break/>COMMIT;<text:line-break/><text:line-break/><text:line-break/><text:line-break/>BEGIN;<text:line-break/>INSERT INTO Raccolta (Nome, DataCreazione, Visibilita, Proprietario, Tipo) VALUES<text:line-break/>("Foto del mare", CURRENT_DATE - INTERVAL 4 MONTH - INTERVAL 12 DAY - INTERVAL 18 HOUR, "Privato", 13, 'U'),<text:line-break/>("Le mie navi in bottiglia", CURRENT_DATE - INTERVAL 1 MONTH - INTERVAL 1 DAY - INTERVAL 8 HOUR, "Pubblico", 16, 'U'),<text:line-break/>("Le mie perle di saggezza", CURRENT_DATE - INTERVAL 2 MONTH - INTERVAL 22 DAY - INTERVAL 3 MINUTE, "Pubblico", 7, 'U'),<text:line-break/>("Le mie canzoni", CURRENT_DATE - INTERVAL 1 MONTH - INTERVAL 12 DAY - INTERVAL 23 HOUR, "Privato", 9, 'U'),<text:line-break/>("CAPODANNO 2014", "2014-01-01 19:30:50", "Pubblico", 11, 'U'),<text:line-break/>("Le mie foto", CURRENT_DATE - INTERVAL 3 MONTH - INTERVAL 23 DAY - INTERVAL 33 MINUTE, "Pubblico", 19, 'U'),<text:line-break/>("I miei gatti!!", CURRENT_DATE - INTERVAL 2 MONTH - INTERVAL 24 DAY - INTERVAL 43 MINUTE, "Pubblico", 12, 'U'),<text:line-break/>("Ritiro Fiorentina 2014", "2014-08-17 11:33:33", "Pubblico", 14, 'U'),<text:line-break/>("Io che sgamo i miei omonimi", CURRENT_DATE - INTERVAL 3 MONTH - INTERVAL 16 DAY - INTERVAL 34 MINUTE, "Privato", 1, 'U'),<text:line-break/>("Oh la la, la Tour Eiffel!", CURRENT_DATE - INTERVAL 4 MONTH - INTERVAL 2 DAY - INTERVAL 31 MINUTE, "Pubblico", 2, 'U');<text:line-break/><text:line-break/><text:line-break/><text:line-break/><text:line-break/>BEGIN;<text:line-break/>INSERT INTO Occupazione VALUES <text:line-break/>(6, "Impiegato", CURRENT_DATE - INTERVAL 1 YEAR - INTERVAL 1 MONTH - INTERVAL 1 DAY, NULL, "Dipendenti srl"),<text:line-break/>(7, "Facchino", CURRENT_DATE - INTERVAL 3 YEAR - INTERVAL 11 MONTH - INTERVAL 21 DAY, NULL, "Dipendenti srl"),<text:line-break/>(9, "Assistente", CURRENT_DATE - INTERVAL 1 MONTH - INTERVAL 3 DAY, NULL, "Dipendenti srl"),<text:line-break/>(12, "Segretaria", CURRENT_DATE - INTERVAL 2 YEAR - INTERVAL 1 DAY, NULL, "Dipendenti srl"),<text:line-break/>(14, "Postina", CURRENT_DATE - INTERVAL 9 YEAR - INTERVAL 10 MONTH - INTERVAL 30 DAY, NULL, "Poste Italiane"),<text:line-break/>(11, "Lavapiatti", CURRENT_DATE - INTERVAL 6 YEAR, CURRENT_DATE - INTERVAL 5 YEAR - INTERVAL 1 MONTH, "Ristorante Da Piero"),<text:line-break/>(11, "Aiuto cuoco", CURRENT_DATE - INTERVAL 5 YEAR - INTERVAL 1 MONTH, CURRENT_DATE - INTERVAL 1 YEAR - INTERVAL 4 MONTH - INTERVAL 13 DAY, "Ristorante Da Piero"),<text:line-break/>(11, "Cuoco", CURRENT_DATE - INTERVAL 1 YEAR - INTERVAL 4 MONTH - INTERVAL 12 DAY, CURRENT_DATE, "Ristorante Da Piero"),<text:line-break/>(11, "Disoccupato", CURRENT_DATE, NULL, "n.d."),<text:line-break/>(13, "Studente", CURRENT_DATE - INTERVAL 5 YEAR - INTERVAL 3 MONTH, NULL, "Università La Sapienza");<text:line-break/>COMMIT;<text:line-break/><text:line-break/><text:line-break/><text:line-break/><text:line-break/>BEGIN;<text:line-break/>INSERT INTO Interesse VALUES<text:line-break/>(1, "Sport", "Daje Maggicaaa"),<text:line-break/>(2, "Viaggi", "Uh la la, la tour Eiffel!"),<text:line-break/><text:soft-page-break/>(4, "Lavoro", NULL),<text:line-break/>(6, "Sport", "Napoli per sempre."),<text:line-break/>(6, "Informatica", NULL),<text:line-break/>(7, "Sport", NULL),<text:line-break/>(10, "Cinema", NULL),<text:line-break/>(13, "Musica", "Ovviamente, Muse!"),<text:line-break/>(14, "Sport", "Forza viola!"),<text:line-break/>(16, "Scienze", NULL),<text:line-break/>(17, "SqlInjection", NULL),<text:line-break/>(19, "Fotografia", NULL);<text:line-break/>COMMIT;<text:line-break/><text:line-break/><text:line-break/><text:line-break/><text:line-break/>-- CREAZIONE EVENTI --<text:line-break/><text:line-break/><text:line-break/><text:line-break/><text:line-break/>-- Evento che gestisce lo sblocco degli utenti con numero di segnalazioni pari o inferiore 2 --<text:line-break/><text:line-break/>DROP EVENT IF EXISTS SbloccoUtente;<text:line-break/>DELIMITER &amp;&amp;<text:line-break/>CREATE EVENT SbloccoUtente<text:line-break/>ON SCHEDULE EVERY 1 DAY<text:line-break/>STARTS '2014-1-1 00:00:00'<text:line-break/>DO<text:line-break/>BEGIN<text:line-break/><text:line-break/><text:tab/>UPDATE Amicizia<text:line-break/><text:tab/>SET Visibilita = 'Pubblico'<text:line-break/><text:tab/>WHERE <text:tab/>Visibilita = 'Bloccato' AND <text:line-break/><text:tab/><text:tab/><text:tab/>NumSegnalazioni &lt; 3 AND <text:line-break/><text:tab/><text:tab/><text:tab/>CURRENT_DATE &gt;= DataUltimaSegnalazione + INTERVAL 1 MONTH;<text:line-break/><text:line-break/>END &amp;&amp;<text:line-break/>DELIMITER ;<text:line-break/><text:line-break/><text:line-break/><text:line-break/><text:line-break/>-- Evento che si occupa di catalogare gli utenti in base alla loro attività nei gruppi per scopi pubblicitari --<text:line-break/><text:line-break/>DROP EVENT IF EXISTS CategorizzazioneUtenti;<text:line-break/>DELIMITER &amp;&amp;<text:line-break/>CREATE EVENT CategorizzazioneUtenti<text:line-break/>ON SCHEDULE EVERY 1 DAY<text:line-break/>STARTS CURRENT_TIMESTAMP<text:line-break/>DO<text:line-break/>BEGIN<text:line-break/><text:tab/><text:line-break/><text:line-break/><text:tab/>DECLARE C_Post INTEGER DEFAULT 10;<text:line-break/><text:tab/>DECLARE C_Commento INTEGER DEFAULT 2;<text:line-break/><text:tab/>DECLARE C_MiPiace INTEGER DEFAULT 1;<text:line-break/><text:tab/>DECLARE C_Gruppo INTEGER DEFAULT 30;<text:line-break/><text:tab/>DECLARE DataLimite TIMESTAMP DEFAULT (CURRENT_TIMESTAMP - INTERVAL 30 DAY);<text:line-break/><text:line-break/><text:line-break/><text:tab/>DROP TABLE IF EXISTS CatUtenza;<text:line-break/><text:tab/>CREATE TABLE CatUtenza<text:line-break/><text:tab/>(<text:line-break/><text:tab/><text:tab/>Utente INT UNSIGNED NOT NULL,<text:line-break/><text:tab/><text:tab/>Tema VARCHAR(15) NOT NULL,<text:line-break/><text:tab/><text:tab/>IndiceAttivita FLOAT UNSIGNED DEFAULT 0,<text:line-break/><text:tab/><text:tab/>IndiceGradimento FLOAT UNSIGNED DEFAULT 0,<text:line-break/><text:tab/><text:tab/><text:line-break/><text:tab/><text:tab/>PRIMARY KEY (Utente, Tema)<text:line-break/><text:soft-page-break/><text:tab/>) ENGINE=InnoDB DEFAULT CHARSET=latin1;<text:line-break/> <text:s text:c="3"/><text:line-break/> <text:s text:c="3"/><text:line-break/> <text:s text:c="3"/>-- Vista che JOINA i Post ai Gruppi --<text:line-break/><text:line-break/><text:tab/>CREATE OR REPLACE VIEW PostGruppo AS<text:line-break/><text:tab/>SELECT P.Mittente AS Utente, G.Tema, P.DataOra, G.ID AS Gruppo, P.ID AS Post<text:line-break/><text:tab/>FROM Post P INNER JOIN Gruppo G ON (P.Destinatario = G.ID)<text:line-break/><text:tab/>WHERE P.Tipo = 'G';<text:line-break/><text:line-break/><text:line-break/><text:line-break/><text:tab/>-- Calcolo l'indice di attività e lo sovrascrivo ai dati "bianchi" --<text:line-break/><text:tab/>INSERT INTO CatUtenza (Utente, Tema, IndiceAttivita)<text:line-break/><text:tab/>SELECT Utente, Tema, SUM(Parziale) AS IndiceAttivita<text:line-break/><text:tab/>FROM (<text:tab/>(SELECT Utente, Tema, (C_Post * SUM(Punteggio)) AS Parziale<text:line-break/><text:tab/><text:tab/><text:tab/>FROM (<text:tab/>SELECT Utente, Tema, Gruppo, 1/(FLOOR(DATEDIFF(CURRENT_TIMESTAMP, DataOra) * 0.142857) + 1) AS Punteggio<text:line-break/><text:tab/><text:tab/><text:tab/><text:tab/><text:tab/>FROM PostGruppo<text:line-break/><text:tab/><text:tab/><text:tab/><text:tab/><text:tab/>WHERE DataOra &gt; DataLimite) AS PunteggioPost<text:line-break/><text:tab/><text:tab/><text:tab/>GROUP BY Utente, Tema)<text:line-break/><text:tab/><text:tab/><text:tab/>UNION ALL<text:line-break/><text:tab/><text:tab/><text:tab/>(SELECT Utente, Tema, (C_Commento * SUM(Punteggio)) AS Parziale<text:line-break/><text:tab/><text:tab/><text:tab/>FROM (<text:tab/>SELECT Utente, Tema, Gruppo, 1/(FLOOR(DATEDIFF(CURRENT_TIMESTAMP, C.DataOra) * 0.142857) + 1) AS Punteggio<text:line-break/><text:tab/><text:tab/><text:tab/><text:tab/><text:tab/>FROM PostGruppo P INNER JOIN Commento C ON (C.Post = P.Post)<text:line-break/><text:tab/><text:tab/><text:tab/><text:tab/><text:tab/>WHERE C.DataOra &gt; DataLimite) AS PunteggioCommento<text:line-break/><text:tab/><text:tab/><text:tab/>GROUP BY Utente, Tema)<text:line-break/><text:tab/><text:tab/><text:tab/>UNION ALL<text:line-break/><text:tab/><text:tab/><text:tab/>(SELECT Utente, Tema, (C_MiPiace * SUM(Punteggio)) AS Parziale<text:line-break/><text:tab/><text:tab/><text:tab/>FROM (<text:tab/>SELECT Utente, Tema, Gruppo, 1/(FLOOR(DATEDIFF(CURRENT_TIMESTAMP, M.DataOra) * 0.142857) + 1) AS Punteggio<text:line-break/><text:tab/><text:tab/><text:tab/><text:tab/><text:tab/>FROM PostGruppo P INNER JOIN MiPiace M ON (M.Post = P.Post)<text:line-break/><text:tab/><text:tab/><text:tab/><text:tab/><text:tab/>WHERE M.DataOra &gt; DataLimite) AS PunteggioMiPiace<text:line-break/><text:tab/><text:tab/><text:tab/>GROUP</text:p>
      <text:p text:style-name="P107"><text:s/>BY Utente, Tema)) AS AggregazioneAttivita<text:line-break/><text:tab/>GROUP BY Utente, Tema<text:line-break/><text:line-break/><text:tab/>ON DUPLICATE KEY UPDATE IndiceAttivita = VALUES(IndiceAttivita);<text:line-break/><text:line-break/><text:line-break/><text:tab/>-- Calcolo l'indice di gradimento assoluto e lo sovrascrivo ai dati "bianchi" nell'attributo IndiceGradimento --<text:line-break/><text:tab/>INSERT INTO CatUtenza (Utente, Tema, IndiceGradimento)<text:line-break/><text:tab/>SELECT Utente, Tema, SUM(Punteggio) AS Punteggio<text:line-break/><text:tab/>FROM (<text:tab/>(SELECT P.Utente, G.Tema, (C_Gruppo * COUNT(*)) AS Punteggio<text:line-break/><text:tab/><text:tab/><text:tab/>FROM PartecipazioneG P INNER JOIN Gruppo G ON (P.Gruppo = G.ID)<text:line-break/><text:tab/><text:tab/><text:tab/>GROUP BY Utente, Tema)<text:line-break/><text:tab/><text:tab/><text:tab/>UNION ALL<text:line-break/><text:tab/><text:tab/><text:tab/>(SELECT Utente, Tema, IndiceAttivita<text:line-break/><text:tab/><text:tab/><text:tab/>FROM CatUtenza<text:line-break/><text:tab/><text:tab/><text:tab/>WHERE IndiceAttivita != 0)) AS IndiceGradimentoPreIncremento<text:line-break/><text:tab/>GROUP BY Utente, Tema<text:line-break/><text:line-break/><text:tab/>ON DUPLICATE KEY UPDATE IndiceGradimento = VALUES(IndiceGradimento);<text:line-break/><text:line-break/><text:line-break/><text:tab/>-- Aggiorno l'indice di gradimento assoluto incrementandolo di un certo valore per impedire la decadenza totale --<text:line-break/><text:tab/>UPDATE CatUtenza<text:line-break/><text:tab/>SET IndiceGradimento = IndiceGradimento * 1.1 + 1<text:line-break/><text:tab/>WHERE (Utente, Tema) IN (SELECT Utente, Tema FROM Interesse);<text:line-break/> <text:s text:c="3"/><text:line-break/> <text:s text:c="3"/><text:line-break/> <text:s text:c="3"/><text:line-break/> <text:s text:c="3"/>-- A partire dall'indice di gradimento assoluto ricavo il totale per Utente e lo uso come base per calcolare la percentuale per ogni Tema di ciascun Utente --<text:line-break/> <text:s text:c="3"/>INSERT INTO CatUtenza (Utente, Tema, IndiceGradimento)<text:line-break/> <text:s text:c="3"/>SELECT C.Utente, C.Tema, (C.IndiceGradimento * 100 / Tot.Totale) AS IndiceGradimento<text:line-break/> <text:s text:c="3"/>FROM CatUtenza C NATURAL JOIN (<text:tab/>SELECT Utente, SUM(IndiceGradimento) AS Totale<text:line-break/><text:tab/><text:tab/><text:tab/><text:tab/><text:tab/><text:tab/><text:tab/><text:tab/><text:tab/>FROM CatUtenza<text:line-break/><text:soft-page-break/><text:tab/><text:tab/><text:tab/><text:tab/><text:tab/><text:tab/><text:tab/><text:tab/><text:tab/>GROUP BY Utente) AS Tot<text:line-break/> <text:s text:c="3"/>WHERE C.IndiceGradimento != 0 AND Tot.Totale != 09<text:line-break/> <text:s text:c="3"/><text:line-break/> <text:s text:c="3"/>ON DUPLICATE KEY UPDATE IndiceGradimento = VALUES(IndiceGradimento);<text:tab/><text:line-break/><text:line-break/>END &amp;&amp;<text:line-break/>DELIMITER ;<text:line-break/><text:line-break/><text:line-break/><text:line-break/><text:line-break/>-- Evento che si occupa di monitorare l'andamento dei temi nelle ultime due settimane --<text:line-break/><text:line-break/>DROP EVENT IF EXISTS TrendTemi;<text:line-break/>DELIMITER &amp;&amp;<text:line-break/>CREATE EVENT TrendTemi<text:line-break/>ON SCHEDULE EVERY 7 DAY<text:line-break/>STARTS CURRENT_TIMESTAMP + INTERVAL 2 SECOND<text:line-break/>DO<text:line-break/>BEGIN<text:line-break/><text:tab/><text:line-break/> <text:s text:c="3"/>-- Una variabile che mantiene il conteggio totale degli utenti presenti nel Database --<text:line-break/> <text:s text:c="3"/><text:line-break/><text:tab/>DECLARE TotaleUtenti INTEGER DEFAULT 0;<text:line-break/><text:tab/>SET TotaleUtenti = (SELECT COUNT(*)<text:line-break/><text:tab/><text:tab/><text:tab/><text:tab/><text:tab/><text:tab/>FROM Utente);<text:line-break/><text:tab/><text:line-break/> <text:s text:c="3"/><text:line-break/> <text:s text:c="3"/>-- Creazione della tabella Trend durante la prima esecuzione --<text:line-break/> <text:s text:c="3"/><text:line-break/><text:tab/>CREATE TABLE IF NOT EXISTS Trend <text:line-break/><text:tab/>(<text:line-break/><text:tab/><text:tab/>Tema VARCHAR(15) NOT NULL,<text:line-break/><text:tab/><text:tab/>UtentiInteressati INT NOT NULL DEFAULT 0,<text:line-break/><text:tab/><text:tab/>PercentualeUtentiInteressati FLOAT UNSIGNED NOT NULL DEFAULT 0,<text:line-break/><text:tab/><text:tab/>IndiceAttivita FLOAT NOT NULL DEFAULT 0,<text:line-break/><text:tab/><text:tab/>Var1Sett INT NOT NULL DEFAULT 0,<text:line-break/><text:tab/><text:tab/>Var2Sett INT NOT NULL DEFAULT 0,<text:line-break/><text:line-break/><text:tab/><text:tab/>PRIMARY KEY (Tema)<text:line-break/><text:tab/>)ENGINE=InnoDB DEFAULT CHARSET=latin1;<text:line-break/><text:line-break/><text:line-break/><text:tab/>-- Al primo avvio inserisce tutti i temi nella tabella Trend con indici "bianchi", ad ogni altra esecuzione<text:line-break/><text:tab/>-- controlla che non ci siano nuovi temi da inserire nella tabella dei Trend<text:line-break/> <text:s text:c="3"/><text:line-break/><text:tab/>INSERT INTO Trend <text:line-break/><text:tab/>SELECT Nome, 0, 0, 0, 0, 0<text:line-break/><text:tab/>FROM Tema<text:line-break/><text:tab/>WHERE Nome NOT IN (<text:tab/>SELECT Tema<text:line-break/><text:tab/><text:tab/><text:tab/><text:tab/><text:tab/><text:tab/>FROM Trend);<text:line-break/><text:tab/><text:line-break/> <text:s text:c="3"/><text:line-break/><text:tab/>-- Numero di utenti interessati ad un determinato tema che presentano un indice di gradimento superiore a quello indicato --<text:line-break/> <text:s text:c="3"/><text:line-break/><text:tab/>CREATE OR REPLACE VIEW NumeroUtentiInteressati AS<text:line-break/><text:tab/>SELECT Tema, COUNT(*) AS UtentiInteressati<text:line-break/><text:tab/>FROM CatUtenza<text:line-break/><text:tab/>WHERE IndiceGradimento &gt; 20<text:line-break/><text:tab/>GROUP BY Tema;<text:line-break/><text:line-break/><text:line-break/><text:tab/>-- Restituisce per ogni tema l'indice di attività totale (somma di tutti gli indici di attività per quel tema) --<text:line-break/> <text:s text:c="3"/><text:line-break/><text:tab/>CREATE OR REPLACE VIEW Attivita AS<text:line-break/><text:tab/>SELECT Tema, SUM(IndiceAttivita) AS IndiceAttivita<text:line-break/><text:tab/>FROM CatUtenza<text:line-break/><text:soft-page-break/><text:tab/>GROUP BY Tema;<text:line-break/><text:tab/><text:line-break/> <text:s text:c="3"/><text:line-break/> <text:s text:c="3"/>-- Una vista che riassume, per ciascun tema, l'indice di attività totale ed il numero attuale di utenti interessati --<text:line-break/><text:line-break/><text:tab/>CREATE OR REPLACE VIEW IndiciAttuali AS<text:line-break/><text:tab/>SELECT Tema, IndiceAttivita, UtentiInteressati<text:line-break/><text:tab/>FROM NumeroUtentiInteressati NATURAL JOIN Attivita ;<text:line-break/><text:line-break/><text:line-break/><text:line-break/><text:tab/>-- Aggiornamento della tabella trend diviso in due fasi onde evitare divisioni per zero durante il calcolo.<text:line-break/><text:line-break/><text:tab/>-- FASE 1: si aggiornano le variazioni settimanali solo nelle tuple con indice di attivita non nullo,<text:line-break/> <text:s text:c="3"/>-- un altro rischio di divisione per zero è possibile quando T.Var1Sett è uguale a (-100) tuttavia<text:line-break/> <text:s text:c="3"/>-- questo inconveniente si presenta insieme ad un calo a zero dell'indice di attività e per questo<text:line-break/> <text:s text:c="3"/>-- attributo abbiamo già preso precauzioni nella clausola WHERE. Risolviamo due problemi con una sola condizione.<text:line-break/> <text:s text:c="3"/><text:line-break/><text:tab/>UPDATE Trend T INNER JOIN IndiciAttuali I ON (T.Tema = I.Tema)<text:line-break/><text:tab/>SET<text:tab/>T.Var2Sett = ROUND((I.IndiceAttivita / (T.IndiceAttivita * 100 / (T.Var1Sett + 100))) * 100 - 100),<text:line-break/><text:tab/><text:tab/>T.Var1Sett = ROUND((I.IndiceAttivita / T.IndiceAttivita) * 100 - 100)<text:line-break/><text:tab/>WHERE T.IndiceAttivita != 0;<text:line-break/><text:line-break/><text:tab/>-- FASE 2: si aggiornano gli altri 3 indici senza alcun rischio di divisioni per zero<text:line-break/> <text:s text:c="3"/><text:line-break/><text:tab/>UPDATE Trend T INNER JOIN IndiciAttuali I ON (T.Tema = I.Tema)<text:line-break/><text:tab/>SET<text:tab/>T.UtentiInteressati = I.UtentiInteressati,<text:line-break/><text:tab/><text:tab/>T.PercentualeUtentiInteressati = ((I.UtentiInteressati * 100) / TotaleUtenti),<text:line-break/><text:tab/><text:tab/>T.IndiceAttivita = I.IndiceAttivita;<text:line-break/><text:line-break/>END &amp;&amp;<text:line-break/>DELIMI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2" svg:font-family="Arial"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17T12:34:52.449000000</dc:date>
    <meta:generator>LibreOffice/4.2.0.4$Windows_x86 LibreOffice_project/05dceb5d363845f2cf968344d7adab8dcfb2ba71</meta:generator>
    <meta:editing-duration>PT6H47M2S</meta:editing-duration>
    <meta:editing-cycles>40</meta:editing-cycles>
    <meta:document-statistic meta:table-count="16" meta:image-count="0" meta:object-count="0" meta:page-count="44" meta:paragraph-count="744" meta:word-count="13538" meta:character-count="93594" meta:non-whitespace-character-count="77585"/>
  </office:meta>
</office:document-meta>
</file>